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BERMEJALES-CO-AT_IN">
            <text:p>BERMEJALES-CO-AT_IN</text:p>
          </table:table-cell>
          <table:table-cell table:style-name="pd1" office:value-type="string" office:string-value="BERMEJALES-NO2-AT_IN">
            <text:p>BERMEJALES-NO2-AT_IN</text:p>
          </table:table-cell>
          <table:table-cell table:style-name="pd1" office:value-type="string" office:string-value="BERMEJALES-O3-AT_IN">
            <text:p>BERMEJALES-O3-AT_IN</text:p>
          </table:table-cell>
        </table:table-row>
        <table:table-row>
          <table:table-cell table:style-name="pd1" office:value-type="date" office:date-value="2022-02-19T11:00:00">
            <text:p>Sat Feb 19 11:00:00 2022</text:p>
          </table:table-cell>
          <table:table-cell office:value-type="float" office:value="354.5">
            <text:p>354.5</text:p>
          </table:table-cell>
          <table:table-cell office:value-type="float" office:value="14.0">
            <text:p>14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02-19T12:00:00">
            <text:p>Sat Feb 19 12:00:00 2022</text:p>
          </table:table-cell>
          <table:table-cell office:value-type="float" office:value="357.8333">
            <text:p>357.8333</text:p>
          </table:table-cell>
          <table:table-cell office:value-type="float" office:value="10.3333">
            <text:p>10.3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02-19T13:00:00">
            <text:p>Sat Feb 19 13:00:00 2022</text:p>
          </table:table-cell>
          <table:table-cell office:value-type="float" office:value="354.1667">
            <text:p>354.1667</text:p>
          </table:table-cell>
          <table:table-cell office:value-type="float" office:value="10.1667">
            <text:p>10.1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02-20T09:00:00">
            <text:p>Sun Feb 20 09:00:00 2022</text:p>
          </table:table-cell>
          <table:table-cell office:value-type="float" office:value="440.8333">
            <text:p>440.8333</text:p>
          </table:table-cell>
          <table:table-cell office:value-type="float" office:value="24.3333">
            <text:p>24.3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02-20T10:00:00">
            <text:p>Sun Feb 20 10:00:00 2022</text:p>
          </table:table-cell>
          <table:table-cell office:value-type="float" office:value="405.5">
            <text:p>405.5</text:p>
          </table:table-cell>
          <table:table-cell office:value-type="float" office:value="17.5">
            <text:p>17.5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02-20T11:00:00">
            <text:p>Sun Feb 20 11:00:00 2022</text:p>
          </table:table-cell>
          <table:table-cell office:value-type="float" office:value="375.3333">
            <text:p>375.3333</text:p>
          </table:table-cell>
          <table:table-cell office:value-type="float" office:value="14.6667">
            <text:p>14.6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02-20T12:00:00">
            <text:p>Sun Feb 20 12:00:00 2022</text:p>
          </table:table-cell>
          <table:table-cell office:value-type="float" office:value="352.8333">
            <text:p>352.8333</text:p>
          </table:table-cell>
          <table:table-cell office:value-type="float" office:value="6.6667">
            <text:p>6.6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02-20T13:00:00">
            <text:p>Sun Feb 20 13:00:00 2022</text:p>
          </table:table-cell>
          <table:table-cell office:value-type="float" office:value="349.8333">
            <text:p>349.8333</text:p>
          </table:table-cell>
          <table:table-cell office:value-type="float" office:value="6.8333">
            <text:p>6.8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2-21T09:00:00">
            <text:p>Mon Feb 21 09:00:00 2022</text:p>
          </table:table-cell>
          <table:table-cell office:value-type="float" office:value="471.5">
            <text:p>471.5</text:p>
          </table:table-cell>
          <table:table-cell office:value-type="float" office:value="42.3333">
            <text:p>42.3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02-21T10:00:00">
            <text:p>Mon Feb 21 10:00:00 2022</text:p>
          </table:table-cell>
          <table:table-cell office:value-type="float" office:value="510.3333">
            <text:p>510.3333</text:p>
          </table:table-cell>
          <table:table-cell office:value-type="float" office:value="48.8333">
            <text:p>48.8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02-21T11:00:00">
            <text:p>Mon Feb 21 11:00:00 2022</text:p>
          </table:table-cell>
          <table:table-cell office:value-type="float" office:value="457.0">
            <text:p>457.0</text:p>
          </table:table-cell>
          <table:table-cell office:value-type="float" office:value="31.8333">
            <text:p>31.8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02-21T12:00:00">
            <text:p>Mon Feb 21 12:00:00 2022</text:p>
          </table:table-cell>
          <table:table-cell office:value-type="float" office:value="391.5">
            <text:p>391.5</text:p>
          </table:table-cell>
          <table:table-cell office:value-type="float" office:value="20.6667">
            <text:p>20.6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02-22T08:00:00">
            <text:p>Tue Feb 22 08:00:00 2022</text:p>
          </table:table-cell>
          <table:table-cell office:value-type="float" office:value="411.6667">
            <text:p>411.6667</text:p>
          </table:table-cell>
          <table:table-cell office:value-type="float" office:value="30.5">
            <text:p>30.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02-22T11:00:00">
            <text:p>Tue Feb 22 11:00:00 2022</text:p>
          </table:table-cell>
          <table:table-cell office:value-type="float" office:value="444.6">
            <text:p>444.6</text:p>
          </table:table-cell>
          <table:table-cell office:value-type="float" office:value="25.2">
            <text:p>25.2</text:p>
          </table:table-cell>
          <table:table-cell office:value-type="float" office:value="42.2">
            <text:p>42.2</text:p>
          </table:table-cell>
        </table:table-row>
        <table:table-row>
          <table:table-cell table:style-name="pd1" office:value-type="date" office:date-value="2022-02-22T12:00:00">
            <text:p>Tue Feb 22 12:00:00 2022</text:p>
          </table:table-cell>
          <table:table-cell office:value-type="float" office:value="376.8333">
            <text:p>376.8333</text:p>
          </table:table-cell>
          <table:table-cell office:value-type="float" office:value="21.3333">
            <text:p>21.3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2-23T08:00:00">
            <text:p>Wed Feb 23 08:00:00 2022</text:p>
          </table:table-cell>
          <table:table-cell office:value-type="float" office:value="421.0">
            <text:p>421.0</text:p>
          </table:table-cell>
          <table:table-cell office:value-type="float" office:value="35.8333">
            <text:p>35.8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2-02-23T09:00:00">
            <text:p>Wed Feb 23 09:00:00 2022</text:p>
          </table:table-cell>
          <table:table-cell office:value-type="float" office:value="511.6667">
            <text:p>511.6667</text:p>
          </table:table-cell>
          <table:table-cell office:value-type="float" office:value="61.1667">
            <text:p>61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02-23T10:00:00">
            <text:p>Wed Feb 23 10:00:00 2022</text:p>
          </table:table-cell>
          <table:table-cell office:value-type="float" office:value="635.0">
            <text:p>635.0</text:p>
          </table:table-cell>
          <table:table-cell office:value-type="float" office:value="50.0">
            <text:p>50.0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02-23T11:00:00">
            <text:p>Wed Feb 23 11:00:00 2022</text:p>
          </table:table-cell>
          <table:table-cell office:value-type="float" office:value="704.1667">
            <text:p>704.1667</text:p>
          </table:table-cell>
          <table:table-cell office:value-type="float" office:value="36.3333">
            <text:p>36.3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02-23T12:00:00">
            <text:p>Wed Feb 23 12:00:00 2022</text:p>
          </table:table-cell>
          <table:table-cell office:value-type="float" office:value="476.6667">
            <text:p>476.6667</text:p>
          </table:table-cell>
          <table:table-cell office:value-type="float" office:value="30.6667">
            <text:p>30.6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02-23T13:00:00">
            <text:p>Wed Feb 23 13:00:00 2022</text:p>
          </table:table-cell>
          <table:table-cell office:value-type="float" office:value="469.8333">
            <text:p>469.8333</text:p>
          </table:table-cell>
          <table:table-cell office:value-type="float" office:value="23.3333">
            <text:p>23.3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2-23T14:00:00">
            <text:p>Wed Feb 23 14:00:00 2022</text:p>
          </table:table-cell>
          <table:table-cell office:value-type="float" office:value="382.1667">
            <text:p>382.1667</text:p>
          </table:table-cell>
          <table:table-cell office:value-type="float" office:value="22.8333">
            <text:p>22.8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02-24T08:00:00">
            <text:p>Thu Feb 24 08:00:00 2022</text:p>
          </table:table-cell>
          <table:table-cell office:value-type="float" office:value="511.5">
            <text:p>511.5</text:p>
          </table:table-cell>
          <table:table-cell office:value-type="float" office:value="50.0">
            <text:p>50.0</text:p>
          </table:table-cell>
          <table:table-cell office:value-type="float" office:value="0.6667">
            <text:p>0.6667</text:p>
          </table:table-cell>
        </table:table-row>
        <table:table-row>
          <table:table-cell table:style-name="pd1" office:value-type="date" office:date-value="2022-02-24T09:00:00">
            <text:p>Thu Feb 24 09:00:00 2022</text:p>
          </table:table-cell>
          <table:table-cell office:value-type="float" office:value="468.3333">
            <text:p>468.3333</text:p>
          </table:table-cell>
          <table:table-cell office:value-type="float" office:value="49.0">
            <text:p>49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02-24T10:00:00">
            <text:p>Thu Feb 24 10:00:00 2022</text:p>
          </table:table-cell>
          <table:table-cell office:value-type="float" office:value="502.5">
            <text:p>502.5</text:p>
          </table:table-cell>
          <table:table-cell office:value-type="float" office:value="47.5">
            <text:p>47.5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02-24T11:00:00">
            <text:p>Thu Feb 24 11:00:00 2022</text:p>
          </table:table-cell>
          <table:table-cell office:value-type="float" office:value="464.3333">
            <text:p>464.3333</text:p>
          </table:table-cell>
          <table:table-cell office:value-type="float" office:value="43.3333">
            <text:p>43.3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02-24T12:00:00">
            <text:p>Thu Feb 24 12:00:00 2022</text:p>
          </table:table-cell>
          <table:table-cell office:value-type="float" office:value="473.1667">
            <text:p>473.1667</text:p>
          </table:table-cell>
          <table:table-cell office:value-type="float" office:value="24.5">
            <text:p>24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02-24T13:00:00">
            <text:p>Thu Feb 24 13:00:00 2022</text:p>
          </table:table-cell>
          <table:table-cell office:value-type="float" office:value="459.5">
            <text:p>459.5</text:p>
          </table:table-cell>
          <table:table-cell office:value-type="float" office:value="22.1667">
            <text:p>22.1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02-24T14:00:00">
            <text:p>Thu Feb 24 14:00:00 2022</text:p>
          </table:table-cell>
          <table:table-cell office:value-type="float" office:value="462.5">
            <text:p>462.5</text:p>
          </table:table-cell>
          <table:table-cell office:value-type="float" office:value="31.8333">
            <text:p>31.8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2-24T15:00:00">
            <text:p>Thu Feb 24 15:00:00 2022</text:p>
          </table:table-cell>
          <table:table-cell office:value-type="float" office:value="435.8333">
            <text:p>435.8333</text:p>
          </table:table-cell>
          <table:table-cell office:value-type="float" office:value="28.6667">
            <text:p>28.6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02-25T08:00:00">
            <text:p>Fri Feb 25 08:00:00 2022</text:p>
          </table:table-cell>
          <table:table-cell office:value-type="float" office:value="493.3333">
            <text:p>493.3333</text:p>
          </table:table-cell>
          <table:table-cell office:value-type="float" office:value="42.0">
            <text:p>42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02-25T09:00:00">
            <text:p>Fri Feb 25 09:00:00 2022</text:p>
          </table:table-cell>
          <table:table-cell office:value-type="float" office:value="519.8333">
            <text:p>519.8333</text:p>
          </table:table-cell>
          <table:table-cell office:value-type="float" office:value="40.0">
            <text:p>40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02-25T10:00:00">
            <text:p>Fri Feb 25 10:00:00 2022</text:p>
          </table:table-cell>
          <table:table-cell office:value-type="float" office:value="521.3333">
            <text:p>521.3333</text:p>
          </table:table-cell>
          <table:table-cell office:value-type="float" office:value="38.0">
            <text:p>38.0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2-25T11:00:00">
            <text:p>Fri Feb 25 11:00:00 2022</text:p>
          </table:table-cell>
          <table:table-cell office:value-type="float" office:value="467.0">
            <text:p>467.0</text:p>
          </table:table-cell>
          <table:table-cell office:value-type="float" office:value="26.0">
            <text:p>26.0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02-25T12:00:00">
            <text:p>Fri Feb 25 12:00:00 2022</text:p>
          </table:table-cell>
          <table:table-cell office:value-type="float" office:value="482.6667">
            <text:p>482.6667</text:p>
          </table:table-cell>
          <table:table-cell office:value-type="float" office:value="28.3333">
            <text:p>28.3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2-25T13:00:00">
            <text:p>Fri Feb 25 13:00:00 2022</text:p>
          </table:table-cell>
          <table:table-cell office:value-type="float" office:value="479.8333">
            <text:p>479.8333</text:p>
          </table:table-cell>
          <table:table-cell office:value-type="float" office:value="25.5">
            <text:p>25.5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02-25T14:00:00">
            <text:p>Fri Feb 25 14:00:00 2022</text:p>
          </table:table-cell>
          <table:table-cell office:value-type="float" office:value="490.8333">
            <text:p>490.8333</text:p>
          </table:table-cell>
          <table:table-cell office:value-type="float" office:value="24.5">
            <text:p>24.5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2-25T15:00:00">
            <text:p>Fri Feb 25 15:00:00 2022</text:p>
          </table:table-cell>
          <table:table-cell office:value-type="float" office:value="467.0">
            <text:p>467.0</text:p>
          </table:table-cell>
          <table:table-cell office:value-type="float" office:value="13.8333">
            <text:p>13.8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2-25T16:00:00">
            <text:p>Fri Feb 25 16:00:00 2022</text:p>
          </table:table-cell>
          <table:table-cell office:value-type="float" office:value="464.8333">
            <text:p>464.8333</text:p>
          </table:table-cell>
          <table:table-cell office:value-type="float" office:value="13.0">
            <text:p>13.0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2-02-25T17:00:00">
            <text:p>Fri Feb 25 17:00:00 2022</text:p>
          </table:table-cell>
          <table:table-cell office:value-type="float" office:value="467.0">
            <text:p>467.0</text:p>
          </table:table-cell>
          <table:table-cell office:value-type="float" office:value="11.3333">
            <text:p>11.3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2-27T12:00:00">
            <text:p>Sun Feb 27 12:00:00 2022</text:p>
          </table:table-cell>
          <table:table-cell office:value-type="float" office:value="441.6667">
            <text:p>441.6667</text:p>
          </table:table-cell>
          <table:table-cell office:value-type="float" office:value="6.3333">
            <text:p>6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02-27T13:00:00">
            <text:p>Sun Feb 27 13:00:00 2022</text:p>
          </table:table-cell>
          <table:table-cell office:value-type="float" office:value="457.5">
            <text:p>457.5</text:p>
          </table:table-cell>
          <table:table-cell office:value-type="float" office:value="6.5">
            <text:p>6.5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2-27T15:00:00">
            <text:p>Sun Feb 27 15:00:00 2022</text:p>
          </table:table-cell>
          <table:table-cell office:value-type="float" office:value="457.8333">
            <text:p>457.8333</text:p>
          </table:table-cell>
          <table:table-cell office:value-type="float" office:value="7.5">
            <text:p>7.5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2-27T16:00:00">
            <text:p>Sun Feb 27 16:00:00 2022</text:p>
          </table:table-cell>
          <table:table-cell office:value-type="float" office:value="454.3333">
            <text:p>454.3333</text:p>
          </table:table-cell>
          <table:table-cell office:value-type="float" office:value="6.3333">
            <text:p>6.3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02-28T11:00:00">
            <text:p>Mon Feb 28 11:00:00 2022</text:p>
          </table:table-cell>
          <table:table-cell office:value-type="float" office:value="427.6667">
            <text:p>427.6667</text:p>
          </table:table-cell>
          <table:table-cell office:value-type="float" office:value="17.0">
            <text:p>17.0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02-28T12:00:00">
            <text:p>Mon Feb 28 12:00:00 2022</text:p>
          </table:table-cell>
          <table:table-cell office:value-type="float" office:value="376.6667">
            <text:p>376.6667</text:p>
          </table:table-cell>
          <table:table-cell office:value-type="float" office:value="14.0">
            <text:p>14.0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02-28T13:00:00">
            <text:p>Mon Feb 28 13:00:00 2022</text:p>
          </table:table-cell>
          <table:table-cell office:value-type="float" office:value="369.3333">
            <text:p>369.3333</text:p>
          </table:table-cell>
          <table:table-cell office:value-type="float" office:value="13.0">
            <text:p>13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2-28T14:00:00">
            <text:p>Mon Feb 28 14:00:00 2022</text:p>
          </table:table-cell>
          <table:table-cell office:value-type="float" office:value="386.1667">
            <text:p>386.1667</text:p>
          </table:table-cell>
          <table:table-cell office:value-type="float" office:value="9.5">
            <text:p>9.5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3-02T08:00:00">
            <text:p>Wed Mar  2 08:00:00 2022</text:p>
          </table:table-cell>
          <table:table-cell office:value-type="float" office:value="608.0">
            <text:p>608.0</text:p>
          </table:table-cell>
          <table:table-cell office:value-type="float" office:value="37.1667">
            <text:p>37.16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02T09:00:00">
            <text:p>Wed Mar  2 09:00:00 2022</text:p>
          </table:table-cell>
          <table:table-cell office:value-type="float" office:value="657.6667">
            <text:p>657.6667</text:p>
          </table:table-cell>
          <table:table-cell office:value-type="float" office:value="41.6667">
            <text:p>41.6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22-03-02T10:00:00">
            <text:p>Wed Mar  2 10:00:00 2022</text:p>
          </table:table-cell>
          <table:table-cell office:value-type="float" office:value="536.5">
            <text:p>536.5</text:p>
          </table:table-cell>
          <table:table-cell office:value-type="float" office:value="45.6667">
            <text:p>45.6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2-03-02T11:00:00">
            <text:p>Wed Mar  2 11:00:00 2022</text:p>
          </table:table-cell>
          <table:table-cell office:value-type="float" office:value="394.6667">
            <text:p>394.6667</text:p>
          </table:table-cell>
          <table:table-cell office:value-type="float" office:value="28.0">
            <text:p>28.0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03-02T12:00:00">
            <text:p>Wed Mar  2 12:00:00 2022</text:p>
          </table:table-cell>
          <table:table-cell office:value-type="float" office:value="351.3333">
            <text:p>351.3333</text:p>
          </table:table-cell>
          <table:table-cell office:value-type="float" office:value="17.0">
            <text:p>17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3-03T10:00:00">
            <text:p>Thu Mar  3 10:00:00 2022</text:p>
          </table:table-cell>
          <table:table-cell office:value-type="float" office:value="489.6667">
            <text:p>489.6667</text:p>
          </table:table-cell>
          <table:table-cell office:value-type="float" office:value="37.3333">
            <text:p>37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03-03T11:00:00">
            <text:p>Thu Mar  3 11:00:00 2022</text:p>
          </table:table-cell>
          <table:table-cell office:value-type="float" office:value="374.3333">
            <text:p>374.3333</text:p>
          </table:table-cell>
          <table:table-cell office:value-type="float" office:value="31.8333">
            <text:p>31.8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2-03-03T12:00:00">
            <text:p>Thu Mar  3 12:00:00 2022</text:p>
          </table:table-cell>
          <table:table-cell office:value-type="float" office:value="350.8333">
            <text:p>350.8333</text:p>
          </table:table-cell>
          <table:table-cell office:value-type="float" office:value="15.6667">
            <text:p>15.6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03-03T14:00:00">
            <text:p>Thu Mar  3 14:00:00 2022</text:p>
          </table:table-cell>
          <table:table-cell office:value-type="float" office:value="426.3333">
            <text:p>426.3333</text:p>
          </table:table-cell>
          <table:table-cell office:value-type="float" office:value="9.6667">
            <text:p>9.6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3-08T13:00:00">
            <text:p>Tue Mar  8 13:00:00 2022</text:p>
          </table:table-cell>
          <table:table-cell office:value-type="float" office:value="454.3333">
            <text:p>454.3333</text:p>
          </table:table-cell>
          <table:table-cell office:value-type="float" office:value="38.8333">
            <text:p>38.8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03-08T14:00:00">
            <text:p>Tue Mar  8 14:00:00 2022</text:p>
          </table:table-cell>
          <table:table-cell office:value-type="float" office:value="458.0">
            <text:p>458.0</text:p>
          </table:table-cell>
          <table:table-cell office:value-type="float" office:value="31.5">
            <text:p>31.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03-08T15:00:00">
            <text:p>Tue Mar  8 15:00:00 2022</text:p>
          </table:table-cell>
          <table:table-cell office:value-type="float" office:value="461.6667">
            <text:p>461.6667</text:p>
          </table:table-cell>
          <table:table-cell office:value-type="float" office:value="24.8333">
            <text:p>24.8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3-08T16:00:00">
            <text:p>Tue Mar  8 16:00:00 2022</text:p>
          </table:table-cell>
          <table:table-cell office:value-type="float" office:value="417.0">
            <text:p>417.0</text:p>
          </table:table-cell>
          <table:table-cell office:value-type="float" office:value="21.1667">
            <text:p>21.1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3-09T09:00:00">
            <text:p>Wed Mar  9 09:00:00 2022</text:p>
          </table:table-cell>
          <table:table-cell office:value-type="float" office:value="472.3333">
            <text:p>472.3333</text:p>
          </table:table-cell>
          <table:table-cell office:value-type="float" office:value="45.3333">
            <text:p>45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03-09T10:00:00">
            <text:p>Wed Mar  9 10:00:00 2022</text:p>
          </table:table-cell>
          <table:table-cell office:value-type="float" office:value="422.0">
            <text:p>422.0</text:p>
          </table:table-cell>
          <table:table-cell office:value-type="float" office:value="32.3333">
            <text:p>32.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03-09T11:00:00">
            <text:p>Wed Mar  9 11:00:00 2022</text:p>
          </table:table-cell>
          <table:table-cell office:value-type="float" office:value="387.5">
            <text:p>387.5</text:p>
          </table:table-cell>
          <table:table-cell office:value-type="float" office:value="20.0">
            <text:p>20.0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03-09T12:00:00">
            <text:p>Wed Mar  9 12:00:00 2022</text:p>
          </table:table-cell>
          <table:table-cell office:value-type="float" office:value="414.8333">
            <text:p>414.8333</text:p>
          </table:table-cell>
          <table:table-cell office:value-type="float" office:value="16.1667">
            <text:p>16.1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03-09T13:00:00">
            <text:p>Wed Mar  9 13:00:00 2022</text:p>
          </table:table-cell>
          <table:table-cell office:value-type="float" office:value="446.5">
            <text:p>446.5</text:p>
          </table:table-cell>
          <table:table-cell office:value-type="float" office:value="17.0">
            <text:p>17.0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03-09T14:00:00">
            <text:p>Wed Mar  9 14:00:00 2022</text:p>
          </table:table-cell>
          <table:table-cell office:value-type="float" office:value="438.6667">
            <text:p>438.6667</text:p>
          </table:table-cell>
          <table:table-cell office:value-type="float" office:value="16.6667">
            <text:p>16.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3-10T13:00:00">
            <text:p>Thu Mar 10 13:00:00 2022</text:p>
          </table:table-cell>
          <table:table-cell office:value-type="float" office:value="445.1667">
            <text:p>445.1667</text:p>
          </table:table-cell>
          <table:table-cell office:value-type="float" office:value="27.8333">
            <text:p>27.8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3-10T14:00:00">
            <text:p>Thu Mar 10 14:00:00 2022</text:p>
          </table:table-cell>
          <table:table-cell office:value-type="float" office:value="407.1667">
            <text:p>407.1667</text:p>
          </table:table-cell>
          <table:table-cell office:value-type="float" office:value="14.1667">
            <text:p>14.1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3-12T08:00:00">
            <text:p>Sat Mar 12 08:00:00 2022</text:p>
          </table:table-cell>
          <table:table-cell office:value-type="float" office:value="400.3333">
            <text:p>400.3333</text:p>
          </table:table-cell>
          <table:table-cell office:value-type="float" office:value="17.3333">
            <text:p>17.3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03-12T09:00:00">
            <text:p>Sat Mar 12 09:00:00 2022</text:p>
          </table:table-cell>
          <table:table-cell office:value-type="float" office:value="412.1667">
            <text:p>412.1667</text:p>
          </table:table-cell>
          <table:table-cell office:value-type="float" office:value="17.5">
            <text:p>17.5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03-12T10:00:00">
            <text:p>Sat Mar 12 10:00:00 2022</text:p>
          </table:table-cell>
          <table:table-cell office:value-type="float" office:value="447.5">
            <text:p>447.5</text:p>
          </table:table-cell>
          <table:table-cell office:value-type="float" office:value="26.0">
            <text:p>26.0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2-03-12T11:00:00">
            <text:p>Sat Mar 12 11:00:00 2022</text:p>
          </table:table-cell>
          <table:table-cell office:value-type="float" office:value="442.8333">
            <text:p>442.8333</text:p>
          </table:table-cell>
          <table:table-cell office:value-type="float" office:value="23.6667">
            <text:p>23.6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03-12T12:00:00">
            <text:p>Sat Mar 12 12:00:00 2022</text:p>
          </table:table-cell>
          <table:table-cell office:value-type="float" office:value="439.0">
            <text:p>439.0</text:p>
          </table:table-cell>
          <table:table-cell office:value-type="float" office:value="21.0">
            <text:p>21.0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03-12T13:00:00">
            <text:p>Sat Mar 12 13:00:00 2022</text:p>
          </table:table-cell>
          <table:table-cell office:value-type="float" office:value="435.0">
            <text:p>435.0</text:p>
          </table:table-cell>
          <table:table-cell office:value-type="float" office:value="15.1667">
            <text:p>15.1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03-12T14:00:00">
            <text:p>Sat Mar 12 14:00:00 2022</text:p>
          </table:table-cell>
          <table:table-cell office:value-type="float" office:value="413.3333">
            <text:p>413.3333</text:p>
          </table:table-cell>
          <table:table-cell office:value-type="float" office:value="9.3333">
            <text:p>9.3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3-12T15:00:00">
            <text:p>Sat Mar 12 15:00:00 2022</text:p>
          </table:table-cell>
          <table:table-cell office:value-type="float" office:value="389.3333">
            <text:p>389.3333</text:p>
          </table:table-cell>
          <table:table-cell office:value-type="float" office:value="7.3333">
            <text:p>7.3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2-03-12T16:00:00">
            <text:p>Sat Mar 12 16:00:00 2022</text:p>
          </table:table-cell>
          <table:table-cell office:value-type="float" office:value="408.3333">
            <text:p>408.3333</text:p>
          </table:table-cell>
          <table:table-cell office:value-type="float" office:value="6.0">
            <text:p>6.0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3-15T11:00:00">
            <text:p>Tue Mar 15 11:00:00 2022</text:p>
          </table:table-cell>
          <table:table-cell office:value-type="float" office:value="479.1667">
            <text:p>479.1667</text:p>
          </table:table-cell>
          <table:table-cell office:value-type="float" office:value="43.3333">
            <text:p>43.3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03-15T12:00:00">
            <text:p>Tue Mar 15 12:00:00 2022</text:p>
          </table:table-cell>
          <table:table-cell office:value-type="float" office:value="556.3333">
            <text:p>556.3333</text:p>
          </table:table-cell>
          <table:table-cell office:value-type="float" office:value="46.0">
            <text:p>46.0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03-15T13:00:00">
            <text:p>Tue Mar 15 13:00:00 2022</text:p>
          </table:table-cell>
          <table:table-cell office:value-type="float" office:value="483.6667">
            <text:p>483.6667</text:p>
          </table:table-cell>
          <table:table-cell office:value-type="float" office:value="28.5">
            <text:p>28.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03-15T14:00:00">
            <text:p>Tue Mar 15 14:00:00 2022</text:p>
          </table:table-cell>
          <table:table-cell office:value-type="float" office:value="467.0">
            <text:p>467.0</text:p>
          </table:table-cell>
          <table:table-cell office:value-type="float" office:value="13.3333">
            <text:p>13.3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3-15T15:00:00">
            <text:p>Tue Mar 15 15:00:00 2022</text:p>
          </table:table-cell>
          <table:table-cell office:value-type="float" office:value="477.0">
            <text:p>477.0</text:p>
          </table:table-cell>
          <table:table-cell office:value-type="float" office:value="19.8333">
            <text:p>19.8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3-15T16:00:00">
            <text:p>Tue Mar 15 16:00:00 2022</text:p>
          </table:table-cell>
          <table:table-cell office:value-type="float" office:value="479.8333">
            <text:p>479.8333</text:p>
          </table:table-cell>
          <table:table-cell office:value-type="float" office:value="19.8333">
            <text:p>19.8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3-15T17:00:00">
            <text:p>Tue Mar 15 17:00:00 2022</text:p>
          </table:table-cell>
          <table:table-cell office:value-type="float" office:value="467.0">
            <text:p>467.0</text:p>
          </table:table-cell>
          <table:table-cell office:value-type="float" office:value="12.3333">
            <text:p>12.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3-15T18:00:00">
            <text:p>Tue Mar 15 18:00:00 2022</text:p>
          </table:table-cell>
          <table:table-cell office:value-type="float" office:value="467.0">
            <text:p>467.0</text:p>
          </table:table-cell>
          <table:table-cell office:value-type="float" office:value="19.5">
            <text:p>19.5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3-15T19:00:00">
            <text:p>Tue Mar 15 19:00:00 2022</text:p>
          </table:table-cell>
          <table:table-cell office:value-type="float" office:value="467.0">
            <text:p>467.0</text:p>
          </table:table-cell>
          <table:table-cell office:value-type="float" office:value="18.0">
            <text:p>18.0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3-15T20:00:00">
            <text:p>Tue Mar 15 20:00:00 2022</text:p>
          </table:table-cell>
          <table:table-cell office:value-type="float" office:value="495.5">
            <text:p>495.5</text:p>
          </table:table-cell>
          <table:table-cell office:value-type="float" office:value="28.1667">
            <text:p>28.1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03-15T21:00:00">
            <text:p>Tue Mar 15 21:00:00 2022</text:p>
          </table:table-cell>
          <table:table-cell office:value-type="float" office:value="488.5">
            <text:p>488.5</text:p>
          </table:table-cell>
          <table:table-cell office:value-type="float" office:value="21.6667">
            <text:p>21.6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03-15T22:00:00">
            <text:p>Tue Mar 15 22:00:00 2022</text:p>
          </table:table-cell>
          <table:table-cell office:value-type="float" office:value="467.0">
            <text:p>467.0</text:p>
          </table:table-cell>
          <table:table-cell office:value-type="float" office:value="12.3333">
            <text:p>12.3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3-15T23:00:00">
            <text:p>Tue Mar 15 23:00:00 2022</text:p>
          </table:table-cell>
          <table:table-cell office:value-type="float" office:value="467.0">
            <text:p>467.0</text:p>
          </table:table-cell>
          <table:table-cell office:value-type="float" office:value="9.8333">
            <text:p>9.8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2-03-16T00:00:00">
            <text:p>Wed Mar 16 00:00:00 2022</text:p>
          </table:table-cell>
          <table:table-cell office:value-type="float" office:value="463.0">
            <text:p>463.0</text:p>
          </table:table-cell>
          <table:table-cell office:value-type="float" office:value="7.1667">
            <text:p>7.1667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3-16T18:00:00">
            <text:p>Wed Mar 16 18:00:00 2022</text:p>
          </table:table-cell>
          <table:table-cell office:value-type="float" office:value="469.6667">
            <text:p>469.6667</text:p>
          </table:table-cell>
          <table:table-cell office:value-type="float" office:value="20.1667">
            <text:p>20.1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03-16T19:00:00">
            <text:p>Wed Mar 16 19:00:00 2022</text:p>
          </table:table-cell>
          <table:table-cell office:value-type="float" office:value="501.1667">
            <text:p>501.1667</text:p>
          </table:table-cell>
          <table:table-cell office:value-type="float" office:value="31.0">
            <text:p>31.0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03-16T20:00:00">
            <text:p>Wed Mar 16 20:00:00 2022</text:p>
          </table:table-cell>
          <table:table-cell office:value-type="float" office:value="577.8333">
            <text:p>577.8333</text:p>
          </table:table-cell>
          <table:table-cell office:value-type="float" office:value="39.5">
            <text:p>39.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3-16T21:00:00">
            <text:p>Wed Mar 16 21:00:00 2022</text:p>
          </table:table-cell>
          <table:table-cell office:value-type="float" office:value="554.8333">
            <text:p>554.8333</text:p>
          </table:table-cell>
          <table:table-cell office:value-type="float" office:value="41.0">
            <text:p>41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03-16T22:00:00">
            <text:p>Wed Mar 16 22:00:00 2022</text:p>
          </table:table-cell>
          <table:table-cell office:value-type="float" office:value="520.1667">
            <text:p>520.1667</text:p>
          </table:table-cell>
          <table:table-cell office:value-type="float" office:value="39.3333">
            <text:p>39.3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03-16T23:00:00">
            <text:p>Wed Mar 16 23:00:00 2022</text:p>
          </table:table-cell>
          <table:table-cell office:value-type="float" office:value="492.0">
            <text:p>492.0</text:p>
          </table:table-cell>
          <table:table-cell office:value-type="float" office:value="41.3333">
            <text:p>41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03-17T00:00:00">
            <text:p>Thu Mar 17 00:00:00 2022</text:p>
          </table:table-cell>
          <table:table-cell office:value-type="float" office:value="466.3333">
            <text:p>466.3333</text:p>
          </table:table-cell>
          <table:table-cell office:value-type="float" office:value="30.0">
            <text:p>30.0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03-17T01:00:00">
            <text:p>Thu Mar 17 01:00:00 2022</text:p>
          </table:table-cell>
          <table:table-cell office:value-type="float" office:value="475.8333">
            <text:p>475.8333</text:p>
          </table:table-cell>
          <table:table-cell office:value-type="float" office:value="24.5">
            <text:p>24.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03-17T02:00:00">
            <text:p>Thu Mar 17 02:00:00 2022</text:p>
          </table:table-cell>
          <table:table-cell office:value-type="float" office:value="467.0">
            <text:p>467.0</text:p>
          </table:table-cell>
          <table:table-cell office:value-type="float" office:value="24.6667">
            <text:p>24.6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03-17T03:00:00">
            <text:p>Thu Mar 17 03:00:00 2022</text:p>
          </table:table-cell>
          <table:table-cell office:value-type="float" office:value="467.0">
            <text:p>467.0</text:p>
          </table:table-cell>
          <table:table-cell office:value-type="float" office:value="23.6667">
            <text:p>23.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03-17T04:00:00">
            <text:p>Thu Mar 17 04:00:00 2022</text:p>
          </table:table-cell>
          <table:table-cell office:value-type="float" office:value="467.0">
            <text:p>467.0</text:p>
          </table:table-cell>
          <table:table-cell office:value-type="float" office:value="22.6667">
            <text:p>22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03-17T05:00:00">
            <text:p>Thu Mar 17 05:00:00 2022</text:p>
          </table:table-cell>
          <table:table-cell office:value-type="float" office:value="467.0">
            <text:p>467.0</text:p>
          </table:table-cell>
          <table:table-cell office:value-type="float" office:value="24.3333">
            <text:p>24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03-17T06:00:00">
            <text:p>Thu Mar 17 06:00:00 2022</text:p>
          </table:table-cell>
          <table:table-cell office:value-type="float" office:value="467.0">
            <text:p>467.0</text:p>
          </table:table-cell>
          <table:table-cell office:value-type="float" office:value="21.0">
            <text:p>21.0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2-03-17T07:00:00">
            <text:p>Thu Mar 17 07:00:00 2022</text:p>
          </table:table-cell>
          <table:table-cell office:value-type="float" office:value="479.8333">
            <text:p>479.8333</text:p>
          </table:table-cell>
          <table:table-cell office:value-type="float" office:value="27.5">
            <text:p>27.5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2-03-17T08:00:00">
            <text:p>Thu Mar 17 08:00:00 2022</text:p>
          </table:table-cell>
          <table:table-cell office:value-type="float" office:value="645.5">
            <text:p>645.5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17T09:00:00">
            <text:p>Thu Mar 17 09:00:00 2022</text:p>
          </table:table-cell>
          <table:table-cell office:value-type="float" office:value="713.8333">
            <text:p>713.8333</text:p>
          </table:table-cell>
          <table:table-cell office:value-type="float" office:value="36.6667">
            <text:p>36.66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17T10:00:00">
            <text:p>Thu Mar 17 10:00:00 2022</text:p>
          </table:table-cell>
          <table:table-cell office:value-type="float" office:value="767.0">
            <text:p>767.0</text:p>
          </table:table-cell>
          <table:table-cell office:value-type="float" office:value="34.6667">
            <text:p>34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03-17T11:00:00">
            <text:p>Thu Mar 17 11:00:00 2022</text:p>
          </table:table-cell>
          <table:table-cell office:value-type="float" office:value="793.8333">
            <text:p>793.8333</text:p>
          </table:table-cell>
          <table:table-cell office:value-type="float" office:value="36.0">
            <text:p>36.0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03-17T12:00:00">
            <text:p>Thu Mar 17 12:00:00 2022</text:p>
          </table:table-cell>
          <table:table-cell office:value-type="float" office:value="568.6667">
            <text:p>568.6667</text:p>
          </table:table-cell>
          <table:table-cell office:value-type="float" office:value="24.8333">
            <text:p>24.8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03-17T13:00:00">
            <text:p>Thu Mar 17 13:00:00 2022</text:p>
          </table:table-cell>
          <table:table-cell office:value-type="float" office:value="482.5">
            <text:p>482.5</text:p>
          </table:table-cell>
          <table:table-cell office:value-type="float" office:value="18.3333">
            <text:p>18.3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3-17T14:00:00">
            <text:p>Thu Mar 17 14:00:00 2022</text:p>
          </table:table-cell>
          <table:table-cell office:value-type="float" office:value="476.6667">
            <text:p>476.6667</text:p>
          </table:table-cell>
          <table:table-cell office:value-type="float" office:value="11.6667">
            <text:p>11.6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3-17T15:00:00">
            <text:p>Thu Mar 17 15:00:00 2022</text:p>
          </table:table-cell>
          <table:table-cell office:value-type="float" office:value="467.0">
            <text:p>467.0</text:p>
          </table:table-cell>
          <table:table-cell office:value-type="float" office:value="13.5">
            <text:p>13.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03-17T16:00:00">
            <text:p>Thu Mar 17 16:00:00 2022</text:p>
          </table:table-cell>
          <table:table-cell office:value-type="float" office:value="464.5">
            <text:p>464.5</text:p>
          </table:table-cell>
          <table:table-cell office:value-type="float" office:value="10.8333">
            <text:p>10.8333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2-03-17T17:00:00">
            <text:p>Thu Mar 17 17:00:00 2022</text:p>
          </table:table-cell>
          <table:table-cell office:value-type="float" office:value="467.0">
            <text:p>467.0</text:p>
          </table:table-cell>
          <table:table-cell office:value-type="float" office:value="12.0">
            <text:p>12.0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03-18T12:00:00">
            <text:p>Fri Mar 18 12:00:00 2022</text:p>
          </table:table-cell>
          <table:table-cell office:value-type="float" office:value="467.0">
            <text:p>467.0</text:p>
          </table:table-cell>
          <table:table-cell office:value-type="float" office:value="8.5">
            <text:p>8.5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3-18T13:00:00">
            <text:p>Fri Mar 18 13:00:00 2022</text:p>
          </table:table-cell>
          <table:table-cell office:value-type="float" office:value="489.8333">
            <text:p>489.8333</text:p>
          </table:table-cell>
          <table:table-cell office:value-type="float" office:value="8.1667">
            <text:p>8.1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3-18T14:00:00">
            <text:p>Fri Mar 18 14:00:00 2022</text:p>
          </table:table-cell>
          <table:table-cell office:value-type="float" office:value="492.0">
            <text:p>492.0</text:p>
          </table:table-cell>
          <table:table-cell office:value-type="float" office:value="10.5">
            <text:p>10.5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3-18T15:00:00">
            <text:p>Fri Mar 18 15:00:00 2022</text:p>
          </table:table-cell>
          <table:table-cell office:value-type="float" office:value="467.0">
            <text:p>467.0</text:p>
          </table:table-cell>
          <table:table-cell office:value-type="float" office:value="10.5">
            <text:p>10.5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3-18T16:00:00">
            <text:p>Fri Mar 18 16:00:00 2022</text:p>
          </table:table-cell>
          <table:table-cell office:value-type="float" office:value="530.5">
            <text:p>530.5</text:p>
          </table:table-cell>
          <table:table-cell office:value-type="float" office:value="9.5">
            <text:p>9.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3-18T17:00:00">
            <text:p>Fri Mar 18 17:00:00 2022</text:p>
          </table:table-cell>
          <table:table-cell office:value-type="float" office:value="476.3333">
            <text:p>476.3333</text:p>
          </table:table-cell>
          <table:table-cell office:value-type="float" office:value="11.0">
            <text:p>11.0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03-18T23:00:00">
            <text:p>Fri Mar 18 23:00:00 2022</text:p>
          </table:table-cell>
          <table:table-cell office:value-type="float" office:value="576.6667">
            <text:p>576.6667</text:p>
          </table:table-cell>
          <table:table-cell office:value-type="float" office:value="44.3333">
            <text:p>44.3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3-19T00:00:00">
            <text:p>Sat Mar 19 00:00:00 2022</text:p>
          </table:table-cell>
          <table:table-cell office:value-type="float" office:value="583.0">
            <text:p>583.0</text:p>
          </table:table-cell>
          <table:table-cell office:value-type="float" office:value="49.6667">
            <text:p>49.6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03-19T01:00:00">
            <text:p>Sat Mar 19 01:00:00 2022</text:p>
          </table:table-cell>
          <table:table-cell office:value-type="float" office:value="548.6667">
            <text:p>548.6667</text:p>
          </table:table-cell>
          <table:table-cell office:value-type="float" office:value="31.3333">
            <text:p>31.3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03-19T07:00:00">
            <text:p>Sat Mar 19 07:00:00 2022</text:p>
          </table:table-cell>
          <table:table-cell office:value-type="float" office:value="467.0">
            <text:p>467.0</text:p>
          </table:table-cell>
          <table:table-cell office:value-type="float" office:value="11.0">
            <text:p>11.0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3-19T08:00:00">
            <text:p>Sat Mar 19 08:00:00 2022</text:p>
          </table:table-cell>
          <table:table-cell office:value-type="float" office:value="467.0">
            <text:p>467.0</text:p>
          </table:table-cell>
          <table:table-cell office:value-type="float" office:value="13.6667">
            <text:p>13.6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03-19T09:00:00">
            <text:p>Sat Mar 19 09:00:00 2022</text:p>
          </table:table-cell>
          <table:table-cell office:value-type="float" office:value="467.0">
            <text:p>467.0</text:p>
          </table:table-cell>
          <table:table-cell office:value-type="float" office:value="20.6667">
            <text:p>20.6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03-19T10:00:00">
            <text:p>Sat Mar 19 10:00:00 2022</text:p>
          </table:table-cell>
          <table:table-cell office:value-type="float" office:value="475.0">
            <text:p>475.0</text:p>
          </table:table-cell>
          <table:table-cell office:value-type="float" office:value="19.5">
            <text:p>19.5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3-19T11:00:00">
            <text:p>Sat Mar 19 11:00:00 2022</text:p>
          </table:table-cell>
          <table:table-cell office:value-type="float" office:value="467.0">
            <text:p>467.0</text:p>
          </table:table-cell>
          <table:table-cell office:value-type="float" office:value="12.6667">
            <text:p>12.6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03-19T12:00:00">
            <text:p>Sat Mar 19 12:00:00 2022</text:p>
          </table:table-cell>
          <table:table-cell office:value-type="float" office:value="467.0">
            <text:p>467.0</text:p>
          </table:table-cell>
          <table:table-cell office:value-type="float" office:value="13.1667">
            <text:p>13.1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3-19T13:00:00">
            <text:p>Sat Mar 19 13:00:00 2022</text:p>
          </table:table-cell>
          <table:table-cell office:value-type="float" office:value="460.1667">
            <text:p>460.1667</text:p>
          </table:table-cell>
          <table:table-cell office:value-type="float" office:value="8.5">
            <text:p>8.5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3-25T02:00:00">
            <text:p>Fri Mar 25 02:00:00 2022</text:p>
          </table:table-cell>
          <table:table-cell office:value-type="float" office:value="434.3333">
            <text:p>434.3333</text:p>
          </table:table-cell>
          <table:table-cell office:value-type="float" office:value="38.5">
            <text:p>38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03-25T03:00:00">
            <text:p>Fri Mar 25 03:00:00 2022</text:p>
          </table:table-cell>
          <table:table-cell office:value-type="float" office:value="340.0">
            <text:p>340.0</text:p>
          </table:table-cell>
          <table:table-cell office:value-type="float" office:value="19.1667">
            <text:p>19.1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3-26T09:00:00">
            <text:p>Sat Mar 26 09:00:00 2022</text:p>
          </table:table-cell>
          <table:table-cell office:value-type="float" office:value="336.8333">
            <text:p>336.8333</text:p>
          </table:table-cell>
          <table:table-cell office:value-type="float" office:value="18.1667">
            <text:p>18.1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03-26T10:00:00">
            <text:p>Sat Mar 26 10:00:00 2022</text:p>
          </table:table-cell>
          <table:table-cell office:value-type="float" office:value="350.0">
            <text:p>350.0</text:p>
          </table:table-cell>
          <table:table-cell office:value-type="float" office:value="18.5">
            <text:p>18.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3-29T09:00:00">
            <text:p>Tue Mar 29 09:00:00 2022</text:p>
          </table:table-cell>
          <table:table-cell office:value-type="float" office:value="480.6667">
            <text:p>480.6667</text:p>
          </table:table-cell>
          <table:table-cell office:value-type="float" office:value="50.6667">
            <text:p>50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03-29T10:00:00">
            <text:p>Tue Mar 29 10:00:00 2022</text:p>
          </table:table-cell>
          <table:table-cell office:value-type="float" office:value="414.6667">
            <text:p>414.6667</text:p>
          </table:table-cell>
          <table:table-cell office:value-type="float" office:value="42.0">
            <text:p>42.0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03-30T13:00:00">
            <text:p>Wed Mar 30 13:00:00 2022</text:p>
          </table:table-cell>
          <table:table-cell office:value-type="float" office:value="407.6667">
            <text:p>407.6667</text:p>
          </table:table-cell>
          <table:table-cell office:value-type="float" office:value="8.3333">
            <text:p>8.3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4-15T11:00:00">
            <text:p>Fri Apr 15 11:00:00 2022</text:p>
          </table:table-cell>
          <table:table-cell office:value-type="float" office:value="336.6667">
            <text:p>336.6667</text:p>
          </table:table-cell>
          <table:table-cell office:value-type="float" office:value="11.6667">
            <text:p>11.6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4-21T09:00:00">
            <text:p>Thu Apr 21 09:00:00 2022</text:p>
          </table:table-cell>
          <table:table-cell office:value-type="float" office:value="764.3333">
            <text:p>764.3333</text:p>
          </table:table-cell>
          <table:table-cell office:value-type="float" office:value="53.8333">
            <text:p>53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04-25T12:00:00">
            <text:p>Mon Apr 25 12:00:00 2022</text:p>
          </table:table-cell>
          <table:table-cell office:value-type="float" office:value="397.1667">
            <text:p>397.1667</text:p>
          </table:table-cell>
          <table:table-cell office:value-type="float" office:value="34.8333">
            <text:p>34.8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04-26T13:00:00">
            <text:p>Tue Apr 26 13:00:00 2022</text:p>
          </table:table-cell>
          <table:table-cell office:value-type="float" office:value="487.8333">
            <text:p>487.8333</text:p>
          </table:table-cell>
          <table:table-cell office:value-type="float" office:value="13.3333">
            <text:p>13.3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05-18T09:00:00">
            <text:p>Wed May 18 09:00:00 2022</text:p>
          </table:table-cell>
          <table:table-cell office:value-type="float" office:value="622.6667">
            <text:p>622.6667</text:p>
          </table:table-cell>
          <table:table-cell office:value-type="float" office:value="39.5">
            <text:p>39.5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22-05-18T11:00:00">
            <text:p>Wed May 18 11:00:00 2022</text:p>
          </table:table-cell>
          <table:table-cell office:value-type="float" office:value="418.3333">
            <text:p>418.3333</text:p>
          </table:table-cell>
          <table:table-cell office:value-type="float" office:value="27.0">
            <text:p>27.0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05-18T12:00:00">
            <text:p>Wed May 18 12:00:00 2022</text:p>
          </table:table-cell>
          <table:table-cell office:value-type="float" office:value="317.0">
            <text:p>317.0</text:p>
          </table:table-cell>
          <table:table-cell office:value-type="float" office:value="16.5">
            <text:p>16.5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05-21T10:00:00">
            <text:p>Sat May 21 10:00:00 2022</text:p>
          </table:table-cell>
          <table:table-cell office:value-type="float" office:value="455.0">
            <text:p>455.0</text:p>
          </table:table-cell>
          <table:table-cell office:value-type="float" office:value="39.0">
            <text:p>39.0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06-08T11:00:00">
            <text:p>Wed Jun  8 11:00:00 2022</text:p>
          </table:table-cell>
          <table:table-cell office:value-type="float" office:value="348.3333">
            <text:p>348.3333</text:p>
          </table:table-cell>
          <table:table-cell office:value-type="float" office:value="17.6667">
            <text:p>17.6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6-08T12:00:00">
            <text:p>Wed Jun  8 12:00:00 2022</text:p>
          </table:table-cell>
          <table:table-cell office:value-type="float" office:value="321.3333">
            <text:p>321.3333</text:p>
          </table:table-cell>
          <table:table-cell office:value-type="float" office:value="12.3333">
            <text:p>12.3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06-09T08:00:00">
            <text:p>Thu Jun  9 08:00:00 2022</text:p>
          </table:table-cell>
          <table:table-cell office:value-type="float" office:value="349.6667">
            <text:p>349.6667</text:p>
          </table:table-cell>
          <table:table-cell office:value-type="float" office:value="17.1667">
            <text:p>17.1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06-09T09:00:00">
            <text:p>Thu Jun  9 09:00:00 2022</text:p>
          </table:table-cell>
          <table:table-cell office:value-type="float" office:value="370.8333">
            <text:p>370.8333</text:p>
          </table:table-cell>
          <table:table-cell office:value-type="float" office:value="24.8333">
            <text:p>24.8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06-09T10:00:00">
            <text:p>Thu Jun  9 10:00:00 2022</text:p>
          </table:table-cell>
          <table:table-cell office:value-type="float" office:value="362.8333">
            <text:p>362.8333</text:p>
          </table:table-cell>
          <table:table-cell office:value-type="float" office:value="23.8333">
            <text:p>23.8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06-09T11:00:00">
            <text:p>Thu Jun  9 11:00:00 2022</text:p>
          </table:table-cell>
          <table:table-cell office:value-type="float" office:value="350.0">
            <text:p>350.0</text:p>
          </table:table-cell>
          <table:table-cell office:value-type="float" office:value="14.3333">
            <text:p>14.3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06-09T12:00:00">
            <text:p>Thu Jun  9 12:00:00 2022</text:p>
          </table:table-cell>
          <table:table-cell office:value-type="float" office:value="348.8333">
            <text:p>348.8333</text:p>
          </table:table-cell>
          <table:table-cell office:value-type="float" office:value="12.5">
            <text:p>12.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6-09T13:00:00">
            <text:p>Thu Jun  9 13:00:00 2022</text:p>
          </table:table-cell>
          <table:table-cell office:value-type="float" office:value="342.3333">
            <text:p>342.3333</text:p>
          </table:table-cell>
          <table:table-cell office:value-type="float" office:value="9.5">
            <text:p>9.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6-09T14:00:00">
            <text:p>Thu Jun  9 14:00:00 2022</text:p>
          </table:table-cell>
          <table:table-cell office:value-type="float" office:value="334.8333">
            <text:p>334.8333</text:p>
          </table:table-cell>
          <table:table-cell office:value-type="float" office:value="9.0">
            <text:p>9.0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6-09T15:00:00">
            <text:p>Thu Jun  9 15:00:00 2022</text:p>
          </table:table-cell>
          <table:table-cell office:value-type="float" office:value="337.8333">
            <text:p>337.8333</text:p>
          </table:table-cell>
          <table:table-cell office:value-type="float" office:value="11.3333">
            <text:p>11.3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06-09T16:00:00">
            <text:p>Thu Jun  9 16:00:00 2022</text:p>
          </table:table-cell>
          <table:table-cell office:value-type="float" office:value="312.3333">
            <text:p>312.3333</text:p>
          </table:table-cell>
          <table:table-cell office:value-type="float" office:value="10.0">
            <text:p>10.0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10-12T12:00:00">
            <text:p>Wed Oct 12 12:00:00 2022</text:p>
          </table:table-cell>
          <table:table-cell office:value-type="float" office:value="331.0">
            <text:p>331.0</text:p>
          </table:table-cell>
          <table:table-cell office:value-type="float" office:value="15.5">
            <text:p>15.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10-17T09:00:00">
            <text:p>Mon Oct 17 09:00:00 2022</text:p>
          </table:table-cell>
          <table:table-cell office:value-type="float" office:value="510.6667">
            <text:p>510.6667</text:p>
          </table:table-cell>
          <table:table-cell office:value-type="float" office:value="31.8333">
            <text:p>31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0-17T10:00:00">
            <text:p>Mon Oct 17 10:00:00 2022</text:p>
          </table:table-cell>
          <table:table-cell office:value-type="float" office:value="514.1667">
            <text:p>514.1667</text:p>
          </table:table-cell>
          <table:table-cell office:value-type="float" office:value="31.0">
            <text:p>31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0-17T11:00:00">
            <text:p>Mon Oct 17 11:00:00 2022</text:p>
          </table:table-cell>
          <table:table-cell office:value-type="float" office:value="450.0">
            <text:p>450.0</text:p>
          </table:table-cell>
          <table:table-cell office:value-type="float" office:value="30.5">
            <text:p>30.5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0-17T12:00:00">
            <text:p>Mon Oct 17 12:00:00 2022</text:p>
          </table:table-cell>
          <table:table-cell office:value-type="float" office:value="377.0">
            <text:p>377.0</text:p>
          </table:table-cell>
          <table:table-cell office:value-type="float" office:value="27.3333">
            <text:p>27.3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10-17T13:00:00">
            <text:p>Mon Oct 17 13:00:00 2022</text:p>
          </table:table-cell>
          <table:table-cell office:value-type="float" office:value="275.1667">
            <text:p>275.1667</text:p>
          </table:table-cell>
          <table:table-cell office:value-type="float" office:value="26.3333">
            <text:p>26.3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10-18T09:00:00">
            <text:p>Tue Oct 18 09:00:00 2022</text:p>
          </table:table-cell>
          <table:table-cell office:value-type="float" office:value="664.1667">
            <text:p>664.1667</text:p>
          </table:table-cell>
          <table:table-cell office:value-type="float" office:value="29.0">
            <text:p>29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0-18T10:00:00">
            <text:p>Tue Oct 18 10:00:00 2022</text:p>
          </table:table-cell>
          <table:table-cell office:value-type="float" office:value="689.6667">
            <text:p>689.6667</text:p>
          </table:table-cell>
          <table:table-cell office:value-type="float" office:value="34.1667">
            <text:p>34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0-18T11:00:00">
            <text:p>Tue Oct 18 11:00:00 2022</text:p>
          </table:table-cell>
          <table:table-cell office:value-type="float" office:value="510.5">
            <text:p>510.5</text:p>
          </table:table-cell>
          <table:table-cell office:value-type="float" office:value="35.3333">
            <text:p>35.3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10-18T12:00:00">
            <text:p>Tue Oct 18 12:00:00 2022</text:p>
          </table:table-cell>
          <table:table-cell office:value-type="float" office:value="494.6667">
            <text:p>494.6667</text:p>
          </table:table-cell>
          <table:table-cell office:value-type="float" office:value="35.5">
            <text:p>35.5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10-18T13:00:00">
            <text:p>Tue Oct 18 13:00:00 2022</text:p>
          </table:table-cell>
          <table:table-cell office:value-type="float" office:value="346.6667">
            <text:p>346.6667</text:p>
          </table:table-cell>
          <table:table-cell office:value-type="float" office:value="36.3333">
            <text:p>36.3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10-19T14:00:00">
            <text:p>Wed Oct 19 14:00:00 2022</text:p>
          </table:table-cell>
          <table:table-cell office:value-type="float" office:value="388.3333">
            <text:p>388.3333</text:p>
          </table:table-cell>
          <table:table-cell office:value-type="float" office:value="15.8333">
            <text:p>15.8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10-20T11:00:00">
            <text:p>Thu Oct 20 11:00:00 2022</text:p>
          </table:table-cell>
          <table:table-cell office:value-type="float" office:value="413.3333">
            <text:p>413.3333</text:p>
          </table:table-cell>
          <table:table-cell office:value-type="float" office:value="22.0">
            <text:p>22.0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10-20T12:00:00">
            <text:p>Thu Oct 20 12:00:00 2022</text:p>
          </table:table-cell>
          <table:table-cell office:value-type="float" office:value="401.1667">
            <text:p>401.1667</text:p>
          </table:table-cell>
          <table:table-cell office:value-type="float" office:value="15.8333">
            <text:p>15.8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10-20T15:00:00">
            <text:p>Thu Oct 20 15:00:00 2022</text:p>
          </table:table-cell>
          <table:table-cell office:value-type="float" office:value="329.2">
            <text:p>329.2</text:p>
          </table:table-cell>
          <table:table-cell office:value-type="float" office:value="14.8">
            <text:p>14.8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10-20T16:00:00">
            <text:p>Thu Oct 20 16:00:00 2022</text:p>
          </table:table-cell>
          <table:table-cell office:value-type="float" office:value="353.3333">
            <text:p>353.3333</text:p>
          </table:table-cell>
          <table:table-cell office:value-type="float" office:value="12.0">
            <text:p>12.0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10-20T17:00:00">
            <text:p>Thu Oct 20 17:00:00 2022</text:p>
          </table:table-cell>
          <table:table-cell office:value-type="float" office:value="371.0">
            <text:p>371.0</text:p>
          </table:table-cell>
          <table:table-cell office:value-type="float" office:value="14.6667">
            <text:p>14.6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10-20T18:00:00">
            <text:p>Thu Oct 20 18:00:00 2022</text:p>
          </table:table-cell>
          <table:table-cell office:value-type="float" office:value="373.6667">
            <text:p>373.6667</text:p>
          </table:table-cell>
          <table:table-cell office:value-type="float" office:value="10.6667">
            <text:p>10.6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10-20T19:00:00">
            <text:p>Thu Oct 20 19:00:00 2022</text:p>
          </table:table-cell>
          <table:table-cell office:value-type="float" office:value="377.6667">
            <text:p>377.6667</text:p>
          </table:table-cell>
          <table:table-cell office:value-type="float" office:value="9.1667">
            <text:p>9.1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10-20T20:00:00">
            <text:p>Thu Oct 20 20:00:00 2022</text:p>
          </table:table-cell>
          <table:table-cell office:value-type="float" office:value="405.3333">
            <text:p>405.3333</text:p>
          </table:table-cell>
          <table:table-cell office:value-type="float" office:value="18.0">
            <text:p>18.0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10-20T21:00:00">
            <text:p>Thu Oct 20 21:00:00 2022</text:p>
          </table:table-cell>
          <table:table-cell office:value-type="float" office:value="388.0">
            <text:p>388.0</text:p>
          </table:table-cell>
          <table:table-cell office:value-type="float" office:value="17.5">
            <text:p>17.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10-21T00:00:00">
            <text:p>Fri Oct 21 00:00:00 2022</text:p>
          </table:table-cell>
          <table:table-cell office:value-type="float" office:value="376.6667">
            <text:p>376.6667</text:p>
          </table:table-cell>
          <table:table-cell office:value-type="float" office:value="8.5">
            <text:p>8.5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10-21T18:00:00">
            <text:p>Fri Oct 21 18:00:00 2022</text:p>
          </table:table-cell>
          <table:table-cell office:value-type="float" office:value="396.3333">
            <text:p>396.3333</text:p>
          </table:table-cell>
          <table:table-cell office:value-type="float" office:value="14.3333">
            <text:p>14.3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10-21T19:00:00">
            <text:p>Fri Oct 21 19:00:00 2022</text:p>
          </table:table-cell>
          <table:table-cell office:value-type="float" office:value="448.5">
            <text:p>448.5</text:p>
          </table:table-cell>
          <table:table-cell office:value-type="float" office:value="14.1667">
            <text:p>14.1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0-21T20:00:00">
            <text:p>Fri Oct 21 20:00:00 2022</text:p>
          </table:table-cell>
          <table:table-cell office:value-type="float" office:value="452.8333">
            <text:p>452.8333</text:p>
          </table:table-cell>
          <table:table-cell office:value-type="float" office:value="25.0">
            <text:p>25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10-21T21:00:00">
            <text:p>Fri Oct 21 21:00:00 2022</text:p>
          </table:table-cell>
          <table:table-cell office:value-type="float" office:value="467.0">
            <text:p>467.0</text:p>
          </table:table-cell>
          <table:table-cell office:value-type="float" office:value="26.3333">
            <text:p>26.3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10-22T10:00:00">
            <text:p>Sat Oct 22 10:00:00 2022</text:p>
          </table:table-cell>
          <table:table-cell office:value-type="float" office:value="437.3333">
            <text:p>437.3333</text:p>
          </table:table-cell>
          <table:table-cell office:value-type="float" office:value="19.3333">
            <text:p>19.3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10-22T11:00:00">
            <text:p>Sat Oct 22 11:00:00 2022</text:p>
          </table:table-cell>
          <table:table-cell office:value-type="float" office:value="449.8333">
            <text:p>449.8333</text:p>
          </table:table-cell>
          <table:table-cell office:value-type="float" office:value="16.8333">
            <text:p>16.8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10-22T12:00:00">
            <text:p>Sat Oct 22 12:00:00 2022</text:p>
          </table:table-cell>
          <table:table-cell office:value-type="float" office:value="445.6667">
            <text:p>445.6667</text:p>
          </table:table-cell>
          <table:table-cell office:value-type="float" office:value="19.3333">
            <text:p>19.3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10-22T13:00:00">
            <text:p>Sat Oct 22 13:00:00 2022</text:p>
          </table:table-cell>
          <table:table-cell office:value-type="float" office:value="417.3333">
            <text:p>417.3333</text:p>
          </table:table-cell>
          <table:table-cell office:value-type="float" office:value="8.8333">
            <text:p>8.8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10-22T14:00:00">
            <text:p>Sat Oct 22 14:00:00 2022</text:p>
          </table:table-cell>
          <table:table-cell office:value-type="float" office:value="389.0">
            <text:p>389.0</text:p>
          </table:table-cell>
          <table:table-cell office:value-type="float" office:value="8.6667">
            <text:p>8.6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10-22T15:00:00">
            <text:p>Sat Oct 22 15:00:00 2022</text:p>
          </table:table-cell>
          <table:table-cell office:value-type="float" office:value="377.6667">
            <text:p>377.6667</text:p>
          </table:table-cell>
          <table:table-cell office:value-type="float" office:value="8.1667">
            <text:p>8.1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10-22T16:00:00">
            <text:p>Sat Oct 22 16:00:00 2022</text:p>
          </table:table-cell>
          <table:table-cell office:value-type="float" office:value="389.3333">
            <text:p>389.3333</text:p>
          </table:table-cell>
          <table:table-cell office:value-type="float" office:value="7.0">
            <text:p>7.0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10-23T10:00:00">
            <text:p>Sun Oct 23 10:00:00 2022</text:p>
          </table:table-cell>
          <table:table-cell office:value-type="float" office:value="396.6667">
            <text:p>396.6667</text:p>
          </table:table-cell>
          <table:table-cell office:value-type="float" office:value="9.8333">
            <text:p>9.8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0-23T11:00:00">
            <text:p>Sun Oct 23 11:00:00 2022</text:p>
          </table:table-cell>
          <table:table-cell office:value-type="float" office:value="397.0">
            <text:p>397.0</text:p>
          </table:table-cell>
          <table:table-cell office:value-type="float" office:value="10.1667">
            <text:p>10.1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10-23T12:00:00">
            <text:p>Sun Oct 23 12:00:00 2022</text:p>
          </table:table-cell>
          <table:table-cell office:value-type="float" office:value="385.6667">
            <text:p>385.6667</text:p>
          </table:table-cell>
          <table:table-cell office:value-type="float" office:value="8.1667">
            <text:p>8.1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10-23T13:00:00">
            <text:p>Sun Oct 23 13:00:00 2022</text:p>
          </table:table-cell>
          <table:table-cell office:value-type="float" office:value="401.6667">
            <text:p>401.6667</text:p>
          </table:table-cell>
          <table:table-cell office:value-type="float" office:value="5.8333">
            <text:p>5.8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10-23T14:00:00">
            <text:p>Sun Oct 23 14:00:00 2022</text:p>
          </table:table-cell>
          <table:table-cell office:value-type="float" office:value="413.3333">
            <text:p>413.3333</text:p>
          </table:table-cell>
          <table:table-cell office:value-type="float" office:value="7.0">
            <text:p>7.0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10-24T09:00:00">
            <text:p>Mon Oct 24 09:00:00 2022</text:p>
          </table:table-cell>
          <table:table-cell office:value-type="float" office:value="672.3333">
            <text:p>672.3333</text:p>
          </table:table-cell>
          <table:table-cell office:value-type="float" office:value="26.0">
            <text:p>26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0-24T10:00:00">
            <text:p>Mon Oct 24 10:00:00 2022</text:p>
          </table:table-cell>
          <table:table-cell office:value-type="float" office:value="664.0">
            <text:p>664.0</text:p>
          </table:table-cell>
          <table:table-cell office:value-type="float" office:value="21.8333">
            <text:p>21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24T11:00:00">
            <text:p>Mon Oct 24 11:00:00 2022</text:p>
          </table:table-cell>
          <table:table-cell office:value-type="float" office:value="540.1667">
            <text:p>540.1667</text:p>
          </table:table-cell>
          <table:table-cell office:value-type="float" office:value="28.1667">
            <text:p>28.1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2-10-24T12:00:00">
            <text:p>Mon Oct 24 12:00:00 2022</text:p>
          </table:table-cell>
          <table:table-cell office:value-type="float" office:value="415.5">
            <text:p>415.5</text:p>
          </table:table-cell>
          <table:table-cell office:value-type="float" office:value="22.0">
            <text:p>22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10-24T13:00:00">
            <text:p>Mon Oct 24 13:00:00 2022</text:p>
          </table:table-cell>
          <table:table-cell office:value-type="float" office:value="407.6667">
            <text:p>407.6667</text:p>
          </table:table-cell>
          <table:table-cell office:value-type="float" office:value="16.6667">
            <text:p>16.6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10-24T14:00:00">
            <text:p>Mon Oct 24 14:00:00 2022</text:p>
          </table:table-cell>
          <table:table-cell office:value-type="float" office:value="398.6667">
            <text:p>398.6667</text:p>
          </table:table-cell>
          <table:table-cell office:value-type="float" office:value="13.8333">
            <text:p>13.8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10-24T15:00:00">
            <text:p>Mon Oct 24 15:00:00 2022</text:p>
          </table:table-cell>
          <table:table-cell office:value-type="float" office:value="366.5">
            <text:p>366.5</text:p>
          </table:table-cell>
          <table:table-cell office:value-type="float" office:value="10.5">
            <text:p>10.5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10-24T18:00:00">
            <text:p>Mon Oct 24 18:00:00 2022</text:p>
          </table:table-cell>
          <table:table-cell office:value-type="float" office:value="445.1667">
            <text:p>445.1667</text:p>
          </table:table-cell>
          <table:table-cell office:value-type="float" office:value="21.5">
            <text:p>21.5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10-25T08:00:00">
            <text:p>Tue Oct 25 08:00:00 2022</text:p>
          </table:table-cell>
          <table:table-cell office:value-type="float" office:value="446.5">
            <text:p>446.5</text:p>
          </table:table-cell>
          <table:table-cell office:value-type="float" office:value="23.0">
            <text:p>23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0-25T11:00:00">
            <text:p>Tue Oct 25 11:00:00 2022</text:p>
          </table:table-cell>
          <table:table-cell office:value-type="float" office:value="600.8333">
            <text:p>600.8333</text:p>
          </table:table-cell>
          <table:table-cell office:value-type="float" office:value="20.3333">
            <text:p>20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0-25T12:00:00">
            <text:p>Tue Oct 25 12:00:00 2022</text:p>
          </table:table-cell>
          <table:table-cell office:value-type="float" office:value="604.6667">
            <text:p>604.6667</text:p>
          </table:table-cell>
          <table:table-cell office:value-type="float" office:value="27.0">
            <text:p>27.0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0-25T13:00:00">
            <text:p>Tue Oct 25 13:00:00 2022</text:p>
          </table:table-cell>
          <table:table-cell office:value-type="float" office:value="605.8333">
            <text:p>605.8333</text:p>
          </table:table-cell>
          <table:table-cell office:value-type="float" office:value="32.1667">
            <text:p>32.1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0-25T14:00:00">
            <text:p>Tue Oct 25 14:00:00 2022</text:p>
          </table:table-cell>
          <table:table-cell office:value-type="float" office:value="444.1667">
            <text:p>444.1667</text:p>
          </table:table-cell>
          <table:table-cell office:value-type="float" office:value="27.3333">
            <text:p>27.3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0-25T15:00:00">
            <text:p>Tue Oct 25 15:00:00 2022</text:p>
          </table:table-cell>
          <table:table-cell office:value-type="float" office:value="388.5">
            <text:p>388.5</text:p>
          </table:table-cell>
          <table:table-cell office:value-type="float" office:value="16.0">
            <text:p>16.0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10-25T16:00:00">
            <text:p>Tue Oct 25 16:00:00 2022</text:p>
          </table:table-cell>
          <table:table-cell office:value-type="float" office:value="425.5">
            <text:p>425.5</text:p>
          </table:table-cell>
          <table:table-cell office:value-type="float" office:value="17.3333">
            <text:p>17.3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10-25T17:00:00">
            <text:p>Tue Oct 25 17:00:00 2022</text:p>
          </table:table-cell>
          <table:table-cell office:value-type="float" office:value="417.6667">
            <text:p>417.6667</text:p>
          </table:table-cell>
          <table:table-cell office:value-type="float" office:value="12.5">
            <text:p>12.5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2-10-25T18:00:00">
            <text:p>Tue Oct 25 18:00:00 2022</text:p>
          </table:table-cell>
          <table:table-cell office:value-type="float" office:value="422.3333">
            <text:p>422.3333</text:p>
          </table:table-cell>
          <table:table-cell office:value-type="float" office:value="15.3333">
            <text:p>15.3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10-26T07:00:00">
            <text:p>Wed Oct 26 07:00:00 2022</text:p>
          </table:table-cell>
          <table:table-cell office:value-type="float" office:value="455.5">
            <text:p>455.5</text:p>
          </table:table-cell>
          <table:table-cell office:value-type="float" office:value="23.5">
            <text:p>23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0-26T08:00:00">
            <text:p>Wed Oct 26 08:00:00 2022</text:p>
          </table:table-cell>
          <table:table-cell office:value-type="float" office:value="558.6667">
            <text:p>558.6667</text:p>
          </table:table-cell>
          <table:table-cell office:value-type="float" office:value="19.0">
            <text:p>19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0-26T09:00:00">
            <text:p>Wed Oct 26 09:00:00 2022</text:p>
          </table:table-cell>
          <table:table-cell office:value-type="float" office:value="678.5">
            <text:p>678.5</text:p>
          </table:table-cell>
          <table:table-cell office:value-type="float" office:value="13.1667">
            <text:p>13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0-26T10:00:00">
            <text:p>Wed Oct 26 10:00:00 2022</text:p>
          </table:table-cell>
          <table:table-cell office:value-type="float" office:value="582.0">
            <text:p>582.0</text:p>
          </table:table-cell>
          <table:table-cell office:value-type="float" office:value="14.5">
            <text:p>14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0-26T11:00:00">
            <text:p>Wed Oct 26 11:00:00 2022</text:p>
          </table:table-cell>
          <table:table-cell office:value-type="float" office:value="479.6667">
            <text:p>479.6667</text:p>
          </table:table-cell>
          <table:table-cell office:value-type="float" office:value="17.5">
            <text:p>17.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2-10-26T12:00:00">
            <text:p>Wed Oct 26 12:00:00 2022</text:p>
          </table:table-cell>
          <table:table-cell office:value-type="float" office:value="438.5">
            <text:p>438.5</text:p>
          </table:table-cell>
          <table:table-cell office:value-type="float" office:value="18.3333">
            <text:p>18.3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10-26T13:00:00">
            <text:p>Wed Oct 26 13:00:00 2022</text:p>
          </table:table-cell>
          <table:table-cell office:value-type="float" office:value="442.1667">
            <text:p>442.1667</text:p>
          </table:table-cell>
          <table:table-cell office:value-type="float" office:value="18.8333">
            <text:p>18.8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10-26T14:00:00">
            <text:p>Wed Oct 26 14:00:00 2022</text:p>
          </table:table-cell>
          <table:table-cell office:value-type="float" office:value="471.6667">
            <text:p>471.6667</text:p>
          </table:table-cell>
          <table:table-cell office:value-type="float" office:value="28.8333">
            <text:p>28.8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10-26T15:00:00">
            <text:p>Wed Oct 26 15:00:00 2022</text:p>
          </table:table-cell>
          <table:table-cell office:value-type="float" office:value="408.8333">
            <text:p>408.8333</text:p>
          </table:table-cell>
          <table:table-cell office:value-type="float" office:value="18.3333">
            <text:p>18.3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10-26T16:00:00">
            <text:p>Wed Oct 26 16:00:00 2022</text:p>
          </table:table-cell>
          <table:table-cell office:value-type="float" office:value="395.6667">
            <text:p>395.6667</text:p>
          </table:table-cell>
          <table:table-cell office:value-type="float" office:value="23.1667">
            <text:p>23.1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10-26T17:00:00">
            <text:p>Wed Oct 26 17:00:00 2022</text:p>
          </table:table-cell>
          <table:table-cell office:value-type="float" office:value="416.1667">
            <text:p>416.1667</text:p>
          </table:table-cell>
          <table:table-cell office:value-type="float" office:value="28.0">
            <text:p>28.0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10-26T18:00:00">
            <text:p>Wed Oct 26 18:00:00 2022</text:p>
          </table:table-cell>
          <table:table-cell office:value-type="float" office:value="660.6667">
            <text:p>660.6667</text:p>
          </table:table-cell>
          <table:table-cell office:value-type="float" office:value="42.5">
            <text:p>42.5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10-27T05:00:00">
            <text:p>Thu Oct 27 05:00:00 2022</text:p>
          </table:table-cell>
          <table:table-cell office:value-type="float" office:value="410.5">
            <text:p>410.5</text:p>
          </table:table-cell>
          <table:table-cell office:value-type="float" office:value="22.6667">
            <text:p>22.6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10-27T06:00:00">
            <text:p>Thu Oct 27 06:00:00 2022</text:p>
          </table:table-cell>
          <table:table-cell office:value-type="float" office:value="423.1667">
            <text:p>423.1667</text:p>
          </table:table-cell>
          <table:table-cell office:value-type="float" office:value="27.1667">
            <text:p>27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0-27T07:00:00">
            <text:p>Thu Oct 27 07:00:00 2022</text:p>
          </table:table-cell>
          <table:table-cell office:value-type="float" office:value="435.8333">
            <text:p>435.8333</text:p>
          </table:table-cell>
          <table:table-cell office:value-type="float" office:value="28.3333">
            <text:p>28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0-27T08:00:00">
            <text:p>Thu Oct 27 08:00:00 2022</text:p>
          </table:table-cell>
          <table:table-cell office:value-type="float" office:value="619.6667">
            <text:p>619.6667</text:p>
          </table:table-cell>
          <table:table-cell office:value-type="float" office:value="24.3333">
            <text:p>24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0-27T10:00:00">
            <text:p>Thu Oct 27 10:00:00 2022</text:p>
          </table:table-cell>
          <table:table-cell office:value-type="float" office:value="640.8333">
            <text:p>640.8333</text:p>
          </table:table-cell>
          <table:table-cell office:value-type="float" office:value="18.5">
            <text:p>18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27T11:00:00">
            <text:p>Thu Oct 27 11:00:00 2022</text:p>
          </table:table-cell>
          <table:table-cell office:value-type="float" office:value="668.5">
            <text:p>668.5</text:p>
          </table:table-cell>
          <table:table-cell office:value-type="float" office:value="23.6667">
            <text:p>23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0-27T12:00:00">
            <text:p>Thu Oct 27 12:00:00 2022</text:p>
          </table:table-cell>
          <table:table-cell office:value-type="float" office:value="645.1667">
            <text:p>645.1667</text:p>
          </table:table-cell>
          <table:table-cell office:value-type="float" office:value="31.6667">
            <text:p>31.6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10-27T13:00:00">
            <text:p>Thu Oct 27 13:00:00 2022</text:p>
          </table:table-cell>
          <table:table-cell office:value-type="float" office:value="528.1667">
            <text:p>528.1667</text:p>
          </table:table-cell>
          <table:table-cell office:value-type="float" office:value="31.0">
            <text:p>31.0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10-27T14:00:00">
            <text:p>Thu Oct 27 14:00:00 2022</text:p>
          </table:table-cell>
          <table:table-cell office:value-type="float" office:value="425.6667">
            <text:p>425.6667</text:p>
          </table:table-cell>
          <table:table-cell office:value-type="float" office:value="28.5">
            <text:p>28.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10-27T15:00:00">
            <text:p>Thu Oct 27 15:00:00 2022</text:p>
          </table:table-cell>
          <table:table-cell office:value-type="float" office:value="372.0">
            <text:p>372.0</text:p>
          </table:table-cell>
          <table:table-cell office:value-type="float" office:value="28.1667">
            <text:p>28.1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10-27T17:00:00">
            <text:p>Thu Oct 27 17:00:00 2022</text:p>
          </table:table-cell>
          <table:table-cell office:value-type="float" office:value="326.5">
            <text:p>326.5</text:p>
          </table:table-cell>
          <table:table-cell office:value-type="float" office:value="12.8333">
            <text:p>12.8333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10-28T09:00:00">
            <text:p>Fri Oct 28 09:00:00 2022</text:p>
          </table:table-cell>
          <table:table-cell office:value-type="float" office:value="683.0">
            <text:p>683.0</text:p>
          </table:table-cell>
          <table:table-cell office:value-type="float" office:value="34.6667">
            <text:p>34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10-28T10:00:00">
            <text:p>Fri Oct 28 10:00:00 2022</text:p>
          </table:table-cell>
          <table:table-cell office:value-type="float" office:value="451.5">
            <text:p>451.5</text:p>
          </table:table-cell>
          <table:table-cell office:value-type="float" office:value="32.8333">
            <text:p>32.8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10-28T11:00:00">
            <text:p>Fri Oct 28 11:00:00 2022</text:p>
          </table:table-cell>
          <table:table-cell office:value-type="float" office:value="428.8333">
            <text:p>428.8333</text:p>
          </table:table-cell>
          <table:table-cell office:value-type="float" office:value="26.8333">
            <text:p>26.8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10-28T12:00:00">
            <text:p>Fri Oct 28 12:00:00 2022</text:p>
          </table:table-cell>
          <table:table-cell office:value-type="float" office:value="410.0">
            <text:p>410.0</text:p>
          </table:table-cell>
          <table:table-cell office:value-type="float" office:value="26.6667">
            <text:p>26.6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0-28T13:00:00">
            <text:p>Fri Oct 28 13:00:00 2022</text:p>
          </table:table-cell>
          <table:table-cell office:value-type="float" office:value="423.0">
            <text:p>423.0</text:p>
          </table:table-cell>
          <table:table-cell office:value-type="float" office:value="27.3333">
            <text:p>27.3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10-28T14:00:00">
            <text:p>Fri Oct 28 14:00:00 2022</text:p>
          </table:table-cell>
          <table:table-cell office:value-type="float" office:value="421.5">
            <text:p>421.5</text:p>
          </table:table-cell>
          <table:table-cell office:value-type="float" office:value="29.3333">
            <text:p>29.3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10-28T15:00:00">
            <text:p>Fri Oct 28 15:00:00 2022</text:p>
          </table:table-cell>
          <table:table-cell office:value-type="float" office:value="389.1667">
            <text:p>389.1667</text:p>
          </table:table-cell>
          <table:table-cell office:value-type="float" office:value="27.3333">
            <text:p>27.3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10-28T17:00:00">
            <text:p>Fri Oct 28 17:00:00 2022</text:p>
          </table:table-cell>
          <table:table-cell office:value-type="float" office:value="383.1667">
            <text:p>383.1667</text:p>
          </table:table-cell>
          <table:table-cell office:value-type="float" office:value="31.8333">
            <text:p>31.8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2-10-29T08:00:00">
            <text:p>Sat Oct 29 08:00:00 2022</text:p>
          </table:table-cell>
          <table:table-cell office:value-type="float" office:value="307.0">
            <text:p>307.0</text:p>
          </table:table-cell>
          <table:table-cell office:value-type="float" office:value="13.0">
            <text:p>13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10-29T09:00:00">
            <text:p>Sat Oct 29 09:00:00 2022</text:p>
          </table:table-cell>
          <table:table-cell office:value-type="float" office:value="327.6667">
            <text:p>327.6667</text:p>
          </table:table-cell>
          <table:table-cell office:value-type="float" office:value="19.5">
            <text:p>19.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0-29T10:00:00">
            <text:p>Sat Oct 29 10:00:00 2022</text:p>
          </table:table-cell>
          <table:table-cell office:value-type="float" office:value="352.5">
            <text:p>352.5</text:p>
          </table:table-cell>
          <table:table-cell office:value-type="float" office:value="21.1667">
            <text:p>21.1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10-29T11:00:00">
            <text:p>Sat Oct 29 11:00:00 2022</text:p>
          </table:table-cell>
          <table:table-cell office:value-type="float" office:value="369.6667">
            <text:p>369.6667</text:p>
          </table:table-cell>
          <table:table-cell office:value-type="float" office:value="21.8333">
            <text:p>21.8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10-29T12:00:00">
            <text:p>Sat Oct 29 12:00:00 2022</text:p>
          </table:table-cell>
          <table:table-cell office:value-type="float" office:value="404.5">
            <text:p>404.5</text:p>
          </table:table-cell>
          <table:table-cell office:value-type="float" office:value="23.5">
            <text:p>23.5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10-29T13:00:00">
            <text:p>Sat Oct 29 13:00:00 2022</text:p>
          </table:table-cell>
          <table:table-cell office:value-type="float" office:value="429.6667">
            <text:p>429.6667</text:p>
          </table:table-cell>
          <table:table-cell office:value-type="float" office:value="22.6667">
            <text:p>22.6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10-29T14:00:00">
            <text:p>Sat Oct 29 14:00:00 2022</text:p>
          </table:table-cell>
          <table:table-cell office:value-type="float" office:value="399.8333">
            <text:p>399.8333</text:p>
          </table:table-cell>
          <table:table-cell office:value-type="float" office:value="18.0">
            <text:p>18.0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10-30T10:00:00">
            <text:p>Sun Oct 30 10:00:00 2022</text:p>
          </table:table-cell>
          <table:table-cell office:value-type="float" office:value="440.0">
            <text:p>440.0</text:p>
          </table:table-cell>
          <table:table-cell office:value-type="float" office:value="21.5">
            <text:p>21.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10-30T11:00:00">
            <text:p>Sun Oct 30 11:00:00 2022</text:p>
          </table:table-cell>
          <table:table-cell office:value-type="float" office:value="403.5">
            <text:p>403.5</text:p>
          </table:table-cell>
          <table:table-cell office:value-type="float" office:value="16.1667">
            <text:p>16.1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10-30T12:00:00">
            <text:p>Sun Oct 30 12:00:00 2022</text:p>
          </table:table-cell>
          <table:table-cell office:value-type="float" office:value="393.0">
            <text:p>393.0</text:p>
          </table:table-cell>
          <table:table-cell office:value-type="float" office:value="12.5">
            <text:p>12.5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10-31T09:00:00">
            <text:p>Mon Oct 31 09:00:00 2022</text:p>
          </table:table-cell>
          <table:table-cell office:value-type="float" office:value="519.5">
            <text:p>519.5</text:p>
          </table:table-cell>
          <table:table-cell office:value-type="float" office:value="29.0">
            <text:p>29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0-31T10:00:00">
            <text:p>Mon Oct 31 10:00:00 2022</text:p>
          </table:table-cell>
          <table:table-cell office:value-type="float" office:value="547.3333">
            <text:p>547.3333</text:p>
          </table:table-cell>
          <table:table-cell office:value-type="float" office:value="30.5">
            <text:p>30.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0-31T11:00:00">
            <text:p>Mon Oct 31 11:00:00 2022</text:p>
          </table:table-cell>
          <table:table-cell office:value-type="float" office:value="516.8333">
            <text:p>516.8333</text:p>
          </table:table-cell>
          <table:table-cell office:value-type="float" office:value="30.1667">
            <text:p>30.1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10-31T12:00:00">
            <text:p>Mon Oct 31 12:00:00 2022</text:p>
          </table:table-cell>
          <table:table-cell office:value-type="float" office:value="521.0">
            <text:p>521.0</text:p>
          </table:table-cell>
          <table:table-cell office:value-type="float" office:value="28.5">
            <text:p>28.5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10-31T13:00:00">
            <text:p>Mon Oct 31 13:00:00 2022</text:p>
          </table:table-cell>
          <table:table-cell office:value-type="float" office:value="489.0">
            <text:p>489.0</text:p>
          </table:table-cell>
          <table:table-cell office:value-type="float" office:value="26.8333">
            <text:p>26.8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0-31T14:00:00">
            <text:p>Mon Oct 31 14:00:00 2022</text:p>
          </table:table-cell>
          <table:table-cell office:value-type="float" office:value="524.3333">
            <text:p>524.3333</text:p>
          </table:table-cell>
          <table:table-cell office:value-type="float" office:value="31.5">
            <text:p>31.5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2-10-31T15:00:00">
            <text:p>Mon Oct 31 15:00:00 2022</text:p>
          </table:table-cell>
          <table:table-cell office:value-type="float" office:value="539.8333">
            <text:p>539.8333</text:p>
          </table:table-cell>
          <table:table-cell office:value-type="float" office:value="33.6667">
            <text:p>33.6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10-31T16:00:00">
            <text:p>Mon Oct 31 16:00:00 2022</text:p>
          </table:table-cell>
          <table:table-cell office:value-type="float" office:value="548.8333">
            <text:p>548.8333</text:p>
          </table:table-cell>
          <table:table-cell office:value-type="float" office:value="36.0">
            <text:p>36.0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0-31T17:00:00">
            <text:p>Mon Oct 31 17:00:00 2022</text:p>
          </table:table-cell>
          <table:table-cell office:value-type="float" office:value="452.5">
            <text:p>452.5</text:p>
          </table:table-cell>
          <table:table-cell office:value-type="float" office:value="17.5">
            <text:p>17.5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10-31T18:00:00">
            <text:p>Mon Oct 31 18:00:00 2022</text:p>
          </table:table-cell>
          <table:table-cell office:value-type="float" office:value="469.5">
            <text:p>469.5</text:p>
          </table:table-cell>
          <table:table-cell office:value-type="float" office:value="23.1667">
            <text:p>23.1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10-31T19:00:00">
            <text:p>Mon Oct 31 19:00:00 2022</text:p>
          </table:table-cell>
          <table:table-cell office:value-type="float" office:value="481.0">
            <text:p>481.0</text:p>
          </table:table-cell>
          <table:table-cell office:value-type="float" office:value="26.8333">
            <text:p>26.8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11-01T05:00:00">
            <text:p>Tue Nov  1 05:00:00 2022</text:p>
          </table:table-cell>
          <table:table-cell office:value-type="float" office:value="423.3333">
            <text:p>423.3333</text:p>
          </table:table-cell>
          <table:table-cell office:value-type="float" office:value="24.6667">
            <text:p>24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1-01T07:00:00">
            <text:p>Tue Nov  1 07:00:00 2022</text:p>
          </table:table-cell>
          <table:table-cell office:value-type="float" office:value="356.6667">
            <text:p>356.6667</text:p>
          </table:table-cell>
          <table:table-cell office:value-type="float" office:value="13.8333">
            <text:p>13.8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11-01T08:00:00">
            <text:p>Tue Nov  1 08:00:00 2022</text:p>
          </table:table-cell>
          <table:table-cell office:value-type="float" office:value="375.5">
            <text:p>375.5</text:p>
          </table:table-cell>
          <table:table-cell office:value-type="float" office:value="20.8333">
            <text:p>20.8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1-01T09:00:00">
            <text:p>Tue Nov  1 09:00:00 2022</text:p>
          </table:table-cell>
          <table:table-cell office:value-type="float" office:value="369.5">
            <text:p>369.5</text:p>
          </table:table-cell>
          <table:table-cell office:value-type="float" office:value="17.5">
            <text:p>17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1-01T10:00:00">
            <text:p>Tue Nov  1 10:00:00 2022</text:p>
          </table:table-cell>
          <table:table-cell office:value-type="float" office:value="380.1667">
            <text:p>380.1667</text:p>
          </table:table-cell>
          <table:table-cell office:value-type="float" office:value="13.5">
            <text:p>13.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1-01T11:00:00">
            <text:p>Tue Nov  1 11:00:00 2022</text:p>
          </table:table-cell>
          <table:table-cell office:value-type="float" office:value="398.1667">
            <text:p>398.1667</text:p>
          </table:table-cell>
          <table:table-cell office:value-type="float" office:value="13.0">
            <text:p>13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11-01T12:00:00">
            <text:p>Tue Nov  1 12:00:00 2022</text:p>
          </table:table-cell>
          <table:table-cell office:value-type="float" office:value="381.3333">
            <text:p>381.3333</text:p>
          </table:table-cell>
          <table:table-cell office:value-type="float" office:value="11.1667">
            <text:p>11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11-01T13:00:00">
            <text:p>Tue Nov  1 13:00:00 2022</text:p>
          </table:table-cell>
          <table:table-cell office:value-type="float" office:value="358.1667">
            <text:p>358.1667</text:p>
          </table:table-cell>
          <table:table-cell office:value-type="float" office:value="8.5">
            <text:p>8.5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11-01T14:00:00">
            <text:p>Tue Nov  1 14:00:00 2022</text:p>
          </table:table-cell>
          <table:table-cell office:value-type="float" office:value="347.8333">
            <text:p>347.8333</text:p>
          </table:table-cell>
          <table:table-cell office:value-type="float" office:value="6.0">
            <text:p>6.0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11-01T15:00:00">
            <text:p>Tue Nov  1 15:00:00 2022</text:p>
          </table:table-cell>
          <table:table-cell office:value-type="float" office:value="302.0">
            <text:p>302.0</text:p>
          </table:table-cell>
          <table:table-cell office:value-type="float" office:value="4.5">
            <text:p>4.5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11-02T09:00:00">
            <text:p>Wed Nov  2 09:00:00 2022</text:p>
          </table:table-cell>
          <table:table-cell office:value-type="float" office:value="857.1667">
            <text:p>857.1667</text:p>
          </table:table-cell>
          <table:table-cell office:value-type="float" office:value="8.3333">
            <text:p>8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02T10:00:00">
            <text:p>Wed Nov  2 10:00:00 2022</text:p>
          </table:table-cell>
          <table:table-cell office:value-type="float" office:value="875.5">
            <text:p>875.5</text:p>
          </table:table-cell>
          <table:table-cell office:value-type="float" office:value="16.6667">
            <text:p>16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1-02T11:00:00">
            <text:p>Wed Nov  2 11:00:00 2022</text:p>
          </table:table-cell>
          <table:table-cell office:value-type="float" office:value="487.0">
            <text:p>487.0</text:p>
          </table:table-cell>
          <table:table-cell office:value-type="float" office:value="26.6667">
            <text:p>26.6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1-02T12:00:00">
            <text:p>Wed Nov  2 12:00:00 2022</text:p>
          </table:table-cell>
          <table:table-cell office:value-type="float" office:value="409.0">
            <text:p>409.0</text:p>
          </table:table-cell>
          <table:table-cell office:value-type="float" office:value="24.5">
            <text:p>24.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2-11-02T13:00:00">
            <text:p>Wed Nov  2 13:00:00 2022</text:p>
          </table:table-cell>
          <table:table-cell office:value-type="float" office:value="338.3333">
            <text:p>338.3333</text:p>
          </table:table-cell>
          <table:table-cell office:value-type="float" office:value="16.6667">
            <text:p>16.6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11-03T11:00:00">
            <text:p>Thu Nov  3 11:00:00 2022</text:p>
          </table:table-cell>
          <table:table-cell office:value-type="float" office:value="329.0">
            <text:p>329.0</text:p>
          </table:table-cell>
          <table:table-cell office:value-type="float" office:value="18.0">
            <text:p>18.0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11-03T12:00:00">
            <text:p>Thu Nov  3 12:00:00 2022</text:p>
          </table:table-cell>
          <table:table-cell office:value-type="float" office:value="320.5">
            <text:p>320.5</text:p>
          </table:table-cell>
          <table:table-cell office:value-type="float" office:value="13.6667">
            <text:p>13.6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11-04T20:00:00">
            <text:p>Fri Nov  4 20:00:00 2022</text:p>
          </table:table-cell>
          <table:table-cell office:value-type="float" office:value="400.6667">
            <text:p>400.6667</text:p>
          </table:table-cell>
          <table:table-cell office:value-type="float" office:value="38.1667">
            <text:p>38.1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2-11-04T21:00:00">
            <text:p>Fri Nov  4 21:00:00 2022</text:p>
          </table:table-cell>
          <table:table-cell office:value-type="float" office:value="372.5">
            <text:p>372.5</text:p>
          </table:table-cell>
          <table:table-cell office:value-type="float" office:value="21.1667">
            <text:p>21.1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11-04T22:00:00">
            <text:p>Fri Nov  4 22:00:00 2022</text:p>
          </table:table-cell>
          <table:table-cell office:value-type="float" office:value="406.5">
            <text:p>406.5</text:p>
          </table:table-cell>
          <table:table-cell office:value-type="float" office:value="37.3333">
            <text:p>37.3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11-04T23:00:00">
            <text:p>Fri Nov  4 23:00:00 2022</text:p>
          </table:table-cell>
          <table:table-cell office:value-type="float" office:value="441.8333">
            <text:p>441.8333</text:p>
          </table:table-cell>
          <table:table-cell office:value-type="float" office:value="44.3333">
            <text:p>44.3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2-11-05T01:00:00">
            <text:p>Sat Nov  5 01:00:00 2022</text:p>
          </table:table-cell>
          <table:table-cell office:value-type="float" office:value="392.1667">
            <text:p>392.1667</text:p>
          </table:table-cell>
          <table:table-cell office:value-type="float" office:value="29.1667">
            <text:p>29.1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11-05T02:00:00">
            <text:p>Sat Nov  5 02:00:00 2022</text:p>
          </table:table-cell>
          <table:table-cell office:value-type="float" office:value="373.6667">
            <text:p>373.6667</text:p>
          </table:table-cell>
          <table:table-cell office:value-type="float" office:value="30.3333">
            <text:p>30.3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11-05T03:00:00">
            <text:p>Sat Nov  5 03:00:00 2022</text:p>
          </table:table-cell>
          <table:table-cell office:value-type="float" office:value="319.3333">
            <text:p>319.3333</text:p>
          </table:table-cell>
          <table:table-cell office:value-type="float" office:value="20.8333">
            <text:p>20.8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11-05T08:00:00">
            <text:p>Sat Nov  5 08:00:00 2022</text:p>
          </table:table-cell>
          <table:table-cell office:value-type="float" office:value="312.0">
            <text:p>312.0</text:p>
          </table:table-cell>
          <table:table-cell office:value-type="float" office:value="26.8333">
            <text:p>26.8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2-11-05T09:00:00">
            <text:p>Sat Nov  5 09:00:00 2022</text:p>
          </table:table-cell>
          <table:table-cell office:value-type="float" office:value="330.1667">
            <text:p>330.1667</text:p>
          </table:table-cell>
          <table:table-cell office:value-type="float" office:value="27.3333">
            <text:p>27.3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11-05T10:00:00">
            <text:p>Sat Nov  5 10:00:00 2022</text:p>
          </table:table-cell>
          <table:table-cell office:value-type="float" office:value="334.0">
            <text:p>334.0</text:p>
          </table:table-cell>
          <table:table-cell office:value-type="float" office:value="22.6667">
            <text:p>22.6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11-05T11:00:00">
            <text:p>Sat Nov  5 11:00:00 2022</text:p>
          </table:table-cell>
          <table:table-cell office:value-type="float" office:value="314.0">
            <text:p>314.0</text:p>
          </table:table-cell>
          <table:table-cell office:value-type="float" office:value="17.6667">
            <text:p>17.6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11-05T12:00:00">
            <text:p>Sat Nov  5 12:00:00 2022</text:p>
          </table:table-cell>
          <table:table-cell office:value-type="float" office:value="302.5">
            <text:p>302.5</text:p>
          </table:table-cell>
          <table:table-cell office:value-type="float" office:value="12.5">
            <text:p>12.5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11-05T13:00:00">
            <text:p>Sat Nov  5 13:00:00 2022</text:p>
          </table:table-cell>
          <table:table-cell office:value-type="float" office:value="306.6667">
            <text:p>306.6667</text:p>
          </table:table-cell>
          <table:table-cell office:value-type="float" office:value="10.6667">
            <text:p>10.6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11-05T14:00:00">
            <text:p>Sat Nov  5 14:00:00 2022</text:p>
          </table:table-cell>
          <table:table-cell office:value-type="float" office:value="297.3333">
            <text:p>297.3333</text:p>
          </table:table-cell>
          <table:table-cell office:value-type="float" office:value="11.3333">
            <text:p>11.3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11-06T03:00:00">
            <text:p>Sun Nov  6 03:00:00 2022</text:p>
          </table:table-cell>
          <table:table-cell office:value-type="float" office:value="643.1667">
            <text:p>643.1667</text:p>
          </table:table-cell>
          <table:table-cell office:value-type="float" office:value="38.6667">
            <text:p>38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06T04:00:00">
            <text:p>Sun Nov  6 04:00:00 2022</text:p>
          </table:table-cell>
          <table:table-cell office:value-type="float" office:value="630.6667">
            <text:p>630.6667</text:p>
          </table:table-cell>
          <table:table-cell office:value-type="float" office:value="36.8333">
            <text:p>36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06T05:00:00">
            <text:p>Sun Nov  6 05:00:00 2022</text:p>
          </table:table-cell>
          <table:table-cell office:value-type="float" office:value="529.3333">
            <text:p>529.3333</text:p>
          </table:table-cell>
          <table:table-cell office:value-type="float" office:value="35.0">
            <text:p>35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06T08:00:00">
            <text:p>Sun Nov  6 08:00:00 2022</text:p>
          </table:table-cell>
          <table:table-cell office:value-type="float" office:value="308.8333">
            <text:p>308.8333</text:p>
          </table:table-cell>
          <table:table-cell office:value-type="float" office:value="10.8333">
            <text:p>10.8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11-06T09:00:00">
            <text:p>Sun Nov  6 09:00:00 2022</text:p>
          </table:table-cell>
          <table:table-cell office:value-type="float" office:value="336.0">
            <text:p>336.0</text:p>
          </table:table-cell>
          <table:table-cell office:value-type="float" office:value="14.6667">
            <text:p>14.6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11-06T10:00:00">
            <text:p>Sun Nov  6 10:00:00 2022</text:p>
          </table:table-cell>
          <table:table-cell office:value-type="float" office:value="337.8333">
            <text:p>337.8333</text:p>
          </table:table-cell>
          <table:table-cell office:value-type="float" office:value="13.5">
            <text:p>13.5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11-06T11:00:00">
            <text:p>Sun Nov  6 11:00:00 2022</text:p>
          </table:table-cell>
          <table:table-cell office:value-type="float" office:value="345.6667">
            <text:p>345.6667</text:p>
          </table:table-cell>
          <table:table-cell office:value-type="float" office:value="13.1667">
            <text:p>13.1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11-06T12:00:00">
            <text:p>Sun Nov  6 12:00:00 2022</text:p>
          </table:table-cell>
          <table:table-cell office:value-type="float" office:value="361.0">
            <text:p>361.0</text:p>
          </table:table-cell>
          <table:table-cell office:value-type="float" office:value="17.3333">
            <text:p>17.3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11-06T13:00:00">
            <text:p>Sun Nov  6 13:00:00 2022</text:p>
          </table:table-cell>
          <table:table-cell office:value-type="float" office:value="378.1667">
            <text:p>378.1667</text:p>
          </table:table-cell>
          <table:table-cell office:value-type="float" office:value="17.8333">
            <text:p>17.8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11-06T14:00:00">
            <text:p>Sun Nov  6 14:00:00 2022</text:p>
          </table:table-cell>
          <table:table-cell office:value-type="float" office:value="357.6667">
            <text:p>357.6667</text:p>
          </table:table-cell>
          <table:table-cell office:value-type="float" office:value="12.3333">
            <text:p>12.3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11-07T07:00:00">
            <text:p>Mon Nov  7 07:00:00 2022</text:p>
          </table:table-cell>
          <table:table-cell office:value-type="float" office:value="401.1667">
            <text:p>401.1667</text:p>
          </table:table-cell>
          <table:table-cell office:value-type="float" office:value="26.1667">
            <text:p>26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07T08:00:00">
            <text:p>Mon Nov  7 08:00:00 2022</text:p>
          </table:table-cell>
          <table:table-cell office:value-type="float" office:value="429.8333">
            <text:p>429.8333</text:p>
          </table:table-cell>
          <table:table-cell office:value-type="float" office:value="25.6667">
            <text:p>25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1-07T09:00:00">
            <text:p>Mon Nov  7 09:00:00 2022</text:p>
          </table:table-cell>
          <table:table-cell office:value-type="float" office:value="530.8333">
            <text:p>530.8333</text:p>
          </table:table-cell>
          <table:table-cell office:value-type="float" office:value="27.8333">
            <text:p>27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1-07T10:00:00">
            <text:p>Mon Nov  7 10:00:00 2022</text:p>
          </table:table-cell>
          <table:table-cell office:value-type="float" office:value="513.8333">
            <text:p>513.8333</text:p>
          </table:table-cell>
          <table:table-cell office:value-type="float" office:value="28.6667">
            <text:p>28.6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11-07T11:00:00">
            <text:p>Mon Nov  7 11:00:00 2022</text:p>
          </table:table-cell>
          <table:table-cell office:value-type="float" office:value="463.0">
            <text:p>463.0</text:p>
          </table:table-cell>
          <table:table-cell office:value-type="float" office:value="33.6667">
            <text:p>33.6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1-07T12:00:00">
            <text:p>Mon Nov  7 12:00:00 2022</text:p>
          </table:table-cell>
          <table:table-cell office:value-type="float" office:value="490.0">
            <text:p>490.0</text:p>
          </table:table-cell>
          <table:table-cell office:value-type="float" office:value="36.1667">
            <text:p>36.1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11-07T13:00:00">
            <text:p>Mon Nov  7 13:00:00 2022</text:p>
          </table:table-cell>
          <table:table-cell office:value-type="float" office:value="444.6667">
            <text:p>444.6667</text:p>
          </table:table-cell>
          <table:table-cell office:value-type="float" office:value="35.1667">
            <text:p>35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1-07T14:00:00">
            <text:p>Mon Nov  7 14:00:00 2022</text:p>
          </table:table-cell>
          <table:table-cell office:value-type="float" office:value="354.0">
            <text:p>354.0</text:p>
          </table:table-cell>
          <table:table-cell office:value-type="float" office:value="26.6667">
            <text:p>26.6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11-07T15:00:00">
            <text:p>Mon Nov  7 15:00:00 2022</text:p>
          </table:table-cell>
          <table:table-cell office:value-type="float" office:value="303.8333">
            <text:p>303.8333</text:p>
          </table:table-cell>
          <table:table-cell office:value-type="float" office:value="11.6667">
            <text:p>11.6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11-08T10:00:00">
            <text:p>Tue Nov  8 10:00:00 2022</text:p>
          </table:table-cell>
          <table:table-cell office:value-type="float" office:value="510.6667">
            <text:p>510.6667</text:p>
          </table:table-cell>
          <table:table-cell office:value-type="float" office:value="32.5">
            <text:p>32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1-08T11:00:00">
            <text:p>Tue Nov  8 11:00:00 2022</text:p>
          </table:table-cell>
          <table:table-cell office:value-type="float" office:value="415.0">
            <text:p>415.0</text:p>
          </table:table-cell>
          <table:table-cell office:value-type="float" office:value="29.6667">
            <text:p>29.6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11-08T12:00:00">
            <text:p>Tue Nov  8 12:00:00 2022</text:p>
          </table:table-cell>
          <table:table-cell office:value-type="float" office:value="362.3333">
            <text:p>362.3333</text:p>
          </table:table-cell>
          <table:table-cell office:value-type="float" office:value="18.5">
            <text:p>18.5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11-08T13:00:00">
            <text:p>Tue Nov  8 13:00:00 2022</text:p>
          </table:table-cell>
          <table:table-cell office:value-type="float" office:value="336.3333">
            <text:p>336.3333</text:p>
          </table:table-cell>
          <table:table-cell office:value-type="float" office:value="11.1667">
            <text:p>11.1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11-09T07:00:00">
            <text:p>Wed Nov  9 07:00:00 2022</text:p>
          </table:table-cell>
          <table:table-cell office:value-type="float" office:value="337.1667">
            <text:p>337.1667</text:p>
          </table:table-cell>
          <table:table-cell office:value-type="float" office:value="24.5">
            <text:p>24.5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11-09T08:00:00">
            <text:p>Wed Nov  9 08:00:00 2022</text:p>
          </table:table-cell>
          <table:table-cell office:value-type="float" office:value="370.6667">
            <text:p>370.6667</text:p>
          </table:table-cell>
          <table:table-cell office:value-type="float" office:value="29.1667">
            <text:p>29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11-09T09:00:00">
            <text:p>Wed Nov  9 09:00:00 2022</text:p>
          </table:table-cell>
          <table:table-cell office:value-type="float" office:value="413.5">
            <text:p>413.5</text:p>
          </table:table-cell>
          <table:table-cell office:value-type="float" office:value="26.8333">
            <text:p>26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1-09T10:00:00">
            <text:p>Wed Nov  9 10:00:00 2022</text:p>
          </table:table-cell>
          <table:table-cell office:value-type="float" office:value="381.6667">
            <text:p>381.6667</text:p>
          </table:table-cell>
          <table:table-cell office:value-type="float" office:value="25.6667">
            <text:p>25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1-09T11:00:00">
            <text:p>Wed Nov  9 11:00:00 2022</text:p>
          </table:table-cell>
          <table:table-cell office:value-type="float" office:value="363.0">
            <text:p>363.0</text:p>
          </table:table-cell>
          <table:table-cell office:value-type="float" office:value="21.1667">
            <text:p>21.1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2-11-09T12:00:00">
            <text:p>Wed Nov  9 12:00:00 2022</text:p>
          </table:table-cell>
          <table:table-cell office:value-type="float" office:value="383.1667">
            <text:p>383.1667</text:p>
          </table:table-cell>
          <table:table-cell office:value-type="float" office:value="12.0">
            <text:p>12.0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11-09T13:00:00">
            <text:p>Wed Nov  9 13:00:00 2022</text:p>
          </table:table-cell>
          <table:table-cell office:value-type="float" office:value="354.0">
            <text:p>354.0</text:p>
          </table:table-cell>
          <table:table-cell office:value-type="float" office:value="11.1667">
            <text:p>11.1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11-09T14:00:00">
            <text:p>Wed Nov  9 14:00:00 2022</text:p>
          </table:table-cell>
          <table:table-cell office:value-type="float" office:value="336.5">
            <text:p>336.5</text:p>
          </table:table-cell>
          <table:table-cell office:value-type="float" office:value="11.5">
            <text:p>11.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11-09T15:00:00">
            <text:p>Wed Nov  9 15:00:00 2022</text:p>
          </table:table-cell>
          <table:table-cell office:value-type="float" office:value="327.6667">
            <text:p>327.6667</text:p>
          </table:table-cell>
          <table:table-cell office:value-type="float" office:value="14.1667">
            <text:p>14.1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11-09T16:00:00">
            <text:p>Wed Nov  9 16:00:00 2022</text:p>
          </table:table-cell>
          <table:table-cell office:value-type="float" office:value="333.6667">
            <text:p>333.6667</text:p>
          </table:table-cell>
          <table:table-cell office:value-type="float" office:value="12.3333">
            <text:p>12.3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11-09T17:00:00">
            <text:p>Wed Nov  9 17:00:00 2022</text:p>
          </table:table-cell>
          <table:table-cell office:value-type="float" office:value="326.1667">
            <text:p>326.1667</text:p>
          </table:table-cell>
          <table:table-cell office:value-type="float" office:value="14.8333">
            <text:p>14.8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2-11-10T03:00:00">
            <text:p>Thu Nov 10 03:00:00 2022</text:p>
          </table:table-cell>
          <table:table-cell office:value-type="float" office:value="349.0">
            <text:p>349.0</text:p>
          </table:table-cell>
          <table:table-cell office:value-type="float" office:value="11.3333">
            <text:p>11.3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11-10T04:00:00">
            <text:p>Thu Nov 10 04:00:00 2022</text:p>
          </table:table-cell>
          <table:table-cell office:value-type="float" office:value="351.3333">
            <text:p>351.3333</text:p>
          </table:table-cell>
          <table:table-cell office:value-type="float" office:value="12.5">
            <text:p>12.5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1-10T05:00:00">
            <text:p>Thu Nov 10 05:00:00 2022</text:p>
          </table:table-cell>
          <table:table-cell office:value-type="float" office:value="343.6667">
            <text:p>343.6667</text:p>
          </table:table-cell>
          <table:table-cell office:value-type="float" office:value="8.3333">
            <text:p>8.3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11-10T06:00:00">
            <text:p>Thu Nov 10 06:00:00 2022</text:p>
          </table:table-cell>
          <table:table-cell office:value-type="float" office:value="347.1667">
            <text:p>347.1667</text:p>
          </table:table-cell>
          <table:table-cell office:value-type="float" office:value="10.6667">
            <text:p>10.6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11-10T07:00:00">
            <text:p>Thu Nov 10 07:00:00 2022</text:p>
          </table:table-cell>
          <table:table-cell office:value-type="float" office:value="352.8333">
            <text:p>352.8333</text:p>
          </table:table-cell>
          <table:table-cell office:value-type="float" office:value="14.5">
            <text:p>14.5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11-10T08:00:00">
            <text:p>Thu Nov 10 08:00:00 2022</text:p>
          </table:table-cell>
          <table:table-cell office:value-type="float" office:value="410.6667">
            <text:p>410.6667</text:p>
          </table:table-cell>
          <table:table-cell office:value-type="float" office:value="27.1667">
            <text:p>27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1-10T09:00:00">
            <text:p>Thu Nov 10 09:00:00 2022</text:p>
          </table:table-cell>
          <table:table-cell office:value-type="float" office:value="491.0">
            <text:p>491.0</text:p>
          </table:table-cell>
          <table:table-cell office:value-type="float" office:value="25.5">
            <text:p>25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1-10T10:00:00">
            <text:p>Thu Nov 10 10:00:00 2022</text:p>
          </table:table-cell>
          <table:table-cell office:value-type="float" office:value="400.5">
            <text:p>400.5</text:p>
          </table:table-cell>
          <table:table-cell office:value-type="float" office:value="15.8333">
            <text:p>15.8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11-10T11:00:00">
            <text:p>Thu Nov 10 11:00:00 2022</text:p>
          </table:table-cell>
          <table:table-cell office:value-type="float" office:value="333.1667">
            <text:p>333.1667</text:p>
          </table:table-cell>
          <table:table-cell office:value-type="float" office:value="14.8333">
            <text:p>14.8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11-10T12:00:00">
            <text:p>Thu Nov 10 12:00:00 2022</text:p>
          </table:table-cell>
          <table:table-cell office:value-type="float" office:value="338.0">
            <text:p>338.0</text:p>
          </table:table-cell>
          <table:table-cell office:value-type="float" office:value="8.5">
            <text:p>8.5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11-10T13:00:00">
            <text:p>Thu Nov 10 13:00:00 2022</text:p>
          </table:table-cell>
          <table:table-cell office:value-type="float" office:value="351.1667">
            <text:p>351.1667</text:p>
          </table:table-cell>
          <table:table-cell office:value-type="float" office:value="9.1667">
            <text:p>9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11-10T14:00:00">
            <text:p>Thu Nov 10 14:00:00 2022</text:p>
          </table:table-cell>
          <table:table-cell office:value-type="float" office:value="353.6667">
            <text:p>353.6667</text:p>
          </table:table-cell>
          <table:table-cell office:value-type="float" office:value="10.3333">
            <text:p>10.3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11-10T15:00:00">
            <text:p>Thu Nov 10 15:00:00 2022</text:p>
          </table:table-cell>
          <table:table-cell office:value-type="float" office:value="328.8333">
            <text:p>328.8333</text:p>
          </table:table-cell>
          <table:table-cell office:value-type="float" office:value="9.5">
            <text:p>9.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11-10T16:00:00">
            <text:p>Thu Nov 10 16:00:00 2022</text:p>
          </table:table-cell>
          <table:table-cell office:value-type="float" office:value="329.0">
            <text:p>329.0</text:p>
          </table:table-cell>
          <table:table-cell office:value-type="float" office:value="8.5">
            <text:p>8.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11-11T08:00:00">
            <text:p>Fri Nov 11 08:00:00 2022</text:p>
          </table:table-cell>
          <table:table-cell office:value-type="float" office:value="373.6667">
            <text:p>373.6667</text:p>
          </table:table-cell>
          <table:table-cell office:value-type="float" office:value="23.5">
            <text:p>23.5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2-11-11T10:00:00">
            <text:p>Fri Nov 11 10:00:00 2022</text:p>
          </table:table-cell>
          <table:table-cell office:value-type="float" office:value="368.1667">
            <text:p>368.1667</text:p>
          </table:table-cell>
          <table:table-cell office:value-type="float" office:value="21.3333">
            <text:p>21.3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1-11T11:00:00">
            <text:p>Fri Nov 11 11:00:00 2022</text:p>
          </table:table-cell>
          <table:table-cell office:value-type="float" office:value="343.3333">
            <text:p>343.3333</text:p>
          </table:table-cell>
          <table:table-cell office:value-type="float" office:value="12.1667">
            <text:p>12.1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11-11T12:00:00">
            <text:p>Fri Nov 11 12:00:00 2022</text:p>
          </table:table-cell>
          <table:table-cell office:value-type="float" office:value="358.8333">
            <text:p>358.8333</text:p>
          </table:table-cell>
          <table:table-cell office:value-type="float" office:value="15.0">
            <text:p>15.0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11-11T13:00:00">
            <text:p>Fri Nov 11 13:00:00 2022</text:p>
          </table:table-cell>
          <table:table-cell office:value-type="float" office:value="367.5">
            <text:p>367.5</text:p>
          </table:table-cell>
          <table:table-cell office:value-type="float" office:value="12.6667">
            <text:p>12.6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11-11T14:00:00">
            <text:p>Fri Nov 11 14:00:00 2022</text:p>
          </table:table-cell>
          <table:table-cell office:value-type="float" office:value="330.8333">
            <text:p>330.8333</text:p>
          </table:table-cell>
          <table:table-cell office:value-type="float" office:value="12.0">
            <text:p>12.0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11-12T08:00:00">
            <text:p>Sat Nov 12 08:00:00 2022</text:p>
          </table:table-cell>
          <table:table-cell office:value-type="float" office:value="331.5">
            <text:p>331.5</text:p>
          </table:table-cell>
          <table:table-cell office:value-type="float" office:value="14.1667">
            <text:p>14.1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11-12T09:00:00">
            <text:p>Sat Nov 12 09:00:00 2022</text:p>
          </table:table-cell>
          <table:table-cell office:value-type="float" office:value="359.0">
            <text:p>359.0</text:p>
          </table:table-cell>
          <table:table-cell office:value-type="float" office:value="24.1667">
            <text:p>24.1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11-12T10:00:00">
            <text:p>Sat Nov 12 10:00:00 2022</text:p>
          </table:table-cell>
          <table:table-cell office:value-type="float" office:value="365.8333">
            <text:p>365.8333</text:p>
          </table:table-cell>
          <table:table-cell office:value-type="float" office:value="19.1667">
            <text:p>19.1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2-11-12T11:00:00">
            <text:p>Sat Nov 12 11:00:00 2022</text:p>
          </table:table-cell>
          <table:table-cell office:value-type="float" office:value="380.8333">
            <text:p>380.8333</text:p>
          </table:table-cell>
          <table:table-cell office:value-type="float" office:value="19.1667">
            <text:p>19.1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11-12T12:00:00">
            <text:p>Sat Nov 12 12:00:00 2022</text:p>
          </table:table-cell>
          <table:table-cell office:value-type="float" office:value="382.5">
            <text:p>382.5</text:p>
          </table:table-cell>
          <table:table-cell office:value-type="float" office:value="19.5">
            <text:p>19.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11-12T13:00:00">
            <text:p>Sat Nov 12 13:00:00 2022</text:p>
          </table:table-cell>
          <table:table-cell office:value-type="float" office:value="392.6667">
            <text:p>392.6667</text:p>
          </table:table-cell>
          <table:table-cell office:value-type="float" office:value="24.0">
            <text:p>24.0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11-12T14:00:00">
            <text:p>Sat Nov 12 14:00:00 2022</text:p>
          </table:table-cell>
          <table:table-cell office:value-type="float" office:value="357.5">
            <text:p>357.5</text:p>
          </table:table-cell>
          <table:table-cell office:value-type="float" office:value="20.6667">
            <text:p>20.6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11-13T08:00:00">
            <text:p>Sun Nov 13 08:00:00 2022</text:p>
          </table:table-cell>
          <table:table-cell office:value-type="float" office:value="320.0">
            <text:p>320.0</text:p>
          </table:table-cell>
          <table:table-cell office:value-type="float" office:value="12.3333">
            <text:p>12.3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11-13T09:00:00">
            <text:p>Sun Nov 13 09:00:00 2022</text:p>
          </table:table-cell>
          <table:table-cell office:value-type="float" office:value="334.5">
            <text:p>334.5</text:p>
          </table:table-cell>
          <table:table-cell office:value-type="float" office:value="14.0">
            <text:p>14.0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11-13T10:00:00">
            <text:p>Sun Nov 13 10:00:00 2022</text:p>
          </table:table-cell>
          <table:table-cell office:value-type="float" office:value="354.3333">
            <text:p>354.3333</text:p>
          </table:table-cell>
          <table:table-cell office:value-type="float" office:value="13.5">
            <text:p>13.5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11-13T11:00:00">
            <text:p>Sun Nov 13 11:00:00 2022</text:p>
          </table:table-cell>
          <table:table-cell office:value-type="float" office:value="347.3333">
            <text:p>347.3333</text:p>
          </table:table-cell>
          <table:table-cell office:value-type="float" office:value="13.5">
            <text:p>13.5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1-13T12:00:00">
            <text:p>Sun Nov 13 12:00:00 2022</text:p>
          </table:table-cell>
          <table:table-cell office:value-type="float" office:value="359.6667">
            <text:p>359.6667</text:p>
          </table:table-cell>
          <table:table-cell office:value-type="float" office:value="8.0">
            <text:p>8.0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11-13T13:00:00">
            <text:p>Sun Nov 13 13:00:00 2022</text:p>
          </table:table-cell>
          <table:table-cell office:value-type="float" office:value="359.1667">
            <text:p>359.1667</text:p>
          </table:table-cell>
          <table:table-cell office:value-type="float" office:value="9.6667">
            <text:p>9.6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11-14T12:00:00">
            <text:p>Mon Nov 14 12:00:00 2022</text:p>
          </table:table-cell>
          <table:table-cell office:value-type="float" office:value="504.6667">
            <text:p>504.6667</text:p>
          </table:table-cell>
          <table:table-cell office:value-type="float" office:value="35.8333">
            <text:p>35.8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11-14T13:00:00">
            <text:p>Mon Nov 14 13:00:00 2022</text:p>
          </table:table-cell>
          <table:table-cell office:value-type="float" office:value="465.3333">
            <text:p>465.3333</text:p>
          </table:table-cell>
          <table:table-cell office:value-type="float" office:value="31.5">
            <text:p>31.5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11-14T14:00:00">
            <text:p>Mon Nov 14 14:00:00 2022</text:p>
          </table:table-cell>
          <table:table-cell office:value-type="float" office:value="378.5">
            <text:p>378.5</text:p>
          </table:table-cell>
          <table:table-cell office:value-type="float" office:value="20.5">
            <text:p>20.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11-15T11:00:00">
            <text:p>Tue Nov 15 11:00:00 2022</text:p>
          </table:table-cell>
          <table:table-cell office:value-type="float" office:value="451.0">
            <text:p>451.0</text:p>
          </table:table-cell>
          <table:table-cell office:value-type="float" office:value="13.6667">
            <text:p>13.6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11-15T12:00:00">
            <text:p>Tue Nov 15 12:00:00 2022</text:p>
          </table:table-cell>
          <table:table-cell office:value-type="float" office:value="444.1667">
            <text:p>444.1667</text:p>
          </table:table-cell>
          <table:table-cell office:value-type="float" office:value="7.1667">
            <text:p>7.1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11-15T13:00:00">
            <text:p>Tue Nov 15 13:00:00 2022</text:p>
          </table:table-cell>
          <table:table-cell office:value-type="float" office:value="436.3333">
            <text:p>436.3333</text:p>
          </table:table-cell>
          <table:table-cell office:value-type="float" office:value="5.8333">
            <text:p>5.8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11-15T14:00:00">
            <text:p>Tue Nov 15 14:00:00 2022</text:p>
          </table:table-cell>
          <table:table-cell office:value-type="float" office:value="446.1667">
            <text:p>446.1667</text:p>
          </table:table-cell>
          <table:table-cell office:value-type="float" office:value="6.6667">
            <text:p>6.6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11-15T15:00:00">
            <text:p>Tue Nov 15 15:00:00 2022</text:p>
          </table:table-cell>
          <table:table-cell office:value-type="float" office:value="430.3333">
            <text:p>430.3333</text:p>
          </table:table-cell>
          <table:table-cell office:value-type="float" office:value="7.1667">
            <text:p>7.1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11-15T16:00:00">
            <text:p>Tue Nov 15 16:00:00 2022</text:p>
          </table:table-cell>
          <table:table-cell office:value-type="float" office:value="437.1667">
            <text:p>437.1667</text:p>
          </table:table-cell>
          <table:table-cell office:value-type="float" office:value="4.5">
            <text:p>4.5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11-16T10:00:00">
            <text:p>Wed Nov 16 10:00:00 2022</text:p>
          </table:table-cell>
          <table:table-cell office:value-type="float" office:value="653.5">
            <text:p>653.5</text:p>
          </table:table-cell>
          <table:table-cell office:value-type="float" office:value="26.1667">
            <text:p>26.1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11-16T14:00:00">
            <text:p>Wed Nov 16 14:00:00 2022</text:p>
          </table:table-cell>
          <table:table-cell office:value-type="float" office:value="462.1667">
            <text:p>462.1667</text:p>
          </table:table-cell>
          <table:table-cell office:value-type="float" office:value="12.0">
            <text:p>12.0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11-16T15:00:00">
            <text:p>Wed Nov 16 15:00:00 2022</text:p>
          </table:table-cell>
          <table:table-cell office:value-type="float" office:value="483.8333">
            <text:p>483.8333</text:p>
          </table:table-cell>
          <table:table-cell office:value-type="float" office:value="14.0">
            <text:p>14.0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11-16T16:00:00">
            <text:p>Wed Nov 16 16:00:00 2022</text:p>
          </table:table-cell>
          <table:table-cell office:value-type="float" office:value="468.0">
            <text:p>468.0</text:p>
          </table:table-cell>
          <table:table-cell office:value-type="float" office:value="19.3333">
            <text:p>19.3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2-11-16T17:00:00">
            <text:p>Wed Nov 16 17:00:00 2022</text:p>
          </table:table-cell>
          <table:table-cell office:value-type="float" office:value="449.1667">
            <text:p>449.1667</text:p>
          </table:table-cell>
          <table:table-cell office:value-type="float" office:value="10.1667">
            <text:p>10.1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11-16T18:00:00">
            <text:p>Wed Nov 16 18:00:00 2022</text:p>
          </table:table-cell>
          <table:table-cell office:value-type="float" office:value="459.1667">
            <text:p>459.1667</text:p>
          </table:table-cell>
          <table:table-cell office:value-type="float" office:value="14.3333">
            <text:p>14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1-16T19:00:00">
            <text:p>Wed Nov 16 19:00:00 2022</text:p>
          </table:table-cell>
          <table:table-cell office:value-type="float" office:value="476.0">
            <text:p>476.0</text:p>
          </table:table-cell>
          <table:table-cell office:value-type="float" office:value="15.1667">
            <text:p>15.1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11-16T20:00:00">
            <text:p>Wed Nov 16 20:00:00 2022</text:p>
          </table:table-cell>
          <table:table-cell office:value-type="float" office:value="481.3333">
            <text:p>481.3333</text:p>
          </table:table-cell>
          <table:table-cell office:value-type="float" office:value="17.0">
            <text:p>17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11-16T21:00:00">
            <text:p>Wed Nov 16 21:00:00 2022</text:p>
          </table:table-cell>
          <table:table-cell office:value-type="float" office:value="468.3333">
            <text:p>468.3333</text:p>
          </table:table-cell>
          <table:table-cell office:value-type="float" office:value="13.0">
            <text:p>13.0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11-16T22:00:00">
            <text:p>Wed Nov 16 22:00:00 2022</text:p>
          </table:table-cell>
          <table:table-cell office:value-type="float" office:value="451.8333">
            <text:p>451.8333</text:p>
          </table:table-cell>
          <table:table-cell office:value-type="float" office:value="15.3333">
            <text:p>15.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11-16T23:00:00">
            <text:p>Wed Nov 16 23:00:00 2022</text:p>
          </table:table-cell>
          <table:table-cell office:value-type="float" office:value="440.8333">
            <text:p>440.8333</text:p>
          </table:table-cell>
          <table:table-cell office:value-type="float" office:value="11.6667">
            <text:p>11.6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11-17T00:00:00">
            <text:p>Thu Nov 17 00:00:00 2022</text:p>
          </table:table-cell>
          <table:table-cell office:value-type="float" office:value="442.0">
            <text:p>442.0</text:p>
          </table:table-cell>
          <table:table-cell office:value-type="float" office:value="12.8333">
            <text:p>12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1-17T01:00:00">
            <text:p>Thu Nov 17 01:00:00 2022</text:p>
          </table:table-cell>
          <table:table-cell office:value-type="float" office:value="444.3333">
            <text:p>444.3333</text:p>
          </table:table-cell>
          <table:table-cell office:value-type="float" office:value="11.5">
            <text:p>11.5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11-17T02:00:00">
            <text:p>Thu Nov 17 02:00:00 2022</text:p>
          </table:table-cell>
          <table:table-cell office:value-type="float" office:value="419.1667">
            <text:p>419.1667</text:p>
          </table:table-cell>
          <table:table-cell office:value-type="float" office:value="4.5">
            <text:p>4.5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11-17T03:00:00">
            <text:p>Thu Nov 17 03:00:00 2022</text:p>
          </table:table-cell>
          <table:table-cell office:value-type="float" office:value="441.5">
            <text:p>441.5</text:p>
          </table:table-cell>
          <table:table-cell office:value-type="float" office:value="4.3333">
            <text:p>4.3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11-17T04:00:00">
            <text:p>Thu Nov 17 04:00:00 2022</text:p>
          </table:table-cell>
          <table:table-cell office:value-type="float" office:value="425.8333">
            <text:p>425.8333</text:p>
          </table:table-cell>
          <table:table-cell office:value-type="float" office:value="2.6667">
            <text:p>2.6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11-17T06:00:00">
            <text:p>Thu Nov 17 06:00:00 2022</text:p>
          </table:table-cell>
          <table:table-cell office:value-type="float" office:value="423.6667">
            <text:p>423.6667</text:p>
          </table:table-cell>
          <table:table-cell office:value-type="float" office:value="6.1667">
            <text:p>6.1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11-17T07:00:00">
            <text:p>Thu Nov 17 07:00:00 2022</text:p>
          </table:table-cell>
          <table:table-cell office:value-type="float" office:value="432.8333">
            <text:p>432.8333</text:p>
          </table:table-cell>
          <table:table-cell office:value-type="float" office:value="18.8333">
            <text:p>18.8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11-17T08:00:00">
            <text:p>Thu Nov 17 08:00:00 2022</text:p>
          </table:table-cell>
          <table:table-cell office:value-type="float" office:value="444.3333">
            <text:p>444.3333</text:p>
          </table:table-cell>
          <table:table-cell office:value-type="float" office:value="14.1667">
            <text:p>14.1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11-17T09:00:00">
            <text:p>Thu Nov 17 09:00:00 2022</text:p>
          </table:table-cell>
          <table:table-cell office:value-type="float" office:value="489.3333">
            <text:p>489.3333</text:p>
          </table:table-cell>
          <table:table-cell office:value-type="float" office:value="24.6667">
            <text:p>24.6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1-17T10:00:00">
            <text:p>Thu Nov 17 10:00:00 2022</text:p>
          </table:table-cell>
          <table:table-cell office:value-type="float" office:value="459.0">
            <text:p>459.0</text:p>
          </table:table-cell>
          <table:table-cell office:value-type="float" office:value="16.5">
            <text:p>16.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11-17T11:00:00">
            <text:p>Thu Nov 17 11:00:00 2022</text:p>
          </table:table-cell>
          <table:table-cell office:value-type="float" office:value="440.3333">
            <text:p>440.3333</text:p>
          </table:table-cell>
          <table:table-cell office:value-type="float" office:value="9.6667">
            <text:p>9.6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11-17T12:00:00">
            <text:p>Thu Nov 17 12:00:00 2022</text:p>
          </table:table-cell>
          <table:table-cell office:value-type="float" office:value="431.8333">
            <text:p>431.8333</text:p>
          </table:table-cell>
          <table:table-cell office:value-type="float" office:value="7.8333">
            <text:p>7.8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11-17T13:00:00">
            <text:p>Thu Nov 17 13:00:00 2022</text:p>
          </table:table-cell>
          <table:table-cell office:value-type="float" office:value="449.5">
            <text:p>449.5</text:p>
          </table:table-cell>
          <table:table-cell office:value-type="float" office:value="10.6667">
            <text:p>10.6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11-17T14:00:00">
            <text:p>Thu Nov 17 14:00:00 2022</text:p>
          </table:table-cell>
          <table:table-cell office:value-type="float" office:value="428.6667">
            <text:p>428.6667</text:p>
          </table:table-cell>
          <table:table-cell office:value-type="float" office:value="5.6667">
            <text:p>5.6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11-17T15:00:00">
            <text:p>Thu Nov 17 15:00:00 2022</text:p>
          </table:table-cell>
          <table:table-cell office:value-type="float" office:value="436.5">
            <text:p>436.5</text:p>
          </table:table-cell>
          <table:table-cell office:value-type="float" office:value="9.0">
            <text:p>9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11-17T16:00:00">
            <text:p>Thu Nov 17 16:00:00 2022</text:p>
          </table:table-cell>
          <table:table-cell office:value-type="float" office:value="430.0">
            <text:p>430.0</text:p>
          </table:table-cell>
          <table:table-cell office:value-type="float" office:value="8.1667">
            <text:p>8.1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11-18T12:00:00">
            <text:p>Fri Nov 18 12:00:00 2022</text:p>
          </table:table-cell>
          <table:table-cell office:value-type="float" office:value="461.1667">
            <text:p>461.1667</text:p>
          </table:table-cell>
          <table:table-cell office:value-type="float" office:value="19.6667">
            <text:p>19.6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11-18T13:00:00">
            <text:p>Fri Nov 18 13:00:00 2022</text:p>
          </table:table-cell>
          <table:table-cell office:value-type="float" office:value="432.5">
            <text:p>432.5</text:p>
          </table:table-cell>
          <table:table-cell office:value-type="float" office:value="13.3333">
            <text:p>13.3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11-18T14:00:00">
            <text:p>Fri Nov 18 14:00:00 2022</text:p>
          </table:table-cell>
          <table:table-cell office:value-type="float" office:value="416.3333">
            <text:p>416.3333</text:p>
          </table:table-cell>
          <table:table-cell office:value-type="float" office:value="9.3333">
            <text:p>9.3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11-18T15:00:00">
            <text:p>Fri Nov 18 15:00:00 2022</text:p>
          </table:table-cell>
          <table:table-cell office:value-type="float" office:value="396.6667">
            <text:p>396.6667</text:p>
          </table:table-cell>
          <table:table-cell office:value-type="float" office:value="8.1667">
            <text:p>8.1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11-18T16:00:00">
            <text:p>Fri Nov 18 16:00:00 2022</text:p>
          </table:table-cell>
          <table:table-cell office:value-type="float" office:value="408.5">
            <text:p>408.5</text:p>
          </table:table-cell>
          <table:table-cell office:value-type="float" office:value="7.3333">
            <text:p>7.3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11-18T17:00:00">
            <text:p>Fri Nov 18 17:00:00 2022</text:p>
          </table:table-cell>
          <table:table-cell office:value-type="float" office:value="403.8333">
            <text:p>403.8333</text:p>
          </table:table-cell>
          <table:table-cell office:value-type="float" office:value="6.1667">
            <text:p>6.1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11-21T07:00:00">
            <text:p>Mon Nov 21 07:00:00 2022</text:p>
          </table:table-cell>
          <table:table-cell office:value-type="float" office:value="471.3333">
            <text:p>471.3333</text:p>
          </table:table-cell>
          <table:table-cell office:value-type="float" office:value="22.8333">
            <text:p>22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21T08:00:00">
            <text:p>Mon Nov 21 08:00:00 2022</text:p>
          </table:table-cell>
          <table:table-cell office:value-type="float" office:value="469.0">
            <text:p>469.0</text:p>
          </table:table-cell>
          <table:table-cell office:value-type="float" office:value="24.0">
            <text:p>24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21T09:00:00">
            <text:p>Mon Nov 21 09:00:00 2022</text:p>
          </table:table-cell>
          <table:table-cell office:value-type="float" office:value="438.0">
            <text:p>438.0</text:p>
          </table:table-cell>
          <table:table-cell office:value-type="float" office:value="20.5">
            <text:p>20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1-21T10:00:00">
            <text:p>Mon Nov 21 10:00:00 2022</text:p>
          </table:table-cell>
          <table:table-cell office:value-type="float" office:value="481.1667">
            <text:p>481.1667</text:p>
          </table:table-cell>
          <table:table-cell office:value-type="float" office:value="22.3333">
            <text:p>22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1-21T11:00:00">
            <text:p>Mon Nov 21 11:00:00 2022</text:p>
          </table:table-cell>
          <table:table-cell office:value-type="float" office:value="407.6667">
            <text:p>407.6667</text:p>
          </table:table-cell>
          <table:table-cell office:value-type="float" office:value="18.6667">
            <text:p>18.6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11-21T12:00:00">
            <text:p>Mon Nov 21 12:00:00 2022</text:p>
          </table:table-cell>
          <table:table-cell office:value-type="float" office:value="393.0">
            <text:p>393.0</text:p>
          </table:table-cell>
          <table:table-cell office:value-type="float" office:value="15.6667">
            <text:p>15.6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1-21T13:00:00">
            <text:p>Mon Nov 21 13:00:00 2022</text:p>
          </table:table-cell>
          <table:table-cell office:value-type="float" office:value="445.8333">
            <text:p>445.8333</text:p>
          </table:table-cell>
          <table:table-cell office:value-type="float" office:value="19.8333">
            <text:p>19.8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11-21T14:00:00">
            <text:p>Mon Nov 21 14:00:00 2022</text:p>
          </table:table-cell>
          <table:table-cell office:value-type="float" office:value="459.6667">
            <text:p>459.6667</text:p>
          </table:table-cell>
          <table:table-cell office:value-type="float" office:value="16.5">
            <text:p>16.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11-21T15:00:00">
            <text:p>Mon Nov 21 15:00:00 2022</text:p>
          </table:table-cell>
          <table:table-cell office:value-type="float" office:value="428.0">
            <text:p>428.0</text:p>
          </table:table-cell>
          <table:table-cell office:value-type="float" office:value="8.3333">
            <text:p>8.3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11-21T16:00:00">
            <text:p>Mon Nov 21 16:00:00 2022</text:p>
          </table:table-cell>
          <table:table-cell office:value-type="float" office:value="408.6667">
            <text:p>408.6667</text:p>
          </table:table-cell>
          <table:table-cell office:value-type="float" office:value="7.8333">
            <text:p>7.8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11-21T17:00:00">
            <text:p>Mon Nov 21 17:00:00 2022</text:p>
          </table:table-cell>
          <table:table-cell office:value-type="float" office:value="410.8333">
            <text:p>410.8333</text:p>
          </table:table-cell>
          <table:table-cell office:value-type="float" office:value="9.3333">
            <text:p>9.3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11-22T10:00:00">
            <text:p>Tue Nov 22 10:00:00 2022</text:p>
          </table:table-cell>
          <table:table-cell office:value-type="float" office:value="453.1667">
            <text:p>453.1667</text:p>
          </table:table-cell>
          <table:table-cell office:value-type="float" office:value="31.6667">
            <text:p>31.6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11-22T11:00:00">
            <text:p>Tue Nov 22 11:00:00 2022</text:p>
          </table:table-cell>
          <table:table-cell office:value-type="float" office:value="446.8333">
            <text:p>446.8333</text:p>
          </table:table-cell>
          <table:table-cell office:value-type="float" office:value="23.0">
            <text:p>23.0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11-22T12:00:00">
            <text:p>Tue Nov 22 12:00:00 2022</text:p>
          </table:table-cell>
          <table:table-cell office:value-type="float" office:value="427.8333">
            <text:p>427.8333</text:p>
          </table:table-cell>
          <table:table-cell office:value-type="float" office:value="18.1667">
            <text:p>18.1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1-22T13:00:00">
            <text:p>Tue Nov 22 13:00:00 2022</text:p>
          </table:table-cell>
          <table:table-cell office:value-type="float" office:value="430.6667">
            <text:p>430.6667</text:p>
          </table:table-cell>
          <table:table-cell office:value-type="float" office:value="14.5">
            <text:p>14.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11-22T14:00:00">
            <text:p>Tue Nov 22 14:00:00 2022</text:p>
          </table:table-cell>
          <table:table-cell office:value-type="float" office:value="420.5">
            <text:p>420.5</text:p>
          </table:table-cell>
          <table:table-cell office:value-type="float" office:value="18.1667">
            <text:p>18.1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1-22T15:00:00">
            <text:p>Tue Nov 22 15:00:00 2022</text:p>
          </table:table-cell>
          <table:table-cell office:value-type="float" office:value="414.5">
            <text:p>414.5</text:p>
          </table:table-cell>
          <table:table-cell office:value-type="float" office:value="17.5">
            <text:p>17.5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11-22T16:00:00">
            <text:p>Tue Nov 22 16:00:00 2022</text:p>
          </table:table-cell>
          <table:table-cell office:value-type="float" office:value="415.3333">
            <text:p>415.3333</text:p>
          </table:table-cell>
          <table:table-cell office:value-type="float" office:value="17.6667">
            <text:p>17.6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11-22T17:00:00">
            <text:p>Tue Nov 22 17:00:00 2022</text:p>
          </table:table-cell>
          <table:table-cell office:value-type="float" office:value="410.8333">
            <text:p>410.8333</text:p>
          </table:table-cell>
          <table:table-cell office:value-type="float" office:value="13.1667">
            <text:p>13.1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11-23T15:00:00">
            <text:p>Wed Nov 23 15:00:00 2022</text:p>
          </table:table-cell>
          <table:table-cell office:value-type="float" office:value="395.5">
            <text:p>395.5</text:p>
          </table:table-cell>
          <table:table-cell office:value-type="float" office:value="11.0">
            <text:p>11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11-23T16:00:00">
            <text:p>Wed Nov 23 16:00:00 2022</text:p>
          </table:table-cell>
          <table:table-cell office:value-type="float" office:value="392.0">
            <text:p>392.0</text:p>
          </table:table-cell>
          <table:table-cell office:value-type="float" office:value="7.8333">
            <text:p>7.8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11-23T18:00:00">
            <text:p>Wed Nov 23 18:00:00 2022</text:p>
          </table:table-cell>
          <table:table-cell office:value-type="float" office:value="423.8333">
            <text:p>423.8333</text:p>
          </table:table-cell>
          <table:table-cell office:value-type="float" office:value="17.6667">
            <text:p>17.6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11-23T19:00:00">
            <text:p>Wed Nov 23 19:00:00 2022</text:p>
          </table:table-cell>
          <table:table-cell office:value-type="float" office:value="424.6667">
            <text:p>424.6667</text:p>
          </table:table-cell>
          <table:table-cell office:value-type="float" office:value="21.6667">
            <text:p>21.6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11-23T20:00:00">
            <text:p>Wed Nov 23 20:00:00 2022</text:p>
          </table:table-cell>
          <table:table-cell office:value-type="float" office:value="444.0">
            <text:p>444.0</text:p>
          </table:table-cell>
          <table:table-cell office:value-type="float" office:value="23.8333">
            <text:p>23.8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1-24T09:00:00">
            <text:p>Thu Nov 24 09:00:00 2022</text:p>
          </table:table-cell>
          <table:table-cell office:value-type="float" office:value="457.0">
            <text:p>457.0</text:p>
          </table:table-cell>
          <table:table-cell office:value-type="float" office:value="26.1667">
            <text:p>26.1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11-24T10:00:00">
            <text:p>Thu Nov 24 10:00:00 2022</text:p>
          </table:table-cell>
          <table:table-cell office:value-type="float" office:value="469.6">
            <text:p>469.6</text:p>
          </table:table-cell>
          <table:table-cell office:value-type="float" office:value="18.6667">
            <text:p>18.6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11-24T11:00:00">
            <text:p>Thu Nov 24 11:00:00 2022</text:p>
          </table:table-cell>
          <table:table-cell office:value-type="float" office:value="421.1667">
            <text:p>421.1667</text:p>
          </table:table-cell>
          <table:table-cell office:value-type="float" office:value="20.8333">
            <text:p>20.8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11-24T12:00:00">
            <text:p>Thu Nov 24 12:00:00 2022</text:p>
          </table:table-cell>
          <table:table-cell office:value-type="float" office:value="415.8333">
            <text:p>415.8333</text:p>
          </table:table-cell>
          <table:table-cell office:value-type="float" office:value="16.3333">
            <text:p>16.3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1-24T13:00:00">
            <text:p>Thu Nov 24 13:00:00 2022</text:p>
          </table:table-cell>
          <table:table-cell office:value-type="float" office:value="418.8333">
            <text:p>418.8333</text:p>
          </table:table-cell>
          <table:table-cell office:value-type="float" office:value="18.0">
            <text:p>18.0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11-24T14:00:00">
            <text:p>Thu Nov 24 14:00:00 2022</text:p>
          </table:table-cell>
          <table:table-cell office:value-type="float" office:value="422.5">
            <text:p>422.5</text:p>
          </table:table-cell>
          <table:table-cell office:value-type="float" office:value="12.8333">
            <text:p>12.8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11-24T15:00:00">
            <text:p>Thu Nov 24 15:00:00 2022</text:p>
          </table:table-cell>
          <table:table-cell office:value-type="float" office:value="402.1667">
            <text:p>402.1667</text:p>
          </table:table-cell>
          <table:table-cell office:value-type="float" office:value="10.3333">
            <text:p>10.3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11-24T16:00:00">
            <text:p>Thu Nov 24 16:00:00 2022</text:p>
          </table:table-cell>
          <table:table-cell office:value-type="float" office:value="390.8333">
            <text:p>390.8333</text:p>
          </table:table-cell>
          <table:table-cell office:value-type="float" office:value="10.6667">
            <text:p>10.6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11-24T17:00:00">
            <text:p>Thu Nov 24 17:00:00 2022</text:p>
          </table:table-cell>
          <table:table-cell office:value-type="float" office:value="389.0">
            <text:p>389.0</text:p>
          </table:table-cell>
          <table:table-cell office:value-type="float" office:value="11.0">
            <text:p>11.0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11-24T18:00:00">
            <text:p>Thu Nov 24 18:00:00 2022</text:p>
          </table:table-cell>
          <table:table-cell office:value-type="float" office:value="407.8333">
            <text:p>407.8333</text:p>
          </table:table-cell>
          <table:table-cell office:value-type="float" office:value="17.0">
            <text:p>17.0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1-24T19:00:00">
            <text:p>Thu Nov 24 19:00:00 2022</text:p>
          </table:table-cell>
          <table:table-cell office:value-type="float" office:value="408.8333">
            <text:p>408.8333</text:p>
          </table:table-cell>
          <table:table-cell office:value-type="float" office:value="21.6667">
            <text:p>21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11-25T02:00:00">
            <text:p>Fri Nov 25 02:00:00 2022</text:p>
          </table:table-cell>
          <table:table-cell office:value-type="float" office:value="397.5">
            <text:p>397.5</text:p>
          </table:table-cell>
          <table:table-cell office:value-type="float" office:value="25.8333">
            <text:p>25.8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1-25T03:00:00">
            <text:p>Fri Nov 25 03:00:00 2022</text:p>
          </table:table-cell>
          <table:table-cell office:value-type="float" office:value="369.1667">
            <text:p>369.1667</text:p>
          </table:table-cell>
          <table:table-cell office:value-type="float" office:value="13.1667">
            <text:p>13.1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11-25T05:00:00">
            <text:p>Fri Nov 25 05:00:00 2022</text:p>
          </table:table-cell>
          <table:table-cell office:value-type="float" office:value="365.1667">
            <text:p>365.1667</text:p>
          </table:table-cell>
          <table:table-cell office:value-type="float" office:value="15.1667">
            <text:p>15.1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11-25T06:00:00">
            <text:p>Fri Nov 25 06:00:00 2022</text:p>
          </table:table-cell>
          <table:table-cell office:value-type="float" office:value="387.3333">
            <text:p>387.3333</text:p>
          </table:table-cell>
          <table:table-cell office:value-type="float" office:value="21.0">
            <text:p>21.0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1-25T07:00:00">
            <text:p>Fri Nov 25 07:00:00 2022</text:p>
          </table:table-cell>
          <table:table-cell office:value-type="float" office:value="430.8333">
            <text:p>430.8333</text:p>
          </table:table-cell>
          <table:table-cell office:value-type="float" office:value="22.3333">
            <text:p>22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1-25T08:00:00">
            <text:p>Fri Nov 25 08:00:00 2022</text:p>
          </table:table-cell>
          <table:table-cell office:value-type="float" office:value="438.1667">
            <text:p>438.1667</text:p>
          </table:table-cell>
          <table:table-cell office:value-type="float" office:value="22.0">
            <text:p>22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11-25T09:00:00">
            <text:p>Fri Nov 25 09:00:00 2022</text:p>
          </table:table-cell>
          <table:table-cell office:value-type="float" office:value="696.1667">
            <text:p>696.1667</text:p>
          </table:table-cell>
          <table:table-cell office:value-type="float" office:value="21.5">
            <text:p>21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1-25T11:00:00">
            <text:p>Fri Nov 25 11:00:00 2022</text:p>
          </table:table-cell>
          <table:table-cell office:value-type="float" office:value="719.3333">
            <text:p>719.3333</text:p>
          </table:table-cell>
          <table:table-cell office:value-type="float" office:value="27.5">
            <text:p>27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11-25T12:00:00">
            <text:p>Fri Nov 25 12:00:00 2022</text:p>
          </table:table-cell>
          <table:table-cell office:value-type="float" office:value="508.8333">
            <text:p>508.8333</text:p>
          </table:table-cell>
          <table:table-cell office:value-type="float" office:value="26.1667">
            <text:p>26.1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11-25T13:00:00">
            <text:p>Fri Nov 25 13:00:00 2022</text:p>
          </table:table-cell>
          <table:table-cell office:value-type="float" office:value="445.8333">
            <text:p>445.8333</text:p>
          </table:table-cell>
          <table:table-cell office:value-type="float" office:value="18.5">
            <text:p>18.5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11-25T14:00:00">
            <text:p>Fri Nov 25 14:00:00 2022</text:p>
          </table:table-cell>
          <table:table-cell office:value-type="float" office:value="413.5">
            <text:p>413.5</text:p>
          </table:table-cell>
          <table:table-cell office:value-type="float" office:value="12.1667">
            <text:p>12.1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11-25T15:00:00">
            <text:p>Fri Nov 25 15:00:00 2022</text:p>
          </table:table-cell>
          <table:table-cell office:value-type="float" office:value="422.3333">
            <text:p>422.3333</text:p>
          </table:table-cell>
          <table:table-cell office:value-type="float" office:value="11.1667">
            <text:p>11.1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11-25T16:00:00">
            <text:p>Fri Nov 25 16:00:00 2022</text:p>
          </table:table-cell>
          <table:table-cell office:value-type="float" office:value="427.0">
            <text:p>427.0</text:p>
          </table:table-cell>
          <table:table-cell office:value-type="float" office:value="9.8333">
            <text:p>9.8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11-25T17:00:00">
            <text:p>Fri Nov 25 17:00:00 2022</text:p>
          </table:table-cell>
          <table:table-cell office:value-type="float" office:value="414.6667">
            <text:p>414.6667</text:p>
          </table:table-cell>
          <table:table-cell office:value-type="float" office:value="11.3333">
            <text:p>11.3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11-26T11:00:00">
            <text:p>Sat Nov 26 11:00:00 2022</text:p>
          </table:table-cell>
          <table:table-cell office:value-type="float" office:value="405.6667">
            <text:p>405.6667</text:p>
          </table:table-cell>
          <table:table-cell office:value-type="float" office:value="14.5">
            <text:p>14.5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11-26T12:00:00">
            <text:p>Sat Nov 26 12:00:00 2022</text:p>
          </table:table-cell>
          <table:table-cell office:value-type="float" office:value="412.6667">
            <text:p>412.6667</text:p>
          </table:table-cell>
          <table:table-cell office:value-type="float" office:value="11.1667">
            <text:p>11.1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11-26T13:00:00">
            <text:p>Sat Nov 26 13:00:00 2022</text:p>
          </table:table-cell>
          <table:table-cell office:value-type="float" office:value="413.3333">
            <text:p>413.3333</text:p>
          </table:table-cell>
          <table:table-cell office:value-type="float" office:value="11.5">
            <text:p>11.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1-26T14:00:00">
            <text:p>Sat Nov 26 14:00:00 2022</text:p>
          </table:table-cell>
          <table:table-cell office:value-type="float" office:value="421.5">
            <text:p>421.5</text:p>
          </table:table-cell>
          <table:table-cell office:value-type="float" office:value="11.0">
            <text:p>11.0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11-26T20:00:00">
            <text:p>Sat Nov 26 20:00:00 2022</text:p>
          </table:table-cell>
          <table:table-cell office:value-type="float" office:value="548.6667">
            <text:p>548.6667</text:p>
          </table:table-cell>
          <table:table-cell office:value-type="float" office:value="42.3333">
            <text:p>42.3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11-26T21:00:00">
            <text:p>Sat Nov 26 21:00:00 2022</text:p>
          </table:table-cell>
          <table:table-cell office:value-type="float" office:value="542.0">
            <text:p>542.0</text:p>
          </table:table-cell>
          <table:table-cell office:value-type="float" office:value="42.6667">
            <text:p>42.6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11-26T22:00:00">
            <text:p>Sat Nov 26 22:00:00 2022</text:p>
          </table:table-cell>
          <table:table-cell office:value-type="float" office:value="681.6667">
            <text:p>681.6667</text:p>
          </table:table-cell>
          <table:table-cell office:value-type="float" office:value="54.6667">
            <text:p>54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1-26T23:00:00">
            <text:p>Sat Nov 26 23:00:00 2022</text:p>
          </table:table-cell>
          <table:table-cell office:value-type="float" office:value="570.1667">
            <text:p>570.1667</text:p>
          </table:table-cell>
          <table:table-cell office:value-type="float" office:value="48.5">
            <text:p>48.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2-11-27T05:00:00">
            <text:p>Sun Nov 27 05:00:00 2022</text:p>
          </table:table-cell>
          <table:table-cell office:value-type="float" office:value="405.1667">
            <text:p>405.1667</text:p>
          </table:table-cell>
          <table:table-cell office:value-type="float" office:value="10.8333">
            <text:p>10.8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11-27T06:00:00">
            <text:p>Sun Nov 27 06:00:00 2022</text:p>
          </table:table-cell>
          <table:table-cell office:value-type="float" office:value="382.6667">
            <text:p>382.6667</text:p>
          </table:table-cell>
          <table:table-cell office:value-type="float" office:value="6.6667">
            <text:p>6.6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11-27T07:00:00">
            <text:p>Sun Nov 27 07:00:00 2022</text:p>
          </table:table-cell>
          <table:table-cell office:value-type="float" office:value="388.1667">
            <text:p>388.1667</text:p>
          </table:table-cell>
          <table:table-cell office:value-type="float" office:value="10.8333">
            <text:p>10.8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11-27T08:00:00">
            <text:p>Sun Nov 27 08:00:00 2022</text:p>
          </table:table-cell>
          <table:table-cell office:value-type="float" office:value="401.5">
            <text:p>401.5</text:p>
          </table:table-cell>
          <table:table-cell office:value-type="float" office:value="11.5">
            <text:p>11.5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11-27T09:00:00">
            <text:p>Sun Nov 27 09:00:00 2022</text:p>
          </table:table-cell>
          <table:table-cell office:value-type="float" office:value="392.8333">
            <text:p>392.8333</text:p>
          </table:table-cell>
          <table:table-cell office:value-type="float" office:value="11.1667">
            <text:p>11.1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11-27T10:00:00">
            <text:p>Sun Nov 27 10:00:00 2022</text:p>
          </table:table-cell>
          <table:table-cell office:value-type="float" office:value="411.3333">
            <text:p>411.3333</text:p>
          </table:table-cell>
          <table:table-cell office:value-type="float" office:value="9.6667">
            <text:p>9.6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11-27T11:00:00">
            <text:p>Sun Nov 27 11:00:00 2022</text:p>
          </table:table-cell>
          <table:table-cell office:value-type="float" office:value="433.0">
            <text:p>433.0</text:p>
          </table:table-cell>
          <table:table-cell office:value-type="float" office:value="10.3333">
            <text:p>10.3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11-27T12:00:00">
            <text:p>Sun Nov 27 12:00:00 2022</text:p>
          </table:table-cell>
          <table:table-cell office:value-type="float" office:value="438.0">
            <text:p>438.0</text:p>
          </table:table-cell>
          <table:table-cell office:value-type="float" office:value="9.5">
            <text:p>9.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11-27T13:00:00">
            <text:p>Sun Nov 27 13:00:00 2022</text:p>
          </table:table-cell>
          <table:table-cell office:value-type="float" office:value="435.8333">
            <text:p>435.8333</text:p>
          </table:table-cell>
          <table:table-cell office:value-type="float" office:value="9.0">
            <text:p>9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11-27T14:00:00">
            <text:p>Sun Nov 27 14:00:00 2022</text:p>
          </table:table-cell>
          <table:table-cell office:value-type="float" office:value="440.6667">
            <text:p>440.6667</text:p>
          </table:table-cell>
          <table:table-cell office:value-type="float" office:value="11.1667">
            <text:p>11.1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11-27T15:00:00">
            <text:p>Sun Nov 27 15:00:00 2022</text:p>
          </table:table-cell>
          <table:table-cell office:value-type="float" office:value="463.0">
            <text:p>463.0</text:p>
          </table:table-cell>
          <table:table-cell office:value-type="float" office:value="13.8333">
            <text:p>13.8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1-27T16:00:00">
            <text:p>Sun Nov 27 16:00:00 2022</text:p>
          </table:table-cell>
          <table:table-cell office:value-type="float" office:value="435.5">
            <text:p>435.5</text:p>
          </table:table-cell>
          <table:table-cell office:value-type="float" office:value="11.0">
            <text:p>11.0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11-28T08:00:00">
            <text:p>Mon Nov 28 08:00:00 2022</text:p>
          </table:table-cell>
          <table:table-cell office:value-type="float" office:value="415.3333">
            <text:p>415.3333</text:p>
          </table:table-cell>
          <table:table-cell office:value-type="float" office:value="21.3333">
            <text:p>21.3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11-28T14:00:00">
            <text:p>Mon Nov 28 14:00:00 2022</text:p>
          </table:table-cell>
          <table:table-cell office:value-type="float" office:value="258.8333">
            <text:p>258.8333</text:p>
          </table:table-cell>
          <table:table-cell office:value-type="float" office:value="12.3333">
            <text:p>12.3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11-28T15:00:00">
            <text:p>Mon Nov 28 15:00:00 2022</text:p>
          </table:table-cell>
          <table:table-cell office:value-type="float" office:value="276.0">
            <text:p>276.0</text:p>
          </table:table-cell>
          <table:table-cell office:value-type="float" office:value="10.1667">
            <text:p>10.1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11-29T14:00:00">
            <text:p>Tue Nov 29 14:00:00 2022</text:p>
          </table:table-cell>
          <table:table-cell office:value-type="float" office:value="374.5">
            <text:p>374.5</text:p>
          </table:table-cell>
          <table:table-cell office:value-type="float" office:value="11.8333">
            <text:p>11.8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11-30T01:00:00">
            <text:p>Wed Nov 30 01:00:00 2022</text:p>
          </table:table-cell>
          <table:table-cell office:value-type="float" office:value="432.3333">
            <text:p>432.3333</text:p>
          </table:table-cell>
          <table:table-cell office:value-type="float" office:value="41.5">
            <text:p>41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1-30T08:00:00">
            <text:p>Wed Nov 30 08:00:00 2022</text:p>
          </table:table-cell>
          <table:table-cell office:value-type="float" office:value="349.5">
            <text:p>349.5</text:p>
          </table:table-cell>
          <table:table-cell office:value-type="float" office:value="26.6667">
            <text:p>26.6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1-30T09:00:00">
            <text:p>Wed Nov 30 09:00:00 2022</text:p>
          </table:table-cell>
          <table:table-cell office:value-type="float" office:value="469.1667">
            <text:p>469.1667</text:p>
          </table:table-cell>
          <table:table-cell office:value-type="float" office:value="36.1667">
            <text:p>36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1-30T10:00:00">
            <text:p>Wed Nov 30 10:00:00 2022</text:p>
          </table:table-cell>
          <table:table-cell office:value-type="float" office:value="515.1667">
            <text:p>515.1667</text:p>
          </table:table-cell>
          <table:table-cell office:value-type="float" office:value="38.8333">
            <text:p>38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1-30T11:00:00">
            <text:p>Wed Nov 30 11:00:00 2022</text:p>
          </table:table-cell>
          <table:table-cell office:value-type="float" office:value="358.6667">
            <text:p>358.6667</text:p>
          </table:table-cell>
          <table:table-cell office:value-type="float" office:value="29.0">
            <text:p>29.0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1-30T12:00:00">
            <text:p>Wed Nov 30 12:00:00 2022</text:p>
          </table:table-cell>
          <table:table-cell office:value-type="float" office:value="302.1667">
            <text:p>302.1667</text:p>
          </table:table-cell>
          <table:table-cell office:value-type="float" office:value="22.0">
            <text:p>22.0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11-30T13:00:00">
            <text:p>Wed Nov 30 13:00:00 2022</text:p>
          </table:table-cell>
          <table:table-cell office:value-type="float" office:value="301.1667">
            <text:p>301.1667</text:p>
          </table:table-cell>
          <table:table-cell office:value-type="float" office:value="17.5">
            <text:p>17.5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11-30T14:00:00">
            <text:p>Wed Nov 30 14:00:00 2022</text:p>
          </table:table-cell>
          <table:table-cell office:value-type="float" office:value="315.6667">
            <text:p>315.6667</text:p>
          </table:table-cell>
          <table:table-cell office:value-type="float" office:value="18.6667">
            <text:p>18.6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11-30T15:00:00">
            <text:p>Wed Nov 30 15:00:00 2022</text:p>
          </table:table-cell>
          <table:table-cell office:value-type="float" office:value="333.3333">
            <text:p>333.3333</text:p>
          </table:table-cell>
          <table:table-cell office:value-type="float" office:value="25.0">
            <text:p>25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12-01T01:00:00">
            <text:p>Thu Dec  1 01:00:00 2022</text:p>
          </table:table-cell>
          <table:table-cell office:value-type="float" office:value="332.3333">
            <text:p>332.3333</text:p>
          </table:table-cell>
          <table:table-cell office:value-type="float" office:value="22.8333">
            <text:p>22.8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12-01T02:00:00">
            <text:p>Thu Dec  1 02:00:00 2022</text:p>
          </table:table-cell>
          <table:table-cell office:value-type="float" office:value="320.8333">
            <text:p>320.8333</text:p>
          </table:table-cell>
          <table:table-cell office:value-type="float" office:value="18.5">
            <text:p>18.5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2-12-01T08:00:00">
            <text:p>Thu Dec  1 08:00:00 2022</text:p>
          </table:table-cell>
          <table:table-cell office:value-type="float" office:value="270.5">
            <text:p>270.5</text:p>
          </table:table-cell>
          <table:table-cell office:value-type="float" office:value="20.1667">
            <text:p>20.1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12-01T09:00:00">
            <text:p>Thu Dec  1 09:00:00 2022</text:p>
          </table:table-cell>
          <table:table-cell office:value-type="float" office:value="335.6667">
            <text:p>335.6667</text:p>
          </table:table-cell>
          <table:table-cell office:value-type="float" office:value="32.1667">
            <text:p>32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12-01T10:00:00">
            <text:p>Thu Dec  1 10:00:00 2022</text:p>
          </table:table-cell>
          <table:table-cell office:value-type="float" office:value="329.8333">
            <text:p>329.8333</text:p>
          </table:table-cell>
          <table:table-cell office:value-type="float" office:value="31.3333">
            <text:p>31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2-01T11:00:00">
            <text:p>Thu Dec  1 11:00:00 2022</text:p>
          </table:table-cell>
          <table:table-cell office:value-type="float" office:value="312.6667">
            <text:p>312.6667</text:p>
          </table:table-cell>
          <table:table-cell office:value-type="float" office:value="27.5">
            <text:p>27.5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12-01T12:00:00">
            <text:p>Thu Dec  1 12:00:00 2022</text:p>
          </table:table-cell>
          <table:table-cell office:value-type="float" office:value="345.1667">
            <text:p>345.1667</text:p>
          </table:table-cell>
          <table:table-cell office:value-type="float" office:value="26.1667">
            <text:p>26.1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2-01T13:00:00">
            <text:p>Thu Dec  1 13:00:00 2022</text:p>
          </table:table-cell>
          <table:table-cell office:value-type="float" office:value="313.1667">
            <text:p>313.1667</text:p>
          </table:table-cell>
          <table:table-cell office:value-type="float" office:value="23.8333">
            <text:p>23.8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2-12-01T14:00:00">
            <text:p>Thu Dec  1 14:00:00 2022</text:p>
          </table:table-cell>
          <table:table-cell office:value-type="float" office:value="287.1667">
            <text:p>287.1667</text:p>
          </table:table-cell>
          <table:table-cell office:value-type="float" office:value="26.3333">
            <text:p>26.3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12-01T15:00:00">
            <text:p>Thu Dec  1 15:00:00 2022</text:p>
          </table:table-cell>
          <table:table-cell office:value-type="float" office:value="316.6667">
            <text:p>316.6667</text:p>
          </table:table-cell>
          <table:table-cell office:value-type="float" office:value="31.3333">
            <text:p>31.3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12-01T16:00:00">
            <text:p>Thu Dec  1 16:00:00 2022</text:p>
          </table:table-cell>
          <table:table-cell office:value-type="float" office:value="353.5">
            <text:p>353.5</text:p>
          </table:table-cell>
          <table:table-cell office:value-type="float" office:value="33.1667">
            <text:p>33.166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2-12-01T17:00:00">
            <text:p>Thu Dec  1 17:00:00 2022</text:p>
          </table:table-cell>
          <table:table-cell office:value-type="float" office:value="315.0">
            <text:p>315.0</text:p>
          </table:table-cell>
          <table:table-cell office:value-type="float" office:value="30.8333">
            <text:p>30.8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12-01T19:00:00">
            <text:p>Thu Dec  1 19:00:00 2022</text:p>
          </table:table-cell>
          <table:table-cell office:value-type="float" office:value="370.1667">
            <text:p>370.1667</text:p>
          </table:table-cell>
          <table:table-cell office:value-type="float" office:value="47.8333">
            <text:p>47.8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12-01T23:00:00">
            <text:p>Thu Dec  1 23:00:00 2022</text:p>
          </table:table-cell>
          <table:table-cell office:value-type="float" office:value="560.0">
            <text:p>560.0</text:p>
          </table:table-cell>
          <table:table-cell office:value-type="float" office:value="37.0">
            <text:p>37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02T00:00:00">
            <text:p>Fri Dec  2 00:00:00 2022</text:p>
          </table:table-cell>
          <table:table-cell office:value-type="float" office:value="551.5">
            <text:p>551.5</text:p>
          </table:table-cell>
          <table:table-cell office:value-type="float" office:value="32.1667">
            <text:p>32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02T03:00:00">
            <text:p>Fri Dec  2 03:00:00 2022</text:p>
          </table:table-cell>
          <table:table-cell office:value-type="float" office:value="597.5">
            <text:p>597.5</text:p>
          </table:table-cell>
          <table:table-cell office:value-type="float" office:value="20.6667">
            <text:p>20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02T05:00:00">
            <text:p>Fri Dec  2 05:00:00 2022</text:p>
          </table:table-cell>
          <table:table-cell office:value-type="float" office:value="482.6667">
            <text:p>482.6667</text:p>
          </table:table-cell>
          <table:table-cell office:value-type="float" office:value="18.8333">
            <text:p>18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02T06:00:00">
            <text:p>Fri Dec  2 06:00:00 2022</text:p>
          </table:table-cell>
          <table:table-cell office:value-type="float" office:value="315.1667">
            <text:p>315.1667</text:p>
          </table:table-cell>
          <table:table-cell office:value-type="float" office:value="20.5">
            <text:p>20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2-02T07:00:00">
            <text:p>Fri Dec  2 07:00:00 2022</text:p>
          </table:table-cell>
          <table:table-cell office:value-type="float" office:value="279.0">
            <text:p>279.0</text:p>
          </table:table-cell>
          <table:table-cell office:value-type="float" office:value="15.5">
            <text:p>15.5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12-02T08:00:00">
            <text:p>Fri Dec  2 08:00:00 2022</text:p>
          </table:table-cell>
          <table:table-cell office:value-type="float" office:value="322.6667">
            <text:p>322.6667</text:p>
          </table:table-cell>
          <table:table-cell office:value-type="float" office:value="21.5">
            <text:p>21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02T09:00:00">
            <text:p>Fri Dec  2 09:00:00 2022</text:p>
          </table:table-cell>
          <table:table-cell office:value-type="float" office:value="384.1667">
            <text:p>384.1667</text:p>
          </table:table-cell>
          <table:table-cell office:value-type="float" office:value="26.3333">
            <text:p>26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02T10:00:00">
            <text:p>Fri Dec  2 10:00:00 2022</text:p>
          </table:table-cell>
          <table:table-cell office:value-type="float" office:value="400.1667">
            <text:p>400.1667</text:p>
          </table:table-cell>
          <table:table-cell office:value-type="float" office:value="22.8333">
            <text:p>22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2-02T11:00:00">
            <text:p>Fri Dec  2 11:00:00 2022</text:p>
          </table:table-cell>
          <table:table-cell office:value-type="float" office:value="388.1667">
            <text:p>388.1667</text:p>
          </table:table-cell>
          <table:table-cell office:value-type="float" office:value="21.1667">
            <text:p>21.1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2-12-02T12:00:00">
            <text:p>Fri Dec  2 12:00:00 2022</text:p>
          </table:table-cell>
          <table:table-cell office:value-type="float" office:value="320.6667">
            <text:p>320.6667</text:p>
          </table:table-cell>
          <table:table-cell office:value-type="float" office:value="18.3333">
            <text:p>18.3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12-02T13:00:00">
            <text:p>Fri Dec  2 13:00:00 2022</text:p>
          </table:table-cell>
          <table:table-cell office:value-type="float" office:value="290.0">
            <text:p>290.0</text:p>
          </table:table-cell>
          <table:table-cell office:value-type="float" office:value="16.3333">
            <text:p>16.3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12-02T14:00:00">
            <text:p>Fri Dec  2 14:00:00 2022</text:p>
          </table:table-cell>
          <table:table-cell office:value-type="float" office:value="271.1667">
            <text:p>271.1667</text:p>
          </table:table-cell>
          <table:table-cell office:value-type="float" office:value="16.3333">
            <text:p>16.3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12-02T15:00:00">
            <text:p>Fri Dec  2 15:00:00 2022</text:p>
          </table:table-cell>
          <table:table-cell office:value-type="float" office:value="287.0">
            <text:p>287.0</text:p>
          </table:table-cell>
          <table:table-cell office:value-type="float" office:value="18.1667">
            <text:p>18.1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12-02T16:00:00">
            <text:p>Fri Dec  2 16:00:00 2022</text:p>
          </table:table-cell>
          <table:table-cell office:value-type="float" office:value="275.6667">
            <text:p>275.6667</text:p>
          </table:table-cell>
          <table:table-cell office:value-type="float" office:value="13.5">
            <text:p>13.5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2-12-03T07:00:00">
            <text:p>Sat Dec  3 07:00:00 2022</text:p>
          </table:table-cell>
          <table:table-cell office:value-type="float" office:value="257.5">
            <text:p>257.5</text:p>
          </table:table-cell>
          <table:table-cell office:value-type="float" office:value="9.5">
            <text:p>9.5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12-03T08:00:00">
            <text:p>Sat Dec  3 08:00:00 2022</text:p>
          </table:table-cell>
          <table:table-cell office:value-type="float" office:value="266.5">
            <text:p>266.5</text:p>
          </table:table-cell>
          <table:table-cell office:value-type="float" office:value="15.1667">
            <text:p>15.1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2-03T09:00:00">
            <text:p>Sat Dec  3 09:00:00 2022</text:p>
          </table:table-cell>
          <table:table-cell office:value-type="float" office:value="303.0">
            <text:p>303.0</text:p>
          </table:table-cell>
          <table:table-cell office:value-type="float" office:value="21.1667">
            <text:p>21.1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12-03T10:00:00">
            <text:p>Sat Dec  3 10:00:00 2022</text:p>
          </table:table-cell>
          <table:table-cell office:value-type="float" office:value="291.1667">
            <text:p>291.1667</text:p>
          </table:table-cell>
          <table:table-cell office:value-type="float" office:value="16.6667">
            <text:p>16.6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2-12-03T11:00:00">
            <text:p>Sat Dec  3 11:00:00 2022</text:p>
          </table:table-cell>
          <table:table-cell office:value-type="float" office:value="329.1667">
            <text:p>329.1667</text:p>
          </table:table-cell>
          <table:table-cell office:value-type="float" office:value="14.6667">
            <text:p>14.6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2-12-03T12:00:00">
            <text:p>Sat Dec  3 12:00:00 2022</text:p>
          </table:table-cell>
          <table:table-cell office:value-type="float" office:value="306.8333">
            <text:p>306.8333</text:p>
          </table:table-cell>
          <table:table-cell office:value-type="float" office:value="14.0">
            <text:p>14.0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12-03T13:00:00">
            <text:p>Sat Dec  3 13:00:00 2022</text:p>
          </table:table-cell>
          <table:table-cell office:value-type="float" office:value="307.6667">
            <text:p>307.6667</text:p>
          </table:table-cell>
          <table:table-cell office:value-type="float" office:value="16.5">
            <text:p>16.5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12-03T14:00:00">
            <text:p>Sat Dec  3 14:00:00 2022</text:p>
          </table:table-cell>
          <table:table-cell office:value-type="float" office:value="293.6667">
            <text:p>293.6667</text:p>
          </table:table-cell>
          <table:table-cell office:value-type="float" office:value="18.1667">
            <text:p>18.1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12-03T15:00:00">
            <text:p>Sat Dec  3 15:00:00 2022</text:p>
          </table:table-cell>
          <table:table-cell office:value-type="float" office:value="282.6667">
            <text:p>282.6667</text:p>
          </table:table-cell>
          <table:table-cell office:value-type="float" office:value="15.8333">
            <text:p>15.8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12-04T12:00:00">
            <text:p>Sun Dec  4 12:00:00 2022</text:p>
          </table:table-cell>
          <table:table-cell office:value-type="float" office:value="269.1667">
            <text:p>269.1667</text:p>
          </table:table-cell>
          <table:table-cell office:value-type="float" office:value="12.5">
            <text:p>12.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12-05T08:00:00">
            <text:p>Mon Dec  5 08:00:00 2022</text:p>
          </table:table-cell>
          <table:table-cell office:value-type="float" office:value="309.5">
            <text:p>309.5</text:p>
          </table:table-cell>
          <table:table-cell office:value-type="float" office:value="22.3333">
            <text:p>22.3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12-05T09:00:00">
            <text:p>Mon Dec  5 09:00:00 2022</text:p>
          </table:table-cell>
          <table:table-cell office:value-type="float" office:value="350.0">
            <text:p>350.0</text:p>
          </table:table-cell>
          <table:table-cell office:value-type="float" office:value="34.8333">
            <text:p>34.8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2-05T21:00:00">
            <text:p>Mon Dec  5 21:00:00 2022</text:p>
          </table:table-cell>
          <table:table-cell office:value-type="float" office:value="443.1667">
            <text:p>443.1667</text:p>
          </table:table-cell>
          <table:table-cell office:value-type="float" office:value="36.1667">
            <text:p>36.1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2-12-06T00:00:00">
            <text:p>Tue Dec  6 00:00:00 2022</text:p>
          </table:table-cell>
          <table:table-cell office:value-type="float" office:value="473.6667">
            <text:p>473.6667</text:p>
          </table:table-cell>
          <table:table-cell office:value-type="float" office:value="33.1667">
            <text:p>33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06T04:00:00">
            <text:p>Tue Dec  6 04:00:00 2022</text:p>
          </table:table-cell>
          <table:table-cell office:value-type="float" office:value="259.0">
            <text:p>259.0</text:p>
          </table:table-cell>
          <table:table-cell office:value-type="float" office:value="11.1667">
            <text:p>11.1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12-06T05:00:00">
            <text:p>Tue Dec  6 05:00:00 2022</text:p>
          </table:table-cell>
          <table:table-cell office:value-type="float" office:value="294.5">
            <text:p>294.5</text:p>
          </table:table-cell>
          <table:table-cell office:value-type="float" office:value="12.6667">
            <text:p>12.6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2-12-06T06:00:00">
            <text:p>Tue Dec  6 06:00:00 2022</text:p>
          </table:table-cell>
          <table:table-cell office:value-type="float" office:value="286.3333">
            <text:p>286.3333</text:p>
          </table:table-cell>
          <table:table-cell office:value-type="float" office:value="13.0">
            <text:p>13.0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12-06T07:00:00">
            <text:p>Tue Dec  6 07:00:00 2022</text:p>
          </table:table-cell>
          <table:table-cell office:value-type="float" office:value="297.3333">
            <text:p>297.3333</text:p>
          </table:table-cell>
          <table:table-cell office:value-type="float" office:value="17.8333">
            <text:p>17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2-12-06T08:00:00">
            <text:p>Tue Dec  6 08:00:00 2022</text:p>
          </table:table-cell>
          <table:table-cell office:value-type="float" office:value="326.3333">
            <text:p>326.3333</text:p>
          </table:table-cell>
          <table:table-cell office:value-type="float" office:value="20.6667">
            <text:p>20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2-06T09:00:00">
            <text:p>Tue Dec  6 09:00:00 2022</text:p>
          </table:table-cell>
          <table:table-cell office:value-type="float" office:value="356.1667">
            <text:p>356.1667</text:p>
          </table:table-cell>
          <table:table-cell office:value-type="float" office:value="27.0">
            <text:p>27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06T10:00:00">
            <text:p>Tue Dec  6 10:00:00 2022</text:p>
          </table:table-cell>
          <table:table-cell office:value-type="float" office:value="395.3333">
            <text:p>395.3333</text:p>
          </table:table-cell>
          <table:table-cell office:value-type="float" office:value="24.5">
            <text:p>24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06T11:00:00">
            <text:p>Tue Dec  6 11:00:00 2022</text:p>
          </table:table-cell>
          <table:table-cell office:value-type="float" office:value="329.1667">
            <text:p>329.1667</text:p>
          </table:table-cell>
          <table:table-cell office:value-type="float" office:value="27.5">
            <text:p>27.5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12-06T12:00:00">
            <text:p>Tue Dec  6 12:00:00 2022</text:p>
          </table:table-cell>
          <table:table-cell office:value-type="float" office:value="258.3333">
            <text:p>258.3333</text:p>
          </table:table-cell>
          <table:table-cell office:value-type="float" office:value="17.0">
            <text:p>17.0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12-06T13:00:00">
            <text:p>Tue Dec  6 13:00:00 2022</text:p>
          </table:table-cell>
          <table:table-cell office:value-type="float" office:value="259.0">
            <text:p>259.0</text:p>
          </table:table-cell>
          <table:table-cell office:value-type="float" office:value="15.6667">
            <text:p>15.6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12-06T14:00:00">
            <text:p>Tue Dec  6 14:00:00 2022</text:p>
          </table:table-cell>
          <table:table-cell office:value-type="float" office:value="287.0">
            <text:p>287.0</text:p>
          </table:table-cell>
          <table:table-cell office:value-type="float" office:value="11.8333">
            <text:p>11.8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12-06T15:00:00">
            <text:p>Tue Dec  6 15:00:00 2022</text:p>
          </table:table-cell>
          <table:table-cell office:value-type="float" office:value="250.6667">
            <text:p>250.6667</text:p>
          </table:table-cell>
          <table:table-cell office:value-type="float" office:value="5.0">
            <text:p>5.0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2-12-07T08:00:00">
            <text:p>Wed Dec  7 08:00:00 2022</text:p>
          </table:table-cell>
          <table:table-cell office:value-type="float" office:value="299.1667">
            <text:p>299.1667</text:p>
          </table:table-cell>
          <table:table-cell office:value-type="float" office:value="16.8333">
            <text:p>16.8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12-07T09:00:00">
            <text:p>Wed Dec  7 09:00:00 2022</text:p>
          </table:table-cell>
          <table:table-cell office:value-type="float" office:value="345.0">
            <text:p>345.0</text:p>
          </table:table-cell>
          <table:table-cell office:value-type="float" office:value="22.1667">
            <text:p>22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12-07T10:00:00">
            <text:p>Wed Dec  7 10:00:00 2022</text:p>
          </table:table-cell>
          <table:table-cell office:value-type="float" office:value="373.1667">
            <text:p>373.1667</text:p>
          </table:table-cell>
          <table:table-cell office:value-type="float" office:value="23.5">
            <text:p>23.5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12-07T11:00:00">
            <text:p>Wed Dec  7 11:00:00 2022</text:p>
          </table:table-cell>
          <table:table-cell office:value-type="float" office:value="326.8333">
            <text:p>326.8333</text:p>
          </table:table-cell>
          <table:table-cell office:value-type="float" office:value="21.0">
            <text:p>21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12-07T12:00:00">
            <text:p>Wed Dec  7 12:00:00 2022</text:p>
          </table:table-cell>
          <table:table-cell office:value-type="float" office:value="390.5">
            <text:p>390.5</text:p>
          </table:table-cell>
          <table:table-cell office:value-type="float" office:value="22.1667">
            <text:p>22.1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12-07T13:00:00">
            <text:p>Wed Dec  7 13:00:00 2022</text:p>
          </table:table-cell>
          <table:table-cell office:value-type="float" office:value="339.5">
            <text:p>339.5</text:p>
          </table:table-cell>
          <table:table-cell office:value-type="float" office:value="25.1667">
            <text:p>25.1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12-07T14:00:00">
            <text:p>Wed Dec  7 14:00:00 2022</text:p>
          </table:table-cell>
          <table:table-cell office:value-type="float" office:value="324.5">
            <text:p>324.5</text:p>
          </table:table-cell>
          <table:table-cell office:value-type="float" office:value="17.5">
            <text:p>17.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12-07T15:00:00">
            <text:p>Wed Dec  7 15:00:00 2022</text:p>
          </table:table-cell>
          <table:table-cell office:value-type="float" office:value="320.0">
            <text:p>320.0</text:p>
          </table:table-cell>
          <table:table-cell office:value-type="float" office:value="20.0">
            <text:p>20.0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12-07T16:00:00">
            <text:p>Wed Dec  7 16:00:00 2022</text:p>
          </table:table-cell>
          <table:table-cell office:value-type="float" office:value="341.0">
            <text:p>341.0</text:p>
          </table:table-cell>
          <table:table-cell office:value-type="float" office:value="23.1667">
            <text:p>23.1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12-08T02:00:00">
            <text:p>Thu Dec  8 02:00:00 2022</text:p>
          </table:table-cell>
          <table:table-cell office:value-type="float" office:value="249.5">
            <text:p>249.5</text:p>
          </table:table-cell>
          <table:table-cell office:value-type="float" office:value="6.1667">
            <text:p>6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12-08T03:00:00">
            <text:p>Thu Dec  8 03:00:00 2022</text:p>
          </table:table-cell>
          <table:table-cell office:value-type="float" office:value="244.0">
            <text:p>244.0</text:p>
          </table:table-cell>
          <table:table-cell office:value-type="float" office:value="6.6667">
            <text:p>6.6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12-08T04:00:00">
            <text:p>Thu Dec  8 04:00:00 2022</text:p>
          </table:table-cell>
          <table:table-cell office:value-type="float" office:value="236.3333">
            <text:p>236.3333</text:p>
          </table:table-cell>
          <table:table-cell office:value-type="float" office:value="5.1667">
            <text:p>5.1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12-08T05:00:00">
            <text:p>Thu Dec  8 05:00:00 2022</text:p>
          </table:table-cell>
          <table:table-cell office:value-type="float" office:value="230.1667">
            <text:p>230.1667</text:p>
          </table:table-cell>
          <table:table-cell office:value-type="float" office:value="5.3333">
            <text:p>5.3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12-15T21:00:00">
            <text:p>Thu Dec 15 21:00:00 2022</text:p>
          </table:table-cell>
          <table:table-cell office:value-type="float" office:value="432.1667">
            <text:p>432.1667</text:p>
          </table:table-cell>
          <table:table-cell office:value-type="float" office:value="41.3333">
            <text:p>41.3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12-15T22:00:00">
            <text:p>Thu Dec 15 22:00:00 2022</text:p>
          </table:table-cell>
          <table:table-cell office:value-type="float" office:value="383.5">
            <text:p>383.5</text:p>
          </table:table-cell>
          <table:table-cell office:value-type="float" office:value="36.0">
            <text:p>36.0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12-15T23:00:00">
            <text:p>Thu Dec 15 23:00:00 2022</text:p>
          </table:table-cell>
          <table:table-cell office:value-type="float" office:value="361.8333">
            <text:p>361.8333</text:p>
          </table:table-cell>
          <table:table-cell office:value-type="float" office:value="29.1667">
            <text:p>29.1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2-12-16T07:00:00">
            <text:p>Fri Dec 16 07:00:00 2022</text:p>
          </table:table-cell>
          <table:table-cell office:value-type="float" office:value="363.3333">
            <text:p>363.3333</text:p>
          </table:table-cell>
          <table:table-cell office:value-type="float" office:value="14.8333">
            <text:p>14.833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12-16T08:00:00">
            <text:p>Fri Dec 16 08:00:00 2022</text:p>
          </table:table-cell>
          <table:table-cell office:value-type="float" office:value="415.1667">
            <text:p>415.1667</text:p>
          </table:table-cell>
          <table:table-cell office:value-type="float" office:value="21.5">
            <text:p>21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16T09:00:00">
            <text:p>Fri Dec 16 09:00:00 2022</text:p>
          </table:table-cell>
          <table:table-cell office:value-type="float" office:value="525.3333">
            <text:p>525.3333</text:p>
          </table:table-cell>
          <table:table-cell office:value-type="float" office:value="27.8333">
            <text:p>27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16T10:00:00">
            <text:p>Fri Dec 16 10:00:00 2022</text:p>
          </table:table-cell>
          <table:table-cell office:value-type="float" office:value="525.0">
            <text:p>525.0</text:p>
          </table:table-cell>
          <table:table-cell office:value-type="float" office:value="29.8333">
            <text:p>29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16T11:00:00">
            <text:p>Fri Dec 16 11:00:00 2022</text:p>
          </table:table-cell>
          <table:table-cell office:value-type="float" office:value="393.5">
            <text:p>393.5</text:p>
          </table:table-cell>
          <table:table-cell office:value-type="float" office:value="24.3333">
            <text:p>24.3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12-16T12:00:00">
            <text:p>Fri Dec 16 12:00:00 2022</text:p>
          </table:table-cell>
          <table:table-cell office:value-type="float" office:value="344.1667">
            <text:p>344.1667</text:p>
          </table:table-cell>
          <table:table-cell office:value-type="float" office:value="9.0">
            <text:p>9.0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12-16T13:00:00">
            <text:p>Fri Dec 16 13:00:00 2022</text:p>
          </table:table-cell>
          <table:table-cell office:value-type="float" office:value="406.1667">
            <text:p>406.1667</text:p>
          </table:table-cell>
          <table:table-cell office:value-type="float" office:value="7.3333">
            <text:p>7.3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12-16T14:00:00">
            <text:p>Fri Dec 16 14:00:00 2022</text:p>
          </table:table-cell>
          <table:table-cell office:value-type="float" office:value="351.6667">
            <text:p>351.6667</text:p>
          </table:table-cell>
          <table:table-cell office:value-type="float" office:value="9.1667">
            <text:p>9.1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12-16T15:00:00">
            <text:p>Fri Dec 16 15:00:00 2022</text:p>
          </table:table-cell>
          <table:table-cell office:value-type="float" office:value="339.5">
            <text:p>339.5</text:p>
          </table:table-cell>
          <table:table-cell office:value-type="float" office:value="5.8333">
            <text:p>5.8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12-16T16:00:00">
            <text:p>Fri Dec 16 16:00:00 2022</text:p>
          </table:table-cell>
          <table:table-cell office:value-type="float" office:value="335.8333">
            <text:p>335.8333</text:p>
          </table:table-cell>
          <table:table-cell office:value-type="float" office:value="6.6667">
            <text:p>6.6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12-17T09:00:00">
            <text:p>Sat Dec 17 09:00:00 2022</text:p>
          </table:table-cell>
          <table:table-cell office:value-type="float" office:value="397.8333">
            <text:p>397.8333</text:p>
          </table:table-cell>
          <table:table-cell office:value-type="float" office:value="21.1667">
            <text:p>21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17T10:00:00">
            <text:p>Sat Dec 17 10:00:00 2022</text:p>
          </table:table-cell>
          <table:table-cell office:value-type="float" office:value="399.1667">
            <text:p>399.1667</text:p>
          </table:table-cell>
          <table:table-cell office:value-type="float" office:value="16.0">
            <text:p>16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2-17T11:00:00">
            <text:p>Sat Dec 17 11:00:00 2022</text:p>
          </table:table-cell>
          <table:table-cell office:value-type="float" office:value="447.3333">
            <text:p>447.3333</text:p>
          </table:table-cell>
          <table:table-cell office:value-type="float" office:value="21.1667">
            <text:p>21.1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2-17T12:00:00">
            <text:p>Sat Dec 17 12:00:00 2022</text:p>
          </table:table-cell>
          <table:table-cell office:value-type="float" office:value="418.0">
            <text:p>418.0</text:p>
          </table:table-cell>
          <table:table-cell office:value-type="float" office:value="18.3333">
            <text:p>18.3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12-17T13:00:00">
            <text:p>Sat Dec 17 13:00:00 2022</text:p>
          </table:table-cell>
          <table:table-cell office:value-type="float" office:value="395.3333">
            <text:p>395.3333</text:p>
          </table:table-cell>
          <table:table-cell office:value-type="float" office:value="18.0">
            <text:p>18.0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12-17T14:00:00">
            <text:p>Sat Dec 17 14:00:00 2022</text:p>
          </table:table-cell>
          <table:table-cell office:value-type="float" office:value="386.5">
            <text:p>386.5</text:p>
          </table:table-cell>
          <table:table-cell office:value-type="float" office:value="11.0">
            <text:p>11.0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12-17T15:00:00">
            <text:p>Sat Dec 17 15:00:00 2022</text:p>
          </table:table-cell>
          <table:table-cell office:value-type="float" office:value="345.8333">
            <text:p>345.8333</text:p>
          </table:table-cell>
          <table:table-cell office:value-type="float" office:value="5.5">
            <text:p>5.5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12-17T16:00:00">
            <text:p>Sat Dec 17 16:00:00 2022</text:p>
          </table:table-cell>
          <table:table-cell office:value-type="float" office:value="351.8333">
            <text:p>351.8333</text:p>
          </table:table-cell>
          <table:table-cell office:value-type="float" office:value="2.8333">
            <text:p>2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12-18T07:00:00">
            <text:p>Sun Dec 18 07:00:00 2022</text:p>
          </table:table-cell>
          <table:table-cell office:value-type="float" office:value="373.0">
            <text:p>373.0</text:p>
          </table:table-cell>
          <table:table-cell office:value-type="float" office:value="6.3333">
            <text:p>6.3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12-18T08:00:00">
            <text:p>Sun Dec 18 08:00:00 2022</text:p>
          </table:table-cell>
          <table:table-cell office:value-type="float" office:value="373.5">
            <text:p>373.5</text:p>
          </table:table-cell>
          <table:table-cell office:value-type="float" office:value="8.1667">
            <text:p>8.1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12-18T09:00:00">
            <text:p>Sun Dec 18 09:00:00 2022</text:p>
          </table:table-cell>
          <table:table-cell office:value-type="float" office:value="376.3333">
            <text:p>376.3333</text:p>
          </table:table-cell>
          <table:table-cell office:value-type="float" office:value="8.6667">
            <text:p>8.6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12-18T10:00:00">
            <text:p>Sun Dec 18 10:00:00 2022</text:p>
          </table:table-cell>
          <table:table-cell office:value-type="float" office:value="397.0">
            <text:p>397.0</text:p>
          </table:table-cell>
          <table:table-cell office:value-type="float" office:value="11.6667">
            <text:p>11.6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2-12-18T11:00:00">
            <text:p>Sun Dec 18 11:00:00 2022</text:p>
          </table:table-cell>
          <table:table-cell office:value-type="float" office:value="405.5">
            <text:p>405.5</text:p>
          </table:table-cell>
          <table:table-cell office:value-type="float" office:value="9.6667">
            <text:p>9.6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12-18T12:00:00">
            <text:p>Sun Dec 18 12:00:00 2022</text:p>
          </table:table-cell>
          <table:table-cell office:value-type="float" office:value="401.6667">
            <text:p>401.6667</text:p>
          </table:table-cell>
          <table:table-cell office:value-type="float" office:value="6.8333">
            <text:p>6.8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12-18T13:00:00">
            <text:p>Sun Dec 18 13:00:00 2022</text:p>
          </table:table-cell>
          <table:table-cell office:value-type="float" office:value="407.3333">
            <text:p>407.3333</text:p>
          </table:table-cell>
          <table:table-cell office:value-type="float" office:value="8.0">
            <text:p>8.0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12-18T14:00:00">
            <text:p>Sun Dec 18 14:00:00 2022</text:p>
          </table:table-cell>
          <table:table-cell office:value-type="float" office:value="399.3333">
            <text:p>399.3333</text:p>
          </table:table-cell>
          <table:table-cell office:value-type="float" office:value="7.8333">
            <text:p>7.8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12-18T15:00:00">
            <text:p>Sun Dec 18 15:00:00 2022</text:p>
          </table:table-cell>
          <table:table-cell office:value-type="float" office:value="411.5">
            <text:p>411.5</text:p>
          </table:table-cell>
          <table:table-cell office:value-type="float" office:value="8.6667">
            <text:p>8.6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12-18T16:00:00">
            <text:p>Sun Dec 18 16:00:00 2022</text:p>
          </table:table-cell>
          <table:table-cell office:value-type="float" office:value="382.8333">
            <text:p>382.8333</text:p>
          </table:table-cell>
          <table:table-cell office:value-type="float" office:value="6.3333">
            <text:p>6.3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2-19T06:00:00">
            <text:p>Mon Dec 19 06:00:00 2022</text:p>
          </table:table-cell>
          <table:table-cell office:value-type="float" office:value="359.1667">
            <text:p>359.1667</text:p>
          </table:table-cell>
          <table:table-cell office:value-type="float" office:value="6.5">
            <text:p>6.5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12-19T07:00:00">
            <text:p>Mon Dec 19 07:00:00 2022</text:p>
          </table:table-cell>
          <table:table-cell office:value-type="float" office:value="378.5">
            <text:p>378.5</text:p>
          </table:table-cell>
          <table:table-cell office:value-type="float" office:value="8.0">
            <text:p>8.0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2-12-19T08:00:00">
            <text:p>Mon Dec 19 08:00:00 2022</text:p>
          </table:table-cell>
          <table:table-cell office:value-type="float" office:value="435.0">
            <text:p>435.0</text:p>
          </table:table-cell>
          <table:table-cell office:value-type="float" office:value="20.6667">
            <text:p>20.6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2-19T09:00:00">
            <text:p>Mon Dec 19 09:00:00 2022</text:p>
          </table:table-cell>
          <table:table-cell office:value-type="float" office:value="499.3333">
            <text:p>499.3333</text:p>
          </table:table-cell>
          <table:table-cell office:value-type="float" office:value="24.8333">
            <text:p>24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2-19T10:00:00">
            <text:p>Mon Dec 19 10:00:00 2022</text:p>
          </table:table-cell>
          <table:table-cell office:value-type="float" office:value="465.0">
            <text:p>465.0</text:p>
          </table:table-cell>
          <table:table-cell office:value-type="float" office:value="22.0">
            <text:p>22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2-19T11:00:00">
            <text:p>Mon Dec 19 11:00:00 2022</text:p>
          </table:table-cell>
          <table:table-cell office:value-type="float" office:value="465.3333">
            <text:p>465.3333</text:p>
          </table:table-cell>
          <table:table-cell office:value-type="float" office:value="19.1667">
            <text:p>19.1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19T12:00:00">
            <text:p>Mon Dec 19 12:00:00 2022</text:p>
          </table:table-cell>
          <table:table-cell office:value-type="float" office:value="444.0">
            <text:p>444.0</text:p>
          </table:table-cell>
          <table:table-cell office:value-type="float" office:value="18.5">
            <text:p>18.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12-19T13:00:00">
            <text:p>Mon Dec 19 13:00:00 2022</text:p>
          </table:table-cell>
          <table:table-cell office:value-type="float" office:value="434.6667">
            <text:p>434.6667</text:p>
          </table:table-cell>
          <table:table-cell office:value-type="float" office:value="19.6667">
            <text:p>19.6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12-19T14:00:00">
            <text:p>Mon Dec 19 14:00:00 2022</text:p>
          </table:table-cell>
          <table:table-cell office:value-type="float" office:value="396.8333">
            <text:p>396.8333</text:p>
          </table:table-cell>
          <table:table-cell office:value-type="float" office:value="12.0">
            <text:p>12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12-19T15:00:00">
            <text:p>Mon Dec 19 15:00:00 2022</text:p>
          </table:table-cell>
          <table:table-cell office:value-type="float" office:value="409.6667">
            <text:p>409.6667</text:p>
          </table:table-cell>
          <table:table-cell office:value-type="float" office:value="14.5">
            <text:p>14.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12-19T16:00:00">
            <text:p>Mon Dec 19 16:00:00 2022</text:p>
          </table:table-cell>
          <table:table-cell office:value-type="float" office:value="384.6667">
            <text:p>384.6667</text:p>
          </table:table-cell>
          <table:table-cell office:value-type="float" office:value="13.8333">
            <text:p>13.8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2-19T17:00:00">
            <text:p>Mon Dec 19 17:00:00 2022</text:p>
          </table:table-cell>
          <table:table-cell office:value-type="float" office:value="383.1667">
            <text:p>383.1667</text:p>
          </table:table-cell>
          <table:table-cell office:value-type="float" office:value="18.0">
            <text:p>18.0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12-20T03:00:00">
            <text:p>Tue Dec 20 03:00:00 2022</text:p>
          </table:table-cell>
          <table:table-cell office:value-type="float" office:value="479.1667">
            <text:p>479.1667</text:p>
          </table:table-cell>
          <table:table-cell office:value-type="float" office:value="22.6667">
            <text:p>22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0T04:00:00">
            <text:p>Tue Dec 20 04:00:00 2022</text:p>
          </table:table-cell>
          <table:table-cell office:value-type="float" office:value="420.6667">
            <text:p>420.6667</text:p>
          </table:table-cell>
          <table:table-cell office:value-type="float" office:value="17.5">
            <text:p>17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20T05:00:00">
            <text:p>Tue Dec 20 05:00:00 2022</text:p>
          </table:table-cell>
          <table:table-cell office:value-type="float" office:value="397.0">
            <text:p>397.0</text:p>
          </table:table-cell>
          <table:table-cell office:value-type="float" office:value="13.8333">
            <text:p>13.8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2-20T06:00:00">
            <text:p>Tue Dec 20 06:00:00 2022</text:p>
          </table:table-cell>
          <table:table-cell office:value-type="float" office:value="401.0">
            <text:p>401.0</text:p>
          </table:table-cell>
          <table:table-cell office:value-type="float" office:value="11.1667">
            <text:p>11.1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12-20T07:00:00">
            <text:p>Tue Dec 20 07:00:00 2022</text:p>
          </table:table-cell>
          <table:table-cell office:value-type="float" office:value="399.3333">
            <text:p>399.3333</text:p>
          </table:table-cell>
          <table:table-cell office:value-type="float" office:value="10.6667">
            <text:p>10.6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12-20T08:00:00">
            <text:p>Tue Dec 20 08:00:00 2022</text:p>
          </table:table-cell>
          <table:table-cell office:value-type="float" office:value="438.3333">
            <text:p>438.3333</text:p>
          </table:table-cell>
          <table:table-cell office:value-type="float" office:value="18.1667">
            <text:p>18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2-20T09:00:00">
            <text:p>Tue Dec 20 09:00:00 2022</text:p>
          </table:table-cell>
          <table:table-cell office:value-type="float" office:value="614.5">
            <text:p>614.5</text:p>
          </table:table-cell>
          <table:table-cell office:value-type="float" office:value="17.8333">
            <text:p>17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0T10:00:00">
            <text:p>Tue Dec 20 10:00:00 2022</text:p>
          </table:table-cell>
          <table:table-cell office:value-type="float" office:value="649.3333">
            <text:p>649.3333</text:p>
          </table:table-cell>
          <table:table-cell office:value-type="float" office:value="19.6667">
            <text:p>19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2-20T11:00:00">
            <text:p>Tue Dec 20 11:00:00 2022</text:p>
          </table:table-cell>
          <table:table-cell office:value-type="float" office:value="571.8333">
            <text:p>571.8333</text:p>
          </table:table-cell>
          <table:table-cell office:value-type="float" office:value="20.3333">
            <text:p>20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2-20T12:00:00">
            <text:p>Tue Dec 20 12:00:00 2022</text:p>
          </table:table-cell>
          <table:table-cell office:value-type="float" office:value="583.5">
            <text:p>583.5</text:p>
          </table:table-cell>
          <table:table-cell office:value-type="float" office:value="26.6667">
            <text:p>26.6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12-20T15:00:00">
            <text:p>Tue Dec 20 15:00:00 2022</text:p>
          </table:table-cell>
          <table:table-cell office:value-type="float" office:value="381.5">
            <text:p>381.5</text:p>
          </table:table-cell>
          <table:table-cell office:value-type="float" office:value="20.1667">
            <text:p>20.1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12-21T10:00:00">
            <text:p>Wed Dec 21 10:00:00 2022</text:p>
          </table:table-cell>
          <table:table-cell office:value-type="float" office:value="475.1667">
            <text:p>475.1667</text:p>
          </table:table-cell>
          <table:table-cell office:value-type="float" office:value="18.8333">
            <text:p>18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21T11:00:00">
            <text:p>Wed Dec 21 11:00:00 2022</text:p>
          </table:table-cell>
          <table:table-cell office:value-type="float" office:value="540.6667">
            <text:p>540.6667</text:p>
          </table:table-cell>
          <table:table-cell office:value-type="float" office:value="26.6667">
            <text:p>26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2-21T12:00:00">
            <text:p>Wed Dec 21 12:00:00 2022</text:p>
          </table:table-cell>
          <table:table-cell office:value-type="float" office:value="576.3333">
            <text:p>576.3333</text:p>
          </table:table-cell>
          <table:table-cell office:value-type="float" office:value="29.6667">
            <text:p>29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12-21T13:00:00">
            <text:p>Wed Dec 21 13:00:00 2022</text:p>
          </table:table-cell>
          <table:table-cell office:value-type="float" office:value="493.6667">
            <text:p>493.6667</text:p>
          </table:table-cell>
          <table:table-cell office:value-type="float" office:value="27.8333">
            <text:p>27.8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12-21T14:00:00">
            <text:p>Wed Dec 21 14:00:00 2022</text:p>
          </table:table-cell>
          <table:table-cell office:value-type="float" office:value="489.0">
            <text:p>489.0</text:p>
          </table:table-cell>
          <table:table-cell office:value-type="float" office:value="30.5">
            <text:p>30.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2-12-21T15:00:00">
            <text:p>Wed Dec 21 15:00:00 2022</text:p>
          </table:table-cell>
          <table:table-cell office:value-type="float" office:value="492.3333">
            <text:p>492.3333</text:p>
          </table:table-cell>
          <table:table-cell office:value-type="float" office:value="34.3333">
            <text:p>34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2-21T16:00:00">
            <text:p>Wed Dec 21 16:00:00 2022</text:p>
          </table:table-cell>
          <table:table-cell office:value-type="float" office:value="414.0">
            <text:p>414.0</text:p>
          </table:table-cell>
          <table:table-cell office:value-type="float" office:value="33.0">
            <text:p>33.0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2-12-21T17:00:00">
            <text:p>Wed Dec 21 17:00:00 2022</text:p>
          </table:table-cell>
          <table:table-cell office:value-type="float" office:value="381.0">
            <text:p>381.0</text:p>
          </table:table-cell>
          <table:table-cell office:value-type="float" office:value="28.0">
            <text:p>28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2-12-21T18:00:00">
            <text:p>Wed Dec 21 18:00:00 2022</text:p>
          </table:table-cell>
          <table:table-cell office:value-type="float" office:value="386.3333">
            <text:p>386.3333</text:p>
          </table:table-cell>
          <table:table-cell office:value-type="float" office:value="26.1667">
            <text:p>26.1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12-21T19:00:00">
            <text:p>Wed Dec 21 19:00:00 2022</text:p>
          </table:table-cell>
          <table:table-cell office:value-type="float" office:value="476.3333">
            <text:p>476.3333</text:p>
          </table:table-cell>
          <table:table-cell office:value-type="float" office:value="44.8333">
            <text:p>44.8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12-22T05:00:00">
            <text:p>Thu Dec 22 05:00:00 2022</text:p>
          </table:table-cell>
          <table:table-cell office:value-type="float" office:value="356.6667">
            <text:p>356.6667</text:p>
          </table:table-cell>
          <table:table-cell office:value-type="float" office:value="10.0">
            <text:p>10.0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12-22T07:00:00">
            <text:p>Thu Dec 22 07:00:00 2022</text:p>
          </table:table-cell>
          <table:table-cell office:value-type="float" office:value="372.0">
            <text:p>372.0</text:p>
          </table:table-cell>
          <table:table-cell office:value-type="float" office:value="11.5">
            <text:p>11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22T08:00:00">
            <text:p>Thu Dec 22 08:00:00 2022</text:p>
          </table:table-cell>
          <table:table-cell office:value-type="float" office:value="411.6667">
            <text:p>411.6667</text:p>
          </table:table-cell>
          <table:table-cell office:value-type="float" office:value="14.8333">
            <text:p>14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2T10:00:00">
            <text:p>Thu Dec 22 10:00:00 2022</text:p>
          </table:table-cell>
          <table:table-cell office:value-type="float" office:value="429.1667">
            <text:p>429.1667</text:p>
          </table:table-cell>
          <table:table-cell office:value-type="float" office:value="23.8333">
            <text:p>23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2-22T11:00:00">
            <text:p>Thu Dec 22 11:00:00 2022</text:p>
          </table:table-cell>
          <table:table-cell office:value-type="float" office:value="428.3333">
            <text:p>428.3333</text:p>
          </table:table-cell>
          <table:table-cell office:value-type="float" office:value="21.1667">
            <text:p>21.1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2-22T12:00:00">
            <text:p>Thu Dec 22 12:00:00 2022</text:p>
          </table:table-cell>
          <table:table-cell office:value-type="float" office:value="432.0">
            <text:p>432.0</text:p>
          </table:table-cell>
          <table:table-cell office:value-type="float" office:value="21.0">
            <text:p>21.0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12-22T13:00:00">
            <text:p>Thu Dec 22 13:00:00 2022</text:p>
          </table:table-cell>
          <table:table-cell office:value-type="float" office:value="424.6667">
            <text:p>424.6667</text:p>
          </table:table-cell>
          <table:table-cell office:value-type="float" office:value="19.3333">
            <text:p>19.3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12-22T14:00:00">
            <text:p>Thu Dec 22 14:00:00 2022</text:p>
          </table:table-cell>
          <table:table-cell office:value-type="float" office:value="399.0">
            <text:p>399.0</text:p>
          </table:table-cell>
          <table:table-cell office:value-type="float" office:value="16.0">
            <text:p>16.0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12-22T15:00:00">
            <text:p>Thu Dec 22 15:00:00 2022</text:p>
          </table:table-cell>
          <table:table-cell office:value-type="float" office:value="402.6667">
            <text:p>402.6667</text:p>
          </table:table-cell>
          <table:table-cell office:value-type="float" office:value="17.6667">
            <text:p>17.6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12-23T06:00:00">
            <text:p>Fri Dec 23 06:00:00 2022</text:p>
          </table:table-cell>
          <table:table-cell office:value-type="float" office:value="356.0">
            <text:p>356.0</text:p>
          </table:table-cell>
          <table:table-cell office:value-type="float" office:value="5.0">
            <text:p>5.0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12-23T07:00:00">
            <text:p>Fri Dec 23 07:00:00 2022</text:p>
          </table:table-cell>
          <table:table-cell office:value-type="float" office:value="368.8333">
            <text:p>368.8333</text:p>
          </table:table-cell>
          <table:table-cell office:value-type="float" office:value="7.6667">
            <text:p>7.6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2-23T08:00:00">
            <text:p>Fri Dec 23 08:00:00 2022</text:p>
          </table:table-cell>
          <table:table-cell office:value-type="float" office:value="432.8333">
            <text:p>432.8333</text:p>
          </table:table-cell>
          <table:table-cell office:value-type="float" office:value="11.3333">
            <text:p>11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3T11:00:00">
            <text:p>Fri Dec 23 11:00:00 2022</text:p>
          </table:table-cell>
          <table:table-cell office:value-type="float" office:value="444.1667">
            <text:p>444.1667</text:p>
          </table:table-cell>
          <table:table-cell office:value-type="float" office:value="17.5">
            <text:p>17.5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12-23T12:00:00">
            <text:p>Fri Dec 23 12:00:00 2022</text:p>
          </table:table-cell>
          <table:table-cell office:value-type="float" office:value="417.3333">
            <text:p>417.3333</text:p>
          </table:table-cell>
          <table:table-cell office:value-type="float" office:value="15.6667">
            <text:p>15.6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12-23T13:00:00">
            <text:p>Fri Dec 23 13:00:00 2022</text:p>
          </table:table-cell>
          <table:table-cell office:value-type="float" office:value="382.6667">
            <text:p>382.6667</text:p>
          </table:table-cell>
          <table:table-cell office:value-type="float" office:value="12.6667">
            <text:p>12.6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2-23T14:00:00">
            <text:p>Fri Dec 23 14:00:00 2022</text:p>
          </table:table-cell>
          <table:table-cell office:value-type="float" office:value="391.3333">
            <text:p>391.3333</text:p>
          </table:table-cell>
          <table:table-cell office:value-type="float" office:value="12.0">
            <text:p>12.0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12-23T15:00:00">
            <text:p>Fri Dec 23 15:00:00 2022</text:p>
          </table:table-cell>
          <table:table-cell office:value-type="float" office:value="382.0">
            <text:p>382.0</text:p>
          </table:table-cell>
          <table:table-cell office:value-type="float" office:value="11.0">
            <text:p>11.0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12-24T04:00:00">
            <text:p>Sat Dec 24 04:00:00 2022</text:p>
          </table:table-cell>
          <table:table-cell office:value-type="float" office:value="424.5">
            <text:p>424.5</text:p>
          </table:table-cell>
          <table:table-cell office:value-type="float" office:value="15.3333">
            <text:p>15.3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2-12-24T05:00:00">
            <text:p>Sat Dec 24 05:00:00 2022</text:p>
          </table:table-cell>
          <table:table-cell office:value-type="float" office:value="401.6667">
            <text:p>401.6667</text:p>
          </table:table-cell>
          <table:table-cell office:value-type="float" office:value="10.0">
            <text:p>10.0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2-24T06:00:00">
            <text:p>Sat Dec 24 06:00:00 2022</text:p>
          </table:table-cell>
          <table:table-cell office:value-type="float" office:value="385.0">
            <text:p>385.0</text:p>
          </table:table-cell>
          <table:table-cell office:value-type="float" office:value="4.3333">
            <text:p>4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12-24T07:00:00">
            <text:p>Sat Dec 24 07:00:00 2022</text:p>
          </table:table-cell>
          <table:table-cell office:value-type="float" office:value="400.6667">
            <text:p>400.6667</text:p>
          </table:table-cell>
          <table:table-cell office:value-type="float" office:value="9.0">
            <text:p>9.0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2-24T08:00:00">
            <text:p>Sat Dec 24 08:00:00 2022</text:p>
          </table:table-cell>
          <table:table-cell office:value-type="float" office:value="398.0">
            <text:p>398.0</text:p>
          </table:table-cell>
          <table:table-cell office:value-type="float" office:value="11.5">
            <text:p>11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2-24T09:00:00">
            <text:p>Sat Dec 24 09:00:00 2022</text:p>
          </table:table-cell>
          <table:table-cell office:value-type="float" office:value="409.0">
            <text:p>409.0</text:p>
          </table:table-cell>
          <table:table-cell office:value-type="float" office:value="10.8333">
            <text:p>10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2-24T10:00:00">
            <text:p>Sat Dec 24 10:00:00 2022</text:p>
          </table:table-cell>
          <table:table-cell office:value-type="float" office:value="414.3333">
            <text:p>414.3333</text:p>
          </table:table-cell>
          <table:table-cell office:value-type="float" office:value="10.0">
            <text:p>10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12-24T11:00:00">
            <text:p>Sat Dec 24 11:00:00 2022</text:p>
          </table:table-cell>
          <table:table-cell office:value-type="float" office:value="441.0">
            <text:p>441.0</text:p>
          </table:table-cell>
          <table:table-cell office:value-type="float" office:value="8.0">
            <text:p>8.0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12-24T12:00:00">
            <text:p>Sat Dec 24 12:00:00 2022</text:p>
          </table:table-cell>
          <table:table-cell office:value-type="float" office:value="446.5">
            <text:p>446.5</text:p>
          </table:table-cell>
          <table:table-cell office:value-type="float" office:value="8.8333">
            <text:p>8.8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12-24T13:00:00">
            <text:p>Sat Dec 24 13:00:00 2022</text:p>
          </table:table-cell>
          <table:table-cell office:value-type="float" office:value="438.0">
            <text:p>438.0</text:p>
          </table:table-cell>
          <table:table-cell office:value-type="float" office:value="9.3333">
            <text:p>9.3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2-24T14:00:00">
            <text:p>Sat Dec 24 14:00:00 2022</text:p>
          </table:table-cell>
          <table:table-cell office:value-type="float" office:value="414.0">
            <text:p>414.0</text:p>
          </table:table-cell>
          <table:table-cell office:value-type="float" office:value="8.0">
            <text:p>8.0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12-25T08:00:00">
            <text:p>Sun Dec 25 08:00:00 2022</text:p>
          </table:table-cell>
          <table:table-cell office:value-type="float" office:value="438.0">
            <text:p>438.0</text:p>
          </table:table-cell>
          <table:table-cell office:value-type="float" office:value="6.1667">
            <text:p>6.1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12-25T09:00:00">
            <text:p>Sun Dec 25 09:00:00 2022</text:p>
          </table:table-cell>
          <table:table-cell office:value-type="float" office:value="401.6667">
            <text:p>401.6667</text:p>
          </table:table-cell>
          <table:table-cell office:value-type="float" office:value="5.0">
            <text:p>5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2-25T10:00:00">
            <text:p>Sun Dec 25 10:00:00 2022</text:p>
          </table:table-cell>
          <table:table-cell office:value-type="float" office:value="403.3333">
            <text:p>403.3333</text:p>
          </table:table-cell>
          <table:table-cell office:value-type="float" office:value="6.3333">
            <text:p>6.3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12-25T11:00:00">
            <text:p>Sun Dec 25 11:00:00 2022</text:p>
          </table:table-cell>
          <table:table-cell office:value-type="float" office:value="402.6667">
            <text:p>402.6667</text:p>
          </table:table-cell>
          <table:table-cell office:value-type="float" office:value="6.8333">
            <text:p>6.8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2-25T12:00:00">
            <text:p>Sun Dec 25 12:00:00 2022</text:p>
          </table:table-cell>
          <table:table-cell office:value-type="float" office:value="412.8333">
            <text:p>412.8333</text:p>
          </table:table-cell>
          <table:table-cell office:value-type="float" office:value="6.6667">
            <text:p>6.6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2-25T13:00:00">
            <text:p>Sun Dec 25 13:00:00 2022</text:p>
          </table:table-cell>
          <table:table-cell office:value-type="float" office:value="449.1667">
            <text:p>449.1667</text:p>
          </table:table-cell>
          <table:table-cell office:value-type="float" office:value="8.8333">
            <text:p>8.8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12-25T14:00:00">
            <text:p>Sun Dec 25 14:00:00 2022</text:p>
          </table:table-cell>
          <table:table-cell office:value-type="float" office:value="421.5">
            <text:p>421.5</text:p>
          </table:table-cell>
          <table:table-cell office:value-type="float" office:value="10.0">
            <text:p>10.0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12-25T15:00:00">
            <text:p>Sun Dec 25 15:00:00 2022</text:p>
          </table:table-cell>
          <table:table-cell office:value-type="float" office:value="378.0">
            <text:p>378.0</text:p>
          </table:table-cell>
          <table:table-cell office:value-type="float" office:value="5.6667">
            <text:p>5.6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12-26T07:00:00">
            <text:p>Mon Dec 26 07:00:00 2022</text:p>
          </table:table-cell>
          <table:table-cell office:value-type="float" office:value="399.8333">
            <text:p>399.8333</text:p>
          </table:table-cell>
          <table:table-cell office:value-type="float" office:value="7.0">
            <text:p>7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12-26T08:00:00">
            <text:p>Mon Dec 26 08:00:00 2022</text:p>
          </table:table-cell>
          <table:table-cell office:value-type="float" office:value="394.6667">
            <text:p>394.6667</text:p>
          </table:table-cell>
          <table:table-cell office:value-type="float" office:value="11.0">
            <text:p>11.0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26T09:00:00">
            <text:p>Mon Dec 26 09:00:00 2022</text:p>
          </table:table-cell>
          <table:table-cell office:value-type="float" office:value="375.1667">
            <text:p>375.1667</text:p>
          </table:table-cell>
          <table:table-cell office:value-type="float" office:value="11.0">
            <text:p>11.0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2-26T10:00:00">
            <text:p>Mon Dec 26 10:00:00 2022</text:p>
          </table:table-cell>
          <table:table-cell office:value-type="float" office:value="371.8333">
            <text:p>371.8333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12-26T11:00:00">
            <text:p>Mon Dec 26 11:00:00 2022</text:p>
          </table:table-cell>
          <table:table-cell office:value-type="float" office:value="380.3333">
            <text:p>380.3333</text:p>
          </table:table-cell>
          <table:table-cell office:value-type="float" office:value="8.1667">
            <text:p>8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12-26T12:00:00">
            <text:p>Mon Dec 26 12:00:00 2022</text:p>
          </table:table-cell>
          <table:table-cell office:value-type="float" office:value="378.8333">
            <text:p>378.8333</text:p>
          </table:table-cell>
          <table:table-cell office:value-type="float" office:value="8.0">
            <text:p>8.0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12-26T13:00:00">
            <text:p>Mon Dec 26 13:00:00 2022</text:p>
          </table:table-cell>
          <table:table-cell office:value-type="float" office:value="410.0">
            <text:p>410.0</text:p>
          </table:table-cell>
          <table:table-cell office:value-type="float" office:value="10.6667">
            <text:p>10.6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12-26T14:00:00">
            <text:p>Mon Dec 26 14:00:00 2022</text:p>
          </table:table-cell>
          <table:table-cell office:value-type="float" office:value="381.0">
            <text:p>381.0</text:p>
          </table:table-cell>
          <table:table-cell office:value-type="float" office:value="11.3333">
            <text:p>11.3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12-26T15:00:00">
            <text:p>Mon Dec 26 15:00:00 2022</text:p>
          </table:table-cell>
          <table:table-cell office:value-type="float" office:value="390.5">
            <text:p>390.5</text:p>
          </table:table-cell>
          <table:table-cell office:value-type="float" office:value="11.3333">
            <text:p>11.3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12-26T16:00:00">
            <text:p>Mon Dec 26 16:00:00 2022</text:p>
          </table:table-cell>
          <table:table-cell office:value-type="float" office:value="379.6667">
            <text:p>379.6667</text:p>
          </table:table-cell>
          <table:table-cell office:value-type="float" office:value="8.8333">
            <text:p>8.8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2-26T17:00:00">
            <text:p>Mon Dec 26 17:00:00 2022</text:p>
          </table:table-cell>
          <table:table-cell office:value-type="float" office:value="384.6667">
            <text:p>384.6667</text:p>
          </table:table-cell>
          <table:table-cell office:value-type="float" office:value="10.8333">
            <text:p>10.8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12-27T03:00:00">
            <text:p>Tue Dec 27 03:00:00 2022</text:p>
          </table:table-cell>
          <table:table-cell office:value-type="float" office:value="430.8333">
            <text:p>430.8333</text:p>
          </table:table-cell>
          <table:table-cell office:value-type="float" office:value="18.6667">
            <text:p>18.6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12-27T04:00:00">
            <text:p>Tue Dec 27 04:00:00 2022</text:p>
          </table:table-cell>
          <table:table-cell office:value-type="float" office:value="386.1667">
            <text:p>386.1667</text:p>
          </table:table-cell>
          <table:table-cell office:value-type="float" office:value="12.1667">
            <text:p>12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12-27T05:00:00">
            <text:p>Tue Dec 27 05:00:00 2022</text:p>
          </table:table-cell>
          <table:table-cell office:value-type="float" office:value="335.3333">
            <text:p>335.3333</text:p>
          </table:table-cell>
          <table:table-cell office:value-type="float" office:value="7.6667">
            <text:p>7.6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12-27T06:00:00">
            <text:p>Tue Dec 27 06:00:00 2022</text:p>
          </table:table-cell>
          <table:table-cell office:value-type="float" office:value="334.6667">
            <text:p>334.6667</text:p>
          </table:table-cell>
          <table:table-cell office:value-type="float" office:value="6.1667">
            <text:p>6.1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12-27T07:00:00">
            <text:p>Tue Dec 27 07:00:00 2022</text:p>
          </table:table-cell>
          <table:table-cell office:value-type="float" office:value="332.0">
            <text:p>332.0</text:p>
          </table:table-cell>
          <table:table-cell office:value-type="float" office:value="6.3333">
            <text:p>6.3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12-27T08:00:00">
            <text:p>Tue Dec 27 08:00:00 2022</text:p>
          </table:table-cell>
          <table:table-cell office:value-type="float" office:value="363.5">
            <text:p>363.5</text:p>
          </table:table-cell>
          <table:table-cell office:value-type="float" office:value="16.0">
            <text:p>16.0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27T09:00:00">
            <text:p>Tue Dec 27 09:00:00 2022</text:p>
          </table:table-cell>
          <table:table-cell office:value-type="float" office:value="414.0">
            <text:p>414.0</text:p>
          </table:table-cell>
          <table:table-cell office:value-type="float" office:value="21.6667">
            <text:p>21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12-27T10:00:00">
            <text:p>Tue Dec 27 10:00:00 2022</text:p>
          </table:table-cell>
          <table:table-cell office:value-type="float" office:value="468.5">
            <text:p>468.5</text:p>
          </table:table-cell>
          <table:table-cell office:value-type="float" office:value="17.0">
            <text:p>17.0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2-27T11:00:00">
            <text:p>Tue Dec 27 11:00:00 2022</text:p>
          </table:table-cell>
          <table:table-cell office:value-type="float" office:value="416.5">
            <text:p>416.5</text:p>
          </table:table-cell>
          <table:table-cell office:value-type="float" office:value="15.0">
            <text:p>15.0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12-27T12:00:00">
            <text:p>Tue Dec 27 12:00:00 2022</text:p>
          </table:table-cell>
          <table:table-cell office:value-type="float" office:value="394.8333">
            <text:p>394.8333</text:p>
          </table:table-cell>
          <table:table-cell office:value-type="float" office:value="14.0">
            <text:p>14.0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12-27T13:00:00">
            <text:p>Tue Dec 27 13:00:00 2022</text:p>
          </table:table-cell>
          <table:table-cell office:value-type="float" office:value="365.8333">
            <text:p>365.8333</text:p>
          </table:table-cell>
          <table:table-cell office:value-type="float" office:value="11.8333">
            <text:p>11.8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12-27T14:00:00">
            <text:p>Tue Dec 27 14:00:00 2022</text:p>
          </table:table-cell>
          <table:table-cell office:value-type="float" office:value="347.0">
            <text:p>347.0</text:p>
          </table:table-cell>
          <table:table-cell office:value-type="float" office:value="10.3333">
            <text:p>10.3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12-27T15:00:00">
            <text:p>Tue Dec 27 15:00:00 2022</text:p>
          </table:table-cell>
          <table:table-cell office:value-type="float" office:value="371.8333">
            <text:p>371.8333</text:p>
          </table:table-cell>
          <table:table-cell office:value-type="float" office:value="11.5">
            <text:p>11.5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12-27T16:00:00">
            <text:p>Tue Dec 27 16:00:00 2022</text:p>
          </table:table-cell>
          <table:table-cell office:value-type="float" office:value="332.5">
            <text:p>332.5</text:p>
          </table:table-cell>
          <table:table-cell office:value-type="float" office:value="8.8333">
            <text:p>8.8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12-28T03:00:00">
            <text:p>Wed Dec 28 03:00:00 2022</text:p>
          </table:table-cell>
          <table:table-cell office:value-type="float" office:value="409.6667">
            <text:p>409.6667</text:p>
          </table:table-cell>
          <table:table-cell office:value-type="float" office:value="19.8333">
            <text:p>19.8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2-12-28T04:00:00">
            <text:p>Wed Dec 28 04:00:00 2022</text:p>
          </table:table-cell>
          <table:table-cell office:value-type="float" office:value="368.0">
            <text:p>368.0</text:p>
          </table:table-cell>
          <table:table-cell office:value-type="float" office:value="12.6667">
            <text:p>12.6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12-28T05:00:00">
            <text:p>Wed Dec 28 05:00:00 2022</text:p>
          </table:table-cell>
          <table:table-cell office:value-type="float" office:value="337.8333">
            <text:p>337.8333</text:p>
          </table:table-cell>
          <table:table-cell office:value-type="float" office:value="8.3333">
            <text:p>8.3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2-12-28T06:00:00">
            <text:p>Wed Dec 28 06:00:00 2022</text:p>
          </table:table-cell>
          <table:table-cell office:value-type="float" office:value="347.8333">
            <text:p>347.8333</text:p>
          </table:table-cell>
          <table:table-cell office:value-type="float" office:value="10.1667">
            <text:p>10.1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12-28T07:00:00">
            <text:p>Wed Dec 28 07:00:00 2022</text:p>
          </table:table-cell>
          <table:table-cell office:value-type="float" office:value="352.6667">
            <text:p>352.6667</text:p>
          </table:table-cell>
          <table:table-cell office:value-type="float" office:value="11.3333">
            <text:p>11.3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12-28T08:00:00">
            <text:p>Wed Dec 28 08:00:00 2022</text:p>
          </table:table-cell>
          <table:table-cell office:value-type="float" office:value="378.3333">
            <text:p>378.3333</text:p>
          </table:table-cell>
          <table:table-cell office:value-type="float" office:value="16.5">
            <text:p>16.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2-12-28T11:00:00">
            <text:p>Wed Dec 28 11:00:00 2022</text:p>
          </table:table-cell>
          <table:table-cell office:value-type="float" office:value="306.3333">
            <text:p>306.3333</text:p>
          </table:table-cell>
          <table:table-cell office:value-type="float" office:value="22.0">
            <text:p>22.0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12-28T12:00:00">
            <text:p>Wed Dec 28 12:00:00 2022</text:p>
          </table:table-cell>
          <table:table-cell office:value-type="float" office:value="396.1667">
            <text:p>396.1667</text:p>
          </table:table-cell>
          <table:table-cell office:value-type="float" office:value="23.3333">
            <text:p>23.3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12-28T13:00:00">
            <text:p>Wed Dec 28 13:00:00 2022</text:p>
          </table:table-cell>
          <table:table-cell office:value-type="float" office:value="393.0">
            <text:p>393.0</text:p>
          </table:table-cell>
          <table:table-cell office:value-type="float" office:value="18.8333">
            <text:p>18.8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12-28T14:00:00">
            <text:p>Wed Dec 28 14:00:00 2022</text:p>
          </table:table-cell>
          <table:table-cell office:value-type="float" office:value="390.3333">
            <text:p>390.3333</text:p>
          </table:table-cell>
          <table:table-cell office:value-type="float" office:value="23.1667">
            <text:p>23.1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12-28T15:00:00">
            <text:p>Wed Dec 28 15:00:00 2022</text:p>
          </table:table-cell>
          <table:table-cell office:value-type="float" office:value="392.6667">
            <text:p>392.6667</text:p>
          </table:table-cell>
          <table:table-cell office:value-type="float" office:value="21.3333">
            <text:p>21.3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12-28T16:00:00">
            <text:p>Wed Dec 28 16:00:00 2022</text:p>
          </table:table-cell>
          <table:table-cell office:value-type="float" office:value="418.5">
            <text:p>418.5</text:p>
          </table:table-cell>
          <table:table-cell office:value-type="float" office:value="29.8333">
            <text:p>29.8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12-28T17:00:00">
            <text:p>Wed Dec 28 17:00:00 2022</text:p>
          </table:table-cell>
          <table:table-cell office:value-type="float" office:value="399.6667">
            <text:p>399.6667</text:p>
          </table:table-cell>
          <table:table-cell office:value-type="float" office:value="29.5">
            <text:p>29.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12-29T06:00:00">
            <text:p>Thu Dec 29 06:00:00 2022</text:p>
          </table:table-cell>
          <table:table-cell office:value-type="float" office:value="605.1667">
            <text:p>605.1667</text:p>
          </table:table-cell>
          <table:table-cell office:value-type="float" office:value="24.3333">
            <text:p>24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9T07:00:00">
            <text:p>Thu Dec 29 07:00:00 2022</text:p>
          </table:table-cell>
          <table:table-cell office:value-type="float" office:value="549.3333">
            <text:p>549.3333</text:p>
          </table:table-cell>
          <table:table-cell office:value-type="float" office:value="24.8333">
            <text:p>24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9T08:00:00">
            <text:p>Thu Dec 29 08:00:00 2022</text:p>
          </table:table-cell>
          <table:table-cell office:value-type="float" office:value="452.5">
            <text:p>452.5</text:p>
          </table:table-cell>
          <table:table-cell office:value-type="float" office:value="21.3333">
            <text:p>21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9T09:00:00">
            <text:p>Thu Dec 29 09:00:00 2022</text:p>
          </table:table-cell>
          <table:table-cell office:value-type="float" office:value="436.8333">
            <text:p>436.8333</text:p>
          </table:table-cell>
          <table:table-cell office:value-type="float" office:value="18.1667">
            <text:p>18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9T10:00:00">
            <text:p>Thu Dec 29 10:00:00 2022</text:p>
          </table:table-cell>
          <table:table-cell office:value-type="float" office:value="501.6667">
            <text:p>501.6667</text:p>
          </table:table-cell>
          <table:table-cell office:value-type="float" office:value="21.3333">
            <text:p>21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2-29T11:00:00">
            <text:p>Thu Dec 29 11:00:00 2022</text:p>
          </table:table-cell>
          <table:table-cell office:value-type="float" office:value="542.1667">
            <text:p>542.1667</text:p>
          </table:table-cell>
          <table:table-cell office:value-type="float" office:value="28.5">
            <text:p>28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2-29T12:00:00">
            <text:p>Thu Dec 29 12:00:00 2022</text:p>
          </table:table-cell>
          <table:table-cell office:value-type="float" office:value="581.8333">
            <text:p>581.8333</text:p>
          </table:table-cell>
          <table:table-cell office:value-type="float" office:value="35.6667">
            <text:p>35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2-30T14:00:00">
            <text:p>Fri Dec 30 14:00:00 2022</text:p>
          </table:table-cell>
          <table:table-cell office:value-type="float" office:value="360.8333">
            <text:p>360.8333</text:p>
          </table:table-cell>
          <table:table-cell office:value-type="float" office:value="19.6667">
            <text:p>19.6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12-30T15:00:00">
            <text:p>Fri Dec 30 15:00:00 2022</text:p>
          </table:table-cell>
          <table:table-cell office:value-type="float" office:value="394.1667">
            <text:p>394.1667</text:p>
          </table:table-cell>
          <table:table-cell office:value-type="float" office:value="11.5">
            <text:p>11.5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12-30T16:00:00">
            <text:p>Fri Dec 30 16:00:00 2022</text:p>
          </table:table-cell>
          <table:table-cell office:value-type="float" office:value="347.1667">
            <text:p>347.1667</text:p>
          </table:table-cell>
          <table:table-cell office:value-type="float" office:value="26.5">
            <text:p>26.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2-30T17:00:00">
            <text:p>Fri Dec 30 17:00:00 2022</text:p>
          </table:table-cell>
          <table:table-cell office:value-type="float" office:value="389.6667">
            <text:p>389.6667</text:p>
          </table:table-cell>
          <table:table-cell office:value-type="float" office:value="29.5">
            <text:p>29.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12-31T04:00:00">
            <text:p>Sat Dec 31 04:00:00 2022</text:p>
          </table:table-cell>
          <table:table-cell office:value-type="float" office:value="374.0">
            <text:p>374.0</text:p>
          </table:table-cell>
          <table:table-cell office:value-type="float" office:value="12.3333">
            <text:p>12.3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12-31T05:00:00">
            <text:p>Sat Dec 31 05:00:00 2022</text:p>
          </table:table-cell>
          <table:table-cell office:value-type="float" office:value="383.5">
            <text:p>383.5</text:p>
          </table:table-cell>
          <table:table-cell office:value-type="float" office:value="9.8333">
            <text:p>9.8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2-12-31T06:00:00">
            <text:p>Sat Dec 31 06:00:00 2022</text:p>
          </table:table-cell>
          <table:table-cell office:value-type="float" office:value="370.1667">
            <text:p>370.1667</text:p>
          </table:table-cell>
          <table:table-cell office:value-type="float" office:value="11.8333">
            <text:p>11.8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12-31T07:00:00">
            <text:p>Sat Dec 31 07:00:00 2022</text:p>
          </table:table-cell>
          <table:table-cell office:value-type="float" office:value="349.3333">
            <text:p>349.3333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12-31T08:00:00">
            <text:p>Sat Dec 31 08:00:00 2022</text:p>
          </table:table-cell>
          <table:table-cell office:value-type="float" office:value="358.0">
            <text:p>358.0</text:p>
          </table:table-cell>
          <table:table-cell office:value-type="float" office:value="14.3333">
            <text:p>14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12-31T09:00:00">
            <text:p>Sat Dec 31 09:00:00 2022</text:p>
          </table:table-cell>
          <table:table-cell office:value-type="float" office:value="391.6667">
            <text:p>391.6667</text:p>
          </table:table-cell>
          <table:table-cell office:value-type="float" office:value="17.1667">
            <text:p>17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2-31T10:00:00">
            <text:p>Sat Dec 31 10:00:00 2022</text:p>
          </table:table-cell>
          <table:table-cell office:value-type="float" office:value="395.0">
            <text:p>395.0</text:p>
          </table:table-cell>
          <table:table-cell office:value-type="float" office:value="18.6667">
            <text:p>18.6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12-31T11:00:00">
            <text:p>Sat Dec 31 11:00:00 2022</text:p>
          </table:table-cell>
          <table:table-cell office:value-type="float" office:value="426.0">
            <text:p>426.0</text:p>
          </table:table-cell>
          <table:table-cell office:value-type="float" office:value="17.5">
            <text:p>17.5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12-31T12:00:00">
            <text:p>Sat Dec 31 12:00:00 2022</text:p>
          </table:table-cell>
          <table:table-cell office:value-type="float" office:value="430.3333">
            <text:p>430.3333</text:p>
          </table:table-cell>
          <table:table-cell office:value-type="float" office:value="16.1667">
            <text:p>16.1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12-31T13:00:00">
            <text:p>Sat Dec 31 13:00:00 2022</text:p>
          </table:table-cell>
          <table:table-cell office:value-type="float" office:value="408.0">
            <text:p>408.0</text:p>
          </table:table-cell>
          <table:table-cell office:value-type="float" office:value="15.5">
            <text:p>15.5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2-31T14:00:00">
            <text:p>Sat Dec 31 14:00:00 2022</text:p>
          </table:table-cell>
          <table:table-cell office:value-type="float" office:value="426.0">
            <text:p>426.0</text:p>
          </table:table-cell>
          <table:table-cell office:value-type="float" office:value="16.0">
            <text:p>16.0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12-31T15:00:00">
            <text:p>Sat Dec 31 15:00:00 2022</text:p>
          </table:table-cell>
          <table:table-cell office:value-type="float" office:value="427.6667">
            <text:p>427.6667</text:p>
          </table:table-cell>
          <table:table-cell office:value-type="float" office:value="20.1667">
            <text:p>20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01-01T04:00:00">
            <text:p>Sun Jan  1 04:00:00 2023</text:p>
          </table:table-cell>
          <table:table-cell office:value-type="float" office:value="498.0">
            <text:p>498.0</text:p>
          </table:table-cell>
          <table:table-cell office:value-type="float" office:value="23.8333">
            <text:p>23.8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01-01T05:00:00">
            <text:p>Sun Jan  1 05:00:00 2023</text:p>
          </table:table-cell>
          <table:table-cell office:value-type="float" office:value="455.8333">
            <text:p>455.8333</text:p>
          </table:table-cell>
          <table:table-cell office:value-type="float" office:value="17.1667">
            <text:p>17.1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1-01T06:00:00">
            <text:p>Sun Jan  1 06:00:00 2023</text:p>
          </table:table-cell>
          <table:table-cell office:value-type="float" office:value="414.3333">
            <text:p>414.3333</text:p>
          </table:table-cell>
          <table:table-cell office:value-type="float" office:value="12.0">
            <text:p>12.0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01-01T07:00:00">
            <text:p>Sun Jan  1 07:00:00 2023</text:p>
          </table:table-cell>
          <table:table-cell office:value-type="float" office:value="415.0">
            <text:p>415.0</text:p>
          </table:table-cell>
          <table:table-cell office:value-type="float" office:value="11.0">
            <text:p>11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01-01T08:00:00">
            <text:p>Sun Jan  1 08:00:00 2023</text:p>
          </table:table-cell>
          <table:table-cell office:value-type="float" office:value="384.5">
            <text:p>384.5</text:p>
          </table:table-cell>
          <table:table-cell office:value-type="float" office:value="11.8333">
            <text:p>11.8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01-01T09:00:00">
            <text:p>Sun Jan  1 09:00:00 2023</text:p>
          </table:table-cell>
          <table:table-cell office:value-type="float" office:value="380.3333">
            <text:p>380.3333</text:p>
          </table:table-cell>
          <table:table-cell office:value-type="float" office:value="13.5">
            <text:p>13.5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01-01T10:00:00">
            <text:p>Sun Jan  1 10:00:00 2023</text:p>
          </table:table-cell>
          <table:table-cell office:value-type="float" office:value="359.3333">
            <text:p>359.3333</text:p>
          </table:table-cell>
          <table:table-cell office:value-type="float" office:value="10.5">
            <text:p>10.5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01-01T11:00:00">
            <text:p>Sun Jan  1 11:00:00 2023</text:p>
          </table:table-cell>
          <table:table-cell office:value-type="float" office:value="356.3333">
            <text:p>356.3333</text:p>
          </table:table-cell>
          <table:table-cell office:value-type="float" office:value="7.6667">
            <text:p>7.6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1-01T12:00:00">
            <text:p>Sun Jan  1 12:00:00 2023</text:p>
          </table:table-cell>
          <table:table-cell office:value-type="float" office:value="353.1667">
            <text:p>353.1667</text:p>
          </table:table-cell>
          <table:table-cell office:value-type="float" office:value="7.8333">
            <text:p>7.8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01-01T13:00:00">
            <text:p>Sun Jan  1 13:00:00 2023</text:p>
          </table:table-cell>
          <table:table-cell office:value-type="float" office:value="335.3333">
            <text:p>335.3333</text:p>
          </table:table-cell>
          <table:table-cell office:value-type="float" office:value="8.6667">
            <text:p>8.6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1-01T14:00:00">
            <text:p>Sun Jan  1 14:00:00 2023</text:p>
          </table:table-cell>
          <table:table-cell office:value-type="float" office:value="339.3333">
            <text:p>339.3333</text:p>
          </table:table-cell>
          <table:table-cell office:value-type="float" office:value="11.8333">
            <text:p>11.8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1-02T03:00:00">
            <text:p>Mon Jan  2 03:00:00 2023</text:p>
          </table:table-cell>
          <table:table-cell office:value-type="float" office:value="432.1667">
            <text:p>432.1667</text:p>
          </table:table-cell>
          <table:table-cell office:value-type="float" office:value="16.5">
            <text:p>16.5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1-02T04:00:00">
            <text:p>Mon Jan  2 04:00:00 2023</text:p>
          </table:table-cell>
          <table:table-cell office:value-type="float" office:value="375.6667">
            <text:p>375.6667</text:p>
          </table:table-cell>
          <table:table-cell office:value-type="float" office:value="11.6667">
            <text:p>11.6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01-02T05:00:00">
            <text:p>Mon Jan  2 05:00:00 2023</text:p>
          </table:table-cell>
          <table:table-cell office:value-type="float" office:value="371.1667">
            <text:p>371.1667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01-02T06:00:00">
            <text:p>Mon Jan  2 06:00:00 2023</text:p>
          </table:table-cell>
          <table:table-cell office:value-type="float" office:value="365.5">
            <text:p>365.5</text:p>
          </table:table-cell>
          <table:table-cell office:value-type="float" office:value="14.1667">
            <text:p>14.1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01-02T07:00:00">
            <text:p>Mon Jan  2 07:00:00 2023</text:p>
          </table:table-cell>
          <table:table-cell office:value-type="float" office:value="310.3333">
            <text:p>310.3333</text:p>
          </table:table-cell>
          <table:table-cell office:value-type="float" office:value="10.6667">
            <text:p>10.6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01-02T08:00:00">
            <text:p>Mon Jan  2 08:00:00 2023</text:p>
          </table:table-cell>
          <table:table-cell office:value-type="float" office:value="312.0">
            <text:p>312.0</text:p>
          </table:table-cell>
          <table:table-cell office:value-type="float" office:value="10.3333">
            <text:p>10.3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01-02T09:00:00">
            <text:p>Mon Jan  2 09:00:00 2023</text:p>
          </table:table-cell>
          <table:table-cell office:value-type="float" office:value="345.1667">
            <text:p>345.1667</text:p>
          </table:table-cell>
          <table:table-cell office:value-type="float" office:value="17.1667">
            <text:p>17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01-02T10:00:00">
            <text:p>Mon Jan  2 10:00:00 2023</text:p>
          </table:table-cell>
          <table:table-cell office:value-type="float" office:value="332.5">
            <text:p>332.5</text:p>
          </table:table-cell>
          <table:table-cell office:value-type="float" office:value="13.6667">
            <text:p>13.6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01-02T11:00:00">
            <text:p>Mon Jan  2 11:00:00 2023</text:p>
          </table:table-cell>
          <table:table-cell office:value-type="float" office:value="335.6667">
            <text:p>335.6667</text:p>
          </table:table-cell>
          <table:table-cell office:value-type="float" office:value="12.3333">
            <text:p>12.3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01-02T12:00:00">
            <text:p>Mon Jan  2 12:00:00 2023</text:p>
          </table:table-cell>
          <table:table-cell office:value-type="float" office:value="327.8333">
            <text:p>327.8333</text:p>
          </table:table-cell>
          <table:table-cell office:value-type="float" office:value="9.8333">
            <text:p>9.8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01-02T13:00:00">
            <text:p>Mon Jan  2 13:00:00 2023</text:p>
          </table:table-cell>
          <table:table-cell office:value-type="float" office:value="353.3333">
            <text:p>353.3333</text:p>
          </table:table-cell>
          <table:table-cell office:value-type="float" office:value="19.5">
            <text:p>19.5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01-02T14:00:00">
            <text:p>Mon Jan  2 14:00:00 2023</text:p>
          </table:table-cell>
          <table:table-cell office:value-type="float" office:value="374.0">
            <text:p>374.0</text:p>
          </table:table-cell>
          <table:table-cell office:value-type="float" office:value="23.6667">
            <text:p>23.6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01-03T02:00:00">
            <text:p>Tue Jan  3 02:00:00 2023</text:p>
          </table:table-cell>
          <table:table-cell office:value-type="float" office:value="376.1667">
            <text:p>376.1667</text:p>
          </table:table-cell>
          <table:table-cell office:value-type="float" office:value="14.6667">
            <text:p>14.6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01-03T03:00:00">
            <text:p>Tue Jan  3 03:00:00 2023</text:p>
          </table:table-cell>
          <table:table-cell office:value-type="float" office:value="282.8333">
            <text:p>282.8333</text:p>
          </table:table-cell>
          <table:table-cell office:value-type="float" office:value="5.1667">
            <text:p>5.1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1-03T04:00:00">
            <text:p>Tue Jan  3 04:00:00 2023</text:p>
          </table:table-cell>
          <table:table-cell office:value-type="float" office:value="258.0">
            <text:p>258.0</text:p>
          </table:table-cell>
          <table:table-cell office:value-type="float" office:value="2.1667">
            <text:p>2.1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1-03T05:00:00">
            <text:p>Tue Jan  3 05:00:00 2023</text:p>
          </table:table-cell>
          <table:table-cell office:value-type="float" office:value="260.3333">
            <text:p>260.3333</text:p>
          </table:table-cell>
          <table:table-cell office:value-type="float" office:value="4.3333">
            <text:p>4.3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1-03T06:00:00">
            <text:p>Tue Jan  3 06:00:00 2023</text:p>
          </table:table-cell>
          <table:table-cell office:value-type="float" office:value="248.5">
            <text:p>248.5</text:p>
          </table:table-cell>
          <table:table-cell office:value-type="float" office:value="4.1667">
            <text:p>4.1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1-03T07:00:00">
            <text:p>Tue Jan  3 07:00:00 2023</text:p>
          </table:table-cell>
          <table:table-cell office:value-type="float" office:value="262.0">
            <text:p>262.0</text:p>
          </table:table-cell>
          <table:table-cell office:value-type="float" office:value="8.3333">
            <text:p>8.3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1-03T08:00:00">
            <text:p>Tue Jan  3 08:00:00 2023</text:p>
          </table:table-cell>
          <table:table-cell office:value-type="float" office:value="323.6667">
            <text:p>323.6667</text:p>
          </table:table-cell>
          <table:table-cell office:value-type="float" office:value="24.5">
            <text:p>24.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01-03T13:00:00">
            <text:p>Tue Jan  3 13:00:00 2023</text:p>
          </table:table-cell>
          <table:table-cell office:value-type="float" office:value="312.3333">
            <text:p>312.3333</text:p>
          </table:table-cell>
          <table:table-cell office:value-type="float" office:value="14.3333">
            <text:p>14.3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1-03T14:00:00">
            <text:p>Tue Jan  3 14:00:00 2023</text:p>
          </table:table-cell>
          <table:table-cell office:value-type="float" office:value="296.0">
            <text:p>296.0</text:p>
          </table:table-cell>
          <table:table-cell office:value-type="float" office:value="11.0">
            <text:p>11.0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1-03T15:00:00">
            <text:p>Tue Jan  3 15:00:00 2023</text:p>
          </table:table-cell>
          <table:table-cell office:value-type="float" office:value="315.1667">
            <text:p>315.1667</text:p>
          </table:table-cell>
          <table:table-cell office:value-type="float" office:value="10.5">
            <text:p>10.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1-03T16:00:00">
            <text:p>Tue Jan  3 16:00:00 2023</text:p>
          </table:table-cell>
          <table:table-cell office:value-type="float" office:value="296.3333">
            <text:p>296.3333</text:p>
          </table:table-cell>
          <table:table-cell office:value-type="float" office:value="7.8333">
            <text:p>7.8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1-04T00:00:00">
            <text:p>Wed Jan  4 00:00:00 2023</text:p>
          </table:table-cell>
          <table:table-cell office:value-type="float" office:value="357.6667">
            <text:p>357.6667</text:p>
          </table:table-cell>
          <table:table-cell office:value-type="float" office:value="21.8333">
            <text:p>21.8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01-04T01:00:00">
            <text:p>Wed Jan  4 01:00:00 2023</text:p>
          </table:table-cell>
          <table:table-cell office:value-type="float" office:value="317.5">
            <text:p>317.5</text:p>
          </table:table-cell>
          <table:table-cell office:value-type="float" office:value="12.6667">
            <text:p>12.6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1-04T02:00:00">
            <text:p>Wed Jan  4 02:00:00 2023</text:p>
          </table:table-cell>
          <table:table-cell office:value-type="float" office:value="300.6667">
            <text:p>300.6667</text:p>
          </table:table-cell>
          <table:table-cell office:value-type="float" office:value="8.3333">
            <text:p>8.3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01-04T03:00:00">
            <text:p>Wed Jan  4 03:00:00 2023</text:p>
          </table:table-cell>
          <table:table-cell office:value-type="float" office:value="262.0">
            <text:p>262.0</text:p>
          </table:table-cell>
          <table:table-cell office:value-type="float" office:value="4.0">
            <text:p>4.0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1-04T04:00:00">
            <text:p>Wed Jan  4 04:00:00 2023</text:p>
          </table:table-cell>
          <table:table-cell office:value-type="float" office:value="273.1667">
            <text:p>273.1667</text:p>
          </table:table-cell>
          <table:table-cell office:value-type="float" office:value="3.3333">
            <text:p>3.3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1-04T05:00:00">
            <text:p>Wed Jan  4 05:00:00 2023</text:p>
          </table:table-cell>
          <table:table-cell office:value-type="float" office:value="269.8333">
            <text:p>269.8333</text:p>
          </table:table-cell>
          <table:table-cell office:value-type="float" office:value="3.8333">
            <text:p>3.8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1-04T06:00:00">
            <text:p>Wed Jan  4 06:00:00 2023</text:p>
          </table:table-cell>
          <table:table-cell office:value-type="float" office:value="259.1667">
            <text:p>259.1667</text:p>
          </table:table-cell>
          <table:table-cell office:value-type="float" office:value="5.8333">
            <text:p>5.8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01-04T07:00:00">
            <text:p>Wed Jan  4 07:00:00 2023</text:p>
          </table:table-cell>
          <table:table-cell office:value-type="float" office:value="284.5">
            <text:p>284.5</text:p>
          </table:table-cell>
          <table:table-cell office:value-type="float" office:value="7.5">
            <text:p>7.5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01-04T08:00:00">
            <text:p>Wed Jan  4 08:00:00 2023</text:p>
          </table:table-cell>
          <table:table-cell office:value-type="float" office:value="320.8333">
            <text:p>320.8333</text:p>
          </table:table-cell>
          <table:table-cell office:value-type="float" office:value="16.8333">
            <text:p>16.8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1-04T09:00:00">
            <text:p>Wed Jan  4 09:00:00 2023</text:p>
          </table:table-cell>
          <table:table-cell office:value-type="float" office:value="344.6667">
            <text:p>344.6667</text:p>
          </table:table-cell>
          <table:table-cell office:value-type="float" office:value="22.6667">
            <text:p>22.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01-04T10:00:00">
            <text:p>Wed Jan  4 10:00:00 2023</text:p>
          </table:table-cell>
          <table:table-cell office:value-type="float" office:value="364.0">
            <text:p>364.0</text:p>
          </table:table-cell>
          <table:table-cell office:value-type="float" office:value="22.8333">
            <text:p>22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01-04T11:00:00">
            <text:p>Wed Jan  4 11:00:00 2023</text:p>
          </table:table-cell>
          <table:table-cell office:value-type="float" office:value="355.8333">
            <text:p>355.8333</text:p>
          </table:table-cell>
          <table:table-cell office:value-type="float" office:value="21.1667">
            <text:p>21.1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01-04T12:00:00">
            <text:p>Wed Jan  4 12:00:00 2023</text:p>
          </table:table-cell>
          <table:table-cell office:value-type="float" office:value="341.8333">
            <text:p>341.8333</text:p>
          </table:table-cell>
          <table:table-cell office:value-type="float" office:value="15.8333">
            <text:p>15.8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01-04T13:00:00">
            <text:p>Wed Jan  4 13:00:00 2023</text:p>
          </table:table-cell>
          <table:table-cell office:value-type="float" office:value="331.3333">
            <text:p>331.3333</text:p>
          </table:table-cell>
          <table:table-cell office:value-type="float" office:value="11.0">
            <text:p>11.0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1-04T14:00:00">
            <text:p>Wed Jan  4 14:00:00 2023</text:p>
          </table:table-cell>
          <table:table-cell office:value-type="float" office:value="351.1667">
            <text:p>351.1667</text:p>
          </table:table-cell>
          <table:table-cell office:value-type="float" office:value="14.5">
            <text:p>14.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1-04T15:00:00">
            <text:p>Wed Jan  4 15:00:00 2023</text:p>
          </table:table-cell>
          <table:table-cell office:value-type="float" office:value="336.1667">
            <text:p>336.1667</text:p>
          </table:table-cell>
          <table:table-cell office:value-type="float" office:value="13.5">
            <text:p>13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1-04T16:00:00">
            <text:p>Wed Jan  4 16:00:00 2023</text:p>
          </table:table-cell>
          <table:table-cell office:value-type="float" office:value="337.0">
            <text:p>337.0</text:p>
          </table:table-cell>
          <table:table-cell office:value-type="float" office:value="10.8333">
            <text:p>10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1-04T17:00:00">
            <text:p>Wed Jan  4 17:00:00 2023</text:p>
          </table:table-cell>
          <table:table-cell office:value-type="float" office:value="324.1667">
            <text:p>324.1667</text:p>
          </table:table-cell>
          <table:table-cell office:value-type="float" office:value="12.8333">
            <text:p>12.8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1-04T18:00:00">
            <text:p>Wed Jan  4 18:00:00 2023</text:p>
          </table:table-cell>
          <table:table-cell office:value-type="float" office:value="355.5">
            <text:p>355.5</text:p>
          </table:table-cell>
          <table:table-cell office:value-type="float" office:value="19.0">
            <text:p>19.0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1-04T19:00:00">
            <text:p>Wed Jan  4 19:00:00 2023</text:p>
          </table:table-cell>
          <table:table-cell office:value-type="float" office:value="396.5">
            <text:p>396.5</text:p>
          </table:table-cell>
          <table:table-cell office:value-type="float" office:value="29.8333">
            <text:p>29.8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1-04T23:00:00">
            <text:p>Wed Jan  4 23:00:00 2023</text:p>
          </table:table-cell>
          <table:table-cell office:value-type="float" office:value="421.1667">
            <text:p>421.1667</text:p>
          </table:table-cell>
          <table:table-cell office:value-type="float" office:value="37.3333">
            <text:p>37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1-05T00:00:00">
            <text:p>Thu Jan  5 00:00:00 2023</text:p>
          </table:table-cell>
          <table:table-cell office:value-type="float" office:value="413.3333">
            <text:p>413.3333</text:p>
          </table:table-cell>
          <table:table-cell office:value-type="float" office:value="29.1667">
            <text:p>29.1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01-05T01:00:00">
            <text:p>Thu Jan  5 01:00:00 2023</text:p>
          </table:table-cell>
          <table:table-cell office:value-type="float" office:value="375.1667">
            <text:p>375.1667</text:p>
          </table:table-cell>
          <table:table-cell office:value-type="float" office:value="21.1667">
            <text:p>21.1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01-05T02:00:00">
            <text:p>Thu Jan  5 02:00:00 2023</text:p>
          </table:table-cell>
          <table:table-cell office:value-type="float" office:value="337.8333">
            <text:p>337.8333</text:p>
          </table:table-cell>
          <table:table-cell office:value-type="float" office:value="13.5">
            <text:p>13.5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01-05T03:00:00">
            <text:p>Thu Jan  5 03:00:00 2023</text:p>
          </table:table-cell>
          <table:table-cell office:value-type="float" office:value="295.8333">
            <text:p>295.8333</text:p>
          </table:table-cell>
          <table:table-cell office:value-type="float" office:value="10.6667">
            <text:p>10.6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1-05T04:00:00">
            <text:p>Thu Jan  5 04:00:00 2023</text:p>
          </table:table-cell>
          <table:table-cell office:value-type="float" office:value="292.0">
            <text:p>292.0</text:p>
          </table:table-cell>
          <table:table-cell office:value-type="float" office:value="8.6667">
            <text:p>8.6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1-05T05:00:00">
            <text:p>Thu Jan  5 05:00:00 2023</text:p>
          </table:table-cell>
          <table:table-cell office:value-type="float" office:value="306.5">
            <text:p>306.5</text:p>
          </table:table-cell>
          <table:table-cell office:value-type="float" office:value="6.6667">
            <text:p>6.6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01-05T06:00:00">
            <text:p>Thu Jan  5 06:00:00 2023</text:p>
          </table:table-cell>
          <table:table-cell office:value-type="float" office:value="305.3333">
            <text:p>305.3333</text:p>
          </table:table-cell>
          <table:table-cell office:value-type="float" office:value="8.8333">
            <text:p>8.8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01-05T07:00:00">
            <text:p>Thu Jan  5 07:00:00 2023</text:p>
          </table:table-cell>
          <table:table-cell office:value-type="float" office:value="336.8333">
            <text:p>336.8333</text:p>
          </table:table-cell>
          <table:table-cell office:value-type="float" office:value="15.0">
            <text:p>15.0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01-05T08:00:00">
            <text:p>Thu Jan  5 08:00:00 2023</text:p>
          </table:table-cell>
          <table:table-cell office:value-type="float" office:value="333.6667">
            <text:p>333.6667</text:p>
          </table:table-cell>
          <table:table-cell office:value-type="float" office:value="15.1667">
            <text:p>15.1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01-05T09:00:00">
            <text:p>Thu Jan  5 09:00:00 2023</text:p>
          </table:table-cell>
          <table:table-cell office:value-type="float" office:value="363.3333">
            <text:p>363.3333</text:p>
          </table:table-cell>
          <table:table-cell office:value-type="float" office:value="22.8333">
            <text:p>22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1-05T10:00:00">
            <text:p>Thu Jan  5 10:00:00 2023</text:p>
          </table:table-cell>
          <table:table-cell office:value-type="float" office:value="376.3333">
            <text:p>376.3333</text:p>
          </table:table-cell>
          <table:table-cell office:value-type="float" office:value="21.5">
            <text:p>21.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01-05T11:00:00">
            <text:p>Thu Jan  5 11:00:00 2023</text:p>
          </table:table-cell>
          <table:table-cell office:value-type="float" office:value="388.0">
            <text:p>388.0</text:p>
          </table:table-cell>
          <table:table-cell office:value-type="float" office:value="18.5">
            <text:p>18.5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01-05T12:00:00">
            <text:p>Thu Jan  5 12:00:00 2023</text:p>
          </table:table-cell>
          <table:table-cell office:value-type="float" office:value="376.0">
            <text:p>376.0</text:p>
          </table:table-cell>
          <table:table-cell office:value-type="float" office:value="16.5">
            <text:p>16.5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01-05T13:00:00">
            <text:p>Thu Jan  5 13:00:00 2023</text:p>
          </table:table-cell>
          <table:table-cell office:value-type="float" office:value="382.6">
            <text:p>382.6</text:p>
          </table:table-cell>
          <table:table-cell office:value-type="float" office:value="17.3333">
            <text:p>17.3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1-05T14:00:00">
            <text:p>Thu Jan  5 14:00:00 2023</text:p>
          </table:table-cell>
          <table:table-cell office:value-type="float" office:value="356.3333">
            <text:p>356.3333</text:p>
          </table:table-cell>
          <table:table-cell office:value-type="float" office:value="21.1667">
            <text:p>21.1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01-05T15:00:00">
            <text:p>Thu Jan  5 15:00:00 2023</text:p>
          </table:table-cell>
          <table:table-cell office:value-type="float" office:value="347.8333">
            <text:p>347.8333</text:p>
          </table:table-cell>
          <table:table-cell office:value-type="float" office:value="18.0">
            <text:p>18.0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1-05T16:00:00">
            <text:p>Thu Jan  5 16:00:00 2023</text:p>
          </table:table-cell>
          <table:table-cell office:value-type="float" office:value="335.5">
            <text:p>335.5</text:p>
          </table:table-cell>
          <table:table-cell office:value-type="float" office:value="11.6667">
            <text:p>11.6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1-05T17:00:00">
            <text:p>Thu Jan  5 17:00:00 2023</text:p>
          </table:table-cell>
          <table:table-cell office:value-type="float" office:value="314.8333">
            <text:p>314.8333</text:p>
          </table:table-cell>
          <table:table-cell office:value-type="float" office:value="12.8333">
            <text:p>12.8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1-05T18:00:00">
            <text:p>Thu Jan  5 18:00:00 2023</text:p>
          </table:table-cell>
          <table:table-cell office:value-type="float" office:value="342.5">
            <text:p>342.5</text:p>
          </table:table-cell>
          <table:table-cell office:value-type="float" office:value="19.5">
            <text:p>19.5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1-06T05:00:00">
            <text:p>Fri Jan  6 05:00:00 2023</text:p>
          </table:table-cell>
          <table:table-cell office:value-type="float" office:value="431.3333">
            <text:p>431.3333</text:p>
          </table:table-cell>
          <table:table-cell office:value-type="float" office:value="21.6667">
            <text:p>21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01-06T06:00:00">
            <text:p>Fri Jan  6 06:00:00 2023</text:p>
          </table:table-cell>
          <table:table-cell office:value-type="float" office:value="353.1667">
            <text:p>353.1667</text:p>
          </table:table-cell>
          <table:table-cell office:value-type="float" office:value="16.8333">
            <text:p>16.8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1-06T07:00:00">
            <text:p>Fri Jan  6 07:00:00 2023</text:p>
          </table:table-cell>
          <table:table-cell office:value-type="float" office:value="301.6667">
            <text:p>301.6667</text:p>
          </table:table-cell>
          <table:table-cell office:value-type="float" office:value="8.5">
            <text:p>8.5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01-06T08:00:00">
            <text:p>Fri Jan  6 08:00:00 2023</text:p>
          </table:table-cell>
          <table:table-cell office:value-type="float" office:value="297.5">
            <text:p>297.5</text:p>
          </table:table-cell>
          <table:table-cell office:value-type="float" office:value="9.1667">
            <text:p>9.1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01-06T09:00:00">
            <text:p>Fri Jan  6 09:00:00 2023</text:p>
          </table:table-cell>
          <table:table-cell office:value-type="float" office:value="337.5">
            <text:p>337.5</text:p>
          </table:table-cell>
          <table:table-cell office:value-type="float" office:value="16.8333">
            <text:p>16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06T10:00:00">
            <text:p>Fri Jan  6 10:00:00 2023</text:p>
          </table:table-cell>
          <table:table-cell office:value-type="float" office:value="318.5">
            <text:p>318.5</text:p>
          </table:table-cell>
          <table:table-cell office:value-type="float" office:value="13.3333">
            <text:p>13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1-06T11:00:00">
            <text:p>Fri Jan  6 11:00:00 2023</text:p>
          </table:table-cell>
          <table:table-cell office:value-type="float" office:value="331.3333">
            <text:p>331.3333</text:p>
          </table:table-cell>
          <table:table-cell office:value-type="float" office:value="10.3333">
            <text:p>10.3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1-06T12:00:00">
            <text:p>Fri Jan  6 12:00:00 2023</text:p>
          </table:table-cell>
          <table:table-cell office:value-type="float" office:value="334.1667">
            <text:p>334.1667</text:p>
          </table:table-cell>
          <table:table-cell office:value-type="float" office:value="10.3333">
            <text:p>10.3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01-06T13:00:00">
            <text:p>Fri Jan  6 13:00:00 2023</text:p>
          </table:table-cell>
          <table:table-cell office:value-type="float" office:value="343.8333">
            <text:p>343.8333</text:p>
          </table:table-cell>
          <table:table-cell office:value-type="float" office:value="9.3333">
            <text:p>9.3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1-06T14:00:00">
            <text:p>Fri Jan  6 14:00:00 2023</text:p>
          </table:table-cell>
          <table:table-cell office:value-type="float" office:value="337.1667">
            <text:p>337.1667</text:p>
          </table:table-cell>
          <table:table-cell office:value-type="float" office:value="9.5">
            <text:p>9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1-06T15:00:00">
            <text:p>Fri Jan  6 15:00:00 2023</text:p>
          </table:table-cell>
          <table:table-cell office:value-type="float" office:value="382.8333">
            <text:p>382.8333</text:p>
          </table:table-cell>
          <table:table-cell office:value-type="float" office:value="13.5">
            <text:p>13.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1-06T16:00:00">
            <text:p>Fri Jan  6 16:00:00 2023</text:p>
          </table:table-cell>
          <table:table-cell office:value-type="float" office:value="352.6667">
            <text:p>352.6667</text:p>
          </table:table-cell>
          <table:table-cell office:value-type="float" office:value="10.1667">
            <text:p>10.1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1-07T07:00:00">
            <text:p>Sat Jan  7 07:00:00 2023</text:p>
          </table:table-cell>
          <table:table-cell office:value-type="float" office:value="446.3333">
            <text:p>446.3333</text:p>
          </table:table-cell>
          <table:table-cell office:value-type="float" office:value="14.8333">
            <text:p>14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01-07T08:00:00">
            <text:p>Sat Jan  7 08:00:00 2023</text:p>
          </table:table-cell>
          <table:table-cell office:value-type="float" office:value="378.5">
            <text:p>378.5</text:p>
          </table:table-cell>
          <table:table-cell office:value-type="float" office:value="17.3333">
            <text:p>17.3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1-07T09:00:00">
            <text:p>Sat Jan  7 09:00:00 2023</text:p>
          </table:table-cell>
          <table:table-cell office:value-type="float" office:value="431.3333">
            <text:p>431.3333</text:p>
          </table:table-cell>
          <table:table-cell office:value-type="float" office:value="20.3333">
            <text:p>20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07T10:00:00">
            <text:p>Sat Jan  7 10:00:00 2023</text:p>
          </table:table-cell>
          <table:table-cell office:value-type="float" office:value="362.0">
            <text:p>362.0</text:p>
          </table:table-cell>
          <table:table-cell office:value-type="float" office:value="17.8333">
            <text:p>17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01-07T11:00:00">
            <text:p>Sat Jan  7 11:00:00 2023</text:p>
          </table:table-cell>
          <table:table-cell office:value-type="float" office:value="381.3333">
            <text:p>381.3333</text:p>
          </table:table-cell>
          <table:table-cell office:value-type="float" office:value="19.0">
            <text:p>19.0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01-07T12:00:00">
            <text:p>Sat Jan  7 12:00:00 2023</text:p>
          </table:table-cell>
          <table:table-cell office:value-type="float" office:value="372.1667">
            <text:p>372.1667</text:p>
          </table:table-cell>
          <table:table-cell office:value-type="float" office:value="16.6667">
            <text:p>16.6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1-07T13:00:00">
            <text:p>Sat Jan  7 13:00:00 2023</text:p>
          </table:table-cell>
          <table:table-cell office:value-type="float" office:value="387.1667">
            <text:p>387.1667</text:p>
          </table:table-cell>
          <table:table-cell office:value-type="float" office:value="16.3333">
            <text:p>16.3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1-07T14:00:00">
            <text:p>Sat Jan  7 14:00:00 2023</text:p>
          </table:table-cell>
          <table:table-cell office:value-type="float" office:value="442.5">
            <text:p>442.5</text:p>
          </table:table-cell>
          <table:table-cell office:value-type="float" office:value="23.3333">
            <text:p>23.3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1-07T15:00:00">
            <text:p>Sat Jan  7 15:00:00 2023</text:p>
          </table:table-cell>
          <table:table-cell office:value-type="float" office:value="407.3333">
            <text:p>407.3333</text:p>
          </table:table-cell>
          <table:table-cell office:value-type="float" office:value="23.0">
            <text:p>23.0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01-07T16:00:00">
            <text:p>Sat Jan  7 16:00:00 2023</text:p>
          </table:table-cell>
          <table:table-cell office:value-type="float" office:value="409.3333">
            <text:p>409.3333</text:p>
          </table:table-cell>
          <table:table-cell office:value-type="float" office:value="22.8333">
            <text:p>22.8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1-09T19:00:00">
            <text:p>Mon Jan  9 19:00:00 2023</text:p>
          </table:table-cell>
          <table:table-cell office:value-type="float" office:value="379.8333">
            <text:p>379.8333</text:p>
          </table:table-cell>
          <table:table-cell office:value-type="float" office:value="34.5">
            <text:p>34.5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1-09T20:00:00">
            <text:p>Mon Jan  9 20:00:00 2023</text:p>
          </table:table-cell>
          <table:table-cell office:value-type="float" office:value="375.6667">
            <text:p>375.6667</text:p>
          </table:table-cell>
          <table:table-cell office:value-type="float" office:value="38.5">
            <text:p>38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01-09T21:00:00">
            <text:p>Mon Jan  9 21:00:00 2023</text:p>
          </table:table-cell>
          <table:table-cell office:value-type="float" office:value="377.0">
            <text:p>377.0</text:p>
          </table:table-cell>
          <table:table-cell office:value-type="float" office:value="38.1667">
            <text:p>38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09T23:00:00">
            <text:p>Mon Jan  9 23:00:00 2023</text:p>
          </table:table-cell>
          <table:table-cell office:value-type="float" office:value="399.1667">
            <text:p>399.1667</text:p>
          </table:table-cell>
          <table:table-cell office:value-type="float" office:value="29.5">
            <text:p>29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10T00:00:00">
            <text:p>Tue Jan 10 00:00:00 2023</text:p>
          </table:table-cell>
          <table:table-cell office:value-type="float" office:value="381.3333">
            <text:p>381.3333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0T01:00:00">
            <text:p>Tue Jan 10 01:00:00 2023</text:p>
          </table:table-cell>
          <table:table-cell office:value-type="float" office:value="538.0">
            <text:p>538.0</text:p>
          </table:table-cell>
          <table:table-cell office:value-type="float" office:value="25.1667">
            <text:p>25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0T02:00:00">
            <text:p>Tue Jan 10 02:00:00 2023</text:p>
          </table:table-cell>
          <table:table-cell office:value-type="float" office:value="459.1667">
            <text:p>459.1667</text:p>
          </table:table-cell>
          <table:table-cell office:value-type="float" office:value="28.6667">
            <text:p>28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10T03:00:00">
            <text:p>Tue Jan 10 03:00:00 2023</text:p>
          </table:table-cell>
          <table:table-cell office:value-type="float" office:value="358.5">
            <text:p>358.5</text:p>
          </table:table-cell>
          <table:table-cell office:value-type="float" office:value="25.8333">
            <text:p>25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10T04:00:00">
            <text:p>Tue Jan 10 04:00:00 2023</text:p>
          </table:table-cell>
          <table:table-cell office:value-type="float" office:value="317.3333">
            <text:p>317.3333</text:p>
          </table:table-cell>
          <table:table-cell office:value-type="float" office:value="14.8333">
            <text:p>14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01-10T05:00:00">
            <text:p>Tue Jan 10 05:00:00 2023</text:p>
          </table:table-cell>
          <table:table-cell office:value-type="float" office:value="322.1667">
            <text:p>322.1667</text:p>
          </table:table-cell>
          <table:table-cell office:value-type="float" office:value="15.3333">
            <text:p>15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10T06:00:00">
            <text:p>Tue Jan 10 06:00:00 2023</text:p>
          </table:table-cell>
          <table:table-cell office:value-type="float" office:value="314.0">
            <text:p>314.0</text:p>
          </table:table-cell>
          <table:table-cell office:value-type="float" office:value="18.1667">
            <text:p>18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10T07:00:00">
            <text:p>Tue Jan 10 07:00:00 2023</text:p>
          </table:table-cell>
          <table:table-cell office:value-type="float" office:value="324.0">
            <text:p>324.0</text:p>
          </table:table-cell>
          <table:table-cell office:value-type="float" office:value="17.3333">
            <text:p>17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0T08:00:00">
            <text:p>Tue Jan 10 08:00:00 2023</text:p>
          </table:table-cell>
          <table:table-cell office:value-type="float" office:value="363.3333">
            <text:p>363.3333</text:p>
          </table:table-cell>
          <table:table-cell office:value-type="float" office:value="16.1667">
            <text:p>16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1-10T09:00:00">
            <text:p>Tue Jan 10 09:00:00 2023</text:p>
          </table:table-cell>
          <table:table-cell office:value-type="float" office:value="390.5">
            <text:p>390.5</text:p>
          </table:table-cell>
          <table:table-cell office:value-type="float" office:value="23.3333">
            <text:p>23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0T10:00:00">
            <text:p>Tue Jan 10 10:00:00 2023</text:p>
          </table:table-cell>
          <table:table-cell office:value-type="float" office:value="405.0">
            <text:p>405.0</text:p>
          </table:table-cell>
          <table:table-cell office:value-type="float" office:value="25.0">
            <text:p>25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10T11:00:00">
            <text:p>Tue Jan 10 11:00:00 2023</text:p>
          </table:table-cell>
          <table:table-cell office:value-type="float" office:value="390.5">
            <text:p>390.5</text:p>
          </table:table-cell>
          <table:table-cell office:value-type="float" office:value="21.6667">
            <text:p>21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1-10T12:00:00">
            <text:p>Tue Jan 10 12:00:00 2023</text:p>
          </table:table-cell>
          <table:table-cell office:value-type="float" office:value="350.1667">
            <text:p>350.1667</text:p>
          </table:table-cell>
          <table:table-cell office:value-type="float" office:value="23.6667">
            <text:p>23.6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01-10T13:00:00">
            <text:p>Tue Jan 10 13:00:00 2023</text:p>
          </table:table-cell>
          <table:table-cell office:value-type="float" office:value="342.6667">
            <text:p>342.6667</text:p>
          </table:table-cell>
          <table:table-cell office:value-type="float" office:value="21.6667">
            <text:p>21.6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01-10T14:00:00">
            <text:p>Tue Jan 10 14:00:00 2023</text:p>
          </table:table-cell>
          <table:table-cell office:value-type="float" office:value="383.1667">
            <text:p>383.1667</text:p>
          </table:table-cell>
          <table:table-cell office:value-type="float" office:value="22.8333">
            <text:p>22.833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3-01-11T03:00:00">
            <text:p>Wed Jan 11 03:00:00 2023</text:p>
          </table:table-cell>
          <table:table-cell office:value-type="float" office:value="271.0">
            <text:p>271.0</text:p>
          </table:table-cell>
          <table:table-cell office:value-type="float" office:value="8.1667">
            <text:p>8.1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01-11T04:00:00">
            <text:p>Wed Jan 11 04:00:00 2023</text:p>
          </table:table-cell>
          <table:table-cell office:value-type="float" office:value="270.0">
            <text:p>270.0</text:p>
          </table:table-cell>
          <table:table-cell office:value-type="float" office:value="7.1667">
            <text:p>7.1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1-11T05:00:00">
            <text:p>Wed Jan 11 05:00:00 2023</text:p>
          </table:table-cell>
          <table:table-cell office:value-type="float" office:value="264.0">
            <text:p>264.0</text:p>
          </table:table-cell>
          <table:table-cell office:value-type="float" office:value="7.8333">
            <text:p>7.8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1-11T06:00:00">
            <text:p>Wed Jan 11 06:00:00 2023</text:p>
          </table:table-cell>
          <table:table-cell office:value-type="float" office:value="271.5">
            <text:p>271.5</text:p>
          </table:table-cell>
          <table:table-cell office:value-type="float" office:value="5.8333">
            <text:p>5.833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01-11T07:00:00">
            <text:p>Wed Jan 11 07:00:00 2023</text:p>
          </table:table-cell>
          <table:table-cell office:value-type="float" office:value="297.3333">
            <text:p>297.3333</text:p>
          </table:table-cell>
          <table:table-cell office:value-type="float" office:value="17.8333">
            <text:p>17.8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01-11T08:00:00">
            <text:p>Wed Jan 11 08:00:00 2023</text:p>
          </table:table-cell>
          <table:table-cell office:value-type="float" office:value="336.6667">
            <text:p>336.6667</text:p>
          </table:table-cell>
          <table:table-cell office:value-type="float" office:value="23.5">
            <text:p>23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01-11T09:00:00">
            <text:p>Wed Jan 11 09:00:00 2023</text:p>
          </table:table-cell>
          <table:table-cell office:value-type="float" office:value="406.5">
            <text:p>406.5</text:p>
          </table:table-cell>
          <table:table-cell office:value-type="float" office:value="33.0">
            <text:p>33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1T10:00:00">
            <text:p>Wed Jan 11 10:00:00 2023</text:p>
          </table:table-cell>
          <table:table-cell office:value-type="float" office:value="451.8333">
            <text:p>451.8333</text:p>
          </table:table-cell>
          <table:table-cell office:value-type="float" office:value="33.3333">
            <text:p>33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11T11:00:00">
            <text:p>Wed Jan 11 11:00:00 2023</text:p>
          </table:table-cell>
          <table:table-cell office:value-type="float" office:value="430.8333">
            <text:p>430.8333</text:p>
          </table:table-cell>
          <table:table-cell office:value-type="float" office:value="36.3333">
            <text:p>36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1-11T12:00:00">
            <text:p>Wed Jan 11 12:00:00 2023</text:p>
          </table:table-cell>
          <table:table-cell office:value-type="float" office:value="387.8333">
            <text:p>387.8333</text:p>
          </table:table-cell>
          <table:table-cell office:value-type="float" office:value="31.8333">
            <text:p>31.8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01-11T13:00:00">
            <text:p>Wed Jan 11 13:00:00 2023</text:p>
          </table:table-cell>
          <table:table-cell office:value-type="float" office:value="327.8333">
            <text:p>327.8333</text:p>
          </table:table-cell>
          <table:table-cell office:value-type="float" office:value="23.5">
            <text:p>23.5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01-11T14:00:00">
            <text:p>Wed Jan 11 14:00:00 2023</text:p>
          </table:table-cell>
          <table:table-cell office:value-type="float" office:value="329.5">
            <text:p>329.5</text:p>
          </table:table-cell>
          <table:table-cell office:value-type="float" office:value="26.0">
            <text:p>26.0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01-11T15:00:00">
            <text:p>Wed Jan 11 15:00:00 2023</text:p>
          </table:table-cell>
          <table:table-cell office:value-type="float" office:value="353.8333">
            <text:p>353.8333</text:p>
          </table:table-cell>
          <table:table-cell office:value-type="float" office:value="19.8333">
            <text:p>19.8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01-11T16:00:00">
            <text:p>Wed Jan 11 16:00:00 2023</text:p>
          </table:table-cell>
          <table:table-cell office:value-type="float" office:value="342.0">
            <text:p>342.0</text:p>
          </table:table-cell>
          <table:table-cell office:value-type="float" office:value="18.3333">
            <text:p>18.3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1-11T17:00:00">
            <text:p>Wed Jan 11 17:00:00 2023</text:p>
          </table:table-cell>
          <table:table-cell office:value-type="float" office:value="359.6667">
            <text:p>359.6667</text:p>
          </table:table-cell>
          <table:table-cell office:value-type="float" office:value="21.0">
            <text:p>21.0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1-11T18:00:00">
            <text:p>Wed Jan 11 18:00:00 2023</text:p>
          </table:table-cell>
          <table:table-cell office:value-type="float" office:value="369.5">
            <text:p>369.5</text:p>
          </table:table-cell>
          <table:table-cell office:value-type="float" office:value="25.3333">
            <text:p>25.3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01-12T01:00:00">
            <text:p>Thu Jan 12 01:00:00 2023</text:p>
          </table:table-cell>
          <table:table-cell office:value-type="float" office:value="344.0">
            <text:p>344.0</text:p>
          </table:table-cell>
          <table:table-cell office:value-type="float" office:value="17.8333">
            <text:p>17.8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01-12T02:00:00">
            <text:p>Thu Jan 12 02:00:00 2023</text:p>
          </table:table-cell>
          <table:table-cell office:value-type="float" office:value="339.1667">
            <text:p>339.1667</text:p>
          </table:table-cell>
          <table:table-cell office:value-type="float" office:value="16.6667">
            <text:p>16.6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01-12T03:00:00">
            <text:p>Thu Jan 12 03:00:00 2023</text:p>
          </table:table-cell>
          <table:table-cell office:value-type="float" office:value="309.1667">
            <text:p>309.1667</text:p>
          </table:table-cell>
          <table:table-cell office:value-type="float" office:value="9.6667">
            <text:p>9.6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01-12T04:00:00">
            <text:p>Thu Jan 12 04:00:00 2023</text:p>
          </table:table-cell>
          <table:table-cell office:value-type="float" office:value="293.1667">
            <text:p>293.1667</text:p>
          </table:table-cell>
          <table:table-cell office:value-type="float" office:value="5.5">
            <text:p>5.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01-12T05:00:00">
            <text:p>Thu Jan 12 05:00:00 2023</text:p>
          </table:table-cell>
          <table:table-cell office:value-type="float" office:value="283.5">
            <text:p>283.5</text:p>
          </table:table-cell>
          <table:table-cell office:value-type="float" office:value="7.6667">
            <text:p>7.6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1-12T06:00:00">
            <text:p>Thu Jan 12 06:00:00 2023</text:p>
          </table:table-cell>
          <table:table-cell office:value-type="float" office:value="274.6667">
            <text:p>274.6667</text:p>
          </table:table-cell>
          <table:table-cell office:value-type="float" office:value="5.8333">
            <text:p>5.8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01-12T07:00:00">
            <text:p>Thu Jan 12 07:00:00 2023</text:p>
          </table:table-cell>
          <table:table-cell office:value-type="float" office:value="270.3333">
            <text:p>270.3333</text:p>
          </table:table-cell>
          <table:table-cell office:value-type="float" office:value="9.0">
            <text:p>9.0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1-12T08:00:00">
            <text:p>Thu Jan 12 08:00:00 2023</text:p>
          </table:table-cell>
          <table:table-cell office:value-type="float" office:value="337.6667">
            <text:p>337.6667</text:p>
          </table:table-cell>
          <table:table-cell office:value-type="float" office:value="19.6667">
            <text:p>19.6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01-12T09:00:00">
            <text:p>Thu Jan 12 09:00:00 2023</text:p>
          </table:table-cell>
          <table:table-cell office:value-type="float" office:value="418.8333">
            <text:p>418.8333</text:p>
          </table:table-cell>
          <table:table-cell office:value-type="float" office:value="26.3333">
            <text:p>26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12T10:00:00">
            <text:p>Thu Jan 12 10:00:00 2023</text:p>
          </table:table-cell>
          <table:table-cell office:value-type="float" office:value="418.0">
            <text:p>418.0</text:p>
          </table:table-cell>
          <table:table-cell office:value-type="float" office:value="25.1667">
            <text:p>25.1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01-12T11:00:00">
            <text:p>Thu Jan 12 11:00:00 2023</text:p>
          </table:table-cell>
          <table:table-cell office:value-type="float" office:value="351.6667">
            <text:p>351.6667</text:p>
          </table:table-cell>
          <table:table-cell office:value-type="float" office:value="16.1667">
            <text:p>16.1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1-12T12:00:00">
            <text:p>Thu Jan 12 12:00:00 2023</text:p>
          </table:table-cell>
          <table:table-cell office:value-type="float" office:value="334.0">
            <text:p>334.0</text:p>
          </table:table-cell>
          <table:table-cell office:value-type="float" office:value="12.0">
            <text:p>12.0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01-12T13:00:00">
            <text:p>Thu Jan 12 13:00:00 2023</text:p>
          </table:table-cell>
          <table:table-cell office:value-type="float" office:value="313.3333">
            <text:p>313.3333</text:p>
          </table:table-cell>
          <table:table-cell office:value-type="float" office:value="8.6667">
            <text:p>8.6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1-12T14:00:00">
            <text:p>Thu Jan 12 14:00:00 2023</text:p>
          </table:table-cell>
          <table:table-cell office:value-type="float" office:value="297.1667">
            <text:p>297.1667</text:p>
          </table:table-cell>
          <table:table-cell office:value-type="float" office:value="10.0">
            <text:p>10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1-12T15:00:00">
            <text:p>Thu Jan 12 15:00:00 2023</text:p>
          </table:table-cell>
          <table:table-cell office:value-type="float" office:value="288.0">
            <text:p>288.0</text:p>
          </table:table-cell>
          <table:table-cell office:value-type="float" office:value="8.1667">
            <text:p>8.1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1-12T16:00:00">
            <text:p>Thu Jan 12 16:00:00 2023</text:p>
          </table:table-cell>
          <table:table-cell office:value-type="float" office:value="305.0">
            <text:p>305.0</text:p>
          </table:table-cell>
          <table:table-cell office:value-type="float" office:value="7.3333">
            <text:p>7.3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1-13T03:00:00">
            <text:p>Fri Jan 13 03:00:00 2023</text:p>
          </table:table-cell>
          <table:table-cell office:value-type="float" office:value="417.3333">
            <text:p>417.3333</text:p>
          </table:table-cell>
          <table:table-cell office:value-type="float" office:value="24.6667">
            <text:p>24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13T04:00:00">
            <text:p>Fri Jan 13 04:00:00 2023</text:p>
          </table:table-cell>
          <table:table-cell office:value-type="float" office:value="355.1667">
            <text:p>355.1667</text:p>
          </table:table-cell>
          <table:table-cell office:value-type="float" office:value="15.5">
            <text:p>15.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01-13T05:00:00">
            <text:p>Fri Jan 13 05:00:00 2023</text:p>
          </table:table-cell>
          <table:table-cell office:value-type="float" office:value="313.3333">
            <text:p>313.3333</text:p>
          </table:table-cell>
          <table:table-cell office:value-type="float" office:value="14.0">
            <text:p>14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01-13T06:00:00">
            <text:p>Fri Jan 13 06:00:00 2023</text:p>
          </table:table-cell>
          <table:table-cell office:value-type="float" office:value="292.6667">
            <text:p>292.6667</text:p>
          </table:table-cell>
          <table:table-cell office:value-type="float" office:value="14.8333">
            <text:p>14.8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1-13T07:00:00">
            <text:p>Fri Jan 13 07:00:00 2023</text:p>
          </table:table-cell>
          <table:table-cell office:value-type="float" office:value="300.6667">
            <text:p>300.6667</text:p>
          </table:table-cell>
          <table:table-cell office:value-type="float" office:value="14.6667">
            <text:p>14.6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01-13T08:00:00">
            <text:p>Fri Jan 13 08:00:00 2023</text:p>
          </table:table-cell>
          <table:table-cell office:value-type="float" office:value="382.0">
            <text:p>382.0</text:p>
          </table:table-cell>
          <table:table-cell office:value-type="float" office:value="22.8333">
            <text:p>22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13T09:00:00">
            <text:p>Fri Jan 13 09:00:00 2023</text:p>
          </table:table-cell>
          <table:table-cell office:value-type="float" office:value="450.5">
            <text:p>450.5</text:p>
          </table:table-cell>
          <table:table-cell office:value-type="float" office:value="22.3333">
            <text:p>22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13T10:00:00">
            <text:p>Fri Jan 13 10:00:00 2023</text:p>
          </table:table-cell>
          <table:table-cell office:value-type="float" office:value="485.5">
            <text:p>485.5</text:p>
          </table:table-cell>
          <table:table-cell office:value-type="float" office:value="27.1667">
            <text:p>27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1-13T11:00:00">
            <text:p>Fri Jan 13 11:00:00 2023</text:p>
          </table:table-cell>
          <table:table-cell office:value-type="float" office:value="591.8333">
            <text:p>591.8333</text:p>
          </table:table-cell>
          <table:table-cell office:value-type="float" office:value="26.3333">
            <text:p>26.3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01-13T12:00:00">
            <text:p>Fri Jan 13 12:00:00 2023</text:p>
          </table:table-cell>
          <table:table-cell office:value-type="float" office:value="348.8333">
            <text:p>348.8333</text:p>
          </table:table-cell>
          <table:table-cell office:value-type="float" office:value="19.6667">
            <text:p>19.6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01-13T13:00:00">
            <text:p>Fri Jan 13 13:00:00 2023</text:p>
          </table:table-cell>
          <table:table-cell office:value-type="float" office:value="327.8333">
            <text:p>327.8333</text:p>
          </table:table-cell>
          <table:table-cell office:value-type="float" office:value="14.8333">
            <text:p>14.8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01-13T14:00:00">
            <text:p>Fri Jan 13 14:00:00 2023</text:p>
          </table:table-cell>
          <table:table-cell office:value-type="float" office:value="330.6667">
            <text:p>330.6667</text:p>
          </table:table-cell>
          <table:table-cell office:value-type="float" office:value="16.8333">
            <text:p>16.8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1-13T15:00:00">
            <text:p>Fri Jan 13 15:00:00 2023</text:p>
          </table:table-cell>
          <table:table-cell office:value-type="float" office:value="316.3333">
            <text:p>316.3333</text:p>
          </table:table-cell>
          <table:table-cell office:value-type="float" office:value="16.3333">
            <text:p>16.3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1-13T16:00:00">
            <text:p>Fri Jan 13 16:00:00 2023</text:p>
          </table:table-cell>
          <table:table-cell office:value-type="float" office:value="299.1667">
            <text:p>299.1667</text:p>
          </table:table-cell>
          <table:table-cell office:value-type="float" office:value="14.5">
            <text:p>14.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1-13T17:00:00">
            <text:p>Fri Jan 13 17:00:00 2023</text:p>
          </table:table-cell>
          <table:table-cell office:value-type="float" office:value="277.0">
            <text:p>277.0</text:p>
          </table:table-cell>
          <table:table-cell office:value-type="float" office:value="15.1667">
            <text:p>15.1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1-14T04:00:00">
            <text:p>Sat Jan 14 04:00:00 2023</text:p>
          </table:table-cell>
          <table:table-cell office:value-type="float" office:value="356.6667">
            <text:p>356.6667</text:p>
          </table:table-cell>
          <table:table-cell office:value-type="float" office:value="18.8333">
            <text:p>18.8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1-14T06:00:00">
            <text:p>Sat Jan 14 06:00:00 2023</text:p>
          </table:table-cell>
          <table:table-cell office:value-type="float" office:value="322.8333">
            <text:p>322.8333</text:p>
          </table:table-cell>
          <table:table-cell office:value-type="float" office:value="12.1667">
            <text:p>12.1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1-14T07:00:00">
            <text:p>Sat Jan 14 07:00:00 2023</text:p>
          </table:table-cell>
          <table:table-cell office:value-type="float" office:value="287.3333">
            <text:p>287.3333</text:p>
          </table:table-cell>
          <table:table-cell office:value-type="float" office:value="9.5">
            <text:p>9.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1-14T08:00:00">
            <text:p>Sat Jan 14 08:00:00 2023</text:p>
          </table:table-cell>
          <table:table-cell office:value-type="float" office:value="280.3333">
            <text:p>280.3333</text:p>
          </table:table-cell>
          <table:table-cell office:value-type="float" office:value="12.3333">
            <text:p>12.3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01-14T09:00:00">
            <text:p>Sat Jan 14 09:00:00 2023</text:p>
          </table:table-cell>
          <table:table-cell office:value-type="float" office:value="322.6667">
            <text:p>322.6667</text:p>
          </table:table-cell>
          <table:table-cell office:value-type="float" office:value="16.6667">
            <text:p>16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1-14T10:00:00">
            <text:p>Sat Jan 14 10:00:00 2023</text:p>
          </table:table-cell>
          <table:table-cell office:value-type="float" office:value="361.0">
            <text:p>361.0</text:p>
          </table:table-cell>
          <table:table-cell office:value-type="float" office:value="18.6667">
            <text:p>18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1-14T11:00:00">
            <text:p>Sat Jan 14 11:00:00 2023</text:p>
          </table:table-cell>
          <table:table-cell office:value-type="float" office:value="349.6667">
            <text:p>349.6667</text:p>
          </table:table-cell>
          <table:table-cell office:value-type="float" office:value="16.3333">
            <text:p>16.3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1-14T12:00:00">
            <text:p>Sat Jan 14 12:00:00 2023</text:p>
          </table:table-cell>
          <table:table-cell office:value-type="float" office:value="345.6667">
            <text:p>345.6667</text:p>
          </table:table-cell>
          <table:table-cell office:value-type="float" office:value="13.6667">
            <text:p>13.6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01-14T13:00:00">
            <text:p>Sat Jan 14 13:00:00 2023</text:p>
          </table:table-cell>
          <table:table-cell office:value-type="float" office:value="351.0">
            <text:p>351.0</text:p>
          </table:table-cell>
          <table:table-cell office:value-type="float" office:value="17.8333">
            <text:p>17.8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01-14T14:00:00">
            <text:p>Sat Jan 14 14:00:00 2023</text:p>
          </table:table-cell>
          <table:table-cell office:value-type="float" office:value="369.3333">
            <text:p>369.3333</text:p>
          </table:table-cell>
          <table:table-cell office:value-type="float" office:value="28.8333">
            <text:p>28.8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1-14T15:00:00">
            <text:p>Sat Jan 14 15:00:00 2023</text:p>
          </table:table-cell>
          <table:table-cell office:value-type="float" office:value="337.3333">
            <text:p>337.3333</text:p>
          </table:table-cell>
          <table:table-cell office:value-type="float" office:value="26.0">
            <text:p>26.0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1-14T16:00:00">
            <text:p>Sat Jan 14 16:00:00 2023</text:p>
          </table:table-cell>
          <table:table-cell office:value-type="float" office:value="306.0">
            <text:p>306.0</text:p>
          </table:table-cell>
          <table:table-cell office:value-type="float" office:value="16.5">
            <text:p>16.5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1-15T07:00:00">
            <text:p>Sun Jan 15 07:00:00 2023</text:p>
          </table:table-cell>
          <table:table-cell office:value-type="float" office:value="530.6667">
            <text:p>530.6667</text:p>
          </table:table-cell>
          <table:table-cell office:value-type="float" office:value="19.8333">
            <text:p>19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1-15T08:00:00">
            <text:p>Sun Jan 15 08:00:00 2023</text:p>
          </table:table-cell>
          <table:table-cell office:value-type="float" office:value="452.0">
            <text:p>452.0</text:p>
          </table:table-cell>
          <table:table-cell office:value-type="float" office:value="13.6667">
            <text:p>13.6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01-15T09:00:00">
            <text:p>Sun Jan 15 09:00:00 2023</text:p>
          </table:table-cell>
          <table:table-cell office:value-type="float" office:value="461.8333">
            <text:p>461.8333</text:p>
          </table:table-cell>
          <table:table-cell office:value-type="float" office:value="16.6667">
            <text:p>16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15T10:00:00">
            <text:p>Sun Jan 15 10:00:00 2023</text:p>
          </table:table-cell>
          <table:table-cell office:value-type="float" office:value="465.1667">
            <text:p>465.1667</text:p>
          </table:table-cell>
          <table:table-cell office:value-type="float" office:value="15.5">
            <text:p>15.5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1-15T11:00:00">
            <text:p>Sun Jan 15 11:00:00 2023</text:p>
          </table:table-cell>
          <table:table-cell office:value-type="float" office:value="436.6667">
            <text:p>436.6667</text:p>
          </table:table-cell>
          <table:table-cell office:value-type="float" office:value="12.0">
            <text:p>12.0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1-15T12:00:00">
            <text:p>Sun Jan 15 12:00:00 2023</text:p>
          </table:table-cell>
          <table:table-cell office:value-type="float" office:value="420.0">
            <text:p>420.0</text:p>
          </table:table-cell>
          <table:table-cell office:value-type="float" office:value="9.5">
            <text:p>9.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1-15T13:00:00">
            <text:p>Sun Jan 15 13:00:00 2023</text:p>
          </table:table-cell>
          <table:table-cell office:value-type="float" office:value="462.1667">
            <text:p>462.1667</text:p>
          </table:table-cell>
          <table:table-cell office:value-type="float" office:value="7.5">
            <text:p>7.5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1-15T14:00:00">
            <text:p>Sun Jan 15 14:00:00 2023</text:p>
          </table:table-cell>
          <table:table-cell office:value-type="float" office:value="385.3333">
            <text:p>385.3333</text:p>
          </table:table-cell>
          <table:table-cell office:value-type="float" office:value="5.0">
            <text:p>5.0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1-15T15:00:00">
            <text:p>Sun Jan 15 15:00:00 2023</text:p>
          </table:table-cell>
          <table:table-cell office:value-type="float" office:value="376.6667">
            <text:p>376.6667</text:p>
          </table:table-cell>
          <table:table-cell office:value-type="float" office:value="8.8333">
            <text:p>8.8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1-15T16:00:00">
            <text:p>Sun Jan 15 16:00:00 2023</text:p>
          </table:table-cell>
          <table:table-cell office:value-type="float" office:value="368.0">
            <text:p>368.0</text:p>
          </table:table-cell>
          <table:table-cell office:value-type="float" office:value="5.3333">
            <text:p>5.3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1-19T19:00:00">
            <text:p>Thu Jan 19 19:00:00 2023</text:p>
          </table:table-cell>
          <table:table-cell office:value-type="float" office:value="401.5">
            <text:p>401.5</text:p>
          </table:table-cell>
          <table:table-cell office:value-type="float" office:value="21.0">
            <text:p>21.0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1-19T20:00:00">
            <text:p>Thu Jan 19 20:00:00 2023</text:p>
          </table:table-cell>
          <table:table-cell office:value-type="float" office:value="459.0">
            <text:p>459.0</text:p>
          </table:table-cell>
          <table:table-cell office:value-type="float" office:value="35.1667">
            <text:p>35.1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01-19T21:00:00">
            <text:p>Thu Jan 19 21:00:00 2023</text:p>
          </table:table-cell>
          <table:table-cell office:value-type="float" office:value="500.0">
            <text:p>500.0</text:p>
          </table:table-cell>
          <table:table-cell office:value-type="float" office:value="37.5">
            <text:p>37.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1-20T13:00:00">
            <text:p>Fri Jan 20 13:00:00 2023</text:p>
          </table:table-cell>
          <table:table-cell office:value-type="float" office:value="441.3333">
            <text:p>441.3333</text:p>
          </table:table-cell>
          <table:table-cell office:value-type="float" office:value="9.8333">
            <text:p>9.8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1-20T15:00:00">
            <text:p>Fri Jan 20 15:00:00 2023</text:p>
          </table:table-cell>
          <table:table-cell office:value-type="float" office:value="399.8333">
            <text:p>399.8333</text:p>
          </table:table-cell>
          <table:table-cell office:value-type="float" office:value="8.3333">
            <text:p>8.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1-20T16:00:00">
            <text:p>Fri Jan 20 16:00:00 2023</text:p>
          </table:table-cell>
          <table:table-cell office:value-type="float" office:value="399.3333">
            <text:p>399.3333</text:p>
          </table:table-cell>
          <table:table-cell office:value-type="float" office:value="13.0">
            <text:p>13.0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1-20T17:00:00">
            <text:p>Fri Jan 20 17:00:00 2023</text:p>
          </table:table-cell>
          <table:table-cell office:value-type="float" office:value="386.6667">
            <text:p>386.6667</text:p>
          </table:table-cell>
          <table:table-cell office:value-type="float" office:value="19.1667">
            <text:p>19.1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1-20T18:00:00">
            <text:p>Fri Jan 20 18:00:00 2023</text:p>
          </table:table-cell>
          <table:table-cell office:value-type="float" office:value="409.8333">
            <text:p>409.8333</text:p>
          </table:table-cell>
          <table:table-cell office:value-type="float" office:value="14.0">
            <text:p>14.0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1-20T19:00:00">
            <text:p>Fri Jan 20 19:00:00 2023</text:p>
          </table:table-cell>
          <table:table-cell office:value-type="float" office:value="419.0">
            <text:p>419.0</text:p>
          </table:table-cell>
          <table:table-cell office:value-type="float" office:value="18.0">
            <text:p>18.0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1-20T20:00:00">
            <text:p>Fri Jan 20 20:00:00 2023</text:p>
          </table:table-cell>
          <table:table-cell office:value-type="float" office:value="438.0">
            <text:p>438.0</text:p>
          </table:table-cell>
          <table:table-cell office:value-type="float" office:value="17.1667">
            <text:p>17.1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1-20T21:00:00">
            <text:p>Fri Jan 20 21:00:00 2023</text:p>
          </table:table-cell>
          <table:table-cell office:value-type="float" office:value="455.6667">
            <text:p>455.6667</text:p>
          </table:table-cell>
          <table:table-cell office:value-type="float" office:value="20.0">
            <text:p>20.0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1-20T22:00:00">
            <text:p>Fri Jan 20 22:00:00 2023</text:p>
          </table:table-cell>
          <table:table-cell office:value-type="float" office:value="449.8333">
            <text:p>449.8333</text:p>
          </table:table-cell>
          <table:table-cell office:value-type="float" office:value="18.6667">
            <text:p>18.6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01-20T23:00:00">
            <text:p>Fri Jan 20 23:00:00 2023</text:p>
          </table:table-cell>
          <table:table-cell office:value-type="float" office:value="464.1667">
            <text:p>464.1667</text:p>
          </table:table-cell>
          <table:table-cell office:value-type="float" office:value="15.1667">
            <text:p>15.1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1-21T00:00:00">
            <text:p>Sat Jan 21 00:00:00 2023</text:p>
          </table:table-cell>
          <table:table-cell office:value-type="float" office:value="600.6667">
            <text:p>600.6667</text:p>
          </table:table-cell>
          <table:table-cell office:value-type="float" office:value="41.6667">
            <text:p>41.6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1-21T01:00:00">
            <text:p>Sat Jan 21 01:00:00 2023</text:p>
          </table:table-cell>
          <table:table-cell office:value-type="float" office:value="550.1667">
            <text:p>550.1667</text:p>
          </table:table-cell>
          <table:table-cell office:value-type="float" office:value="33.1667">
            <text:p>33.1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01-21T02:00:00">
            <text:p>Sat Jan 21 02:00:00 2023</text:p>
          </table:table-cell>
          <table:table-cell office:value-type="float" office:value="467.8333">
            <text:p>467.8333</text:p>
          </table:table-cell>
          <table:table-cell office:value-type="float" office:value="12.8333">
            <text:p>12.8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01-21T10:00:00">
            <text:p>Sat Jan 21 10:00:00 2023</text:p>
          </table:table-cell>
          <table:table-cell office:value-type="float" office:value="458.3333">
            <text:p>458.3333</text:p>
          </table:table-cell>
          <table:table-cell office:value-type="float" office:value="20.1667">
            <text:p>20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1-21T11:00:00">
            <text:p>Sat Jan 21 11:00:00 2023</text:p>
          </table:table-cell>
          <table:table-cell office:value-type="float" office:value="503.3333">
            <text:p>503.3333</text:p>
          </table:table-cell>
          <table:table-cell office:value-type="float" office:value="22.0">
            <text:p>22.0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01-21T12:00:00">
            <text:p>Sat Jan 21 12:00:00 2023</text:p>
          </table:table-cell>
          <table:table-cell office:value-type="float" office:value="591.0">
            <text:p>591.0</text:p>
          </table:table-cell>
          <table:table-cell office:value-type="float" office:value="37.5">
            <text:p>37.5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01-21T13:00:00">
            <text:p>Sat Jan 21 13:00:00 2023</text:p>
          </table:table-cell>
          <table:table-cell office:value-type="float" office:value="439.3333">
            <text:p>439.3333</text:p>
          </table:table-cell>
          <table:table-cell office:value-type="float" office:value="18.8333">
            <text:p>18.8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1-21T14:00:00">
            <text:p>Sat Jan 21 14:00:00 2023</text:p>
          </table:table-cell>
          <table:table-cell office:value-type="float" office:value="415.3333">
            <text:p>415.3333</text:p>
          </table:table-cell>
          <table:table-cell office:value-type="float" office:value="11.3333">
            <text:p>11.3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1-21T15:00:00">
            <text:p>Sat Jan 21 15:00:00 2023</text:p>
          </table:table-cell>
          <table:table-cell office:value-type="float" office:value="406.3333">
            <text:p>406.3333</text:p>
          </table:table-cell>
          <table:table-cell office:value-type="float" office:value="10.8333">
            <text:p>10.8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1-21T16:00:00">
            <text:p>Sat Jan 21 16:00:00 2023</text:p>
          </table:table-cell>
          <table:table-cell office:value-type="float" office:value="387.0">
            <text:p>387.0</text:p>
          </table:table-cell>
          <table:table-cell office:value-type="float" office:value="5.6667">
            <text:p>5.6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1-21T17:00:00">
            <text:p>Sat Jan 21 17:00:00 2023</text:p>
          </table:table-cell>
          <table:table-cell office:value-type="float" office:value="389.3333">
            <text:p>389.3333</text:p>
          </table:table-cell>
          <table:table-cell office:value-type="float" office:value="7.3333">
            <text:p>7.3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1-21T18:00:00">
            <text:p>Sat Jan 21 18:00:00 2023</text:p>
          </table:table-cell>
          <table:table-cell office:value-type="float" office:value="394.5">
            <text:p>394.5</text:p>
          </table:table-cell>
          <table:table-cell office:value-type="float" office:value="6.8333">
            <text:p>6.8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1-21T19:00:00">
            <text:p>Sat Jan 21 19:00:00 2023</text:p>
          </table:table-cell>
          <table:table-cell office:value-type="float" office:value="460.5">
            <text:p>460.5</text:p>
          </table:table-cell>
          <table:table-cell office:value-type="float" office:value="17.0">
            <text:p>17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1-21T20:00:00">
            <text:p>Sat Jan 21 20:00:00 2023</text:p>
          </table:table-cell>
          <table:table-cell office:value-type="float" office:value="543.3333">
            <text:p>543.3333</text:p>
          </table:table-cell>
          <table:table-cell office:value-type="float" office:value="46.8333">
            <text:p>46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01-22T03:00:00">
            <text:p>Sun Jan 22 03:00:00 2023</text:p>
          </table:table-cell>
          <table:table-cell office:value-type="float" office:value="477.8333">
            <text:p>477.8333</text:p>
          </table:table-cell>
          <table:table-cell office:value-type="float" office:value="14.0">
            <text:p>14.0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1-22T04:00:00">
            <text:p>Sun Jan 22 04:00:00 2023</text:p>
          </table:table-cell>
          <table:table-cell office:value-type="float" office:value="418.1667">
            <text:p>418.1667</text:p>
          </table:table-cell>
          <table:table-cell office:value-type="float" office:value="7.0">
            <text:p>7.0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1-22T07:00:00">
            <text:p>Sun Jan 22 07:00:00 2023</text:p>
          </table:table-cell>
          <table:table-cell office:value-type="float" office:value="333.3333">
            <text:p>333.3333</text:p>
          </table:table-cell>
          <table:table-cell office:value-type="float" office:value="2.5">
            <text:p>2.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1-22T08:00:00">
            <text:p>Sun Jan 22 08:00:00 2023</text:p>
          </table:table-cell>
          <table:table-cell office:value-type="float" office:value="346.1667">
            <text:p>346.1667</text:p>
          </table:table-cell>
          <table:table-cell office:value-type="float" office:value="4.1667">
            <text:p>4.1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1-22T09:00:00">
            <text:p>Sun Jan 22 09:00:00 2023</text:p>
          </table:table-cell>
          <table:table-cell office:value-type="float" office:value="352.0">
            <text:p>352.0</text:p>
          </table:table-cell>
          <table:table-cell office:value-type="float" office:value="6.5">
            <text:p>6.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1-22T10:00:00">
            <text:p>Sun Jan 22 10:00:00 2023</text:p>
          </table:table-cell>
          <table:table-cell office:value-type="float" office:value="357.6667">
            <text:p>357.6667</text:p>
          </table:table-cell>
          <table:table-cell office:value-type="float" office:value="4.6667">
            <text:p>4.6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1-22T11:00:00">
            <text:p>Sun Jan 22 11:00:00 2023</text:p>
          </table:table-cell>
          <table:table-cell office:value-type="float" office:value="367.0">
            <text:p>367.0</text:p>
          </table:table-cell>
          <table:table-cell office:value-type="float" office:value="5.1667">
            <text:p>5.1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1-23T08:00:00">
            <text:p>Mon Jan 23 08:00:00 2023</text:p>
          </table:table-cell>
          <table:table-cell office:value-type="float" office:value="530.6667">
            <text:p>530.6667</text:p>
          </table:table-cell>
          <table:table-cell office:value-type="float" office:value="37.5">
            <text:p>37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23T09:00:00">
            <text:p>Mon Jan 23 09:00:00 2023</text:p>
          </table:table-cell>
          <table:table-cell office:value-type="float" office:value="619.6667">
            <text:p>619.6667</text:p>
          </table:table-cell>
          <table:table-cell office:value-type="float" office:value="41.5">
            <text:p>41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23T10:00:00">
            <text:p>Mon Jan 23 10:00:00 2023</text:p>
          </table:table-cell>
          <table:table-cell office:value-type="float" office:value="588.8333">
            <text:p>588.8333</text:p>
          </table:table-cell>
          <table:table-cell office:value-type="float" office:value="46.5">
            <text:p>46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1-23T11:00:00">
            <text:p>Mon Jan 23 11:00:00 2023</text:p>
          </table:table-cell>
          <table:table-cell office:value-type="float" office:value="496.1667">
            <text:p>496.1667</text:p>
          </table:table-cell>
          <table:table-cell office:value-type="float" office:value="34.8333">
            <text:p>34.8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01-23T12:00:00">
            <text:p>Mon Jan 23 12:00:00 2023</text:p>
          </table:table-cell>
          <table:table-cell office:value-type="float" office:value="427.5">
            <text:p>427.5</text:p>
          </table:table-cell>
          <table:table-cell office:value-type="float" office:value="15.5">
            <text:p>15.5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1-23T13:00:00">
            <text:p>Mon Jan 23 13:00:00 2023</text:p>
          </table:table-cell>
          <table:table-cell office:value-type="float" office:value="457.5">
            <text:p>457.5</text:p>
          </table:table-cell>
          <table:table-cell office:value-type="float" office:value="7.8333">
            <text:p>7.8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1-23T14:00:00">
            <text:p>Mon Jan 23 14:00:00 2023</text:p>
          </table:table-cell>
          <table:table-cell office:value-type="float" office:value="461.3333">
            <text:p>461.3333</text:p>
          </table:table-cell>
          <table:table-cell office:value-type="float" office:value="11.1667">
            <text:p>11.1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1-23T15:00:00">
            <text:p>Mon Jan 23 15:00:00 2023</text:p>
          </table:table-cell>
          <table:table-cell office:value-type="float" office:value="465.0">
            <text:p>465.0</text:p>
          </table:table-cell>
          <table:table-cell office:value-type="float" office:value="9.1667">
            <text:p>9.1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1-23T16:00:00">
            <text:p>Mon Jan 23 16:00:00 2023</text:p>
          </table:table-cell>
          <table:table-cell office:value-type="float" office:value="457.3333">
            <text:p>457.3333</text:p>
          </table:table-cell>
          <table:table-cell office:value-type="float" office:value="8.5">
            <text:p>8.5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1-24T07:00:00">
            <text:p>Tue Jan 24 07:00:00 2023</text:p>
          </table:table-cell>
          <table:table-cell office:value-type="float" office:value="418.6667">
            <text:p>418.6667</text:p>
          </table:table-cell>
          <table:table-cell office:value-type="float" office:value="13.8333">
            <text:p>13.8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1-24T08:00:00">
            <text:p>Tue Jan 24 08:00:00 2023</text:p>
          </table:table-cell>
          <table:table-cell office:value-type="float" office:value="516.8333">
            <text:p>516.8333</text:p>
          </table:table-cell>
          <table:table-cell office:value-type="float" office:value="26.1667">
            <text:p>26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01-24T11:00:00">
            <text:p>Tue Jan 24 11:00:00 2023</text:p>
          </table:table-cell>
          <table:table-cell office:value-type="float" office:value="440.3333">
            <text:p>440.3333</text:p>
          </table:table-cell>
          <table:table-cell office:value-type="float" office:value="30.1667">
            <text:p>30.1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1-24T12:00:00">
            <text:p>Tue Jan 24 12:00:00 2023</text:p>
          </table:table-cell>
          <table:table-cell office:value-type="float" office:value="410.8333">
            <text:p>410.8333</text:p>
          </table:table-cell>
          <table:table-cell office:value-type="float" office:value="9.8333">
            <text:p>9.8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1-24T13:00:00">
            <text:p>Tue Jan 24 13:00:00 2023</text:p>
          </table:table-cell>
          <table:table-cell office:value-type="float" office:value="400.1667">
            <text:p>400.1667</text:p>
          </table:table-cell>
          <table:table-cell office:value-type="float" office:value="7.6667">
            <text:p>7.6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1-24T14:00:00">
            <text:p>Tue Jan 24 14:00:00 2023</text:p>
          </table:table-cell>
          <table:table-cell office:value-type="float" office:value="407.3333">
            <text:p>407.3333</text:p>
          </table:table-cell>
          <table:table-cell office:value-type="float" office:value="8.6667">
            <text:p>8.6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1-24T15:00:00">
            <text:p>Tue Jan 24 15:00:00 2023</text:p>
          </table:table-cell>
          <table:table-cell office:value-type="float" office:value="400.6667">
            <text:p>400.6667</text:p>
          </table:table-cell>
          <table:table-cell office:value-type="float" office:value="11.0">
            <text:p>11.0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1-25T06:00:00">
            <text:p>Wed Jan 25 06:00:00 2023</text:p>
          </table:table-cell>
          <table:table-cell office:value-type="float" office:value="440.3333">
            <text:p>440.3333</text:p>
          </table:table-cell>
          <table:table-cell office:value-type="float" office:value="11.6667">
            <text:p>11.6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1-25T07:00:00">
            <text:p>Wed Jan 25 07:00:00 2023</text:p>
          </table:table-cell>
          <table:table-cell office:value-type="float" office:value="462.5">
            <text:p>462.5</text:p>
          </table:table-cell>
          <table:table-cell office:value-type="float" office:value="21.6667">
            <text:p>21.6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1-25T08:00:00">
            <text:p>Wed Jan 25 08:00:00 2023</text:p>
          </table:table-cell>
          <table:table-cell office:value-type="float" office:value="510.0">
            <text:p>510.0</text:p>
          </table:table-cell>
          <table:table-cell office:value-type="float" office:value="39.3333">
            <text:p>39.3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01-25T09:00:00">
            <text:p>Wed Jan 25 09:00:00 2023</text:p>
          </table:table-cell>
          <table:table-cell office:value-type="float" office:value="559.0">
            <text:p>559.0</text:p>
          </table:table-cell>
          <table:table-cell office:value-type="float" office:value="41.6667">
            <text:p>41.6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01-25T10:00:00">
            <text:p>Wed Jan 25 10:00:00 2023</text:p>
          </table:table-cell>
          <table:table-cell office:value-type="float" office:value="556.3333">
            <text:p>556.3333</text:p>
          </table:table-cell>
          <table:table-cell office:value-type="float" office:value="41.8333">
            <text:p>41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01-25T11:00:00">
            <text:p>Wed Jan 25 11:00:00 2023</text:p>
          </table:table-cell>
          <table:table-cell office:value-type="float" office:value="508.1667">
            <text:p>508.1667</text:p>
          </table:table-cell>
          <table:table-cell office:value-type="float" office:value="31.0">
            <text:p>31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01-25T12:00:00">
            <text:p>Wed Jan 25 12:00:00 2023</text:p>
          </table:table-cell>
          <table:table-cell office:value-type="float" office:value="449.5">
            <text:p>449.5</text:p>
          </table:table-cell>
          <table:table-cell office:value-type="float" office:value="17.5">
            <text:p>17.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1-25T13:00:00">
            <text:p>Wed Jan 25 13:00:00 2023</text:p>
          </table:table-cell>
          <table:table-cell office:value-type="float" office:value="434.6667">
            <text:p>434.6667</text:p>
          </table:table-cell>
          <table:table-cell office:value-type="float" office:value="10.3333">
            <text:p>10.3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1-25T14:00:00">
            <text:p>Wed Jan 25 14:00:00 2023</text:p>
          </table:table-cell>
          <table:table-cell office:value-type="float" office:value="438.5">
            <text:p>438.5</text:p>
          </table:table-cell>
          <table:table-cell office:value-type="float" office:value="9.8333">
            <text:p>9.8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1-25T15:00:00">
            <text:p>Wed Jan 25 15:00:00 2023</text:p>
          </table:table-cell>
          <table:table-cell office:value-type="float" office:value="422.5">
            <text:p>422.5</text:p>
          </table:table-cell>
          <table:table-cell office:value-type="float" office:value="8.5">
            <text:p>8.5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1-25T16:00:00">
            <text:p>Wed Jan 25 16:00:00 2023</text:p>
          </table:table-cell>
          <table:table-cell office:value-type="float" office:value="407.0">
            <text:p>407.0</text:p>
          </table:table-cell>
          <table:table-cell office:value-type="float" office:value="7.1667">
            <text:p>7.1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1-25T17:00:00">
            <text:p>Wed Jan 25 17:00:00 2023</text:p>
          </table:table-cell>
          <table:table-cell office:value-type="float" office:value="420.1667">
            <text:p>420.1667</text:p>
          </table:table-cell>
          <table:table-cell office:value-type="float" office:value="13.0">
            <text:p>13.0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1-26T01:00:00">
            <text:p>Thu Jan 26 01:00:00 2023</text:p>
          </table:table-cell>
          <table:table-cell office:value-type="float" office:value="480.8333">
            <text:p>480.8333</text:p>
          </table:table-cell>
          <table:table-cell office:value-type="float" office:value="19.3333">
            <text:p>19.3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1-26T02:00:00">
            <text:p>Thu Jan 26 02:00:00 2023</text:p>
          </table:table-cell>
          <table:table-cell office:value-type="float" office:value="465.8333">
            <text:p>465.8333</text:p>
          </table:table-cell>
          <table:table-cell office:value-type="float" office:value="14.5">
            <text:p>14.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1-26T04:00:00">
            <text:p>Thu Jan 26 04:00:00 2023</text:p>
          </table:table-cell>
          <table:table-cell office:value-type="float" office:value="445.3333">
            <text:p>445.3333</text:p>
          </table:table-cell>
          <table:table-cell office:value-type="float" office:value="13.1667">
            <text:p>13.1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1-26T05:00:00">
            <text:p>Thu Jan 26 05:00:00 2023</text:p>
          </table:table-cell>
          <table:table-cell office:value-type="float" office:value="477.1667">
            <text:p>477.1667</text:p>
          </table:table-cell>
          <table:table-cell office:value-type="float" office:value="13.0">
            <text:p>13.0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1-26T06:00:00">
            <text:p>Thu Jan 26 06:00:00 2023</text:p>
          </table:table-cell>
          <table:table-cell office:value-type="float" office:value="492.5">
            <text:p>492.5</text:p>
          </table:table-cell>
          <table:table-cell office:value-type="float" office:value="13.0">
            <text:p>13.0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1-26T07:00:00">
            <text:p>Thu Jan 26 07:00:00 2023</text:p>
          </table:table-cell>
          <table:table-cell office:value-type="float" office:value="592.8333">
            <text:p>592.8333</text:p>
          </table:table-cell>
          <table:table-cell office:value-type="float" office:value="43.1667">
            <text:p>43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1-26T08:00:00">
            <text:p>Thu Jan 26 08:00:00 2023</text:p>
          </table:table-cell>
          <table:table-cell office:value-type="float" office:value="658.5">
            <text:p>658.5</text:p>
          </table:table-cell>
          <table:table-cell office:value-type="float" office:value="46.0">
            <text:p>46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26T09:00:00">
            <text:p>Thu Jan 26 09:00:00 2023</text:p>
          </table:table-cell>
          <table:table-cell office:value-type="float" office:value="765.6667">
            <text:p>765.6667</text:p>
          </table:table-cell>
          <table:table-cell office:value-type="float" office:value="61.3333">
            <text:p>61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26T10:00:00">
            <text:p>Thu Jan 26 10:00:00 2023</text:p>
          </table:table-cell>
          <table:table-cell office:value-type="float" office:value="706.8333">
            <text:p>706.8333</text:p>
          </table:table-cell>
          <table:table-cell office:value-type="float" office:value="56.3333">
            <text:p>56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26T11:00:00">
            <text:p>Thu Jan 26 11:00:00 2023</text:p>
          </table:table-cell>
          <table:table-cell office:value-type="float" office:value="504.0">
            <text:p>504.0</text:p>
          </table:table-cell>
          <table:table-cell office:value-type="float" office:value="37.1667">
            <text:p>37.1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01-26T12:00:00">
            <text:p>Thu Jan 26 12:00:00 2023</text:p>
          </table:table-cell>
          <table:table-cell office:value-type="float" office:value="496.5">
            <text:p>496.5</text:p>
          </table:table-cell>
          <table:table-cell office:value-type="float" office:value="29.1667">
            <text:p>29.1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1-26T13:00:00">
            <text:p>Thu Jan 26 13:00:00 2023</text:p>
          </table:table-cell>
          <table:table-cell office:value-type="float" office:value="456.0">
            <text:p>456.0</text:p>
          </table:table-cell>
          <table:table-cell office:value-type="float" office:value="18.5">
            <text:p>18.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1-26T14:00:00">
            <text:p>Thu Jan 26 14:00:00 2023</text:p>
          </table:table-cell>
          <table:table-cell office:value-type="float" office:value="451.0">
            <text:p>451.0</text:p>
          </table:table-cell>
          <table:table-cell office:value-type="float" office:value="11.1667">
            <text:p>11.1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1-26T15:00:00">
            <text:p>Thu Jan 26 15:00:00 2023</text:p>
          </table:table-cell>
          <table:table-cell office:value-type="float" office:value="458.1667">
            <text:p>458.1667</text:p>
          </table:table-cell>
          <table:table-cell office:value-type="float" office:value="12.8333">
            <text:p>12.8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1-26T16:00:00">
            <text:p>Thu Jan 26 16:00:00 2023</text:p>
          </table:table-cell>
          <table:table-cell office:value-type="float" office:value="445.1667">
            <text:p>445.1667</text:p>
          </table:table-cell>
          <table:table-cell office:value-type="float" office:value="11.6667">
            <text:p>11.6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1-26T17:00:00">
            <text:p>Thu Jan 26 17:00:00 2023</text:p>
          </table:table-cell>
          <table:table-cell office:value-type="float" office:value="456.6667">
            <text:p>456.6667</text:p>
          </table:table-cell>
          <table:table-cell office:value-type="float" office:value="21.1667">
            <text:p>21.1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1-27T06:00:00">
            <text:p>Fri Jan 27 06:00:00 2023</text:p>
          </table:table-cell>
          <table:table-cell office:value-type="float" office:value="663.6667">
            <text:p>663.6667</text:p>
          </table:table-cell>
          <table:table-cell office:value-type="float" office:value="33.3333">
            <text:p>33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01-27T07:00:00">
            <text:p>Fri Jan 27 07:00:00 2023</text:p>
          </table:table-cell>
          <table:table-cell office:value-type="float" office:value="651.3333">
            <text:p>651.3333</text:p>
          </table:table-cell>
          <table:table-cell office:value-type="float" office:value="37.1667">
            <text:p>37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27T11:00:00">
            <text:p>Fri Jan 27 11:00:00 2023</text:p>
          </table:table-cell>
          <table:table-cell office:value-type="float" office:value="813.0">
            <text:p>813.0</text:p>
          </table:table-cell>
          <table:table-cell office:value-type="float" office:value="52.5">
            <text:p>52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27T12:00:00">
            <text:p>Fri Jan 27 12:00:00 2023</text:p>
          </table:table-cell>
          <table:table-cell office:value-type="float" office:value="705.3333">
            <text:p>705.3333</text:p>
          </table:table-cell>
          <table:table-cell office:value-type="float" office:value="51.5">
            <text:p>51.5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01-27T13:00:00">
            <text:p>Fri Jan 27 13:00:00 2023</text:p>
          </table:table-cell>
          <table:table-cell office:value-type="float" office:value="490.1667">
            <text:p>490.1667</text:p>
          </table:table-cell>
          <table:table-cell office:value-type="float" office:value="25.6667">
            <text:p>25.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1-27T14:00:00">
            <text:p>Fri Jan 27 14:00:00 2023</text:p>
          </table:table-cell>
          <table:table-cell office:value-type="float" office:value="436.8333">
            <text:p>436.8333</text:p>
          </table:table-cell>
          <table:table-cell office:value-type="float" office:value="14.6667">
            <text:p>14.6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1-27T15:00:00">
            <text:p>Fri Jan 27 15:00:00 2023</text:p>
          </table:table-cell>
          <table:table-cell office:value-type="float" office:value="429.8333">
            <text:p>429.8333</text:p>
          </table:table-cell>
          <table:table-cell office:value-type="float" office:value="13.6667">
            <text:p>13.6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1-27T16:00:00">
            <text:p>Fri Jan 27 16:00:00 2023</text:p>
          </table:table-cell>
          <table:table-cell office:value-type="float" office:value="419.3333">
            <text:p>419.3333</text:p>
          </table:table-cell>
          <table:table-cell office:value-type="float" office:value="11.8333">
            <text:p>11.8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1-27T17:00:00">
            <text:p>Fri Jan 27 17:00:00 2023</text:p>
          </table:table-cell>
          <table:table-cell office:value-type="float" office:value="420.0">
            <text:p>420.0</text:p>
          </table:table-cell>
          <table:table-cell office:value-type="float" office:value="10.5">
            <text:p>10.5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1-28T07:00:00">
            <text:p>Sat Jan 28 07:00:00 2023</text:p>
          </table:table-cell>
          <table:table-cell office:value-type="float" office:value="468.8333">
            <text:p>468.8333</text:p>
          </table:table-cell>
          <table:table-cell office:value-type="float" office:value="11.8333">
            <text:p>11.8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1-28T08:00:00">
            <text:p>Sat Jan 28 08:00:00 2023</text:p>
          </table:table-cell>
          <table:table-cell office:value-type="float" office:value="481.5">
            <text:p>481.5</text:p>
          </table:table-cell>
          <table:table-cell office:value-type="float" office:value="20.6667">
            <text:p>20.6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01-28T09:00:00">
            <text:p>Sat Jan 28 09:00:00 2023</text:p>
          </table:table-cell>
          <table:table-cell office:value-type="float" office:value="514.6667">
            <text:p>514.6667</text:p>
          </table:table-cell>
          <table:table-cell office:value-type="float" office:value="31.6667">
            <text:p>31.6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1-28T10:00:00">
            <text:p>Sat Jan 28 10:00:00 2023</text:p>
          </table:table-cell>
          <table:table-cell office:value-type="float" office:value="531.1667">
            <text:p>531.1667</text:p>
          </table:table-cell>
          <table:table-cell office:value-type="float" office:value="31.8333">
            <text:p>31.8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01-28T11:00:00">
            <text:p>Sat Jan 28 11:00:00 2023</text:p>
          </table:table-cell>
          <table:table-cell office:value-type="float" office:value="485.5">
            <text:p>485.5</text:p>
          </table:table-cell>
          <table:table-cell office:value-type="float" office:value="18.1667">
            <text:p>18.1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1-28T12:00:00">
            <text:p>Sat Jan 28 12:00:00 2023</text:p>
          </table:table-cell>
          <table:table-cell office:value-type="float" office:value="438.5">
            <text:p>438.5</text:p>
          </table:table-cell>
          <table:table-cell office:value-type="float" office:value="9.0">
            <text:p>9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1-28T13:00:00">
            <text:p>Sat Jan 28 13:00:00 2023</text:p>
          </table:table-cell>
          <table:table-cell office:value-type="float" office:value="425.6667">
            <text:p>425.6667</text:p>
          </table:table-cell>
          <table:table-cell office:value-type="float" office:value="4.1667">
            <text:p>4.1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1-29T03:00:00">
            <text:p>Sun Jan 29 03:00:00 2023</text:p>
          </table:table-cell>
          <table:table-cell office:value-type="float" office:value="771.5">
            <text:p>771.5</text:p>
          </table:table-cell>
          <table:table-cell office:value-type="float" office:value="46.6667">
            <text:p>46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29T04:00:00">
            <text:p>Sun Jan 29 04:00:00 2023</text:p>
          </table:table-cell>
          <table:table-cell office:value-type="float" office:value="691.6667">
            <text:p>691.6667</text:p>
          </table:table-cell>
          <table:table-cell office:value-type="float" office:value="34.8333">
            <text:p>34.8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1-29T07:00:00">
            <text:p>Sun Jan 29 07:00:00 2023</text:p>
          </table:table-cell>
          <table:table-cell office:value-type="float" office:value="454.5">
            <text:p>454.5</text:p>
          </table:table-cell>
          <table:table-cell office:value-type="float" office:value="10.8333">
            <text:p>10.8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1-29T08:00:00">
            <text:p>Sun Jan 29 08:00:00 2023</text:p>
          </table:table-cell>
          <table:table-cell office:value-type="float" office:value="465.3333">
            <text:p>465.3333</text:p>
          </table:table-cell>
          <table:table-cell office:value-type="float" office:value="12.8333">
            <text:p>12.8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1-29T09:00:00">
            <text:p>Sun Jan 29 09:00:00 2023</text:p>
          </table:table-cell>
          <table:table-cell office:value-type="float" office:value="507.5">
            <text:p>507.5</text:p>
          </table:table-cell>
          <table:table-cell office:value-type="float" office:value="16.8333">
            <text:p>16.8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01-29T10:00:00">
            <text:p>Sun Jan 29 10:00:00 2023</text:p>
          </table:table-cell>
          <table:table-cell office:value-type="float" office:value="454.8333">
            <text:p>454.8333</text:p>
          </table:table-cell>
          <table:table-cell office:value-type="float" office:value="15.5">
            <text:p>15.5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1-29T11:00:00">
            <text:p>Sun Jan 29 11:00:00 2023</text:p>
          </table:table-cell>
          <table:table-cell office:value-type="float" office:value="437.6667">
            <text:p>437.6667</text:p>
          </table:table-cell>
          <table:table-cell office:value-type="float" office:value="11.0">
            <text:p>11.0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1-29T12:00:00">
            <text:p>Sun Jan 29 12:00:00 2023</text:p>
          </table:table-cell>
          <table:table-cell office:value-type="float" office:value="441.8333">
            <text:p>441.8333</text:p>
          </table:table-cell>
          <table:table-cell office:value-type="float" office:value="6.1667">
            <text:p>6.1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1-29T13:00:00">
            <text:p>Sun Jan 29 13:00:00 2023</text:p>
          </table:table-cell>
          <table:table-cell office:value-type="float" office:value="416.5">
            <text:p>416.5</text:p>
          </table:table-cell>
          <table:table-cell office:value-type="float" office:value="6.0">
            <text:p>6.0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1-29T14:00:00">
            <text:p>Sun Jan 29 14:00:00 2023</text:p>
          </table:table-cell>
          <table:table-cell office:value-type="float" office:value="407.6667">
            <text:p>407.6667</text:p>
          </table:table-cell>
          <table:table-cell office:value-type="float" office:value="5.5">
            <text:p>5.5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1-30T07:00:00">
            <text:p>Mon Jan 30 07:00:00 2023</text:p>
          </table:table-cell>
          <table:table-cell office:value-type="float" office:value="448.6667">
            <text:p>448.6667</text:p>
          </table:table-cell>
          <table:table-cell office:value-type="float" office:value="16.0">
            <text:p>16.0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1-30T08:00:00">
            <text:p>Mon Jan 30 08:00:00 2023</text:p>
          </table:table-cell>
          <table:table-cell office:value-type="float" office:value="519.6667">
            <text:p>519.6667</text:p>
          </table:table-cell>
          <table:table-cell office:value-type="float" office:value="36.3333">
            <text:p>36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1-30T09:00:00">
            <text:p>Mon Jan 30 09:00:00 2023</text:p>
          </table:table-cell>
          <table:table-cell office:value-type="float" office:value="559.1667">
            <text:p>559.1667</text:p>
          </table:table-cell>
          <table:table-cell office:value-type="float" office:value="40.1667">
            <text:p>40.1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01-30T10:00:00">
            <text:p>Mon Jan 30 10:00:00 2023</text:p>
          </table:table-cell>
          <table:table-cell office:value-type="float" office:value="512.6667">
            <text:p>512.6667</text:p>
          </table:table-cell>
          <table:table-cell office:value-type="float" office:value="30.3333">
            <text:p>30.3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01-30T11:00:00">
            <text:p>Mon Jan 30 11:00:00 2023</text:p>
          </table:table-cell>
          <table:table-cell office:value-type="float" office:value="473.8333">
            <text:p>473.8333</text:p>
          </table:table-cell>
          <table:table-cell office:value-type="float" office:value="15.5">
            <text:p>15.5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3-01-30T12:00:00">
            <text:p>Mon Jan 30 12:00:00 2023</text:p>
          </table:table-cell>
          <table:table-cell office:value-type="float" office:value="443.3333">
            <text:p>443.3333</text:p>
          </table:table-cell>
          <table:table-cell office:value-type="float" office:value="16.5">
            <text:p>16.5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1-30T13:00:00">
            <text:p>Mon Jan 30 13:00:00 2023</text:p>
          </table:table-cell>
          <table:table-cell office:value-type="float" office:value="431.8333">
            <text:p>431.8333</text:p>
          </table:table-cell>
          <table:table-cell office:value-type="float" office:value="11.1667">
            <text:p>11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1-30T14:00:00">
            <text:p>Mon Jan 30 14:00:00 2023</text:p>
          </table:table-cell>
          <table:table-cell office:value-type="float" office:value="428.8333">
            <text:p>428.8333</text:p>
          </table:table-cell>
          <table:table-cell office:value-type="float" office:value="10.5">
            <text:p>10.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1-30T15:00:00">
            <text:p>Mon Jan 30 15:00:00 2023</text:p>
          </table:table-cell>
          <table:table-cell office:value-type="float" office:value="428.1667">
            <text:p>428.1667</text:p>
          </table:table-cell>
          <table:table-cell office:value-type="float" office:value="11.5">
            <text:p>11.5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1-31T01:00:00">
            <text:p>Tue Jan 31 01:00:00 2023</text:p>
          </table:table-cell>
          <table:table-cell office:value-type="float" office:value="507.1667">
            <text:p>507.1667</text:p>
          </table:table-cell>
          <table:table-cell office:value-type="float" office:value="26.0">
            <text:p>26.0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1-31T07:00:00">
            <text:p>Tue Jan 31 07:00:00 2023</text:p>
          </table:table-cell>
          <table:table-cell office:value-type="float" office:value="428.6667">
            <text:p>428.6667</text:p>
          </table:table-cell>
          <table:table-cell office:value-type="float" office:value="15.0">
            <text:p>15.0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1-31T08:00:00">
            <text:p>Tue Jan 31 08:00:00 2023</text:p>
          </table:table-cell>
          <table:table-cell office:value-type="float" office:value="484.1667">
            <text:p>484.1667</text:p>
          </table:table-cell>
          <table:table-cell office:value-type="float" office:value="28.5">
            <text:p>28.5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01-31T09:00:00">
            <text:p>Tue Jan 31 09:00:00 2023</text:p>
          </table:table-cell>
          <table:table-cell office:value-type="float" office:value="560.3333">
            <text:p>560.3333</text:p>
          </table:table-cell>
          <table:table-cell office:value-type="float" office:value="38.3333">
            <text:p>38.3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01-31T10:00:00">
            <text:p>Tue Jan 31 10:00:00 2023</text:p>
          </table:table-cell>
          <table:table-cell office:value-type="float" office:value="560.0">
            <text:p>560.0</text:p>
          </table:table-cell>
          <table:table-cell office:value-type="float" office:value="35.5">
            <text:p>35.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01-31T11:00:00">
            <text:p>Tue Jan 31 11:00:00 2023</text:p>
          </table:table-cell>
          <table:table-cell office:value-type="float" office:value="521.5">
            <text:p>521.5</text:p>
          </table:table-cell>
          <table:table-cell office:value-type="float" office:value="28.0">
            <text:p>28.0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01-31T12:00:00">
            <text:p>Tue Jan 31 12:00:00 2023</text:p>
          </table:table-cell>
          <table:table-cell office:value-type="float" office:value="471.5">
            <text:p>471.5</text:p>
          </table:table-cell>
          <table:table-cell office:value-type="float" office:value="13.6667">
            <text:p>13.6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1-31T13:00:00">
            <text:p>Tue Jan 31 13:00:00 2023</text:p>
          </table:table-cell>
          <table:table-cell office:value-type="float" office:value="471.8333">
            <text:p>471.8333</text:p>
          </table:table-cell>
          <table:table-cell office:value-type="float" office:value="15.0">
            <text:p>15.0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1-31T14:00:00">
            <text:p>Tue Jan 31 14:00:00 2023</text:p>
          </table:table-cell>
          <table:table-cell office:value-type="float" office:value="460.6667">
            <text:p>460.6667</text:p>
          </table:table-cell>
          <table:table-cell office:value-type="float" office:value="12.5">
            <text:p>12.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1-31T15:00:00">
            <text:p>Tue Jan 31 15:00:00 2023</text:p>
          </table:table-cell>
          <table:table-cell office:value-type="float" office:value="461.8333">
            <text:p>461.8333</text:p>
          </table:table-cell>
          <table:table-cell office:value-type="float" office:value="9.8333">
            <text:p>9.8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1-31T16:00:00">
            <text:p>Tue Jan 31 16:00:00 2023</text:p>
          </table:table-cell>
          <table:table-cell office:value-type="float" office:value="425.3333">
            <text:p>425.3333</text:p>
          </table:table-cell>
          <table:table-cell office:value-type="float" office:value="10.6667">
            <text:p>10.6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1-31T17:00:00">
            <text:p>Tue Jan 31 17:00:00 2023</text:p>
          </table:table-cell>
          <table:table-cell office:value-type="float" office:value="410.6667">
            <text:p>410.6667</text:p>
          </table:table-cell>
          <table:table-cell office:value-type="float" office:value="10.5">
            <text:p>10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1-31T19:00:00">
            <text:p>Tue Jan 31 19:00:00 2023</text:p>
          </table:table-cell>
          <table:table-cell office:value-type="float" office:value="488.6667">
            <text:p>488.6667</text:p>
          </table:table-cell>
          <table:table-cell office:value-type="float" office:value="36.5">
            <text:p>36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2-01T02:00:00">
            <text:p>Wed Feb  1 02:00:00 2023</text:p>
          </table:table-cell>
          <table:table-cell office:value-type="float" office:value="464.6667">
            <text:p>464.6667</text:p>
          </table:table-cell>
          <table:table-cell office:value-type="float" office:value="16.3333">
            <text:p>16.3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2-01T03:00:00">
            <text:p>Wed Feb  1 03:00:00 2023</text:p>
          </table:table-cell>
          <table:table-cell office:value-type="float" office:value="435.3333">
            <text:p>435.3333</text:p>
          </table:table-cell>
          <table:table-cell office:value-type="float" office:value="11.6667">
            <text:p>11.6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2-01T04:00:00">
            <text:p>Wed Feb  1 04:00:00 2023</text:p>
          </table:table-cell>
          <table:table-cell office:value-type="float" office:value="451.5">
            <text:p>451.5</text:p>
          </table:table-cell>
          <table:table-cell office:value-type="float" office:value="15.0">
            <text:p>15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2-01T05:00:00">
            <text:p>Wed Feb  1 05:00:00 2023</text:p>
          </table:table-cell>
          <table:table-cell office:value-type="float" office:value="430.1667">
            <text:p>430.1667</text:p>
          </table:table-cell>
          <table:table-cell office:value-type="float" office:value="12.5">
            <text:p>12.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2-01T06:00:00">
            <text:p>Wed Feb  1 06:00:00 2023</text:p>
          </table:table-cell>
          <table:table-cell office:value-type="float" office:value="375.5">
            <text:p>375.5</text:p>
          </table:table-cell>
          <table:table-cell office:value-type="float" office:value="10.1667">
            <text:p>10.1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2-01T07:00:00">
            <text:p>Wed Feb  1 07:00:00 2023</text:p>
          </table:table-cell>
          <table:table-cell office:value-type="float" office:value="356.3333">
            <text:p>356.3333</text:p>
          </table:table-cell>
          <table:table-cell office:value-type="float" office:value="16.8333">
            <text:p>16.8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02-01T08:00:00">
            <text:p>Wed Feb  1 08:00:00 2023</text:p>
          </table:table-cell>
          <table:table-cell office:value-type="float" office:value="451.3333">
            <text:p>451.3333</text:p>
          </table:table-cell>
          <table:table-cell office:value-type="float" office:value="33.5">
            <text:p>33.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02-01T09:00:00">
            <text:p>Wed Feb  1 09:00:00 2023</text:p>
          </table:table-cell>
          <table:table-cell office:value-type="float" office:value="445.6667">
            <text:p>445.6667</text:p>
          </table:table-cell>
          <table:table-cell office:value-type="float" office:value="43.3333">
            <text:p>43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02-01T10:00:00">
            <text:p>Wed Feb  1 10:00:00 2023</text:p>
          </table:table-cell>
          <table:table-cell office:value-type="float" office:value="417.5">
            <text:p>417.5</text:p>
          </table:table-cell>
          <table:table-cell office:value-type="float" office:value="32.5">
            <text:p>32.5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02-01T11:00:00">
            <text:p>Wed Feb  1 11:00:00 2023</text:p>
          </table:table-cell>
          <table:table-cell office:value-type="float" office:value="395.8333">
            <text:p>395.8333</text:p>
          </table:table-cell>
          <table:table-cell office:value-type="float" office:value="20.1667">
            <text:p>20.1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2-01T12:00:00">
            <text:p>Wed Feb  1 12:00:00 2023</text:p>
          </table:table-cell>
          <table:table-cell office:value-type="float" office:value="386.6667">
            <text:p>386.6667</text:p>
          </table:table-cell>
          <table:table-cell office:value-type="float" office:value="17.3333">
            <text:p>17.3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2-01T13:00:00">
            <text:p>Wed Feb  1 13:00:00 2023</text:p>
          </table:table-cell>
          <table:table-cell office:value-type="float" office:value="396.5">
            <text:p>396.5</text:p>
          </table:table-cell>
          <table:table-cell office:value-type="float" office:value="18.6667">
            <text:p>18.6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2-01T14:00:00">
            <text:p>Wed Feb  1 14:00:00 2023</text:p>
          </table:table-cell>
          <table:table-cell office:value-type="float" office:value="400.3333">
            <text:p>400.3333</text:p>
          </table:table-cell>
          <table:table-cell office:value-type="float" office:value="15.6667">
            <text:p>15.6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2-01T15:00:00">
            <text:p>Wed Feb  1 15:00:00 2023</text:p>
          </table:table-cell>
          <table:table-cell office:value-type="float" office:value="403.1667">
            <text:p>403.1667</text:p>
          </table:table-cell>
          <table:table-cell office:value-type="float" office:value="20.1667">
            <text:p>20.1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2-02T05:00:00">
            <text:p>Thu Feb  2 05:00:00 2023</text:p>
          </table:table-cell>
          <table:table-cell office:value-type="float" office:value="483.1667">
            <text:p>483.1667</text:p>
          </table:table-cell>
          <table:table-cell office:value-type="float" office:value="37.8333">
            <text:p>37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2-02T07:00:00">
            <text:p>Thu Feb  2 07:00:00 2023</text:p>
          </table:table-cell>
          <table:table-cell office:value-type="float" office:value="371.5">
            <text:p>371.5</text:p>
          </table:table-cell>
          <table:table-cell office:value-type="float" office:value="15.8333">
            <text:p>15.8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02-02T08:00:00">
            <text:p>Thu Feb  2 08:00:00 2023</text:p>
          </table:table-cell>
          <table:table-cell office:value-type="float" office:value="421.0">
            <text:p>421.0</text:p>
          </table:table-cell>
          <table:table-cell office:value-type="float" office:value="28.1667">
            <text:p>28.1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02-02T09:00:00">
            <text:p>Thu Feb  2 09:00:00 2023</text:p>
          </table:table-cell>
          <table:table-cell office:value-type="float" office:value="536.5">
            <text:p>536.5</text:p>
          </table:table-cell>
          <table:table-cell office:value-type="float" office:value="37.5">
            <text:p>37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2T10:00:00">
            <text:p>Thu Feb  2 10:00:00 2023</text:p>
          </table:table-cell>
          <table:table-cell office:value-type="float" office:value="492.5">
            <text:p>492.5</text:p>
          </table:table-cell>
          <table:table-cell office:value-type="float" office:value="32.0">
            <text:p>32.0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2-02T11:00:00">
            <text:p>Thu Feb  2 11:00:00 2023</text:p>
          </table:table-cell>
          <table:table-cell office:value-type="float" office:value="470.5">
            <text:p>470.5</text:p>
          </table:table-cell>
          <table:table-cell office:value-type="float" office:value="28.6667">
            <text:p>28.6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02-02T12:00:00">
            <text:p>Thu Feb  2 12:00:00 2023</text:p>
          </table:table-cell>
          <table:table-cell office:value-type="float" office:value="409.8333">
            <text:p>409.8333</text:p>
          </table:table-cell>
          <table:table-cell office:value-type="float" office:value="20.5">
            <text:p>20.5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2-02T13:00:00">
            <text:p>Thu Feb  2 13:00:00 2023</text:p>
          </table:table-cell>
          <table:table-cell office:value-type="float" office:value="400.5">
            <text:p>400.5</text:p>
          </table:table-cell>
          <table:table-cell office:value-type="float" office:value="20.0">
            <text:p>20.0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2-02T14:00:00">
            <text:p>Thu Feb  2 14:00:00 2023</text:p>
          </table:table-cell>
          <table:table-cell office:value-type="float" office:value="401.5">
            <text:p>401.5</text:p>
          </table:table-cell>
          <table:table-cell office:value-type="float" office:value="18.1667">
            <text:p>18.1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2-02T15:00:00">
            <text:p>Thu Feb  2 15:00:00 2023</text:p>
          </table:table-cell>
          <table:table-cell office:value-type="float" office:value="417.6667">
            <text:p>417.6667</text:p>
          </table:table-cell>
          <table:table-cell office:value-type="float" office:value="20.8333">
            <text:p>20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2-03T07:00:00">
            <text:p>Fri Feb  3 07:00:00 2023</text:p>
          </table:table-cell>
          <table:table-cell office:value-type="float" office:value="367.1667">
            <text:p>367.1667</text:p>
          </table:table-cell>
          <table:table-cell office:value-type="float" office:value="18.3333">
            <text:p>18.3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02-03T08:00:00">
            <text:p>Fri Feb  3 08:00:00 2023</text:p>
          </table:table-cell>
          <table:table-cell office:value-type="float" office:value="465.3333">
            <text:p>465.3333</text:p>
          </table:table-cell>
          <table:table-cell office:value-type="float" office:value="25.5">
            <text:p>25.5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02-03T09:00:00">
            <text:p>Fri Feb  3 09:00:00 2023</text:p>
          </table:table-cell>
          <table:table-cell office:value-type="float" office:value="493.0">
            <text:p>493.0</text:p>
          </table:table-cell>
          <table:table-cell office:value-type="float" office:value="36.0">
            <text:p>36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02-03T10:00:00">
            <text:p>Fri Feb  3 10:00:00 2023</text:p>
          </table:table-cell>
          <table:table-cell office:value-type="float" office:value="459.8333">
            <text:p>459.8333</text:p>
          </table:table-cell>
          <table:table-cell office:value-type="float" office:value="37.6667">
            <text:p>37.6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02-03T11:00:00">
            <text:p>Fri Feb  3 11:00:00 2023</text:p>
          </table:table-cell>
          <table:table-cell office:value-type="float" office:value="460.0">
            <text:p>460.0</text:p>
          </table:table-cell>
          <table:table-cell office:value-type="float" office:value="26.3333">
            <text:p>26.3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02-03T12:00:00">
            <text:p>Fri Feb  3 12:00:00 2023</text:p>
          </table:table-cell>
          <table:table-cell office:value-type="float" office:value="426.0">
            <text:p>426.0</text:p>
          </table:table-cell>
          <table:table-cell office:value-type="float" office:value="18.8333">
            <text:p>18.8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2-03T13:00:00">
            <text:p>Fri Feb  3 13:00:00 2023</text:p>
          </table:table-cell>
          <table:table-cell office:value-type="float" office:value="426.3333">
            <text:p>426.3333</text:p>
          </table:table-cell>
          <table:table-cell office:value-type="float" office:value="23.1667">
            <text:p>23.1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2-03T14:00:00">
            <text:p>Fri Feb  3 14:00:00 2023</text:p>
          </table:table-cell>
          <table:table-cell office:value-type="float" office:value="405.6667">
            <text:p>405.6667</text:p>
          </table:table-cell>
          <table:table-cell office:value-type="float" office:value="17.8333">
            <text:p>17.8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2-03T15:00:00">
            <text:p>Fri Feb  3 15:00:00 2023</text:p>
          </table:table-cell>
          <table:table-cell office:value-type="float" office:value="385.0">
            <text:p>385.0</text:p>
          </table:table-cell>
          <table:table-cell office:value-type="float" office:value="17.6667">
            <text:p>17.6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2-04T08:00:00">
            <text:p>Sat Feb  4 08:00:00 2023</text:p>
          </table:table-cell>
          <table:table-cell office:value-type="float" office:value="369.5">
            <text:p>369.5</text:p>
          </table:table-cell>
          <table:table-cell office:value-type="float" office:value="21.8333">
            <text:p>21.8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02-04T09:00:00">
            <text:p>Sat Feb  4 09:00:00 2023</text:p>
          </table:table-cell>
          <table:table-cell office:value-type="float" office:value="397.0">
            <text:p>397.0</text:p>
          </table:table-cell>
          <table:table-cell office:value-type="float" office:value="20.6667">
            <text:p>20.6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02-04T10:00:00">
            <text:p>Sat Feb  4 10:00:00 2023</text:p>
          </table:table-cell>
          <table:table-cell office:value-type="float" office:value="436.3333">
            <text:p>436.3333</text:p>
          </table:table-cell>
          <table:table-cell office:value-type="float" office:value="23.3333">
            <text:p>23.3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02-04T11:00:00">
            <text:p>Sat Feb  4 11:00:00 2023</text:p>
          </table:table-cell>
          <table:table-cell office:value-type="float" office:value="401.0">
            <text:p>401.0</text:p>
          </table:table-cell>
          <table:table-cell office:value-type="float" office:value="24.0">
            <text:p>24.0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02-04T12:00:00">
            <text:p>Sat Feb  4 12:00:00 2023</text:p>
          </table:table-cell>
          <table:table-cell office:value-type="float" office:value="419.0">
            <text:p>419.0</text:p>
          </table:table-cell>
          <table:table-cell office:value-type="float" office:value="19.5">
            <text:p>19.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02-04T13:00:00">
            <text:p>Sat Feb  4 13:00:00 2023</text:p>
          </table:table-cell>
          <table:table-cell office:value-type="float" office:value="403.1667">
            <text:p>403.1667</text:p>
          </table:table-cell>
          <table:table-cell office:value-type="float" office:value="15.1667">
            <text:p>15.1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2-04T14:00:00">
            <text:p>Sat Feb  4 14:00:00 2023</text:p>
          </table:table-cell>
          <table:table-cell office:value-type="float" office:value="374.5">
            <text:p>374.5</text:p>
          </table:table-cell>
          <table:table-cell office:value-type="float" office:value="10.0">
            <text:p>10.0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2-04T15:00:00">
            <text:p>Sat Feb  4 15:00:00 2023</text:p>
          </table:table-cell>
          <table:table-cell office:value-type="float" office:value="351.1667">
            <text:p>351.1667</text:p>
          </table:table-cell>
          <table:table-cell office:value-type="float" office:value="7.1667">
            <text:p>7.1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02-05T08:00:00">
            <text:p>Sun Feb  5 08:00:00 2023</text:p>
          </table:table-cell>
          <table:table-cell office:value-type="float" office:value="403.6667">
            <text:p>403.6667</text:p>
          </table:table-cell>
          <table:table-cell office:value-type="float" office:value="14.6667">
            <text:p>14.6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2-05T09:00:00">
            <text:p>Sun Feb  5 09:00:00 2023</text:p>
          </table:table-cell>
          <table:table-cell office:value-type="float" office:value="378.8333">
            <text:p>378.8333</text:p>
          </table:table-cell>
          <table:table-cell office:value-type="float" office:value="17.0">
            <text:p>17.0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02-05T10:00:00">
            <text:p>Sun Feb  5 10:00:00 2023</text:p>
          </table:table-cell>
          <table:table-cell office:value-type="float" office:value="391.5">
            <text:p>391.5</text:p>
          </table:table-cell>
          <table:table-cell office:value-type="float" office:value="16.5">
            <text:p>16.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2-05T11:00:00">
            <text:p>Sun Feb  5 11:00:00 2023</text:p>
          </table:table-cell>
          <table:table-cell office:value-type="float" office:value="387.8333">
            <text:p>387.8333</text:p>
          </table:table-cell>
          <table:table-cell office:value-type="float" office:value="15.0">
            <text:p>15.0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2-05T12:00:00">
            <text:p>Sun Feb  5 12:00:00 2023</text:p>
          </table:table-cell>
          <table:table-cell office:value-type="float" office:value="403.1667">
            <text:p>403.1667</text:p>
          </table:table-cell>
          <table:table-cell office:value-type="float" office:value="11.3333">
            <text:p>11.3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2-05T13:00:00">
            <text:p>Sun Feb  5 13:00:00 2023</text:p>
          </table:table-cell>
          <table:table-cell office:value-type="float" office:value="418.3333">
            <text:p>418.3333</text:p>
          </table:table-cell>
          <table:table-cell office:value-type="float" office:value="12.6667">
            <text:p>12.6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2-05T14:00:00">
            <text:p>Sun Feb  5 14:00:00 2023</text:p>
          </table:table-cell>
          <table:table-cell office:value-type="float" office:value="426.0">
            <text:p>426.0</text:p>
          </table:table-cell>
          <table:table-cell office:value-type="float" office:value="19.1667">
            <text:p>19.1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2-06T08:00:00">
            <text:p>Mon Feb  6 08:00:00 2023</text:p>
          </table:table-cell>
          <table:table-cell office:value-type="float" office:value="452.6667">
            <text:p>452.6667</text:p>
          </table:table-cell>
          <table:table-cell office:value-type="float" office:value="39.1667">
            <text:p>39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2-06T09:00:00">
            <text:p>Mon Feb  6 09:00:00 2023</text:p>
          </table:table-cell>
          <table:table-cell office:value-type="float" office:value="465.8333">
            <text:p>465.8333</text:p>
          </table:table-cell>
          <table:table-cell office:value-type="float" office:value="41.0">
            <text:p>41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2-06T10:00:00">
            <text:p>Mon Feb  6 10:00:00 2023</text:p>
          </table:table-cell>
          <table:table-cell office:value-type="float" office:value="437.6667">
            <text:p>437.6667</text:p>
          </table:table-cell>
          <table:table-cell office:value-type="float" office:value="37.1667">
            <text:p>37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2-06T11:00:00">
            <text:p>Mon Feb  6 11:00:00 2023</text:p>
          </table:table-cell>
          <table:table-cell office:value-type="float" office:value="393.5">
            <text:p>393.5</text:p>
          </table:table-cell>
          <table:table-cell office:value-type="float" office:value="34.1667">
            <text:p>34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2-06T12:00:00">
            <text:p>Mon Feb  6 12:00:00 2023</text:p>
          </table:table-cell>
          <table:table-cell office:value-type="float" office:value="393.8333">
            <text:p>393.8333</text:p>
          </table:table-cell>
          <table:table-cell office:value-type="float" office:value="26.1667">
            <text:p>26.1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02-06T13:00:00">
            <text:p>Mon Feb  6 13:00:00 2023</text:p>
          </table:table-cell>
          <table:table-cell office:value-type="float" office:value="430.3333">
            <text:p>430.3333</text:p>
          </table:table-cell>
          <table:table-cell office:value-type="float" office:value="29.1667">
            <text:p>29.1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2-06T14:00:00">
            <text:p>Mon Feb  6 14:00:00 2023</text:p>
          </table:table-cell>
          <table:table-cell office:value-type="float" office:value="413.6667">
            <text:p>413.6667</text:p>
          </table:table-cell>
          <table:table-cell office:value-type="float" office:value="26.6667">
            <text:p>26.6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2-06T15:00:00">
            <text:p>Mon Feb  6 15:00:00 2023</text:p>
          </table:table-cell>
          <table:table-cell office:value-type="float" office:value="411.8333">
            <text:p>411.8333</text:p>
          </table:table-cell>
          <table:table-cell office:value-type="float" office:value="17.8333">
            <text:p>17.8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2-07T15:00:00">
            <text:p>Tue Feb  7 15:00:00 2023</text:p>
          </table:table-cell>
          <table:table-cell office:value-type="float" office:value="346.0">
            <text:p>346.0</text:p>
          </table:table-cell>
          <table:table-cell office:value-type="float" office:value="16.6667">
            <text:p>16.6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2-08T09:00:00">
            <text:p>Wed Feb  8 09:00:00 2023</text:p>
          </table:table-cell>
          <table:table-cell office:value-type="float" office:value="470.3333">
            <text:p>470.3333</text:p>
          </table:table-cell>
          <table:table-cell office:value-type="float" office:value="35.1667">
            <text:p>35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8T10:00:00">
            <text:p>Wed Feb  8 10:00:00 2023</text:p>
          </table:table-cell>
          <table:table-cell office:value-type="float" office:value="408.1667">
            <text:p>408.1667</text:p>
          </table:table-cell>
          <table:table-cell office:value-type="float" office:value="29.6667">
            <text:p>29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2-08T12:00:00">
            <text:p>Wed Feb  8 12:00:00 2023</text:p>
          </table:table-cell>
          <table:table-cell office:value-type="float" office:value="368.8333">
            <text:p>368.8333</text:p>
          </table:table-cell>
          <table:table-cell office:value-type="float" office:value="26.5">
            <text:p>26.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2-08T13:00:00">
            <text:p>Wed Feb  8 13:00:00 2023</text:p>
          </table:table-cell>
          <table:table-cell office:value-type="float" office:value="350.5">
            <text:p>350.5</text:p>
          </table:table-cell>
          <table:table-cell office:value-type="float" office:value="18.8333">
            <text:p>18.8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2-08T14:00:00">
            <text:p>Wed Feb  8 14:00:00 2023</text:p>
          </table:table-cell>
          <table:table-cell office:value-type="float" office:value="363.3333">
            <text:p>363.3333</text:p>
          </table:table-cell>
          <table:table-cell office:value-type="float" office:value="26.8333">
            <text:p>26.8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2-08T15:00:00">
            <text:p>Wed Feb  8 15:00:00 2023</text:p>
          </table:table-cell>
          <table:table-cell office:value-type="float" office:value="356.5">
            <text:p>356.5</text:p>
          </table:table-cell>
          <table:table-cell office:value-type="float" office:value="22.6667">
            <text:p>22.6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2-08T16:00:00">
            <text:p>Wed Feb  8 16:00:00 2023</text:p>
          </table:table-cell>
          <table:table-cell office:value-type="float" office:value="360.0">
            <text:p>360.0</text:p>
          </table:table-cell>
          <table:table-cell office:value-type="float" office:value="27.5">
            <text:p>27.5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2-08T17:00:00">
            <text:p>Wed Feb  8 17:00:00 2023</text:p>
          </table:table-cell>
          <table:table-cell office:value-type="float" office:value="382.0">
            <text:p>382.0</text:p>
          </table:table-cell>
          <table:table-cell office:value-type="float" office:value="32.3333">
            <text:p>32.3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2-08T18:00:00">
            <text:p>Wed Feb  8 18:00:00 2023</text:p>
          </table:table-cell>
          <table:table-cell office:value-type="float" office:value="427.0">
            <text:p>427.0</text:p>
          </table:table-cell>
          <table:table-cell office:value-type="float" office:value="48.1667">
            <text:p>48.1667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02-08T19:00:00">
            <text:p>Wed Feb  8 19:00:00 2023</text:p>
          </table:table-cell>
          <table:table-cell office:value-type="float" office:value="464.0">
            <text:p>464.0</text:p>
          </table:table-cell>
          <table:table-cell office:value-type="float" office:value="48.5">
            <text:p>48.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02-08T20:00:00">
            <text:p>Wed Feb  8 20:00:00 2023</text:p>
          </table:table-cell>
          <table:table-cell office:value-type="float" office:value="504.1667">
            <text:p>504.1667</text:p>
          </table:table-cell>
          <table:table-cell office:value-type="float" office:value="50.8333">
            <text:p>50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2-08T21:00:00">
            <text:p>Wed Feb  8 21:00:00 2023</text:p>
          </table:table-cell>
          <table:table-cell office:value-type="float" office:value="444.6667">
            <text:p>444.6667</text:p>
          </table:table-cell>
          <table:table-cell office:value-type="float" office:value="41.6667">
            <text:p>41.6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02-08T22:00:00">
            <text:p>Wed Feb  8 22:00:00 2023</text:p>
          </table:table-cell>
          <table:table-cell office:value-type="float" office:value="343.3333">
            <text:p>343.3333</text:p>
          </table:table-cell>
          <table:table-cell office:value-type="float" office:value="19.5">
            <text:p>19.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2-13T09:00:00">
            <text:p>Mon Feb 13 09:00:00 2023</text:p>
          </table:table-cell>
          <table:table-cell office:value-type="float" office:value="468.3333">
            <text:p>468.3333</text:p>
          </table:table-cell>
          <table:table-cell office:value-type="float" office:value="44.8333">
            <text:p>44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02-13T10:00:00">
            <text:p>Mon Feb 13 10:00:00 2023</text:p>
          </table:table-cell>
          <table:table-cell office:value-type="float" office:value="407.6667">
            <text:p>407.6667</text:p>
          </table:table-cell>
          <table:table-cell office:value-type="float" office:value="31.0">
            <text:p>31.0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2-13T11:00:00">
            <text:p>Mon Feb 13 11:00:00 2023</text:p>
          </table:table-cell>
          <table:table-cell office:value-type="float" office:value="392.3333">
            <text:p>392.3333</text:p>
          </table:table-cell>
          <table:table-cell office:value-type="float" office:value="22.0">
            <text:p>22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2-13T12:00:00">
            <text:p>Mon Feb 13 12:00:00 2023</text:p>
          </table:table-cell>
          <table:table-cell office:value-type="float" office:value="361.0">
            <text:p>361.0</text:p>
          </table:table-cell>
          <table:table-cell office:value-type="float" office:value="12.8333">
            <text:p>12.8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2-14T10:00:00">
            <text:p>Tue Feb 14 10:00:00 2023</text:p>
          </table:table-cell>
          <table:table-cell office:value-type="float" office:value="620.6667">
            <text:p>620.6667</text:p>
          </table:table-cell>
          <table:table-cell office:value-type="float" office:value="38.0">
            <text:p>38.0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2-15T06:00:00">
            <text:p>Wed Feb 15 06:00:00 2023</text:p>
          </table:table-cell>
          <table:table-cell office:value-type="float" office:value="482.3333">
            <text:p>482.3333</text:p>
          </table:table-cell>
          <table:table-cell office:value-type="float" office:value="10.5">
            <text:p>10.5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2-15T07:00:00">
            <text:p>Wed Feb 15 07:00:00 2023</text:p>
          </table:table-cell>
          <table:table-cell office:value-type="float" office:value="493.5">
            <text:p>493.5</text:p>
          </table:table-cell>
          <table:table-cell office:value-type="float" office:value="18.3333">
            <text:p>18.3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2-15T08:00:00">
            <text:p>Wed Feb 15 08:00:00 2023</text:p>
          </table:table-cell>
          <table:table-cell office:value-type="float" office:value="544.8333">
            <text:p>544.8333</text:p>
          </table:table-cell>
          <table:table-cell office:value-type="float" office:value="30.3333">
            <text:p>30.3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2-15T09:00:00">
            <text:p>Wed Feb 15 09:00:00 2023</text:p>
          </table:table-cell>
          <table:table-cell office:value-type="float" office:value="575.8333">
            <text:p>575.8333</text:p>
          </table:table-cell>
          <table:table-cell office:value-type="float" office:value="41.3333">
            <text:p>41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2-15T10:00:00">
            <text:p>Wed Feb 15 10:00:00 2023</text:p>
          </table:table-cell>
          <table:table-cell office:value-type="float" office:value="596.8333">
            <text:p>596.8333</text:p>
          </table:table-cell>
          <table:table-cell office:value-type="float" office:value="38.6667">
            <text:p>38.6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02-15T11:00:00">
            <text:p>Wed Feb 15 11:00:00 2023</text:p>
          </table:table-cell>
          <table:table-cell office:value-type="float" office:value="549.1667">
            <text:p>549.1667</text:p>
          </table:table-cell>
          <table:table-cell office:value-type="float" office:value="28.8333">
            <text:p>28.8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2-15T12:00:00">
            <text:p>Wed Feb 15 12:00:00 2023</text:p>
          </table:table-cell>
          <table:table-cell office:value-type="float" office:value="495.8333">
            <text:p>495.8333</text:p>
          </table:table-cell>
          <table:table-cell office:value-type="float" office:value="23.1667">
            <text:p>23.1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2-15T13:00:00">
            <text:p>Wed Feb 15 13:00:00 2023</text:p>
          </table:table-cell>
          <table:table-cell office:value-type="float" office:value="485.6667">
            <text:p>485.6667</text:p>
          </table:table-cell>
          <table:table-cell office:value-type="float" office:value="15.5">
            <text:p>15.5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2-15T14:00:00">
            <text:p>Wed Feb 15 14:00:00 2023</text:p>
          </table:table-cell>
          <table:table-cell office:value-type="float" office:value="476.3333">
            <text:p>476.3333</text:p>
          </table:table-cell>
          <table:table-cell office:value-type="float" office:value="16.0">
            <text:p>16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2-15T15:00:00">
            <text:p>Wed Feb 15 15:00:00 2023</text:p>
          </table:table-cell>
          <table:table-cell office:value-type="float" office:value="496.8333">
            <text:p>496.8333</text:p>
          </table:table-cell>
          <table:table-cell office:value-type="float" office:value="17.5">
            <text:p>17.5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2-15T16:00:00">
            <text:p>Wed Feb 15 16:00:00 2023</text:p>
          </table:table-cell>
          <table:table-cell office:value-type="float" office:value="487.5">
            <text:p>487.5</text:p>
          </table:table-cell>
          <table:table-cell office:value-type="float" office:value="17.1667">
            <text:p>17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2-16T09:00:00">
            <text:p>Thu Feb 16 09:00:00 2023</text:p>
          </table:table-cell>
          <table:table-cell office:value-type="float" office:value="596.0">
            <text:p>596.0</text:p>
          </table:table-cell>
          <table:table-cell office:value-type="float" office:value="34.8333">
            <text:p>34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2-16T10:00:00">
            <text:p>Thu Feb 16 10:00:00 2023</text:p>
          </table:table-cell>
          <table:table-cell office:value-type="float" office:value="622.5">
            <text:p>622.5</text:p>
          </table:table-cell>
          <table:table-cell office:value-type="float" office:value="36.3333">
            <text:p>36.3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02-16T11:00:00">
            <text:p>Thu Feb 16 11:00:00 2023</text:p>
          </table:table-cell>
          <table:table-cell office:value-type="float" office:value="553.6667">
            <text:p>553.6667</text:p>
          </table:table-cell>
          <table:table-cell office:value-type="float" office:value="27.1667">
            <text:p>27.1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02-16T12:00:00">
            <text:p>Thu Feb 16 12:00:00 2023</text:p>
          </table:table-cell>
          <table:table-cell office:value-type="float" office:value="482.5">
            <text:p>482.5</text:p>
          </table:table-cell>
          <table:table-cell office:value-type="float" office:value="17.5">
            <text:p>17.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2-16T13:00:00">
            <text:p>Thu Feb 16 13:00:00 2023</text:p>
          </table:table-cell>
          <table:table-cell office:value-type="float" office:value="464.8333">
            <text:p>464.8333</text:p>
          </table:table-cell>
          <table:table-cell office:value-type="float" office:value="14.8333">
            <text:p>14.8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2-16T14:00:00">
            <text:p>Thu Feb 16 14:00:00 2023</text:p>
          </table:table-cell>
          <table:table-cell office:value-type="float" office:value="458.5">
            <text:p>458.5</text:p>
          </table:table-cell>
          <table:table-cell office:value-type="float" office:value="12.6667">
            <text:p>12.6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02-16T15:00:00">
            <text:p>Thu Feb 16 15:00:00 2023</text:p>
          </table:table-cell>
          <table:table-cell office:value-type="float" office:value="453.3333">
            <text:p>453.3333</text:p>
          </table:table-cell>
          <table:table-cell office:value-type="float" office:value="11.0">
            <text:p>11.0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2-16T16:00:00">
            <text:p>Thu Feb 16 16:00:00 2023</text:p>
          </table:table-cell>
          <table:table-cell office:value-type="float" office:value="459.6667">
            <text:p>459.6667</text:p>
          </table:table-cell>
          <table:table-cell office:value-type="float" office:value="10.8333">
            <text:p>10.8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2-16T17:00:00">
            <text:p>Thu Feb 16 17:00:00 2023</text:p>
          </table:table-cell>
          <table:table-cell office:value-type="float" office:value="450.1667">
            <text:p>450.1667</text:p>
          </table:table-cell>
          <table:table-cell office:value-type="float" office:value="10.3333">
            <text:p>10.3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2-16T18:00:00">
            <text:p>Thu Feb 16 18:00:00 2023</text:p>
          </table:table-cell>
          <table:table-cell office:value-type="float" office:value="461.0">
            <text:p>461.0</text:p>
          </table:table-cell>
          <table:table-cell office:value-type="float" office:value="12.6667">
            <text:p>12.6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2-17T09:00:00">
            <text:p>Fri Feb 17 09:00:00 2023</text:p>
          </table:table-cell>
          <table:table-cell office:value-type="float" office:value="505.0">
            <text:p>505.0</text:p>
          </table:table-cell>
          <table:table-cell office:value-type="float" office:value="25.1667">
            <text:p>25.1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2-17T10:00:00">
            <text:p>Fri Feb 17 10:00:00 2023</text:p>
          </table:table-cell>
          <table:table-cell office:value-type="float" office:value="518.3333">
            <text:p>518.3333</text:p>
          </table:table-cell>
          <table:table-cell office:value-type="float" office:value="16.0">
            <text:p>16.0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2-17T11:00:00">
            <text:p>Fri Feb 17 11:00:00 2023</text:p>
          </table:table-cell>
          <table:table-cell office:value-type="float" office:value="466.8333">
            <text:p>466.8333</text:p>
          </table:table-cell>
          <table:table-cell office:value-type="float" office:value="18.0">
            <text:p>18.0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2-17T12:00:00">
            <text:p>Fri Feb 17 12:00:00 2023</text:p>
          </table:table-cell>
          <table:table-cell office:value-type="float" office:value="463.5">
            <text:p>463.5</text:p>
          </table:table-cell>
          <table:table-cell office:value-type="float" office:value="15.5">
            <text:p>15.5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2-17T13:00:00">
            <text:p>Fri Feb 17 13:00:00 2023</text:p>
          </table:table-cell>
          <table:table-cell office:value-type="float" office:value="482.5">
            <text:p>482.5</text:p>
          </table:table-cell>
          <table:table-cell office:value-type="float" office:value="15.8333">
            <text:p>15.8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2-17T14:00:00">
            <text:p>Fri Feb 17 14:00:00 2023</text:p>
          </table:table-cell>
          <table:table-cell office:value-type="float" office:value="482.1667">
            <text:p>482.1667</text:p>
          </table:table-cell>
          <table:table-cell office:value-type="float" office:value="15.0">
            <text:p>15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2-18T11:00:00">
            <text:p>Sat Feb 18 11:00:00 2023</text:p>
          </table:table-cell>
          <table:table-cell office:value-type="float" office:value="494.8333">
            <text:p>494.8333</text:p>
          </table:table-cell>
          <table:table-cell office:value-type="float" office:value="16.8333">
            <text:p>16.8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2-18T12:00:00">
            <text:p>Sat Feb 18 12:00:00 2023</text:p>
          </table:table-cell>
          <table:table-cell office:value-type="float" office:value="508.0">
            <text:p>508.0</text:p>
          </table:table-cell>
          <table:table-cell office:value-type="float" office:value="14.8333">
            <text:p>14.8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2-19T09:00:00">
            <text:p>Sun Feb 19 09:00:00 2023</text:p>
          </table:table-cell>
          <table:table-cell office:value-type="float" office:value="497.1667">
            <text:p>497.1667</text:p>
          </table:table-cell>
          <table:table-cell office:value-type="float" office:value="11.3333">
            <text:p>11.3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2-19T10:00:00">
            <text:p>Sun Feb 19 10:00:00 2023</text:p>
          </table:table-cell>
          <table:table-cell office:value-type="float" office:value="491.0">
            <text:p>491.0</text:p>
          </table:table-cell>
          <table:table-cell office:value-type="float" office:value="12.0">
            <text:p>12.0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02-19T11:00:00">
            <text:p>Sun Feb 19 11:00:00 2023</text:p>
          </table:table-cell>
          <table:table-cell office:value-type="float" office:value="496.5">
            <text:p>496.5</text:p>
          </table:table-cell>
          <table:table-cell office:value-type="float" office:value="8.0">
            <text:p>8.0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2-19T12:00:00">
            <text:p>Sun Feb 19 12:00:00 2023</text:p>
          </table:table-cell>
          <table:table-cell office:value-type="float" office:value="512.8333">
            <text:p>512.8333</text:p>
          </table:table-cell>
          <table:table-cell office:value-type="float" office:value="8.0">
            <text:p>8.0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2-19T13:00:00">
            <text:p>Sun Feb 19 13:00:00 2023</text:p>
          </table:table-cell>
          <table:table-cell office:value-type="float" office:value="521.5">
            <text:p>521.5</text:p>
          </table:table-cell>
          <table:table-cell office:value-type="float" office:value="8.3333">
            <text:p>8.3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2-19T14:00:00">
            <text:p>Sun Feb 19 14:00:00 2023</text:p>
          </table:table-cell>
          <table:table-cell office:value-type="float" office:value="488.0">
            <text:p>488.0</text:p>
          </table:table-cell>
          <table:table-cell office:value-type="float" office:value="7.5">
            <text:p>7.5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2-20T20:00:00">
            <text:p>Mon Feb 20 20:00:00 2023</text:p>
          </table:table-cell>
          <table:table-cell office:value-type="float" office:value="504.5">
            <text:p>504.5</text:p>
          </table:table-cell>
          <table:table-cell office:value-type="float" office:value="67.8333">
            <text:p>67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02-21T00:00:00">
            <text:p>Tue Feb 21 00:00:00 2023</text:p>
          </table:table-cell>
          <table:table-cell office:value-type="float" office:value="645.0">
            <text:p>645.0</text:p>
          </table:table-cell>
          <table:table-cell office:value-type="float" office:value="66.6667">
            <text:p>66.66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1T01:00:00">
            <text:p>Tue Feb 21 01:00:00 2023</text:p>
          </table:table-cell>
          <table:table-cell office:value-type="float" office:value="580.1667">
            <text:p>580.1667</text:p>
          </table:table-cell>
          <table:table-cell office:value-type="float" office:value="57.1667">
            <text:p>57.16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1T02:00:00">
            <text:p>Tue Feb 21 02:00:00 2023</text:p>
          </table:table-cell>
          <table:table-cell office:value-type="float" office:value="596.3333">
            <text:p>596.3333</text:p>
          </table:table-cell>
          <table:table-cell office:value-type="float" office:value="54.3333">
            <text:p>54.333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1T03:00:00">
            <text:p>Tue Feb 21 03:00:00 2023</text:p>
          </table:table-cell>
          <table:table-cell office:value-type="float" office:value="510.6667">
            <text:p>510.6667</text:p>
          </table:table-cell>
          <table:table-cell office:value-type="float" office:value="51.6667">
            <text:p>51.66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1T05:00:00">
            <text:p>Tue Feb 21 05:00:00 2023</text:p>
          </table:table-cell>
          <table:table-cell office:value-type="float" office:value="333.3333">
            <text:p>333.3333</text:p>
          </table:table-cell>
          <table:table-cell office:value-type="float" office:value="44.3333">
            <text:p>44.333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1T06:00:00">
            <text:p>Tue Feb 21 06:00:00 2023</text:p>
          </table:table-cell>
          <table:table-cell office:value-type="float" office:value="362.0">
            <text:p>362.0</text:p>
          </table:table-cell>
          <table:table-cell office:value-type="float" office:value="43.8333">
            <text:p>43.8333</text:p>
          </table:table-cell>
          <table:table-cell office:value-type="float" office:value="0.1667">
            <text:p>0.1667</text:p>
          </table:table-cell>
        </table:table-row>
        <table:table-row>
          <table:table-cell table:style-name="pd1" office:value-type="date" office:date-value="2023-02-21T07:00:00">
            <text:p>Tue Feb 21 07:00:00 2023</text:p>
          </table:table-cell>
          <table:table-cell office:value-type="float" office:value="186.1667">
            <text:p>186.1667</text:p>
          </table:table-cell>
          <table:table-cell office:value-type="float" office:value="25.6667">
            <text:p>25.6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2-21T08:00:00">
            <text:p>Tue Feb 21 08:00:00 2023</text:p>
          </table:table-cell>
          <table:table-cell office:value-type="float" office:value="296.1667">
            <text:p>296.1667</text:p>
          </table:table-cell>
          <table:table-cell office:value-type="float" office:value="36.6667">
            <text:p>36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2-21T09:00:00">
            <text:p>Tue Feb 21 09:00:00 2023</text:p>
          </table:table-cell>
          <table:table-cell office:value-type="float" office:value="571.8333">
            <text:p>571.8333</text:p>
          </table:table-cell>
          <table:table-cell office:value-type="float" office:value="43.5">
            <text:p>43.5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3-02-21T10:00:00">
            <text:p>Tue Feb 21 10:00:00 2023</text:p>
          </table:table-cell>
          <table:table-cell office:value-type="float" office:value="577.6667">
            <text:p>577.6667</text:p>
          </table:table-cell>
          <table:table-cell office:value-type="float" office:value="50.0">
            <text:p>50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2-21T11:00:00">
            <text:p>Tue Feb 21 11:00:00 2023</text:p>
          </table:table-cell>
          <table:table-cell office:value-type="float" office:value="357.8333">
            <text:p>357.8333</text:p>
          </table:table-cell>
          <table:table-cell office:value-type="float" office:value="43.3333">
            <text:p>43.3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2-21T12:00:00">
            <text:p>Tue Feb 21 12:00:00 2023</text:p>
          </table:table-cell>
          <table:table-cell office:value-type="float" office:value="276.6667">
            <text:p>276.6667</text:p>
          </table:table-cell>
          <table:table-cell office:value-type="float" office:value="40.6667">
            <text:p>40.6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2-21T13:00:00">
            <text:p>Tue Feb 21 13:00:00 2023</text:p>
          </table:table-cell>
          <table:table-cell office:value-type="float" office:value="225.1667">
            <text:p>225.1667</text:p>
          </table:table-cell>
          <table:table-cell office:value-type="float" office:value="28.8333">
            <text:p>28.8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2-22T09:00:00">
            <text:p>Wed Feb 22 09:00:00 2023</text:p>
          </table:table-cell>
          <table:table-cell office:value-type="float" office:value="748.3333">
            <text:p>748.3333</text:p>
          </table:table-cell>
          <table:table-cell office:value-type="float" office:value="32.0">
            <text:p>32.0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3-02-22T10:00:00">
            <text:p>Wed Feb 22 10:00:00 2023</text:p>
          </table:table-cell>
          <table:table-cell office:value-type="float" office:value="980.6667">
            <text:p>980.6667</text:p>
          </table:table-cell>
          <table:table-cell office:value-type="float" office:value="40.0">
            <text:p>40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2-22T11:00:00">
            <text:p>Wed Feb 22 11:00:00 2023</text:p>
          </table:table-cell>
          <table:table-cell office:value-type="float" office:value="304.0">
            <text:p>304.0</text:p>
          </table:table-cell>
          <table:table-cell office:value-type="float" office:value="41.3333">
            <text:p>41.3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02-22T12:00:00">
            <text:p>Wed Feb 22 12:00:00 2023</text:p>
          </table:table-cell>
          <table:table-cell office:value-type="float" office:value="278.6667">
            <text:p>278.6667</text:p>
          </table:table-cell>
          <table:table-cell office:value-type="float" office:value="31.1667">
            <text:p>31.1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3-09T12:00:00">
            <text:p>Thu Mar  9 12:00:00 2023</text:p>
          </table:table-cell>
          <table:table-cell office:value-type="float" office:value="281.8333">
            <text:p>281.8333</text:p>
          </table:table-cell>
          <table:table-cell office:value-type="float" office:value="7.0">
            <text:p>7.0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3-09T14:00:00">
            <text:p>Thu Mar  9 14:00:00 2023</text:p>
          </table:table-cell>
          <table:table-cell office:value-type="float" office:value="312.0">
            <text:p>312.0</text:p>
          </table:table-cell>
          <table:table-cell office:value-type="float" office:value="9.0">
            <text:p>9.0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3-09T15:00:00">
            <text:p>Thu Mar  9 15:00:00 2023</text:p>
          </table:table-cell>
          <table:table-cell office:value-type="float" office:value="334.5">
            <text:p>334.5</text:p>
          </table:table-cell>
          <table:table-cell office:value-type="float" office:value="10.8333">
            <text:p>10.8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3-10T08:00:00">
            <text:p>Fri Mar 10 08:00:00 2023</text:p>
          </table:table-cell>
          <table:table-cell office:value-type="float" office:value="378.6667">
            <text:p>378.6667</text:p>
          </table:table-cell>
          <table:table-cell office:value-type="float" office:value="27.1667">
            <text:p>27.16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3-10T09:00:00">
            <text:p>Fri Mar 10 09:00:00 2023</text:p>
          </table:table-cell>
          <table:table-cell office:value-type="float" office:value="510.8">
            <text:p>510.8</text:p>
          </table:table-cell>
          <table:table-cell office:value-type="float" office:value="26.1667">
            <text:p>26.1667</text:p>
          </table:table-cell>
          <table:table-cell office:value-type="float" office:value="0.5">
            <text:p>0.5</text:p>
          </table:table-cell>
        </table:table-row>
        <table:table-row>
          <table:table-cell table:style-name="pd1" office:value-type="date" office:date-value="2023-03-10T10:00:00">
            <text:p>Fri Mar 10 10:00:00 2023</text:p>
          </table:table-cell>
          <table:table-cell office:value-type="float" office:value="589.6667">
            <text:p>589.6667</text:p>
          </table:table-cell>
          <table:table-cell office:value-type="float" office:value="34.1667">
            <text:p>34.1667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3-03-10T11:00:00">
            <text:p>Fri Mar 10 11:00:00 2023</text:p>
          </table:table-cell>
          <table:table-cell office:value-type="float" office:value="482.0">
            <text:p>482.0</text:p>
          </table:table-cell>
          <table:table-cell office:value-type="float" office:value="38.5">
            <text:p>38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03-10T12:00:00">
            <text:p>Fri Mar 10 12:00:00 2023</text:p>
          </table:table-cell>
          <table:table-cell office:value-type="float" office:value="378.1667">
            <text:p>378.1667</text:p>
          </table:table-cell>
          <table:table-cell office:value-type="float" office:value="32.3333">
            <text:p>32.3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03-10T13:00:00">
            <text:p>Fri Mar 10 13:00:00 2023</text:p>
          </table:table-cell>
          <table:table-cell office:value-type="float" office:value="313.0">
            <text:p>313.0</text:p>
          </table:table-cell>
          <table:table-cell office:value-type="float" office:value="16.5">
            <text:p>16.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3-10T14:00:00">
            <text:p>Fri Mar 10 14:00:00 2023</text:p>
          </table:table-cell>
          <table:table-cell office:value-type="float" office:value="330.3333">
            <text:p>330.3333</text:p>
          </table:table-cell>
          <table:table-cell office:value-type="float" office:value="18.5">
            <text:p>18.5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3-10T15:00:00">
            <text:p>Fri Mar 10 15:00:00 2023</text:p>
          </table:table-cell>
          <table:table-cell office:value-type="float" office:value="327.1667">
            <text:p>327.1667</text:p>
          </table:table-cell>
          <table:table-cell office:value-type="float" office:value="20.8333">
            <text:p>20.8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3-10T16:00:00">
            <text:p>Fri Mar 10 16:00:00 2023</text:p>
          </table:table-cell>
          <table:table-cell office:value-type="float" office:value="337.3333">
            <text:p>337.3333</text:p>
          </table:table-cell>
          <table:table-cell office:value-type="float" office:value="15.1667">
            <text:p>15.1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3-10T17:00:00">
            <text:p>Fri Mar 10 17:00:00 2023</text:p>
          </table:table-cell>
          <table:table-cell office:value-type="float" office:value="350.6667">
            <text:p>350.6667</text:p>
          </table:table-cell>
          <table:table-cell office:value-type="float" office:value="10.5">
            <text:p>10.5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3-11T11:00:00">
            <text:p>Sat Mar 11 11:00:00 2023</text:p>
          </table:table-cell>
          <table:table-cell office:value-type="float" office:value="375.1667">
            <text:p>375.1667</text:p>
          </table:table-cell>
          <table:table-cell office:value-type="float" office:value="17.8333">
            <text:p>17.8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03-11T12:00:00">
            <text:p>Sat Mar 11 12:00:00 2023</text:p>
          </table:table-cell>
          <table:table-cell office:value-type="float" office:value="333.5">
            <text:p>333.5</text:p>
          </table:table-cell>
          <table:table-cell office:value-type="float" office:value="16.8333">
            <text:p>16.8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3-11T13:00:00">
            <text:p>Sat Mar 11 13:00:00 2023</text:p>
          </table:table-cell>
          <table:table-cell office:value-type="float" office:value="324.0">
            <text:p>324.0</text:p>
          </table:table-cell>
          <table:table-cell office:value-type="float" office:value="7.8333">
            <text:p>7.8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3-11T14:00:00">
            <text:p>Sat Mar 11 14:00:00 2023</text:p>
          </table:table-cell>
          <table:table-cell office:value-type="float" office:value="340.6667">
            <text:p>340.6667</text:p>
          </table:table-cell>
          <table:table-cell office:value-type="float" office:value="8.1667">
            <text:p>8.1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3-12T09:00:00">
            <text:p>Sun Mar 12 09:00:00 2023</text:p>
          </table:table-cell>
          <table:table-cell office:value-type="float" office:value="295.8333">
            <text:p>295.8333</text:p>
          </table:table-cell>
          <table:table-cell office:value-type="float" office:value="18.1667">
            <text:p>18.1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03-12T10:00:00">
            <text:p>Sun Mar 12 10:00:00 2023</text:p>
          </table:table-cell>
          <table:table-cell office:value-type="float" office:value="262.8333">
            <text:p>262.8333</text:p>
          </table:table-cell>
          <table:table-cell office:value-type="float" office:value="9.5">
            <text:p>9.5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03-12T11:00:00">
            <text:p>Sun Mar 12 11:00:00 2023</text:p>
          </table:table-cell>
          <table:table-cell office:value-type="float" office:value="269.8333">
            <text:p>269.8333</text:p>
          </table:table-cell>
          <table:table-cell office:value-type="float" office:value="6.3333">
            <text:p>6.3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3-12T12:00:00">
            <text:p>Sun Mar 12 12:00:00 2023</text:p>
          </table:table-cell>
          <table:table-cell office:value-type="float" office:value="269.0">
            <text:p>269.0</text:p>
          </table:table-cell>
          <table:table-cell office:value-type="float" office:value="7.5">
            <text:p>7.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3-12T13:00:00">
            <text:p>Sun Mar 12 13:00:00 2023</text:p>
          </table:table-cell>
          <table:table-cell office:value-type="float" office:value="284.5">
            <text:p>284.5</text:p>
          </table:table-cell>
          <table:table-cell office:value-type="float" office:value="5.3333">
            <text:p>5.3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3-13T13:00:00">
            <text:p>Mon Mar 13 13:00:00 2023</text:p>
          </table:table-cell>
          <table:table-cell office:value-type="float" office:value="301.8333">
            <text:p>301.8333</text:p>
          </table:table-cell>
          <table:table-cell office:value-type="float" office:value="7.6667">
            <text:p>7.6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3-13T14:00:00">
            <text:p>Mon Mar 13 14:00:00 2023</text:p>
          </table:table-cell>
          <table:table-cell office:value-type="float" office:value="316.5">
            <text:p>316.5</text:p>
          </table:table-cell>
          <table:table-cell office:value-type="float" office:value="8.8333">
            <text:p>8.8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3-13T15:00:00">
            <text:p>Mon Mar 13 15:00:00 2023</text:p>
          </table:table-cell>
          <table:table-cell office:value-type="float" office:value="329.6667">
            <text:p>329.6667</text:p>
          </table:table-cell>
          <table:table-cell office:value-type="float" office:value="10.3333">
            <text:p>10.3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3-16T09:00:00">
            <text:p>Thu Mar 16 09:00:00 2023</text:p>
          </table:table-cell>
          <table:table-cell office:value-type="float" office:value="555.0">
            <text:p>555.0</text:p>
          </table:table-cell>
          <table:table-cell office:value-type="float" office:value="43.6667">
            <text:p>43.6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3-16T10:00:00">
            <text:p>Thu Mar 16 10:00:00 2023</text:p>
          </table:table-cell>
          <table:table-cell office:value-type="float" office:value="518.0">
            <text:p>518.0</text:p>
          </table:table-cell>
          <table:table-cell office:value-type="float" office:value="32.3333">
            <text:p>32.3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3-16T11:00:00">
            <text:p>Thu Mar 16 11:00:00 2023</text:p>
          </table:table-cell>
          <table:table-cell office:value-type="float" office:value="499.1667">
            <text:p>499.1667</text:p>
          </table:table-cell>
          <table:table-cell office:value-type="float" office:value="32.3333">
            <text:p>32.3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3-16T12:00:00">
            <text:p>Thu Mar 16 12:00:00 2023</text:p>
          </table:table-cell>
          <table:table-cell office:value-type="float" office:value="505.1667">
            <text:p>505.1667</text:p>
          </table:table-cell>
          <table:table-cell office:value-type="float" office:value="29.6667">
            <text:p>29.6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3-18T12:00:00">
            <text:p>Sat Mar 18 12:00:00 2023</text:p>
          </table:table-cell>
          <table:table-cell office:value-type="float" office:value="488.6667">
            <text:p>488.6667</text:p>
          </table:table-cell>
          <table:table-cell office:value-type="float" office:value="6.3333">
            <text:p>6.333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3-20T08:00:00">
            <text:p>Mon Mar 20 08:00:00 2023</text:p>
          </table:table-cell>
          <table:table-cell office:value-type="float" office:value="580.3333">
            <text:p>580.3333</text:p>
          </table:table-cell>
          <table:table-cell office:value-type="float" office:value="46.1667">
            <text:p>46.1667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3-03-26T11:00:00">
            <text:p>Sun Mar 26 11:00:00 2023</text:p>
          </table:table-cell>
          <table:table-cell office:value-type="float" office:value="320.6667">
            <text:p>320.6667</text:p>
          </table:table-cell>
          <table:table-cell office:value-type="float" office:value="5.6667">
            <text:p>5.6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3-26T12:00:00">
            <text:p>Sun Mar 26 12:00:00 2023</text:p>
          </table:table-cell>
          <table:table-cell office:value-type="float" office:value="334.6667">
            <text:p>334.6667</text:p>
          </table:table-cell>
          <table:table-cell office:value-type="float" office:value="3.1667">
            <text:p>3.1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3-31T13:00:00">
            <text:p>Fri Mar 31 13:00:00 2023</text:p>
          </table:table-cell>
          <table:table-cell office:value-type="float" office:value="416.3333">
            <text:p>416.3333</text:p>
          </table:table-cell>
          <table:table-cell office:value-type="float" office:value="23.8333">
            <text:p>23.8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4-10T10:00:00">
            <text:p>Mon Apr 10 10:00:00 2023</text:p>
          </table:table-cell>
          <table:table-cell office:value-type="float" office:value="729.5">
            <text:p>729.5</text:p>
          </table:table-cell>
          <table:table-cell office:value-type="float" office:value="82.3333">
            <text:p>82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4-11T10:00:00">
            <text:p>Tue Apr 11 10:00:00 2023</text:p>
          </table:table-cell>
          <table:table-cell office:value-type="float" office:value="824.8333">
            <text:p>824.8333</text:p>
          </table:table-cell>
          <table:table-cell office:value-type="float" office:value="67.5">
            <text:p>67.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04-25T12:00:00">
            <text:p>Tue Apr 25 12:00:00 2023</text:p>
          </table:table-cell>
          <table:table-cell office:value-type="float" office:value="419.1667">
            <text:p>419.1667</text:p>
          </table:table-cell>
          <table:table-cell office:value-type="float" office:value="26.5">
            <text:p>26.5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4-26T12:00:00">
            <text:p>Wed Apr 26 12:00:00 2023</text:p>
          </table:table-cell>
          <table:table-cell office:value-type="float" office:value="376.8333">
            <text:p>376.8333</text:p>
          </table:table-cell>
          <table:table-cell office:value-type="float" office:value="15.5">
            <text:p>15.5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4-28T12:00:00">
            <text:p>Fri Apr 28 12:00:00 2023</text:p>
          </table:table-cell>
          <table:table-cell office:value-type="float" office:value="442.3333">
            <text:p>442.3333</text:p>
          </table:table-cell>
          <table:table-cell office:value-type="float" office:value="37.1667">
            <text:p>37.1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6-20T09:00:00">
            <text:p>Tue Jun 20 09:00:00 2023</text:p>
          </table:table-cell>
          <table:table-cell office:value-type="float" office:value="387.6667">
            <text:p>387.6667</text:p>
          </table:table-cell>
          <table:table-cell office:value-type="float" office:value="17.0">
            <text:p>17.0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6-20T10:00:00">
            <text:p>Tue Jun 20 10:00:00 2023</text:p>
          </table:table-cell>
          <table:table-cell office:value-type="float" office:value="381.1667">
            <text:p>381.1667</text:p>
          </table:table-cell>
          <table:table-cell office:value-type="float" office:value="10.5">
            <text:p>10.5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07-25T09:00:00">
            <text:p>Tue Jul 25 09:00:00 2023</text:p>
          </table:table-cell>
          <table:table-cell office:value-type="float" office:value="535.1667">
            <text:p>535.1667</text:p>
          </table:table-cell>
          <table:table-cell office:value-type="float" office:value="30.5">
            <text:p>30.5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07-25T10:00:00">
            <text:p>Tue Jul 25 10:00:00 2023</text:p>
          </table:table-cell>
          <table:table-cell office:value-type="float" office:value="579.8333">
            <text:p>579.8333</text:p>
          </table:table-cell>
          <table:table-cell office:value-type="float" office:value="48.6667">
            <text:p>48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7-25T11:00:00">
            <text:p>Tue Jul 25 11:00:00 2023</text:p>
          </table:table-cell>
          <table:table-cell office:value-type="float" office:value="546.6667">
            <text:p>546.6667</text:p>
          </table:table-cell>
          <table:table-cell office:value-type="float" office:value="38.1667">
            <text:p>38.1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7-25T12:00:00">
            <text:p>Tue Jul 25 12:00:00 2023</text:p>
          </table:table-cell>
          <table:table-cell office:value-type="float" office:value="502.5">
            <text:p>502.5</text:p>
          </table:table-cell>
          <table:table-cell office:value-type="float" office:value="22.1667">
            <text:p>22.1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8-29T09:00:00">
            <text:p>Tue Aug 29 09:00:00 2023</text:p>
          </table:table-cell>
          <table:table-cell office:value-type="float" office:value="1022.1667">
            <text:p>1022.1667</text:p>
          </table:table-cell>
          <table:table-cell office:value-type="float" office:value="67.6667">
            <text:p>67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8-29T10:00:00">
            <text:p>Tue Aug 29 10:00:00 2023</text:p>
          </table:table-cell>
          <table:table-cell office:value-type="float" office:value="1073.5">
            <text:p>1073.5</text:p>
          </table:table-cell>
          <table:table-cell office:value-type="float" office:value="78.6667">
            <text:p>78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8-29T11:00:00">
            <text:p>Tue Aug 29 11:00:00 2023</text:p>
          </table:table-cell>
          <table:table-cell office:value-type="float" office:value="549.8333">
            <text:p>549.8333</text:p>
          </table:table-cell>
          <table:table-cell office:value-type="float" office:value="33.0">
            <text:p>33.0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8-29T12:00:00">
            <text:p>Tue Aug 29 12:00:00 2023</text:p>
          </table:table-cell>
          <table:table-cell office:value-type="float" office:value="487.8333">
            <text:p>487.8333</text:p>
          </table:table-cell>
          <table:table-cell office:value-type="float" office:value="23.0">
            <text:p>23.0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8-30T09:00:00">
            <text:p>Wed Aug 30 09:00:00 2023</text:p>
          </table:table-cell>
          <table:table-cell office:value-type="float" office:value="713.0">
            <text:p>713.0</text:p>
          </table:table-cell>
          <table:table-cell office:value-type="float" office:value="63.5">
            <text:p>63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8-30T10:00:00">
            <text:p>Wed Aug 30 10:00:00 2023</text:p>
          </table:table-cell>
          <table:table-cell office:value-type="float" office:value="618.5">
            <text:p>618.5</text:p>
          </table:table-cell>
          <table:table-cell office:value-type="float" office:value="39.3333">
            <text:p>39.3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8-30T11:00:00">
            <text:p>Wed Aug 30 11:00:00 2023</text:p>
          </table:table-cell>
          <table:table-cell office:value-type="float" office:value="513.5">
            <text:p>513.5</text:p>
          </table:table-cell>
          <table:table-cell office:value-type="float" office:value="18.5">
            <text:p>18.5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8-30T12:00:00">
            <text:p>Wed Aug 30 12:00:00 2023</text:p>
          </table:table-cell>
          <table:table-cell office:value-type="float" office:value="484.6667">
            <text:p>484.6667</text:p>
          </table:table-cell>
          <table:table-cell office:value-type="float" office:value="12.8333">
            <text:p>12.8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9-04T08:00:00">
            <text:p>Mon Sep  4 08:00:00 2023</text:p>
          </table:table-cell>
          <table:table-cell office:value-type="float" office:value="474.8333">
            <text:p>474.8333</text:p>
          </table:table-cell>
          <table:table-cell office:value-type="float" office:value="39.3333">
            <text:p>39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9-04T09:00:00">
            <text:p>Mon Sep  4 09:00:00 2023</text:p>
          </table:table-cell>
          <table:table-cell office:value-type="float" office:value="565.8333">
            <text:p>565.8333</text:p>
          </table:table-cell>
          <table:table-cell office:value-type="float" office:value="46.8333">
            <text:p>46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9-04T10:00:00">
            <text:p>Mon Sep  4 10:00:00 2023</text:p>
          </table:table-cell>
          <table:table-cell office:value-type="float" office:value="480.8333">
            <text:p>480.8333</text:p>
          </table:table-cell>
          <table:table-cell office:value-type="float" office:value="43.1667">
            <text:p>43.1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9-04T11:00:00">
            <text:p>Mon Sep  4 11:00:00 2023</text:p>
          </table:table-cell>
          <table:table-cell office:value-type="float" office:value="388.5">
            <text:p>388.5</text:p>
          </table:table-cell>
          <table:table-cell office:value-type="float" office:value="22.0">
            <text:p>22.0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9-04T12:00:00">
            <text:p>Mon Sep  4 12:00:00 2023</text:p>
          </table:table-cell>
          <table:table-cell office:value-type="float" office:value="367.6">
            <text:p>367.6</text:p>
          </table:table-cell>
          <table:table-cell office:value-type="float" office:value="14.3333">
            <text:p>14.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9-04T13:00:00">
            <text:p>Mon Sep  4 13:00:00 2023</text:p>
          </table:table-cell>
          <table:table-cell office:value-type="float" office:value="349.1667">
            <text:p>349.1667</text:p>
          </table:table-cell>
          <table:table-cell office:value-type="float" office:value="11.6667">
            <text:p>11.6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9-04T14:00:00">
            <text:p>Mon Sep  4 14:00:00 2023</text:p>
          </table:table-cell>
          <table:table-cell office:value-type="float" office:value="361.8333">
            <text:p>361.8333</text:p>
          </table:table-cell>
          <table:table-cell office:value-type="float" office:value="9.5">
            <text:p>9.5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09-05T11:00:00">
            <text:p>Tue Sep  5 11:00:00 2023</text:p>
          </table:table-cell>
          <table:table-cell office:value-type="float" office:value="408.0">
            <text:p>408.0</text:p>
          </table:table-cell>
          <table:table-cell office:value-type="float" office:value="27.5">
            <text:p>27.5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9-05T12:00:00">
            <text:p>Tue Sep  5 12:00:00 2023</text:p>
          </table:table-cell>
          <table:table-cell office:value-type="float" office:value="387.3333">
            <text:p>387.3333</text:p>
          </table:table-cell>
          <table:table-cell office:value-type="float" office:value="25.1667">
            <text:p>25.1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9-05T13:00:00">
            <text:p>Tue Sep  5 13:00:00 2023</text:p>
          </table:table-cell>
          <table:table-cell office:value-type="float" office:value="363.6667">
            <text:p>363.6667</text:p>
          </table:table-cell>
          <table:table-cell office:value-type="float" office:value="15.0">
            <text:p>15.0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9-06T11:00:00">
            <text:p>Wed Sep  6 11:00:00 2023</text:p>
          </table:table-cell>
          <table:table-cell office:value-type="float" office:value="521.3333">
            <text:p>521.3333</text:p>
          </table:table-cell>
          <table:table-cell office:value-type="float" office:value="44.0">
            <text:p>44.0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09-06T12:00:00">
            <text:p>Wed Sep  6 12:00:00 2023</text:p>
          </table:table-cell>
          <table:table-cell office:value-type="float" office:value="394.1667">
            <text:p>394.1667</text:p>
          </table:table-cell>
          <table:table-cell office:value-type="float" office:value="33.6667">
            <text:p>33.6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9-06T13:00:00">
            <text:p>Wed Sep  6 13:00:00 2023</text:p>
          </table:table-cell>
          <table:table-cell office:value-type="float" office:value="386.5">
            <text:p>386.5</text:p>
          </table:table-cell>
          <table:table-cell office:value-type="float" office:value="34.0">
            <text:p>34.0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9-06T14:00:00">
            <text:p>Wed Sep  6 14:00:00 2023</text:p>
          </table:table-cell>
          <table:table-cell office:value-type="float" office:value="337.6667">
            <text:p>337.6667</text:p>
          </table:table-cell>
          <table:table-cell office:value-type="float" office:value="30.5">
            <text:p>30.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9-10T10:00:00">
            <text:p>Sun Sep 10 10:00:00 2023</text:p>
          </table:table-cell>
          <table:table-cell office:value-type="float" office:value="364.5">
            <text:p>364.5</text:p>
          </table:table-cell>
          <table:table-cell office:value-type="float" office:value="19.3333">
            <text:p>19.3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09-10T11:00:00">
            <text:p>Sun Sep 10 11:00:00 2023</text:p>
          </table:table-cell>
          <table:table-cell office:value-type="float" office:value="376.6667">
            <text:p>376.6667</text:p>
          </table:table-cell>
          <table:table-cell office:value-type="float" office:value="16.3333">
            <text:p>16.3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09-12T12:00:00">
            <text:p>Tue Sep 12 12:00:00 2023</text:p>
          </table:table-cell>
          <table:table-cell office:value-type="float" office:value="463.8333">
            <text:p>463.8333</text:p>
          </table:table-cell>
          <table:table-cell office:value-type="float" office:value="39.0">
            <text:p>39.0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09-12T13:00:00">
            <text:p>Tue Sep 12 13:00:00 2023</text:p>
          </table:table-cell>
          <table:table-cell office:value-type="float" office:value="331.3333">
            <text:p>331.3333</text:p>
          </table:table-cell>
          <table:table-cell office:value-type="float" office:value="34.3333">
            <text:p>34.3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09-17T11:00:00">
            <text:p>Sun Sep 17 11:00:00 2023</text:p>
          </table:table-cell>
          <table:table-cell office:value-type="float" office:value="472.5">
            <text:p>472.5</text:p>
          </table:table-cell>
          <table:table-cell office:value-type="float" office:value="11.5">
            <text:p>11.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09-17T12:00:00">
            <text:p>Sun Sep 17 12:00:00 2023</text:p>
          </table:table-cell>
          <table:table-cell office:value-type="float" office:value="487.0">
            <text:p>487.0</text:p>
          </table:table-cell>
          <table:table-cell office:value-type="float" office:value="15.5">
            <text:p>15.5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9-17T13:00:00">
            <text:p>Sun Sep 17 13:00:00 2023</text:p>
          </table:table-cell>
          <table:table-cell office:value-type="float" office:value="477.8333">
            <text:p>477.8333</text:p>
          </table:table-cell>
          <table:table-cell office:value-type="float" office:value="7.1667">
            <text:p>7.1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9-17T14:00:00">
            <text:p>Sun Sep 17 14:00:00 2023</text:p>
          </table:table-cell>
          <table:table-cell office:value-type="float" office:value="477.5">
            <text:p>477.5</text:p>
          </table:table-cell>
          <table:table-cell office:value-type="float" office:value="7.1667">
            <text:p>7.1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9-17T15:00:00">
            <text:p>Sun Sep 17 15:00:00 2023</text:p>
          </table:table-cell>
          <table:table-cell office:value-type="float" office:value="447.0">
            <text:p>447.0</text:p>
          </table:table-cell>
          <table:table-cell office:value-type="float" office:value="6.8333">
            <text:p>6.8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9-18T12:00:00">
            <text:p>Mon Sep 18 12:00:00 2023</text:p>
          </table:table-cell>
          <table:table-cell office:value-type="float" office:value="502.5">
            <text:p>502.5</text:p>
          </table:table-cell>
          <table:table-cell office:value-type="float" office:value="21.5">
            <text:p>21.5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9-18T13:00:00">
            <text:p>Mon Sep 18 13:00:00 2023</text:p>
          </table:table-cell>
          <table:table-cell office:value-type="float" office:value="467.5">
            <text:p>467.5</text:p>
          </table:table-cell>
          <table:table-cell office:value-type="float" office:value="12.6667">
            <text:p>12.6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9-18T14:00:00">
            <text:p>Mon Sep 18 14:00:00 2023</text:p>
          </table:table-cell>
          <table:table-cell office:value-type="float" office:value="469.6667">
            <text:p>469.6667</text:p>
          </table:table-cell>
          <table:table-cell office:value-type="float" office:value="13.0">
            <text:p>13.0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9-18T15:00:00">
            <text:p>Mon Sep 18 15:00:00 2023</text:p>
          </table:table-cell>
          <table:table-cell office:value-type="float" office:value="454.5">
            <text:p>454.5</text:p>
          </table:table-cell>
          <table:table-cell office:value-type="float" office:value="11.0">
            <text:p>11.0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9-22T12:00:00">
            <text:p>Fri Sep 22 12:00:00 2023</text:p>
          </table:table-cell>
          <table:table-cell office:value-type="float" office:value="328.1667">
            <text:p>328.1667</text:p>
          </table:table-cell>
          <table:table-cell office:value-type="float" office:value="11.8333">
            <text:p>11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9-25T11:00:00">
            <text:p>Mon Sep 25 11:00:00 2023</text:p>
          </table:table-cell>
          <table:table-cell office:value-type="float" office:value="629.6667">
            <text:p>629.6667</text:p>
          </table:table-cell>
          <table:table-cell office:value-type="float" office:value="50.5">
            <text:p>50.5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09-30T11:00:00">
            <text:p>Sat Sep 30 11:00:00 2023</text:p>
          </table:table-cell>
          <table:table-cell office:value-type="float" office:value="296.8333">
            <text:p>296.8333</text:p>
          </table:table-cell>
          <table:table-cell office:value-type="float" office:value="23.1667">
            <text:p>23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0-24T09:00:00">
            <text:p>Tue Oct 24 09:00:00 2023</text:p>
          </table:table-cell>
          <table:table-cell office:value-type="float" office:value="656.6667">
            <text:p>656.6667</text:p>
          </table:table-cell>
          <table:table-cell office:value-type="float" office:value="63.8333">
            <text:p>63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0-24T10:00:00">
            <text:p>Tue Oct 24 10:00:00 2023</text:p>
          </table:table-cell>
          <table:table-cell office:value-type="float" office:value="385.0">
            <text:p>385.0</text:p>
          </table:table-cell>
          <table:table-cell office:value-type="float" office:value="50.5">
            <text:p>50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0-24T11:00:00">
            <text:p>Tue Oct 24 11:00:00 2023</text:p>
          </table:table-cell>
          <table:table-cell office:value-type="float" office:value="264.0">
            <text:p>264.0</text:p>
          </table:table-cell>
          <table:table-cell office:value-type="float" office:value="46.8333">
            <text:p>46.8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0-24T12:00:00">
            <text:p>Tue Oct 24 12:00:00 2023</text:p>
          </table:table-cell>
          <table:table-cell office:value-type="float" office:value="237.6667">
            <text:p>237.6667</text:p>
          </table:table-cell>
          <table:table-cell office:value-type="float" office:value="45.1667">
            <text:p>45.1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10-24T13:00:00">
            <text:p>Tue Oct 24 13:00:00 2023</text:p>
          </table:table-cell>
          <table:table-cell office:value-type="float" office:value="201.3333">
            <text:p>201.3333</text:p>
          </table:table-cell>
          <table:table-cell office:value-type="float" office:value="19.6667">
            <text:p>19.6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10-26T12:00:00">
            <text:p>Thu Oct 26 12:00:00 2023</text:p>
          </table:table-cell>
          <table:table-cell office:value-type="float" office:value="308.8333">
            <text:p>308.8333</text:p>
          </table:table-cell>
          <table:table-cell office:value-type="float" office:value="14.3333">
            <text:p>14.3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10-26T13:00:00">
            <text:p>Thu Oct 26 13:00:00 2023</text:p>
          </table:table-cell>
          <table:table-cell office:value-type="float" office:value="303.8333">
            <text:p>303.8333</text:p>
          </table:table-cell>
          <table:table-cell office:value-type="float" office:value="10.8333">
            <text:p>10.8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0-26T14:00:00">
            <text:p>Thu Oct 26 14:00:00 2023</text:p>
          </table:table-cell>
          <table:table-cell office:value-type="float" office:value="309.5">
            <text:p>309.5</text:p>
          </table:table-cell>
          <table:table-cell office:value-type="float" office:value="11.8333">
            <text:p>11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10-27T10:00:00">
            <text:p>Fri Oct 27 10:00:00 2023</text:p>
          </table:table-cell>
          <table:table-cell office:value-type="float" office:value="420.6667">
            <text:p>420.6667</text:p>
          </table:table-cell>
          <table:table-cell office:value-type="float" office:value="57.1667">
            <text:p>57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0-27T11:00:00">
            <text:p>Fri Oct 27 11:00:00 2023</text:p>
          </table:table-cell>
          <table:table-cell office:value-type="float" office:value="374.0">
            <text:p>374.0</text:p>
          </table:table-cell>
          <table:table-cell office:value-type="float" office:value="53.3333">
            <text:p>53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0-27T12:00:00">
            <text:p>Fri Oct 27 12:00:00 2023</text:p>
          </table:table-cell>
          <table:table-cell office:value-type="float" office:value="426.3333">
            <text:p>426.3333</text:p>
          </table:table-cell>
          <table:table-cell office:value-type="float" office:value="54.1667">
            <text:p>54.1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10-31T09:00:00">
            <text:p>Tue Oct 31 09:00:00 2023</text:p>
          </table:table-cell>
          <table:table-cell office:value-type="float" office:value="310.0">
            <text:p>310.0</text:p>
          </table:table-cell>
          <table:table-cell office:value-type="float" office:value="36.1667">
            <text:p>36.1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0-31T10:00:00">
            <text:p>Tue Oct 31 10:00:00 2023</text:p>
          </table:table-cell>
          <table:table-cell office:value-type="float" office:value="303.6667">
            <text:p>303.6667</text:p>
          </table:table-cell>
          <table:table-cell office:value-type="float" office:value="34.8333">
            <text:p>34.8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10-31T11:00:00">
            <text:p>Tue Oct 31 11:00:00 2023</text:p>
          </table:table-cell>
          <table:table-cell office:value-type="float" office:value="294.5">
            <text:p>294.5</text:p>
          </table:table-cell>
          <table:table-cell office:value-type="float" office:value="28.3333">
            <text:p>28.3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10-31T13:00:00">
            <text:p>Tue Oct 31 13:00:00 2023</text:p>
          </table:table-cell>
          <table:table-cell office:value-type="float" office:value="302.3333">
            <text:p>302.3333</text:p>
          </table:table-cell>
          <table:table-cell office:value-type="float" office:value="21.0">
            <text:p>21.0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10-31T14:00:00">
            <text:p>Tue Oct 31 14:00:00 2023</text:p>
          </table:table-cell>
          <table:table-cell office:value-type="float" office:value="324.1667">
            <text:p>324.1667</text:p>
          </table:table-cell>
          <table:table-cell office:value-type="float" office:value="24.5">
            <text:p>24.5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10-31T16:00:00">
            <text:p>Tue Oct 31 16:00:00 2023</text:p>
          </table:table-cell>
          <table:table-cell office:value-type="float" office:value="303.8333">
            <text:p>303.8333</text:p>
          </table:table-cell>
          <table:table-cell office:value-type="float" office:value="33.0">
            <text:p>33.0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0-31T18:00:00">
            <text:p>Tue Oct 31 18:00:00 2023</text:p>
          </table:table-cell>
          <table:table-cell office:value-type="float" office:value="285.5">
            <text:p>285.5</text:p>
          </table:table-cell>
          <table:table-cell office:value-type="float" office:value="39.6667">
            <text:p>39.6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10-31T19:00:00">
            <text:p>Tue Oct 31 19:00:00 2023</text:p>
          </table:table-cell>
          <table:table-cell office:value-type="float" office:value="330.0">
            <text:p>330.0</text:p>
          </table:table-cell>
          <table:table-cell office:value-type="float" office:value="43.3333">
            <text:p>43.3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10-31T20:00:00">
            <text:p>Tue Oct 31 20:00:00 2023</text:p>
          </table:table-cell>
          <table:table-cell office:value-type="float" office:value="414.0">
            <text:p>414.0</text:p>
          </table:table-cell>
          <table:table-cell office:value-type="float" office:value="54.1667">
            <text:p>54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0-31T21:00:00">
            <text:p>Tue Oct 31 21:00:00 2023</text:p>
          </table:table-cell>
          <table:table-cell office:value-type="float" office:value="367.3333">
            <text:p>367.3333</text:p>
          </table:table-cell>
          <table:table-cell office:value-type="float" office:value="42.3333">
            <text:p>42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0-31T22:00:00">
            <text:p>Tue Oct 31 22:00:00 2023</text:p>
          </table:table-cell>
          <table:table-cell office:value-type="float" office:value="392.5">
            <text:p>392.5</text:p>
          </table:table-cell>
          <table:table-cell office:value-type="float" office:value="40.3333">
            <text:p>40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10-31T23:00:00">
            <text:p>Tue Oct 31 23:00:00 2023</text:p>
          </table:table-cell>
          <table:table-cell office:value-type="float" office:value="420.5">
            <text:p>420.5</text:p>
          </table:table-cell>
          <table:table-cell office:value-type="float" office:value="42.5">
            <text:p>42.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11-01T00:00:00">
            <text:p>Wed Nov  1 00:00:00 2023</text:p>
          </table:table-cell>
          <table:table-cell office:value-type="float" office:value="464.5">
            <text:p>464.5</text:p>
          </table:table-cell>
          <table:table-cell office:value-type="float" office:value="43.6667">
            <text:p>43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1-01T03:00:00">
            <text:p>Wed Nov  1 03:00:00 2023</text:p>
          </table:table-cell>
          <table:table-cell office:value-type="float" office:value="513.0">
            <text:p>513.0</text:p>
          </table:table-cell>
          <table:table-cell office:value-type="float" office:value="36.5">
            <text:p>36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01T04:00:00">
            <text:p>Wed Nov  1 04:00:00 2023</text:p>
          </table:table-cell>
          <table:table-cell office:value-type="float" office:value="450.6667">
            <text:p>450.6667</text:p>
          </table:table-cell>
          <table:table-cell office:value-type="float" office:value="32.8333">
            <text:p>32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01T05:00:00">
            <text:p>Wed Nov  1 05:00:00 2023</text:p>
          </table:table-cell>
          <table:table-cell office:value-type="float" office:value="383.8333">
            <text:p>383.8333</text:p>
          </table:table-cell>
          <table:table-cell office:value-type="float" office:value="33.1667">
            <text:p>33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01T06:00:00">
            <text:p>Wed Nov  1 06:00:00 2023</text:p>
          </table:table-cell>
          <table:table-cell office:value-type="float" office:value="301.3333">
            <text:p>301.3333</text:p>
          </table:table-cell>
          <table:table-cell office:value-type="float" office:value="29.6667">
            <text:p>29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01T07:00:00">
            <text:p>Wed Nov  1 07:00:00 2023</text:p>
          </table:table-cell>
          <table:table-cell office:value-type="float" office:value="349.0">
            <text:p>349.0</text:p>
          </table:table-cell>
          <table:table-cell office:value-type="float" office:value="26.6667">
            <text:p>26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01T08:00:00">
            <text:p>Wed Nov  1 08:00:00 2023</text:p>
          </table:table-cell>
          <table:table-cell office:value-type="float" office:value="283.8333">
            <text:p>283.8333</text:p>
          </table:table-cell>
          <table:table-cell office:value-type="float" office:value="27.8333">
            <text:p>27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01T09:00:00">
            <text:p>Wed Nov  1 09:00:00 2023</text:p>
          </table:table-cell>
          <table:table-cell office:value-type="float" office:value="316.3333">
            <text:p>316.3333</text:p>
          </table:table-cell>
          <table:table-cell office:value-type="float" office:value="29.1667">
            <text:p>29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1-01T10:00:00">
            <text:p>Wed Nov  1 10:00:00 2023</text:p>
          </table:table-cell>
          <table:table-cell office:value-type="float" office:value="326.5">
            <text:p>326.5</text:p>
          </table:table-cell>
          <table:table-cell office:value-type="float" office:value="31.5">
            <text:p>31.5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1-01T11:00:00">
            <text:p>Wed Nov  1 11:00:00 2023</text:p>
          </table:table-cell>
          <table:table-cell office:value-type="float" office:value="288.1667">
            <text:p>288.1667</text:p>
          </table:table-cell>
          <table:table-cell office:value-type="float" office:value="28.8333">
            <text:p>28.8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1-01T12:00:00">
            <text:p>Wed Nov  1 12:00:00 2023</text:p>
          </table:table-cell>
          <table:table-cell office:value-type="float" office:value="223.3333">
            <text:p>223.3333</text:p>
          </table:table-cell>
          <table:table-cell office:value-type="float" office:value="24.3333">
            <text:p>24.3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1-01T13:00:00">
            <text:p>Wed Nov  1 13:00:00 2023</text:p>
          </table:table-cell>
          <table:table-cell office:value-type="float" office:value="165.8333">
            <text:p>165.8333</text:p>
          </table:table-cell>
          <table:table-cell office:value-type="float" office:value="15.3333">
            <text:p>15.3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11-01T14:00:00">
            <text:p>Wed Nov  1 14:00:00 2023</text:p>
          </table:table-cell>
          <table:table-cell office:value-type="float" office:value="174.6667">
            <text:p>174.6667</text:p>
          </table:table-cell>
          <table:table-cell office:value-type="float" office:value="12.1667">
            <text:p>12.1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11-01T15:00:00">
            <text:p>Wed Nov  1 15:00:00 2023</text:p>
          </table:table-cell>
          <table:table-cell office:value-type="float" office:value="167.8333">
            <text:p>167.8333</text:p>
          </table:table-cell>
          <table:table-cell office:value-type="float" office:value="8.8333">
            <text:p>8.8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11-06T09:00:00">
            <text:p>Mon Nov  6 09:00:00 2023</text:p>
          </table:table-cell>
          <table:table-cell office:value-type="float" office:value="546.0">
            <text:p>546.0</text:p>
          </table:table-cell>
          <table:table-cell office:value-type="float" office:value="69.8333">
            <text:p>69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08T09:00:00">
            <text:p>Wed Nov  8 09:00:00 2023</text:p>
          </table:table-cell>
          <table:table-cell office:value-type="float" office:value="201.6667">
            <text:p>201.6667</text:p>
          </table:table-cell>
          <table:table-cell office:value-type="float" office:value="44.3333">
            <text:p>44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1-08T10:00:00">
            <text:p>Wed Nov  8 10:00:00 2023</text:p>
          </table:table-cell>
          <table:table-cell office:value-type="float" office:value="184.3333">
            <text:p>184.3333</text:p>
          </table:table-cell>
          <table:table-cell office:value-type="float" office:value="36.8333">
            <text:p>36.8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1-09T09:00:00">
            <text:p>Thu Nov  9 09:00:00 2023</text:p>
          </table:table-cell>
          <table:table-cell office:value-type="float" office:value="167.5">
            <text:p>167.5</text:p>
          </table:table-cell>
          <table:table-cell office:value-type="float" office:value="44.5">
            <text:p>44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1-09T10:00:00">
            <text:p>Thu Nov  9 10:00:00 2023</text:p>
          </table:table-cell>
          <table:table-cell office:value-type="float" office:value="175.6667">
            <text:p>175.6667</text:p>
          </table:table-cell>
          <table:table-cell office:value-type="float" office:value="45.5">
            <text:p>45.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1-09T14:00:00">
            <text:p>Thu Nov  9 14:00:00 2023</text:p>
          </table:table-cell>
          <table:table-cell office:value-type="float" office:value="198.3333">
            <text:p>198.3333</text:p>
          </table:table-cell>
          <table:table-cell office:value-type="float" office:value="27.0">
            <text:p>27.0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11-09T15:00:00">
            <text:p>Thu Nov  9 15:00:00 2023</text:p>
          </table:table-cell>
          <table:table-cell office:value-type="float" office:value="260.0">
            <text:p>260.0</text:p>
          </table:table-cell>
          <table:table-cell office:value-type="float" office:value="33.5">
            <text:p>33.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1-09T16:00:00">
            <text:p>Thu Nov  9 16:00:00 2023</text:p>
          </table:table-cell>
          <table:table-cell office:value-type="float" office:value="257.6667">
            <text:p>257.6667</text:p>
          </table:table-cell>
          <table:table-cell office:value-type="float" office:value="32.8333">
            <text:p>32.8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11-12T11:00:00">
            <text:p>Sun Nov 12 11:00:00 2023</text:p>
          </table:table-cell>
          <table:table-cell office:value-type="float" office:value="225.0">
            <text:p>225.0</text:p>
          </table:table-cell>
          <table:table-cell office:value-type="float" office:value="23.1667">
            <text:p>23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11-12T12:00:00">
            <text:p>Sun Nov 12 12:00:00 2023</text:p>
          </table:table-cell>
          <table:table-cell office:value-type="float" office:value="224.6667">
            <text:p>224.6667</text:p>
          </table:table-cell>
          <table:table-cell office:value-type="float" office:value="16.8333">
            <text:p>16.8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12T13:00:00">
            <text:p>Sun Nov 12 13:00:00 2023</text:p>
          </table:table-cell>
          <table:table-cell office:value-type="float" office:value="201.1667">
            <text:p>201.1667</text:p>
          </table:table-cell>
          <table:table-cell office:value-type="float" office:value="11.6667">
            <text:p>11.6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1-14T01:00:00">
            <text:p>Tue Nov 14 01:00:00 2023</text:p>
          </table:table-cell>
          <table:table-cell office:value-type="float" office:value="536.1667">
            <text:p>536.1667</text:p>
          </table:table-cell>
          <table:table-cell office:value-type="float" office:value="44.0">
            <text:p>44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4T02:00:00">
            <text:p>Tue Nov 14 02:00:00 2023</text:p>
          </table:table-cell>
          <table:table-cell office:value-type="float" office:value="503.8333">
            <text:p>503.8333</text:p>
          </table:table-cell>
          <table:table-cell office:value-type="float" office:value="34.5">
            <text:p>34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4T03:00:00">
            <text:p>Tue Nov 14 03:00:00 2023</text:p>
          </table:table-cell>
          <table:table-cell office:value-type="float" office:value="326.0">
            <text:p>326.0</text:p>
          </table:table-cell>
          <table:table-cell office:value-type="float" office:value="17.5">
            <text:p>17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1-14T04:00:00">
            <text:p>Tue Nov 14 04:00:00 2023</text:p>
          </table:table-cell>
          <table:table-cell office:value-type="float" office:value="284.3333">
            <text:p>284.3333</text:p>
          </table:table-cell>
          <table:table-cell office:value-type="float" office:value="11.5">
            <text:p>11.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11-14T05:00:00">
            <text:p>Tue Nov 14 05:00:00 2023</text:p>
          </table:table-cell>
          <table:table-cell office:value-type="float" office:value="277.0">
            <text:p>277.0</text:p>
          </table:table-cell>
          <table:table-cell office:value-type="float" office:value="12.5">
            <text:p>12.5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1-14T06:00:00">
            <text:p>Tue Nov 14 06:00:00 2023</text:p>
          </table:table-cell>
          <table:table-cell office:value-type="float" office:value="243.5">
            <text:p>243.5</text:p>
          </table:table-cell>
          <table:table-cell office:value-type="float" office:value="9.8333">
            <text:p>9.8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11-14T07:00:00">
            <text:p>Tue Nov 14 07:00:00 2023</text:p>
          </table:table-cell>
          <table:table-cell office:value-type="float" office:value="264.1667">
            <text:p>264.1667</text:p>
          </table:table-cell>
          <table:table-cell office:value-type="float" office:value="14.0">
            <text:p>14.0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11-14T08:00:00">
            <text:p>Tue Nov 14 08:00:00 2023</text:p>
          </table:table-cell>
          <table:table-cell office:value-type="float" office:value="304.0">
            <text:p>304.0</text:p>
          </table:table-cell>
          <table:table-cell office:value-type="float" office:value="21.1667">
            <text:p>21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11-14T09:00:00">
            <text:p>Tue Nov 14 09:00:00 2023</text:p>
          </table:table-cell>
          <table:table-cell office:value-type="float" office:value="347.0">
            <text:p>347.0</text:p>
          </table:table-cell>
          <table:table-cell office:value-type="float" office:value="27.8333">
            <text:p>27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14T10:00:00">
            <text:p>Tue Nov 14 10:00:00 2023</text:p>
          </table:table-cell>
          <table:table-cell office:value-type="float" office:value="364.6667">
            <text:p>364.6667</text:p>
          </table:table-cell>
          <table:table-cell office:value-type="float" office:value="28.5">
            <text:p>28.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1-14T11:00:00">
            <text:p>Tue Nov 14 11:00:00 2023</text:p>
          </table:table-cell>
          <table:table-cell office:value-type="float" office:value="370.1667">
            <text:p>370.1667</text:p>
          </table:table-cell>
          <table:table-cell office:value-type="float" office:value="23.8333">
            <text:p>23.8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1-14T12:00:00">
            <text:p>Tue Nov 14 12:00:00 2023</text:p>
          </table:table-cell>
          <table:table-cell office:value-type="float" office:value="373.3333">
            <text:p>373.3333</text:p>
          </table:table-cell>
          <table:table-cell office:value-type="float" office:value="16.6667">
            <text:p>16.6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11-14T13:00:00">
            <text:p>Tue Nov 14 13:00:00 2023</text:p>
          </table:table-cell>
          <table:table-cell office:value-type="float" office:value="366.3333">
            <text:p>366.3333</text:p>
          </table:table-cell>
          <table:table-cell office:value-type="float" office:value="16.8333">
            <text:p>16.8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11-14T14:00:00">
            <text:p>Tue Nov 14 14:00:00 2023</text:p>
          </table:table-cell>
          <table:table-cell office:value-type="float" office:value="347.0">
            <text:p>347.0</text:p>
          </table:table-cell>
          <table:table-cell office:value-type="float" office:value="18.6667">
            <text:p>18.6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11-14T15:00:00">
            <text:p>Tue Nov 14 15:00:00 2023</text:p>
          </table:table-cell>
          <table:table-cell office:value-type="float" office:value="337.6667">
            <text:p>337.6667</text:p>
          </table:table-cell>
          <table:table-cell office:value-type="float" office:value="20.8333">
            <text:p>20.8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1-14T16:00:00">
            <text:p>Tue Nov 14 16:00:00 2023</text:p>
          </table:table-cell>
          <table:table-cell office:value-type="float" office:value="302.0">
            <text:p>302.0</text:p>
          </table:table-cell>
          <table:table-cell office:value-type="float" office:value="18.3333">
            <text:p>18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11-15T02:00:00">
            <text:p>Wed Nov 15 02:00:00 2023</text:p>
          </table:table-cell>
          <table:table-cell office:value-type="float" office:value="333.0">
            <text:p>333.0</text:p>
          </table:table-cell>
          <table:table-cell office:value-type="float" office:value="27.0">
            <text:p>27.0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11-15T03:00:00">
            <text:p>Wed Nov 15 03:00:00 2023</text:p>
          </table:table-cell>
          <table:table-cell office:value-type="float" office:value="331.5">
            <text:p>331.5</text:p>
          </table:table-cell>
          <table:table-cell office:value-type="float" office:value="28.0">
            <text:p>28.0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11-15T04:00:00">
            <text:p>Wed Nov 15 04:00:00 2023</text:p>
          </table:table-cell>
          <table:table-cell office:value-type="float" office:value="273.6667">
            <text:p>273.6667</text:p>
          </table:table-cell>
          <table:table-cell office:value-type="float" office:value="18.6667">
            <text:p>18.6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11-15T05:00:00">
            <text:p>Wed Nov 15 05:00:00 2023</text:p>
          </table:table-cell>
          <table:table-cell office:value-type="float" office:value="271.6667">
            <text:p>271.6667</text:p>
          </table:table-cell>
          <table:table-cell office:value-type="float" office:value="10.5">
            <text:p>10.5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11-15T06:00:00">
            <text:p>Wed Nov 15 06:00:00 2023</text:p>
          </table:table-cell>
          <table:table-cell office:value-type="float" office:value="371.0">
            <text:p>371.0</text:p>
          </table:table-cell>
          <table:table-cell office:value-type="float" office:value="11.6667">
            <text:p>11.6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11-15T07:00:00">
            <text:p>Wed Nov 15 07:00:00 2023</text:p>
          </table:table-cell>
          <table:table-cell office:value-type="float" office:value="405.3333">
            <text:p>405.3333</text:p>
          </table:table-cell>
          <table:table-cell office:value-type="float" office:value="20.3333">
            <text:p>20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1-15T08:00:00">
            <text:p>Wed Nov 15 08:00:00 2023</text:p>
          </table:table-cell>
          <table:table-cell office:value-type="float" office:value="471.6667">
            <text:p>471.6667</text:p>
          </table:table-cell>
          <table:table-cell office:value-type="float" office:value="32.6667">
            <text:p>32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15T09:00:00">
            <text:p>Wed Nov 15 09:00:00 2023</text:p>
          </table:table-cell>
          <table:table-cell office:value-type="float" office:value="477.5">
            <text:p>477.5</text:p>
          </table:table-cell>
          <table:table-cell office:value-type="float" office:value="35.3333">
            <text:p>35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15T10:00:00">
            <text:p>Wed Nov 15 10:00:00 2023</text:p>
          </table:table-cell>
          <table:table-cell office:value-type="float" office:value="360.8333">
            <text:p>360.8333</text:p>
          </table:table-cell>
          <table:table-cell office:value-type="float" office:value="34.6667">
            <text:p>34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1-15T11:00:00">
            <text:p>Wed Nov 15 11:00:00 2023</text:p>
          </table:table-cell>
          <table:table-cell office:value-type="float" office:value="346.0">
            <text:p>346.0</text:p>
          </table:table-cell>
          <table:table-cell office:value-type="float" office:value="30.1667">
            <text:p>30.1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11-15T12:00:00">
            <text:p>Wed Nov 15 12:00:00 2023</text:p>
          </table:table-cell>
          <table:table-cell office:value-type="float" office:value="406.8333">
            <text:p>406.8333</text:p>
          </table:table-cell>
          <table:table-cell office:value-type="float" office:value="16.1667">
            <text:p>16.1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11-15T13:00:00">
            <text:p>Wed Nov 15 13:00:00 2023</text:p>
          </table:table-cell>
          <table:table-cell office:value-type="float" office:value="399.6667">
            <text:p>399.6667</text:p>
          </table:table-cell>
          <table:table-cell office:value-type="float" office:value="15.6667">
            <text:p>15.6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11-15T14:00:00">
            <text:p>Wed Nov 15 14:00:00 2023</text:p>
          </table:table-cell>
          <table:table-cell office:value-type="float" office:value="386.6667">
            <text:p>386.6667</text:p>
          </table:table-cell>
          <table:table-cell office:value-type="float" office:value="17.6667">
            <text:p>17.6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11-15T15:00:00">
            <text:p>Wed Nov 15 15:00:00 2023</text:p>
          </table:table-cell>
          <table:table-cell office:value-type="float" office:value="433.0">
            <text:p>433.0</text:p>
          </table:table-cell>
          <table:table-cell office:value-type="float" office:value="18.8333">
            <text:p>18.8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1-16T05:00:00">
            <text:p>Thu Nov 16 05:00:00 2023</text:p>
          </table:table-cell>
          <table:table-cell office:value-type="float" office:value="517.0">
            <text:p>517.0</text:p>
          </table:table-cell>
          <table:table-cell office:value-type="float" office:value="33.8333">
            <text:p>33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1-16T06:00:00">
            <text:p>Thu Nov 16 06:00:00 2023</text:p>
          </table:table-cell>
          <table:table-cell office:value-type="float" office:value="398.8333">
            <text:p>398.8333</text:p>
          </table:table-cell>
          <table:table-cell office:value-type="float" office:value="17.1667">
            <text:p>17.1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11-16T07:00:00">
            <text:p>Thu Nov 16 07:00:00 2023</text:p>
          </table:table-cell>
          <table:table-cell office:value-type="float" office:value="418.5">
            <text:p>418.5</text:p>
          </table:table-cell>
          <table:table-cell office:value-type="float" office:value="20.0">
            <text:p>20.0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11-16T08:00:00">
            <text:p>Thu Nov 16 08:00:00 2023</text:p>
          </table:table-cell>
          <table:table-cell office:value-type="float" office:value="517.6667">
            <text:p>517.6667</text:p>
          </table:table-cell>
          <table:table-cell office:value-type="float" office:value="30.3333">
            <text:p>30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6T09:00:00">
            <text:p>Thu Nov 16 09:00:00 2023</text:p>
          </table:table-cell>
          <table:table-cell office:value-type="float" office:value="611.1667">
            <text:p>611.1667</text:p>
          </table:table-cell>
          <table:table-cell office:value-type="float" office:value="36.0">
            <text:p>36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16T10:00:00">
            <text:p>Thu Nov 16 10:00:00 2023</text:p>
          </table:table-cell>
          <table:table-cell office:value-type="float" office:value="511.1667">
            <text:p>511.1667</text:p>
          </table:table-cell>
          <table:table-cell office:value-type="float" office:value="33.0">
            <text:p>33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16T11:00:00">
            <text:p>Thu Nov 16 11:00:00 2023</text:p>
          </table:table-cell>
          <table:table-cell office:value-type="float" office:value="434.5">
            <text:p>434.5</text:p>
          </table:table-cell>
          <table:table-cell office:value-type="float" office:value="25.0">
            <text:p>25.0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1-16T12:00:00">
            <text:p>Thu Nov 16 12:00:00 2023</text:p>
          </table:table-cell>
          <table:table-cell office:value-type="float" office:value="446.6667">
            <text:p>446.6667</text:p>
          </table:table-cell>
          <table:table-cell office:value-type="float" office:value="24.6667">
            <text:p>24.6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11-16T13:00:00">
            <text:p>Thu Nov 16 13:00:00 2023</text:p>
          </table:table-cell>
          <table:table-cell office:value-type="float" office:value="456.6667">
            <text:p>456.6667</text:p>
          </table:table-cell>
          <table:table-cell office:value-type="float" office:value="23.5">
            <text:p>23.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11-17T04:00:00">
            <text:p>Fri Nov 17 04:00:00 2023</text:p>
          </table:table-cell>
          <table:table-cell office:value-type="float" office:value="432.5">
            <text:p>432.5</text:p>
          </table:table-cell>
          <table:table-cell office:value-type="float" office:value="24.1667">
            <text:p>24.1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11-17T05:00:00">
            <text:p>Fri Nov 17 05:00:00 2023</text:p>
          </table:table-cell>
          <table:table-cell office:value-type="float" office:value="379.8333">
            <text:p>379.8333</text:p>
          </table:table-cell>
          <table:table-cell office:value-type="float" office:value="14.5">
            <text:p>14.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11-17T06:00:00">
            <text:p>Fri Nov 17 06:00:00 2023</text:p>
          </table:table-cell>
          <table:table-cell office:value-type="float" office:value="392.3333">
            <text:p>392.3333</text:p>
          </table:table-cell>
          <table:table-cell office:value-type="float" office:value="16.1667">
            <text:p>16.1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1-17T07:00:00">
            <text:p>Fri Nov 17 07:00:00 2023</text:p>
          </table:table-cell>
          <table:table-cell office:value-type="float" office:value="480.5">
            <text:p>480.5</text:p>
          </table:table-cell>
          <table:table-cell office:value-type="float" office:value="30.5">
            <text:p>30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7T08:00:00">
            <text:p>Fri Nov 17 08:00:00 2023</text:p>
          </table:table-cell>
          <table:table-cell office:value-type="float" office:value="533.6667">
            <text:p>533.6667</text:p>
          </table:table-cell>
          <table:table-cell office:value-type="float" office:value="31.6667">
            <text:p>31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7T09:00:00">
            <text:p>Fri Nov 17 09:00:00 2023</text:p>
          </table:table-cell>
          <table:table-cell office:value-type="float" office:value="629.3333">
            <text:p>629.3333</text:p>
          </table:table-cell>
          <table:table-cell office:value-type="float" office:value="33.5">
            <text:p>33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7T10:00:00">
            <text:p>Fri Nov 17 10:00:00 2023</text:p>
          </table:table-cell>
          <table:table-cell office:value-type="float" office:value="597.0">
            <text:p>597.0</text:p>
          </table:table-cell>
          <table:table-cell office:value-type="float" office:value="34.1667">
            <text:p>34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1-17T11:00:00">
            <text:p>Fri Nov 17 11:00:00 2023</text:p>
          </table:table-cell>
          <table:table-cell office:value-type="float" office:value="499.5">
            <text:p>499.5</text:p>
          </table:table-cell>
          <table:table-cell office:value-type="float" office:value="28.3333">
            <text:p>28.3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11-17T12:00:00">
            <text:p>Fri Nov 17 12:00:00 2023</text:p>
          </table:table-cell>
          <table:table-cell office:value-type="float" office:value="456.1667">
            <text:p>456.1667</text:p>
          </table:table-cell>
          <table:table-cell office:value-type="float" office:value="19.3333">
            <text:p>19.3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11-17T13:00:00">
            <text:p>Fri Nov 17 13:00:00 2023</text:p>
          </table:table-cell>
          <table:table-cell office:value-type="float" office:value="437.3333">
            <text:p>437.3333</text:p>
          </table:table-cell>
          <table:table-cell office:value-type="float" office:value="17.3333">
            <text:p>17.3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11-17T14:00:00">
            <text:p>Fri Nov 17 14:00:00 2023</text:p>
          </table:table-cell>
          <table:table-cell office:value-type="float" office:value="405.0">
            <text:p>405.0</text:p>
          </table:table-cell>
          <table:table-cell office:value-type="float" office:value="17.0">
            <text:p>17.0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11-17T15:00:00">
            <text:p>Fri Nov 17 15:00:00 2023</text:p>
          </table:table-cell>
          <table:table-cell office:value-type="float" office:value="423.3333">
            <text:p>423.3333</text:p>
          </table:table-cell>
          <table:table-cell office:value-type="float" office:value="16.8333">
            <text:p>16.8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11-18T04:00:00">
            <text:p>Sat Nov 18 04:00:00 2023</text:p>
          </table:table-cell>
          <table:table-cell office:value-type="float" office:value="412.3333">
            <text:p>412.3333</text:p>
          </table:table-cell>
          <table:table-cell office:value-type="float" office:value="14.0">
            <text:p>14.0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1-18T05:00:00">
            <text:p>Sat Nov 18 05:00:00 2023</text:p>
          </table:table-cell>
          <table:table-cell office:value-type="float" office:value="392.3333">
            <text:p>392.3333</text:p>
          </table:table-cell>
          <table:table-cell office:value-type="float" office:value="9.8333">
            <text:p>9.8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11-18T06:00:00">
            <text:p>Sat Nov 18 06:00:00 2023</text:p>
          </table:table-cell>
          <table:table-cell office:value-type="float" office:value="399.1667">
            <text:p>399.1667</text:p>
          </table:table-cell>
          <table:table-cell office:value-type="float" office:value="8.5">
            <text:p>8.5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11-18T07:00:00">
            <text:p>Sat Nov 18 07:00:00 2023</text:p>
          </table:table-cell>
          <table:table-cell office:value-type="float" office:value="401.1667">
            <text:p>401.1667</text:p>
          </table:table-cell>
          <table:table-cell office:value-type="float" office:value="9.8333">
            <text:p>9.8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11-18T08:00:00">
            <text:p>Sat Nov 18 08:00:00 2023</text:p>
          </table:table-cell>
          <table:table-cell office:value-type="float" office:value="409.5">
            <text:p>409.5</text:p>
          </table:table-cell>
          <table:table-cell office:value-type="float" office:value="14.5">
            <text:p>14.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11-18T09:00:00">
            <text:p>Sat Nov 18 09:00:00 2023</text:p>
          </table:table-cell>
          <table:table-cell office:value-type="float" office:value="419.6667">
            <text:p>419.6667</text:p>
          </table:table-cell>
          <table:table-cell office:value-type="float" office:value="17.8333">
            <text:p>17.8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11-18T10:00:00">
            <text:p>Sat Nov 18 10:00:00 2023</text:p>
          </table:table-cell>
          <table:table-cell office:value-type="float" office:value="414.6667">
            <text:p>414.6667</text:p>
          </table:table-cell>
          <table:table-cell office:value-type="float" office:value="15.3333">
            <text:p>15.3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11-18T11:00:00">
            <text:p>Sat Nov 18 11:00:00 2023</text:p>
          </table:table-cell>
          <table:table-cell office:value-type="float" office:value="418.1667">
            <text:p>418.1667</text:p>
          </table:table-cell>
          <table:table-cell office:value-type="float" office:value="15.6667">
            <text:p>15.6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11-18T12:00:00">
            <text:p>Sat Nov 18 12:00:00 2023</text:p>
          </table:table-cell>
          <table:table-cell office:value-type="float" office:value="415.8333">
            <text:p>415.8333</text:p>
          </table:table-cell>
          <table:table-cell office:value-type="float" office:value="15.6667">
            <text:p>15.6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11-18T13:00:00">
            <text:p>Sat Nov 18 13:00:00 2023</text:p>
          </table:table-cell>
          <table:table-cell office:value-type="float" office:value="362.5">
            <text:p>362.5</text:p>
          </table:table-cell>
          <table:table-cell office:value-type="float" office:value="23.0">
            <text:p>23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18T14:00:00">
            <text:p>Sat Nov 18 14:00:00 2023</text:p>
          </table:table-cell>
          <table:table-cell office:value-type="float" office:value="337.6667">
            <text:p>337.6667</text:p>
          </table:table-cell>
          <table:table-cell office:value-type="float" office:value="15.1667">
            <text:p>15.1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11-19T04:00:00">
            <text:p>Sun Nov 19 04:00:00 2023</text:p>
          </table:table-cell>
          <table:table-cell office:value-type="float" office:value="466.0">
            <text:p>466.0</text:p>
          </table:table-cell>
          <table:table-cell office:value-type="float" office:value="32.6667">
            <text:p>32.6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11-19T05:00:00">
            <text:p>Sun Nov 19 05:00:00 2023</text:p>
          </table:table-cell>
          <table:table-cell office:value-type="float" office:value="483.1667">
            <text:p>483.1667</text:p>
          </table:table-cell>
          <table:table-cell office:value-type="float" office:value="33.5">
            <text:p>33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1-19T06:00:00">
            <text:p>Sun Nov 19 06:00:00 2023</text:p>
          </table:table-cell>
          <table:table-cell office:value-type="float" office:value="384.5">
            <text:p>384.5</text:p>
          </table:table-cell>
          <table:table-cell office:value-type="float" office:value="21.3333">
            <text:p>21.3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1-19T07:00:00">
            <text:p>Sun Nov 19 07:00:00 2023</text:p>
          </table:table-cell>
          <table:table-cell office:value-type="float" office:value="368.0">
            <text:p>368.0</text:p>
          </table:table-cell>
          <table:table-cell office:value-type="float" office:value="15.5">
            <text:p>15.5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11-19T08:00:00">
            <text:p>Sun Nov 19 08:00:00 2023</text:p>
          </table:table-cell>
          <table:table-cell office:value-type="float" office:value="368.5">
            <text:p>368.5</text:p>
          </table:table-cell>
          <table:table-cell office:value-type="float" office:value="19.1667">
            <text:p>19.1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11-19T09:00:00">
            <text:p>Sun Nov 19 09:00:00 2023</text:p>
          </table:table-cell>
          <table:table-cell office:value-type="float" office:value="352.8333">
            <text:p>352.8333</text:p>
          </table:table-cell>
          <table:table-cell office:value-type="float" office:value="15.1667">
            <text:p>15.1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11-19T10:00:00">
            <text:p>Sun Nov 19 10:00:00 2023</text:p>
          </table:table-cell>
          <table:table-cell office:value-type="float" office:value="374.6667">
            <text:p>374.6667</text:p>
          </table:table-cell>
          <table:table-cell office:value-type="float" office:value="13.8333">
            <text:p>13.8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11-19T11:00:00">
            <text:p>Sun Nov 19 11:00:00 2023</text:p>
          </table:table-cell>
          <table:table-cell office:value-type="float" office:value="386.6667">
            <text:p>386.6667</text:p>
          </table:table-cell>
          <table:table-cell office:value-type="float" office:value="14.5">
            <text:p>14.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11-19T12:00:00">
            <text:p>Sun Nov 19 12:00:00 2023</text:p>
          </table:table-cell>
          <table:table-cell office:value-type="float" office:value="389.6667">
            <text:p>389.6667</text:p>
          </table:table-cell>
          <table:table-cell office:value-type="float" office:value="12.3333">
            <text:p>12.3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11-19T13:00:00">
            <text:p>Sun Nov 19 13:00:00 2023</text:p>
          </table:table-cell>
          <table:table-cell office:value-type="float" office:value="378.6667">
            <text:p>378.6667</text:p>
          </table:table-cell>
          <table:table-cell office:value-type="float" office:value="12.5">
            <text:p>12.5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11-19T14:00:00">
            <text:p>Sun Nov 19 14:00:00 2023</text:p>
          </table:table-cell>
          <table:table-cell office:value-type="float" office:value="358.1667">
            <text:p>358.1667</text:p>
          </table:table-cell>
          <table:table-cell office:value-type="float" office:value="16.0">
            <text:p>16.0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11-19T15:00:00">
            <text:p>Sun Nov 19 15:00:00 2023</text:p>
          </table:table-cell>
          <table:table-cell office:value-type="float" office:value="417.5">
            <text:p>417.5</text:p>
          </table:table-cell>
          <table:table-cell office:value-type="float" office:value="12.3333">
            <text:p>12.3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11-20T06:00:00">
            <text:p>Mon Nov 20 06:00:00 2023</text:p>
          </table:table-cell>
          <table:table-cell office:value-type="float" office:value="460.0">
            <text:p>460.0</text:p>
          </table:table-cell>
          <table:table-cell office:value-type="float" office:value="32.1667">
            <text:p>32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20T07:00:00">
            <text:p>Mon Nov 20 07:00:00 2023</text:p>
          </table:table-cell>
          <table:table-cell office:value-type="float" office:value="528.0">
            <text:p>528.0</text:p>
          </table:table-cell>
          <table:table-cell office:value-type="float" office:value="35.1667">
            <text:p>35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08:00:00">
            <text:p>Mon Nov 20 08:00:00 2023</text:p>
          </table:table-cell>
          <table:table-cell office:value-type="float" office:value="691.3333">
            <text:p>691.3333</text:p>
          </table:table-cell>
          <table:table-cell office:value-type="float" office:value="35.3333">
            <text:p>35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09:00:00">
            <text:p>Mon Nov 20 09:00:00 2023</text:p>
          </table:table-cell>
          <table:table-cell office:value-type="float" office:value="916.3333">
            <text:p>916.3333</text:p>
          </table:table-cell>
          <table:table-cell office:value-type="float" office:value="42.3333">
            <text:p>42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10:00:00">
            <text:p>Mon Nov 20 10:00:00 2023</text:p>
          </table:table-cell>
          <table:table-cell office:value-type="float" office:value="617.6667">
            <text:p>617.6667</text:p>
          </table:table-cell>
          <table:table-cell office:value-type="float" office:value="36.0">
            <text:p>36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1-20T11:00:00">
            <text:p>Mon Nov 20 11:00:00 2023</text:p>
          </table:table-cell>
          <table:table-cell office:value-type="float" office:value="486.1667">
            <text:p>486.1667</text:p>
          </table:table-cell>
          <table:table-cell office:value-type="float" office:value="33.6667">
            <text:p>33.6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1-20T12:00:00">
            <text:p>Mon Nov 20 12:00:00 2023</text:p>
          </table:table-cell>
          <table:table-cell office:value-type="float" office:value="447.8333">
            <text:p>447.8333</text:p>
          </table:table-cell>
          <table:table-cell office:value-type="float" office:value="32.6667">
            <text:p>32.6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1-20T13:00:00">
            <text:p>Mon Nov 20 13:00:00 2023</text:p>
          </table:table-cell>
          <table:table-cell office:value-type="float" office:value="453.5">
            <text:p>453.5</text:p>
          </table:table-cell>
          <table:table-cell office:value-type="float" office:value="32.5">
            <text:p>32.5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11-20T14:00:00">
            <text:p>Mon Nov 20 14:00:00 2023</text:p>
          </table:table-cell>
          <table:table-cell office:value-type="float" office:value="454.8333">
            <text:p>454.8333</text:p>
          </table:table-cell>
          <table:table-cell office:value-type="float" office:value="30.3333">
            <text:p>30.3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11-20T15:00:00">
            <text:p>Mon Nov 20 15:00:00 2023</text:p>
          </table:table-cell>
          <table:table-cell office:value-type="float" office:value="435.1667">
            <text:p>435.1667</text:p>
          </table:table-cell>
          <table:table-cell office:value-type="float" office:value="15.0">
            <text:p>15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11-20T16:00:00">
            <text:p>Mon Nov 20 16:00:00 2023</text:p>
          </table:table-cell>
          <table:table-cell office:value-type="float" office:value="432.8333">
            <text:p>432.8333</text:p>
          </table:table-cell>
          <table:table-cell office:value-type="float" office:value="12.0">
            <text:p>12.0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11-21T09:00:00">
            <text:p>Tue Nov 21 09:00:00 2023</text:p>
          </table:table-cell>
          <table:table-cell office:value-type="float" office:value="477.6667">
            <text:p>477.6667</text:p>
          </table:table-cell>
          <table:table-cell office:value-type="float" office:value="31.0">
            <text:p>31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21T10:00:00">
            <text:p>Tue Nov 21 10:00:00 2023</text:p>
          </table:table-cell>
          <table:table-cell office:value-type="float" office:value="629.5">
            <text:p>629.5</text:p>
          </table:table-cell>
          <table:table-cell office:value-type="float" office:value="31.0">
            <text:p>31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1-21T11:00:00">
            <text:p>Tue Nov 21 11:00:00 2023</text:p>
          </table:table-cell>
          <table:table-cell office:value-type="float" office:value="591.8333">
            <text:p>591.8333</text:p>
          </table:table-cell>
          <table:table-cell office:value-type="float" office:value="33.8333">
            <text:p>33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1-21T12:00:00">
            <text:p>Tue Nov 21 12:00:00 2023</text:p>
          </table:table-cell>
          <table:table-cell office:value-type="float" office:value="499.8333">
            <text:p>499.8333</text:p>
          </table:table-cell>
          <table:table-cell office:value-type="float" office:value="29.8333">
            <text:p>29.8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11-21T13:00:00">
            <text:p>Tue Nov 21 13:00:00 2023</text:p>
          </table:table-cell>
          <table:table-cell office:value-type="float" office:value="399.0">
            <text:p>399.0</text:p>
          </table:table-cell>
          <table:table-cell office:value-type="float" office:value="18.6667">
            <text:p>18.6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21T14:00:00">
            <text:p>Tue Nov 21 14:00:00 2023</text:p>
          </table:table-cell>
          <table:table-cell office:value-type="float" office:value="389.0">
            <text:p>389.0</text:p>
          </table:table-cell>
          <table:table-cell office:value-type="float" office:value="14.3333">
            <text:p>14.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11-21T15:00:00">
            <text:p>Tue Nov 21 15:00:00 2023</text:p>
          </table:table-cell>
          <table:table-cell office:value-type="float" office:value="424.0">
            <text:p>424.0</text:p>
          </table:table-cell>
          <table:table-cell office:value-type="float" office:value="15.6667">
            <text:p>15.6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1-21T16:00:00">
            <text:p>Tue Nov 21 16:00:00 2023</text:p>
          </table:table-cell>
          <table:table-cell office:value-type="float" office:value="416.6667">
            <text:p>416.6667</text:p>
          </table:table-cell>
          <table:table-cell office:value-type="float" office:value="13.3333">
            <text:p>13.3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11-21T17:00:00">
            <text:p>Tue Nov 21 17:00:00 2023</text:p>
          </table:table-cell>
          <table:table-cell office:value-type="float" office:value="408.6667">
            <text:p>408.6667</text:p>
          </table:table-cell>
          <table:table-cell office:value-type="float" office:value="12.6667">
            <text:p>12.6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1-21T18:00:00">
            <text:p>Tue Nov 21 18:00:00 2023</text:p>
          </table:table-cell>
          <table:table-cell office:value-type="float" office:value="418.6667">
            <text:p>418.6667</text:p>
          </table:table-cell>
          <table:table-cell office:value-type="float" office:value="15.1667">
            <text:p>15.1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1-21T19:00:00">
            <text:p>Tue Nov 21 19:00:00 2023</text:p>
          </table:table-cell>
          <table:table-cell office:value-type="float" office:value="442.0">
            <text:p>442.0</text:p>
          </table:table-cell>
          <table:table-cell office:value-type="float" office:value="27.3333">
            <text:p>27.3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11-21T20:00:00">
            <text:p>Tue Nov 21 20:00:00 2023</text:p>
          </table:table-cell>
          <table:table-cell office:value-type="float" office:value="437.1667">
            <text:p>437.1667</text:p>
          </table:table-cell>
          <table:table-cell office:value-type="float" office:value="28.0">
            <text:p>28.0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11-21T21:00:00">
            <text:p>Tue Nov 21 21:00:00 2023</text:p>
          </table:table-cell>
          <table:table-cell office:value-type="float" office:value="410.6667">
            <text:p>410.6667</text:p>
          </table:table-cell>
          <table:table-cell office:value-type="float" office:value="20.3333">
            <text:p>20.3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11-22T07:00:00">
            <text:p>Wed Nov 22 07:00:00 2023</text:p>
          </table:table-cell>
          <table:table-cell office:value-type="float" office:value="411.1667">
            <text:p>411.1667</text:p>
          </table:table-cell>
          <table:table-cell office:value-type="float" office:value="19.5">
            <text:p>19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11-22T08:00:00">
            <text:p>Wed Nov 22 08:00:00 2023</text:p>
          </table:table-cell>
          <table:table-cell office:value-type="float" office:value="469.8333">
            <text:p>469.8333</text:p>
          </table:table-cell>
          <table:table-cell office:value-type="float" office:value="32.8333">
            <text:p>32.8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11-22T09:00:00">
            <text:p>Wed Nov 22 09:00:00 2023</text:p>
          </table:table-cell>
          <table:table-cell office:value-type="float" office:value="468.6667">
            <text:p>468.6667</text:p>
          </table:table-cell>
          <table:table-cell office:value-type="float" office:value="46.1667">
            <text:p>46.1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1-22T11:00:00">
            <text:p>Wed Nov 22 11:00:00 2023</text:p>
          </table:table-cell>
          <table:table-cell office:value-type="float" office:value="383.5">
            <text:p>383.5</text:p>
          </table:table-cell>
          <table:table-cell office:value-type="float" office:value="16.1667">
            <text:p>16.1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11-22T12:00:00">
            <text:p>Wed Nov 22 12:00:00 2023</text:p>
          </table:table-cell>
          <table:table-cell office:value-type="float" office:value="439.0">
            <text:p>439.0</text:p>
          </table:table-cell>
          <table:table-cell office:value-type="float" office:value="12.5">
            <text:p>12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11-22T13:00:00">
            <text:p>Wed Nov 22 13:00:00 2023</text:p>
          </table:table-cell>
          <table:table-cell office:value-type="float" office:value="443.3333">
            <text:p>443.3333</text:p>
          </table:table-cell>
          <table:table-cell office:value-type="float" office:value="11.0">
            <text:p>11.0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11-22T14:00:00">
            <text:p>Wed Nov 22 14:00:00 2023</text:p>
          </table:table-cell>
          <table:table-cell office:value-type="float" office:value="468.3333">
            <text:p>468.3333</text:p>
          </table:table-cell>
          <table:table-cell office:value-type="float" office:value="9.8333">
            <text:p>9.8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11-22T15:00:00">
            <text:p>Wed Nov 22 15:00:00 2023</text:p>
          </table:table-cell>
          <table:table-cell office:value-type="float" office:value="480.3333">
            <text:p>480.3333</text:p>
          </table:table-cell>
          <table:table-cell office:value-type="float" office:value="10.0">
            <text:p>10.0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11-22T16:00:00">
            <text:p>Wed Nov 22 16:00:00 2023</text:p>
          </table:table-cell>
          <table:table-cell office:value-type="float" office:value="468.6667">
            <text:p>468.6667</text:p>
          </table:table-cell>
          <table:table-cell office:value-type="float" office:value="10.0">
            <text:p>10.0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11-22T17:00:00">
            <text:p>Wed Nov 22 17:00:00 2023</text:p>
          </table:table-cell>
          <table:table-cell office:value-type="float" office:value="463.1667">
            <text:p>463.1667</text:p>
          </table:table-cell>
          <table:table-cell office:value-type="float" office:value="9.8333">
            <text:p>9.8333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11-22T18:00:00">
            <text:p>Wed Nov 22 18:00:00 2023</text:p>
          </table:table-cell>
          <table:table-cell office:value-type="float" office:value="480.3333">
            <text:p>480.3333</text:p>
          </table:table-cell>
          <table:table-cell office:value-type="float" office:value="14.1667">
            <text:p>14.1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11-22T20:00:00">
            <text:p>Wed Nov 22 20:00:00 2023</text:p>
          </table:table-cell>
          <table:table-cell office:value-type="float" office:value="511.5">
            <text:p>511.5</text:p>
          </table:table-cell>
          <table:table-cell office:value-type="float" office:value="23.5">
            <text:p>23.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11-22T21:00:00">
            <text:p>Wed Nov 22 21:00:00 2023</text:p>
          </table:table-cell>
          <table:table-cell office:value-type="float" office:value="528.1667">
            <text:p>528.1667</text:p>
          </table:table-cell>
          <table:table-cell office:value-type="float" office:value="29.0">
            <text:p>29.0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11-23T08:00:00">
            <text:p>Thu Nov 23 08:00:00 2023</text:p>
          </table:table-cell>
          <table:table-cell office:value-type="float" office:value="469.5">
            <text:p>469.5</text:p>
          </table:table-cell>
          <table:table-cell office:value-type="float" office:value="45.6667">
            <text:p>45.6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11-23T09:00:00">
            <text:p>Thu Nov 23 09:00:00 2023</text:p>
          </table:table-cell>
          <table:table-cell office:value-type="float" office:value="475.3333">
            <text:p>475.3333</text:p>
          </table:table-cell>
          <table:table-cell office:value-type="float" office:value="44.6667">
            <text:p>44.6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1-23T10:00:00">
            <text:p>Thu Nov 23 10:00:00 2023</text:p>
          </table:table-cell>
          <table:table-cell office:value-type="float" office:value="432.5">
            <text:p>432.5</text:p>
          </table:table-cell>
          <table:table-cell office:value-type="float" office:value="27.5">
            <text:p>27.5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1-23T11:00:00">
            <text:p>Thu Nov 23 11:00:00 2023</text:p>
          </table:table-cell>
          <table:table-cell office:value-type="float" office:value="346.3333">
            <text:p>346.3333</text:p>
          </table:table-cell>
          <table:table-cell office:value-type="float" office:value="16.6667">
            <text:p>16.6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11-23T12:00:00">
            <text:p>Thu Nov 23 12:00:00 2023</text:p>
          </table:table-cell>
          <table:table-cell office:value-type="float" office:value="421.6667">
            <text:p>421.6667</text:p>
          </table:table-cell>
          <table:table-cell office:value-type="float" office:value="15.0">
            <text:p>15.0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1-23T13:00:00">
            <text:p>Thu Nov 23 13:00:00 2023</text:p>
          </table:table-cell>
          <table:table-cell office:value-type="float" office:value="444.0">
            <text:p>444.0</text:p>
          </table:table-cell>
          <table:table-cell office:value-type="float" office:value="16.0">
            <text:p>16.0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11-23T14:00:00">
            <text:p>Thu Nov 23 14:00:00 2023</text:p>
          </table:table-cell>
          <table:table-cell office:value-type="float" office:value="491.8333">
            <text:p>491.8333</text:p>
          </table:table-cell>
          <table:table-cell office:value-type="float" office:value="15.8333">
            <text:p>15.8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11-23T15:00:00">
            <text:p>Thu Nov 23 15:00:00 2023</text:p>
          </table:table-cell>
          <table:table-cell office:value-type="float" office:value="511.6667">
            <text:p>511.6667</text:p>
          </table:table-cell>
          <table:table-cell office:value-type="float" office:value="15.5">
            <text:p>15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11-23T16:00:00">
            <text:p>Thu Nov 23 16:00:00 2023</text:p>
          </table:table-cell>
          <table:table-cell office:value-type="float" office:value="497.0">
            <text:p>497.0</text:p>
          </table:table-cell>
          <table:table-cell office:value-type="float" office:value="18.3333">
            <text:p>18.3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11-23T17:00:00">
            <text:p>Thu Nov 23 17:00:00 2023</text:p>
          </table:table-cell>
          <table:table-cell office:value-type="float" office:value="492.6667">
            <text:p>492.6667</text:p>
          </table:table-cell>
          <table:table-cell office:value-type="float" office:value="17.5">
            <text:p>17.5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11-23T18:00:00">
            <text:p>Thu Nov 23 18:00:00 2023</text:p>
          </table:table-cell>
          <table:table-cell office:value-type="float" office:value="575.0">
            <text:p>575.0</text:p>
          </table:table-cell>
          <table:table-cell office:value-type="float" office:value="25.8333">
            <text:p>25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11-23T19:00:00">
            <text:p>Thu Nov 23 19:00:00 2023</text:p>
          </table:table-cell>
          <table:table-cell office:value-type="float" office:value="576.1667">
            <text:p>576.1667</text:p>
          </table:table-cell>
          <table:table-cell office:value-type="float" office:value="34.5">
            <text:p>34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1-23T20:00:00">
            <text:p>Thu Nov 23 20:00:00 2023</text:p>
          </table:table-cell>
          <table:table-cell office:value-type="float" office:value="590.3333">
            <text:p>590.3333</text:p>
          </table:table-cell>
          <table:table-cell office:value-type="float" office:value="56.0">
            <text:p>56.0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11-24T01:00:00">
            <text:p>Fri Nov 24 01:00:00 2023</text:p>
          </table:table-cell>
          <table:table-cell office:value-type="float" office:value="524.6667">
            <text:p>524.6667</text:p>
          </table:table-cell>
          <table:table-cell office:value-type="float" office:value="45.3333">
            <text:p>45.3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1-24T04:00:00">
            <text:p>Fri Nov 24 04:00:00 2023</text:p>
          </table:table-cell>
          <table:table-cell office:value-type="float" office:value="435.0">
            <text:p>435.0</text:p>
          </table:table-cell>
          <table:table-cell office:value-type="float" office:value="18.3333">
            <text:p>18.3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11-24T05:00:00">
            <text:p>Fri Nov 24 05:00:00 2023</text:p>
          </table:table-cell>
          <table:table-cell office:value-type="float" office:value="413.6667">
            <text:p>413.6667</text:p>
          </table:table-cell>
          <table:table-cell office:value-type="float" office:value="14.8333">
            <text:p>14.8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11-24T06:00:00">
            <text:p>Fri Nov 24 06:00:00 2023</text:p>
          </table:table-cell>
          <table:table-cell office:value-type="float" office:value="401.1667">
            <text:p>401.1667</text:p>
          </table:table-cell>
          <table:table-cell office:value-type="float" office:value="15.0">
            <text:p>15.0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11-24T07:00:00">
            <text:p>Fri Nov 24 07:00:00 2023</text:p>
          </table:table-cell>
          <table:table-cell office:value-type="float" office:value="446.0">
            <text:p>446.0</text:p>
          </table:table-cell>
          <table:table-cell office:value-type="float" office:value="29.3333">
            <text:p>29.3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1-24T08:00:00">
            <text:p>Fri Nov 24 08:00:00 2023</text:p>
          </table:table-cell>
          <table:table-cell office:value-type="float" office:value="492.0">
            <text:p>492.0</text:p>
          </table:table-cell>
          <table:table-cell office:value-type="float" office:value="40.3333">
            <text:p>40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1-24T09:00:00">
            <text:p>Fri Nov 24 09:00:00 2023</text:p>
          </table:table-cell>
          <table:table-cell office:value-type="float" office:value="514.5">
            <text:p>514.5</text:p>
          </table:table-cell>
          <table:table-cell office:value-type="float" office:value="42.0">
            <text:p>42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1-24T10:00:00">
            <text:p>Fri Nov 24 10:00:00 2023</text:p>
          </table:table-cell>
          <table:table-cell office:value-type="float" office:value="510.8">
            <text:p>510.8</text:p>
          </table:table-cell>
          <table:table-cell office:value-type="float" office:value="38.6667">
            <text:p>38.6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11-24T11:00:00">
            <text:p>Fri Nov 24 11:00:00 2023</text:p>
          </table:table-cell>
          <table:table-cell office:value-type="float" office:value="524.5">
            <text:p>524.5</text:p>
          </table:table-cell>
          <table:table-cell office:value-type="float" office:value="28.6667">
            <text:p>28.6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1-24T12:00:00">
            <text:p>Fri Nov 24 12:00:00 2023</text:p>
          </table:table-cell>
          <table:table-cell office:value-type="float" office:value="489.8333">
            <text:p>489.8333</text:p>
          </table:table-cell>
          <table:table-cell office:value-type="float" office:value="22.1667">
            <text:p>22.1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11-24T13:00:00">
            <text:p>Fri Nov 24 13:00:00 2023</text:p>
          </table:table-cell>
          <table:table-cell office:value-type="float" office:value="477.5">
            <text:p>477.5</text:p>
          </table:table-cell>
          <table:table-cell office:value-type="float" office:value="19.3333">
            <text:p>19.3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11-24T14:00:00">
            <text:p>Fri Nov 24 14:00:00 2023</text:p>
          </table:table-cell>
          <table:table-cell office:value-type="float" office:value="483.5">
            <text:p>483.5</text:p>
          </table:table-cell>
          <table:table-cell office:value-type="float" office:value="19.6667">
            <text:p>19.6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11-24T15:00:00">
            <text:p>Fri Nov 24 15:00:00 2023</text:p>
          </table:table-cell>
          <table:table-cell office:value-type="float" office:value="515.5">
            <text:p>515.5</text:p>
          </table:table-cell>
          <table:table-cell office:value-type="float" office:value="21.8333">
            <text:p>21.8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11-24T16:00:00">
            <text:p>Fri Nov 24 16:00:00 2023</text:p>
          </table:table-cell>
          <table:table-cell office:value-type="float" office:value="510.5">
            <text:p>510.5</text:p>
          </table:table-cell>
          <table:table-cell office:value-type="float" office:value="22.3333">
            <text:p>22.3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11-24T17:00:00">
            <text:p>Fri Nov 24 17:00:00 2023</text:p>
          </table:table-cell>
          <table:table-cell office:value-type="float" office:value="486.0">
            <text:p>486.0</text:p>
          </table:table-cell>
          <table:table-cell office:value-type="float" office:value="23.3333">
            <text:p>23.3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11-25T03:00:00">
            <text:p>Sat Nov 25 03:00:00 2023</text:p>
          </table:table-cell>
          <table:table-cell office:value-type="float" office:value="507.0">
            <text:p>507.0</text:p>
          </table:table-cell>
          <table:table-cell office:value-type="float" office:value="34.0">
            <text:p>34.0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11-25T04:00:00">
            <text:p>Sat Nov 25 04:00:00 2023</text:p>
          </table:table-cell>
          <table:table-cell office:value-type="float" office:value="494.0">
            <text:p>494.0</text:p>
          </table:table-cell>
          <table:table-cell office:value-type="float" office:value="28.6667">
            <text:p>28.6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11-25T05:00:00">
            <text:p>Sat Nov 25 05:00:00 2023</text:p>
          </table:table-cell>
          <table:table-cell office:value-type="float" office:value="492.6667">
            <text:p>492.6667</text:p>
          </table:table-cell>
          <table:table-cell office:value-type="float" office:value="30.3333">
            <text:p>30.3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1-25T06:00:00">
            <text:p>Sat Nov 25 06:00:00 2023</text:p>
          </table:table-cell>
          <table:table-cell office:value-type="float" office:value="450.1667">
            <text:p>450.1667</text:p>
          </table:table-cell>
          <table:table-cell office:value-type="float" office:value="23.8333">
            <text:p>23.8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11-25T07:00:00">
            <text:p>Sat Nov 25 07:00:00 2023</text:p>
          </table:table-cell>
          <table:table-cell office:value-type="float" office:value="442.1667">
            <text:p>442.1667</text:p>
          </table:table-cell>
          <table:table-cell office:value-type="float" office:value="20.3333">
            <text:p>20.3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1-25T08:00:00">
            <text:p>Sat Nov 25 08:00:00 2023</text:p>
          </table:table-cell>
          <table:table-cell office:value-type="float" office:value="417.8333">
            <text:p>417.8333</text:p>
          </table:table-cell>
          <table:table-cell office:value-type="float" office:value="19.0">
            <text:p>19.0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11-25T09:00:00">
            <text:p>Sat Nov 25 09:00:00 2023</text:p>
          </table:table-cell>
          <table:table-cell office:value-type="float" office:value="449.0">
            <text:p>449.0</text:p>
          </table:table-cell>
          <table:table-cell office:value-type="float" office:value="28.3333">
            <text:p>28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11-25T10:00:00">
            <text:p>Sat Nov 25 10:00:00 2023</text:p>
          </table:table-cell>
          <table:table-cell office:value-type="float" office:value="457.0">
            <text:p>457.0</text:p>
          </table:table-cell>
          <table:table-cell office:value-type="float" office:value="28.1667">
            <text:p>28.1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1-25T11:00:00">
            <text:p>Sat Nov 25 11:00:00 2023</text:p>
          </table:table-cell>
          <table:table-cell office:value-type="float" office:value="465.5">
            <text:p>465.5</text:p>
          </table:table-cell>
          <table:table-cell office:value-type="float" office:value="26.6667">
            <text:p>26.6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1-25T12:00:00">
            <text:p>Sat Nov 25 12:00:00 2023</text:p>
          </table:table-cell>
          <table:table-cell office:value-type="float" office:value="495.5">
            <text:p>495.5</text:p>
          </table:table-cell>
          <table:table-cell office:value-type="float" office:value="24.8333">
            <text:p>24.8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11-25T13:00:00">
            <text:p>Sat Nov 25 13:00:00 2023</text:p>
          </table:table-cell>
          <table:table-cell office:value-type="float" office:value="473.3333">
            <text:p>473.3333</text:p>
          </table:table-cell>
          <table:table-cell office:value-type="float" office:value="21.3333">
            <text:p>21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1-25T14:00:00">
            <text:p>Sat Nov 25 14:00:00 2023</text:p>
          </table:table-cell>
          <table:table-cell office:value-type="float" office:value="485.0">
            <text:p>485.0</text:p>
          </table:table-cell>
          <table:table-cell office:value-type="float" office:value="22.5">
            <text:p>22.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1-25T15:00:00">
            <text:p>Sat Nov 25 15:00:00 2023</text:p>
          </table:table-cell>
          <table:table-cell office:value-type="float" office:value="484.5">
            <text:p>484.5</text:p>
          </table:table-cell>
          <table:table-cell office:value-type="float" office:value="18.3333">
            <text:p>18.3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11-26T06:00:00">
            <text:p>Sun Nov 26 06:00:00 2023</text:p>
          </table:table-cell>
          <table:table-cell office:value-type="float" office:value="567.3333">
            <text:p>567.3333</text:p>
          </table:table-cell>
          <table:table-cell office:value-type="float" office:value="35.1667">
            <text:p>35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1-26T07:00:00">
            <text:p>Sun Nov 26 07:00:00 2023</text:p>
          </table:table-cell>
          <table:table-cell office:value-type="float" office:value="555.6667">
            <text:p>555.6667</text:p>
          </table:table-cell>
          <table:table-cell office:value-type="float" office:value="35.0">
            <text:p>35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1-26T08:00:00">
            <text:p>Sun Nov 26 08:00:00 2023</text:p>
          </table:table-cell>
          <table:table-cell office:value-type="float" office:value="507.0">
            <text:p>507.0</text:p>
          </table:table-cell>
          <table:table-cell office:value-type="float" office:value="28.3333">
            <text:p>28.3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1-26T09:00:00">
            <text:p>Sun Nov 26 09:00:00 2023</text:p>
          </table:table-cell>
          <table:table-cell office:value-type="float" office:value="511.6667">
            <text:p>511.6667</text:p>
          </table:table-cell>
          <table:table-cell office:value-type="float" office:value="27.5">
            <text:p>27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11-26T10:00:00">
            <text:p>Sun Nov 26 10:00:00 2023</text:p>
          </table:table-cell>
          <table:table-cell office:value-type="float" office:value="561.6667">
            <text:p>561.6667</text:p>
          </table:table-cell>
          <table:table-cell office:value-type="float" office:value="27.0">
            <text:p>27.0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11-26T11:00:00">
            <text:p>Sun Nov 26 11:00:00 2023</text:p>
          </table:table-cell>
          <table:table-cell office:value-type="float" office:value="519.6667">
            <text:p>519.6667</text:p>
          </table:table-cell>
          <table:table-cell office:value-type="float" office:value="21.0">
            <text:p>21.0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11-26T12:00:00">
            <text:p>Sun Nov 26 12:00:00 2023</text:p>
          </table:table-cell>
          <table:table-cell office:value-type="float" office:value="546.0">
            <text:p>546.0</text:p>
          </table:table-cell>
          <table:table-cell office:value-type="float" office:value="22.0">
            <text:p>22.0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11-26T13:00:00">
            <text:p>Sun Nov 26 13:00:00 2023</text:p>
          </table:table-cell>
          <table:table-cell office:value-type="float" office:value="531.1667">
            <text:p>531.1667</text:p>
          </table:table-cell>
          <table:table-cell office:value-type="float" office:value="32.0">
            <text:p>32.0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11-26T14:00:00">
            <text:p>Sun Nov 26 14:00:00 2023</text:p>
          </table:table-cell>
          <table:table-cell office:value-type="float" office:value="480.3333">
            <text:p>480.3333</text:p>
          </table:table-cell>
          <table:table-cell office:value-type="float" office:value="24.3333">
            <text:p>24.3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11-26T15:00:00">
            <text:p>Sun Nov 26 15:00:00 2023</text:p>
          </table:table-cell>
          <table:table-cell office:value-type="float" office:value="467.6667">
            <text:p>467.6667</text:p>
          </table:table-cell>
          <table:table-cell office:value-type="float" office:value="17.3333">
            <text:p>17.3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11-26T16:00:00">
            <text:p>Sun Nov 26 16:00:00 2023</text:p>
          </table:table-cell>
          <table:table-cell office:value-type="float" office:value="447.1667">
            <text:p>447.1667</text:p>
          </table:table-cell>
          <table:table-cell office:value-type="float" office:value="13.6667">
            <text:p>13.6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11-26T17:00:00">
            <text:p>Sun Nov 26 17:00:00 2023</text:p>
          </table:table-cell>
          <table:table-cell office:value-type="float" office:value="460.0">
            <text:p>460.0</text:p>
          </table:table-cell>
          <table:table-cell office:value-type="float" office:value="14.5">
            <text:p>14.5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11-27T06:00:00">
            <text:p>Mon Nov 27 06:00:00 2023</text:p>
          </table:table-cell>
          <table:table-cell office:value-type="float" office:value="452.6667">
            <text:p>452.6667</text:p>
          </table:table-cell>
          <table:table-cell office:value-type="float" office:value="35.0">
            <text:p>35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7T07:00:00">
            <text:p>Mon Nov 27 07:00:00 2023</text:p>
          </table:table-cell>
          <table:table-cell office:value-type="float" office:value="449.8333">
            <text:p>449.8333</text:p>
          </table:table-cell>
          <table:table-cell office:value-type="float" office:value="29.6667">
            <text:p>29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1-27T08:00:00">
            <text:p>Mon Nov 27 08:00:00 2023</text:p>
          </table:table-cell>
          <table:table-cell office:value-type="float" office:value="458.3333">
            <text:p>458.3333</text:p>
          </table:table-cell>
          <table:table-cell office:value-type="float" office:value="32.5">
            <text:p>32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1-27T14:00:00">
            <text:p>Mon Nov 27 14:00:00 2023</text:p>
          </table:table-cell>
          <table:table-cell office:value-type="float" office:value="477.0">
            <text:p>477.0</text:p>
          </table:table-cell>
          <table:table-cell office:value-type="float" office:value="23.1667">
            <text:p>23.1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11-27T15:00:00">
            <text:p>Mon Nov 27 15:00:00 2023</text:p>
          </table:table-cell>
          <table:table-cell office:value-type="float" office:value="477.1667">
            <text:p>477.1667</text:p>
          </table:table-cell>
          <table:table-cell office:value-type="float" office:value="15.0">
            <text:p>15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11-27T16:00:00">
            <text:p>Mon Nov 27 16:00:00 2023</text:p>
          </table:table-cell>
          <table:table-cell office:value-type="float" office:value="449.5">
            <text:p>449.5</text:p>
          </table:table-cell>
          <table:table-cell office:value-type="float" office:value="4.0">
            <text:p>4.0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11-27T17:00:00">
            <text:p>Mon Nov 27 17:00:00 2023</text:p>
          </table:table-cell>
          <table:table-cell office:value-type="float" office:value="453.6667">
            <text:p>453.6667</text:p>
          </table:table-cell>
          <table:table-cell office:value-type="float" office:value="5.5">
            <text:p>5.5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11-27T18:00:00">
            <text:p>Mon Nov 27 18:00:00 2023</text:p>
          </table:table-cell>
          <table:table-cell office:value-type="float" office:value="461.1667">
            <text:p>461.1667</text:p>
          </table:table-cell>
          <table:table-cell office:value-type="float" office:value="23.1667">
            <text:p>23.1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11-27T19:00:00">
            <text:p>Mon Nov 27 19:00:00 2023</text:p>
          </table:table-cell>
          <table:table-cell office:value-type="float" office:value="640.0">
            <text:p>640.0</text:p>
          </table:table-cell>
          <table:table-cell office:value-type="float" office:value="59.6667">
            <text:p>59.6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1-28T06:00:00">
            <text:p>Tue Nov 28 06:00:00 2023</text:p>
          </table:table-cell>
          <table:table-cell office:value-type="float" office:value="440.0">
            <text:p>440.0</text:p>
          </table:table-cell>
          <table:table-cell office:value-type="float" office:value="6.6667">
            <text:p>6.6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11-28T07:00:00">
            <text:p>Tue Nov 28 07:00:00 2023</text:p>
          </table:table-cell>
          <table:table-cell office:value-type="float" office:value="422.3333">
            <text:p>422.3333</text:p>
          </table:table-cell>
          <table:table-cell office:value-type="float" office:value="5.1667">
            <text:p>5.1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1-28T08:00:00">
            <text:p>Tue Nov 28 08:00:00 2023</text:p>
          </table:table-cell>
          <table:table-cell office:value-type="float" office:value="531.0">
            <text:p>531.0</text:p>
          </table:table-cell>
          <table:table-cell office:value-type="float" office:value="16.0">
            <text:p>16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8T13:00:00">
            <text:p>Tue Nov 28 13:00:00 2023</text:p>
          </table:table-cell>
          <table:table-cell office:value-type="float" office:value="520.3333">
            <text:p>520.3333</text:p>
          </table:table-cell>
          <table:table-cell office:value-type="float" office:value="29.1667">
            <text:p>29.1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11-30T07:00:00">
            <text:p>Thu Nov 30 07:00:00 2023</text:p>
          </table:table-cell>
          <table:table-cell office:value-type="float" office:value="419.5">
            <text:p>419.5</text:p>
          </table:table-cell>
          <table:table-cell office:value-type="float" office:value="10.8333">
            <text:p>10.8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11-30T08:00:00">
            <text:p>Thu Nov 30 08:00:00 2023</text:p>
          </table:table-cell>
          <table:table-cell office:value-type="float" office:value="460.5">
            <text:p>460.5</text:p>
          </table:table-cell>
          <table:table-cell office:value-type="float" office:value="17.8333">
            <text:p>17.8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11-30T09:00:00">
            <text:p>Thu Nov 30 09:00:00 2023</text:p>
          </table:table-cell>
          <table:table-cell office:value-type="float" office:value="444.1667">
            <text:p>444.1667</text:p>
          </table:table-cell>
          <table:table-cell office:value-type="float" office:value="15.8333">
            <text:p>15.8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11-30T10:00:00">
            <text:p>Thu Nov 30 10:00:00 2023</text:p>
          </table:table-cell>
          <table:table-cell office:value-type="float" office:value="441.8333">
            <text:p>441.8333</text:p>
          </table:table-cell>
          <table:table-cell office:value-type="float" office:value="9.3333">
            <text:p>9.3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11-30T11:00:00">
            <text:p>Thu Nov 30 11:00:00 2023</text:p>
          </table:table-cell>
          <table:table-cell office:value-type="float" office:value="471.6667">
            <text:p>471.6667</text:p>
          </table:table-cell>
          <table:table-cell office:value-type="float" office:value="6.1667">
            <text:p>6.1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11-30T12:00:00">
            <text:p>Thu Nov 30 12:00:00 2023</text:p>
          </table:table-cell>
          <table:table-cell office:value-type="float" office:value="442.0">
            <text:p>442.0</text:p>
          </table:table-cell>
          <table:table-cell office:value-type="float" office:value="3.6667">
            <text:p>3.6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11-30T13:00:00">
            <text:p>Thu Nov 30 13:00:00 2023</text:p>
          </table:table-cell>
          <table:table-cell office:value-type="float" office:value="456.6667">
            <text:p>456.6667</text:p>
          </table:table-cell>
          <table:table-cell office:value-type="float" office:value="0.1667">
            <text:p>0.1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11-30T14:00:00">
            <text:p>Thu Nov 30 14:00:00 2023</text:p>
          </table:table-cell>
          <table:table-cell office:value-type="float" office:value="451.0">
            <text:p>451.0</text:p>
          </table:table-cell>
          <table:table-cell office:value-type="float" office:value="0.0">
            <text:p/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11-30T15:00:00">
            <text:p>Thu Nov 30 15:00:00 2023</text:p>
          </table:table-cell>
          <table:table-cell office:value-type="float" office:value="444.8333">
            <text:p>444.8333</text:p>
          </table:table-cell>
          <table:table-cell office:value-type="float" office:value="0.1667">
            <text:p>0.1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11-30T16:00:00">
            <text:p>Thu Nov 30 16:00:00 2023</text:p>
          </table:table-cell>
          <table:table-cell office:value-type="float" office:value="438.8333">
            <text:p>438.8333</text:p>
          </table:table-cell>
          <table:table-cell office:value-type="float" office:value="0.0">
            <text:p/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11-30T17:00:00">
            <text:p>Thu Nov 30 17:00:00 2023</text:p>
          </table:table-cell>
          <table:table-cell office:value-type="float" office:value="437.0">
            <text:p>437.0</text:p>
          </table:table-cell>
          <table:table-cell office:value-type="float" office:value="0.0">
            <text:p/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12-02T09:00:00">
            <text:p>Sat Dec  2 09:00:00 2023</text:p>
          </table:table-cell>
          <table:table-cell office:value-type="float" office:value="356.5">
            <text:p>356.5</text:p>
          </table:table-cell>
          <table:table-cell office:value-type="float" office:value="15.8333">
            <text:p>15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02T10:00:00">
            <text:p>Sat Dec  2 10:00:00 2023</text:p>
          </table:table-cell>
          <table:table-cell office:value-type="float" office:value="424.0">
            <text:p>424.0</text:p>
          </table:table-cell>
          <table:table-cell office:value-type="float" office:value="20.8333">
            <text:p>20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02T11:00:00">
            <text:p>Sat Dec  2 11:00:00 2023</text:p>
          </table:table-cell>
          <table:table-cell office:value-type="float" office:value="349.6667">
            <text:p>349.6667</text:p>
          </table:table-cell>
          <table:table-cell office:value-type="float" office:value="13.6667">
            <text:p>13.6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12-02T12:00:00">
            <text:p>Sat Dec  2 12:00:00 2023</text:p>
          </table:table-cell>
          <table:table-cell office:value-type="float" office:value="329.8333">
            <text:p>329.8333</text:p>
          </table:table-cell>
          <table:table-cell office:value-type="float" office:value="6.8333">
            <text:p>6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12-02T13:00:00">
            <text:p>Sat Dec  2 13:00:00 2023</text:p>
          </table:table-cell>
          <table:table-cell office:value-type="float" office:value="340.3333">
            <text:p>340.3333</text:p>
          </table:table-cell>
          <table:table-cell office:value-type="float" office:value="5.8333">
            <text:p>5.8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12-02T14:00:00">
            <text:p>Sat Dec  2 14:00:00 2023</text:p>
          </table:table-cell>
          <table:table-cell office:value-type="float" office:value="346.3333">
            <text:p>346.3333</text:p>
          </table:table-cell>
          <table:table-cell office:value-type="float" office:value="6.3333">
            <text:p>6.3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12-02T15:00:00">
            <text:p>Sat Dec  2 15:00:00 2023</text:p>
          </table:table-cell>
          <table:table-cell office:value-type="float" office:value="294.0">
            <text:p>294.0</text:p>
          </table:table-cell>
          <table:table-cell office:value-type="float" office:value="3.0">
            <text:p>3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12-03T08:00:00">
            <text:p>Sun Dec  3 08:00:00 2023</text:p>
          </table:table-cell>
          <table:table-cell office:value-type="float" office:value="282.3333">
            <text:p>282.3333</text:p>
          </table:table-cell>
          <table:table-cell office:value-type="float" office:value="2.0">
            <text:p>2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12-03T09:00:00">
            <text:p>Sun Dec  3 09:00:00 2023</text:p>
          </table:table-cell>
          <table:table-cell office:value-type="float" office:value="287.0">
            <text:p>287.0</text:p>
          </table:table-cell>
          <table:table-cell office:value-type="float" office:value="2.1667">
            <text:p>2.1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12-03T10:00:00">
            <text:p>Sun Dec  3 10:00:00 2023</text:p>
          </table:table-cell>
          <table:table-cell office:value-type="float" office:value="280.6667">
            <text:p>280.6667</text:p>
          </table:table-cell>
          <table:table-cell office:value-type="float" office:value="1.0">
            <text:p>1.0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2-03T11:00:00">
            <text:p>Sun Dec  3 11:00:00 2023</text:p>
          </table:table-cell>
          <table:table-cell office:value-type="float" office:value="288.0">
            <text:p>288.0</text:p>
          </table:table-cell>
          <table:table-cell office:value-type="float" office:value="0.0">
            <text:p/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12-03T12:00:00">
            <text:p>Sun Dec  3 12:00:00 2023</text:p>
          </table:table-cell>
          <table:table-cell office:value-type="float" office:value="325.3333">
            <text:p>325.3333</text:p>
          </table:table-cell>
          <table:table-cell office:value-type="float" office:value="0.3333">
            <text:p>0.3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2-03T13:00:00">
            <text:p>Sun Dec  3 13:00:00 2023</text:p>
          </table:table-cell>
          <table:table-cell office:value-type="float" office:value="345.8333">
            <text:p>345.8333</text:p>
          </table:table-cell>
          <table:table-cell office:value-type="float" office:value="0.1667">
            <text:p>0.1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12-03T14:00:00">
            <text:p>Sun Dec  3 14:00:00 2023</text:p>
          </table:table-cell>
          <table:table-cell office:value-type="float" office:value="350.1667">
            <text:p>350.1667</text:p>
          </table:table-cell>
          <table:table-cell office:value-type="float" office:value="0.0">
            <text:p/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12-03T15:00:00">
            <text:p>Sun Dec  3 15:00:00 2023</text:p>
          </table:table-cell>
          <table:table-cell office:value-type="float" office:value="299.6667">
            <text:p>299.6667</text:p>
          </table:table-cell>
          <table:table-cell office:value-type="float" office:value="1.0">
            <text:p>1.0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12-04T05:00:00">
            <text:p>Mon Dec  4 05:00:00 2023</text:p>
          </table:table-cell>
          <table:table-cell office:value-type="float" office:value="357.8333">
            <text:p>357.8333</text:p>
          </table:table-cell>
          <table:table-cell office:value-type="float" office:value="14.3333">
            <text:p>14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04T06:00:00">
            <text:p>Mon Dec  4 06:00:00 2023</text:p>
          </table:table-cell>
          <table:table-cell office:value-type="float" office:value="355.1667">
            <text:p>355.1667</text:p>
          </table:table-cell>
          <table:table-cell office:value-type="float" office:value="12.6667">
            <text:p>12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2-04T07:00:00">
            <text:p>Mon Dec  4 07:00:00 2023</text:p>
          </table:table-cell>
          <table:table-cell office:value-type="float" office:value="344.3333">
            <text:p>344.3333</text:p>
          </table:table-cell>
          <table:table-cell office:value-type="float" office:value="10.1667">
            <text:p>10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2-04T08:00:00">
            <text:p>Mon Dec  4 08:00:00 2023</text:p>
          </table:table-cell>
          <table:table-cell office:value-type="float" office:value="361.8333">
            <text:p>361.8333</text:p>
          </table:table-cell>
          <table:table-cell office:value-type="float" office:value="16.6667">
            <text:p>16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04T09:00:00">
            <text:p>Mon Dec  4 09:00:00 2023</text:p>
          </table:table-cell>
          <table:table-cell office:value-type="float" office:value="354.5">
            <text:p>354.5</text:p>
          </table:table-cell>
          <table:table-cell office:value-type="float" office:value="24.8333">
            <text:p>24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04T10:00:00">
            <text:p>Mon Dec  4 10:00:00 2023</text:p>
          </table:table-cell>
          <table:table-cell office:value-type="float" office:value="382.8333">
            <text:p>382.8333</text:p>
          </table:table-cell>
          <table:table-cell office:value-type="float" office:value="24.8333">
            <text:p>24.8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12-04T11:00:00">
            <text:p>Mon Dec  4 11:00:00 2023</text:p>
          </table:table-cell>
          <table:table-cell office:value-type="float" office:value="341.3333">
            <text:p>341.3333</text:p>
          </table:table-cell>
          <table:table-cell office:value-type="float" office:value="26.3333">
            <text:p>26.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2-04T12:00:00">
            <text:p>Mon Dec  4 12:00:00 2023</text:p>
          </table:table-cell>
          <table:table-cell office:value-type="float" office:value="360.1667">
            <text:p>360.1667</text:p>
          </table:table-cell>
          <table:table-cell office:value-type="float" office:value="18.1667">
            <text:p>18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2-04T13:00:00">
            <text:p>Mon Dec  4 13:00:00 2023</text:p>
          </table:table-cell>
          <table:table-cell office:value-type="float" office:value="318.0">
            <text:p>318.0</text:p>
          </table:table-cell>
          <table:table-cell office:value-type="float" office:value="13.1667">
            <text:p>13.1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12-04T14:00:00">
            <text:p>Mon Dec  4 14:00:00 2023</text:p>
          </table:table-cell>
          <table:table-cell office:value-type="float" office:value="315.5">
            <text:p>315.5</text:p>
          </table:table-cell>
          <table:table-cell office:value-type="float" office:value="14.5">
            <text:p>14.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12-04T15:00:00">
            <text:p>Mon Dec  4 15:00:00 2023</text:p>
          </table:table-cell>
          <table:table-cell office:value-type="float" office:value="317.5">
            <text:p>317.5</text:p>
          </table:table-cell>
          <table:table-cell office:value-type="float" office:value="19.1667">
            <text:p>19.1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12-04T16:00:00">
            <text:p>Mon Dec  4 16:00:00 2023</text:p>
          </table:table-cell>
          <table:table-cell office:value-type="float" office:value="291.3333">
            <text:p>291.3333</text:p>
          </table:table-cell>
          <table:table-cell office:value-type="float" office:value="16.0">
            <text:p>16.0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12-04T17:00:00">
            <text:p>Mon Dec  4 17:00:00 2023</text:p>
          </table:table-cell>
          <table:table-cell office:value-type="float" office:value="323.5">
            <text:p>323.5</text:p>
          </table:table-cell>
          <table:table-cell office:value-type="float" office:value="21.8333">
            <text:p>21.8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12-05T01:00:00">
            <text:p>Tue Dec  5 01:00:00 2023</text:p>
          </table:table-cell>
          <table:table-cell office:value-type="float" office:value="237.5">
            <text:p>237.5</text:p>
          </table:table-cell>
          <table:table-cell office:value-type="float" office:value="0.0">
            <text:p/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2-05T03:00:00">
            <text:p>Tue Dec  5 03:00:00 2023</text:p>
          </table:table-cell>
          <table:table-cell office:value-type="float" office:value="238.0">
            <text:p>238.0</text:p>
          </table:table-cell>
          <table:table-cell office:value-type="float" office:value="0.0">
            <text:p/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12-05T21:00:00">
            <text:p>Tue Dec  5 21:00:00 2023</text:p>
          </table:table-cell>
          <table:table-cell office:value-type="float" office:value="326.8333">
            <text:p>326.8333</text:p>
          </table:table-cell>
          <table:table-cell office:value-type="float" office:value="16.8333">
            <text:p>16.8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12-05T23:00:00">
            <text:p>Tue Dec  5 23:00:00 2023</text:p>
          </table:table-cell>
          <table:table-cell office:value-type="float" office:value="334.6667">
            <text:p>334.6667</text:p>
          </table:table-cell>
          <table:table-cell office:value-type="float" office:value="13.0">
            <text:p>13.0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12-06T00:00:00">
            <text:p>Wed Dec  6 00:00:00 2023</text:p>
          </table:table-cell>
          <table:table-cell office:value-type="float" office:value="288.3333">
            <text:p>288.3333</text:p>
          </table:table-cell>
          <table:table-cell office:value-type="float" office:value="7.5">
            <text:p>7.5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2-09T01:00:00">
            <text:p>Sat Dec  9 01:00:00 2023</text:p>
          </table:table-cell>
          <table:table-cell office:value-type="float" office:value="454.8333">
            <text:p>454.8333</text:p>
          </table:table-cell>
          <table:table-cell office:value-type="float" office:value="28.0">
            <text:p>28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09T02:00:00">
            <text:p>Sat Dec  9 02:00:00 2023</text:p>
          </table:table-cell>
          <table:table-cell office:value-type="float" office:value="399.6667">
            <text:p>399.6667</text:p>
          </table:table-cell>
          <table:table-cell office:value-type="float" office:value="15.3333">
            <text:p>15.3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12-09T03:00:00">
            <text:p>Sat Dec  9 03:00:00 2023</text:p>
          </table:table-cell>
          <table:table-cell office:value-type="float" office:value="403.0">
            <text:p>403.0</text:p>
          </table:table-cell>
          <table:table-cell office:value-type="float" office:value="18.8333">
            <text:p>18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09T04:00:00">
            <text:p>Sat Dec  9 04:00:00 2023</text:p>
          </table:table-cell>
          <table:table-cell office:value-type="float" office:value="452.8333">
            <text:p>452.8333</text:p>
          </table:table-cell>
          <table:table-cell office:value-type="float" office:value="17.5">
            <text:p>17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09T05:00:00">
            <text:p>Sat Dec  9 05:00:00 2023</text:p>
          </table:table-cell>
          <table:table-cell office:value-type="float" office:value="474.0">
            <text:p>474.0</text:p>
          </table:table-cell>
          <table:table-cell office:value-type="float" office:value="17.0">
            <text:p>17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09T06:00:00">
            <text:p>Sat Dec  9 06:00:00 2023</text:p>
          </table:table-cell>
          <table:table-cell office:value-type="float" office:value="467.8333">
            <text:p>467.8333</text:p>
          </table:table-cell>
          <table:table-cell office:value-type="float" office:value="17.3333">
            <text:p>17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09T07:00:00">
            <text:p>Sat Dec  9 07:00:00 2023</text:p>
          </table:table-cell>
          <table:table-cell office:value-type="float" office:value="345.8333">
            <text:p>345.8333</text:p>
          </table:table-cell>
          <table:table-cell office:value-type="float" office:value="7.8333">
            <text:p>7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09T08:00:00">
            <text:p>Sat Dec  9 08:00:00 2023</text:p>
          </table:table-cell>
          <table:table-cell office:value-type="float" office:value="464.0">
            <text:p>464.0</text:p>
          </table:table-cell>
          <table:table-cell office:value-type="float" office:value="7.1667">
            <text:p>7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09T09:00:00">
            <text:p>Sat Dec  9 09:00:00 2023</text:p>
          </table:table-cell>
          <table:table-cell office:value-type="float" office:value="377.5">
            <text:p>377.5</text:p>
          </table:table-cell>
          <table:table-cell office:value-type="float" office:value="7.3333">
            <text:p>7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09T10:00:00">
            <text:p>Sat Dec  9 10:00:00 2023</text:p>
          </table:table-cell>
          <table:table-cell office:value-type="float" office:value="365.0">
            <text:p>365.0</text:p>
          </table:table-cell>
          <table:table-cell office:value-type="float" office:value="5.0">
            <text:p>5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09T11:00:00">
            <text:p>Sat Dec  9 11:00:00 2023</text:p>
          </table:table-cell>
          <table:table-cell office:value-type="float" office:value="349.5">
            <text:p>349.5</text:p>
          </table:table-cell>
          <table:table-cell office:value-type="float" office:value="6.1667">
            <text:p>6.1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12-09T12:00:00">
            <text:p>Sat Dec  9 12:00:00 2023</text:p>
          </table:table-cell>
          <table:table-cell office:value-type="float" office:value="429.6667">
            <text:p>429.6667</text:p>
          </table:table-cell>
          <table:table-cell office:value-type="float" office:value="10.1667">
            <text:p>10.1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12-09T13:00:00">
            <text:p>Sat Dec  9 13:00:00 2023</text:p>
          </table:table-cell>
          <table:table-cell office:value-type="float" office:value="426.8333">
            <text:p>426.8333</text:p>
          </table:table-cell>
          <table:table-cell office:value-type="float" office:value="14.8333">
            <text:p>14.8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12-09T14:00:00">
            <text:p>Sat Dec  9 14:00:00 2023</text:p>
          </table:table-cell>
          <table:table-cell office:value-type="float" office:value="442.8333">
            <text:p>442.8333</text:p>
          </table:table-cell>
          <table:table-cell office:value-type="float" office:value="12.8333">
            <text:p>12.8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12-09T15:00:00">
            <text:p>Sat Dec  9 15:00:00 2023</text:p>
          </table:table-cell>
          <table:table-cell office:value-type="float" office:value="379.0">
            <text:p>379.0</text:p>
          </table:table-cell>
          <table:table-cell office:value-type="float" office:value="7.8333">
            <text:p>7.8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2-09T16:00:00">
            <text:p>Sat Dec  9 16:00:00 2023</text:p>
          </table:table-cell>
          <table:table-cell office:value-type="float" office:value="310.3333">
            <text:p>310.3333</text:p>
          </table:table-cell>
          <table:table-cell office:value-type="float" office:value="5.1667">
            <text:p>5.1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12-09T17:00:00">
            <text:p>Sat Dec  9 17:00:00 2023</text:p>
          </table:table-cell>
          <table:table-cell office:value-type="float" office:value="332.1667">
            <text:p>332.1667</text:p>
          </table:table-cell>
          <table:table-cell office:value-type="float" office:value="6.0">
            <text:p>6.0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12-09T18:00:00">
            <text:p>Sat Dec  9 18:00:00 2023</text:p>
          </table:table-cell>
          <table:table-cell office:value-type="float" office:value="327.5">
            <text:p>327.5</text:p>
          </table:table-cell>
          <table:table-cell office:value-type="float" office:value="11.3333">
            <text:p>11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2-10T04:00:00">
            <text:p>Sun Dec 10 04:00:00 2023</text:p>
          </table:table-cell>
          <table:table-cell office:value-type="float" office:value="293.1667">
            <text:p>293.1667</text:p>
          </table:table-cell>
          <table:table-cell office:value-type="float" office:value="0.0">
            <text:p/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12-10T05:00:00">
            <text:p>Sun Dec 10 05:00:00 2023</text:p>
          </table:table-cell>
          <table:table-cell office:value-type="float" office:value="289.6667">
            <text:p>289.6667</text:p>
          </table:table-cell>
          <table:table-cell office:value-type="float" office:value="0.0">
            <text:p/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12-10T06:00:00">
            <text:p>Sun Dec 10 06:00:00 2023</text:p>
          </table:table-cell>
          <table:table-cell office:value-type="float" office:value="288.0">
            <text:p>288.0</text:p>
          </table:table-cell>
          <table:table-cell office:value-type="float" office:value="0.0">
            <text:p/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12-10T07:00:00">
            <text:p>Sun Dec 10 07:00:00 2023</text:p>
          </table:table-cell>
          <table:table-cell office:value-type="float" office:value="313.1667">
            <text:p>313.1667</text:p>
          </table:table-cell>
          <table:table-cell office:value-type="float" office:value="1.6667">
            <text:p>1.6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12-10T08:00:00">
            <text:p>Sun Dec 10 08:00:00 2023</text:p>
          </table:table-cell>
          <table:table-cell office:value-type="float" office:value="294.0">
            <text:p>294.0</text:p>
          </table:table-cell>
          <table:table-cell office:value-type="float" office:value="2.1667">
            <text:p>2.1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2-10T09:00:00">
            <text:p>Sun Dec 10 09:00:00 2023</text:p>
          </table:table-cell>
          <table:table-cell office:value-type="float" office:value="352.0">
            <text:p>352.0</text:p>
          </table:table-cell>
          <table:table-cell office:value-type="float" office:value="9.5">
            <text:p>9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2-10T10:00:00">
            <text:p>Sun Dec 10 10:00:00 2023</text:p>
          </table:table-cell>
          <table:table-cell office:value-type="float" office:value="348.6667">
            <text:p>348.6667</text:p>
          </table:table-cell>
          <table:table-cell office:value-type="float" office:value="9.5">
            <text:p>9.5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2-10T11:00:00">
            <text:p>Sun Dec 10 11:00:00 2023</text:p>
          </table:table-cell>
          <table:table-cell office:value-type="float" office:value="342.5">
            <text:p>342.5</text:p>
          </table:table-cell>
          <table:table-cell office:value-type="float" office:value="6.1667">
            <text:p>6.1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12-10T12:00:00">
            <text:p>Sun Dec 10 12:00:00 2023</text:p>
          </table:table-cell>
          <table:table-cell office:value-type="float" office:value="376.0">
            <text:p>376.0</text:p>
          </table:table-cell>
          <table:table-cell office:value-type="float" office:value="0.1667">
            <text:p>0.1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12-10T13:00:00">
            <text:p>Sun Dec 10 13:00:00 2023</text:p>
          </table:table-cell>
          <table:table-cell office:value-type="float" office:value="358.3333">
            <text:p>358.3333</text:p>
          </table:table-cell>
          <table:table-cell office:value-type="float" office:value="0.0">
            <text:p/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2-10T14:00:00">
            <text:p>Sun Dec 10 14:00:00 2023</text:p>
          </table:table-cell>
          <table:table-cell office:value-type="float" office:value="333.0">
            <text:p>333.0</text:p>
          </table:table-cell>
          <table:table-cell office:value-type="float" office:value="0.0">
            <text:p/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12-10T15:00:00">
            <text:p>Sun Dec 10 15:00:00 2023</text:p>
          </table:table-cell>
          <table:table-cell office:value-type="float" office:value="332.6667">
            <text:p>332.6667</text:p>
          </table:table-cell>
          <table:table-cell office:value-type="float" office:value="0.0">
            <text:p/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12-11T06:00:00">
            <text:p>Mon Dec 11 06:00:00 2023</text:p>
          </table:table-cell>
          <table:table-cell office:value-type="float" office:value="251.6667">
            <text:p>251.6667</text:p>
          </table:table-cell>
          <table:table-cell office:value-type="float" office:value="0.0">
            <text:p/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12-11T07:00:00">
            <text:p>Mon Dec 11 07:00:00 2023</text:p>
          </table:table-cell>
          <table:table-cell office:value-type="float" office:value="248.0">
            <text:p>248.0</text:p>
          </table:table-cell>
          <table:table-cell office:value-type="float" office:value="0.3333">
            <text:p>0.3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12-11T08:00:00">
            <text:p>Mon Dec 11 08:00:00 2023</text:p>
          </table:table-cell>
          <table:table-cell office:value-type="float" office:value="304.1667">
            <text:p>304.1667</text:p>
          </table:table-cell>
          <table:table-cell office:value-type="float" office:value="10.3333">
            <text:p>10.3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2-11T09:00:00">
            <text:p>Mon Dec 11 09:00:00 2023</text:p>
          </table:table-cell>
          <table:table-cell office:value-type="float" office:value="339.3333">
            <text:p>339.3333</text:p>
          </table:table-cell>
          <table:table-cell office:value-type="float" office:value="13.8333">
            <text:p>13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2-11T10:00:00">
            <text:p>Mon Dec 11 10:00:00 2023</text:p>
          </table:table-cell>
          <table:table-cell office:value-type="float" office:value="330.8333">
            <text:p>330.8333</text:p>
          </table:table-cell>
          <table:table-cell office:value-type="float" office:value="10.5">
            <text:p>10.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12-11T11:00:00">
            <text:p>Mon Dec 11 11:00:00 2023</text:p>
          </table:table-cell>
          <table:table-cell office:value-type="float" office:value="308.6667">
            <text:p>308.6667</text:p>
          </table:table-cell>
          <table:table-cell office:value-type="float" office:value="4.1667">
            <text:p>4.1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12-11T12:00:00">
            <text:p>Mon Dec 11 12:00:00 2023</text:p>
          </table:table-cell>
          <table:table-cell office:value-type="float" office:value="362.8333">
            <text:p>362.8333</text:p>
          </table:table-cell>
          <table:table-cell office:value-type="float" office:value="2.6667">
            <text:p>2.6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12-11T13:00:00">
            <text:p>Mon Dec 11 13:00:00 2023</text:p>
          </table:table-cell>
          <table:table-cell office:value-type="float" office:value="369.5">
            <text:p>369.5</text:p>
          </table:table-cell>
          <table:table-cell office:value-type="float" office:value="2.5">
            <text:p>2.5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12-11T14:00:00">
            <text:p>Mon Dec 11 14:00:00 2023</text:p>
          </table:table-cell>
          <table:table-cell office:value-type="float" office:value="376.0">
            <text:p>376.0</text:p>
          </table:table-cell>
          <table:table-cell office:value-type="float" office:value="2.0">
            <text:p>2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12-11T15:00:00">
            <text:p>Mon Dec 11 15:00:00 2023</text:p>
          </table:table-cell>
          <table:table-cell office:value-type="float" office:value="368.6667">
            <text:p>368.6667</text:p>
          </table:table-cell>
          <table:table-cell office:value-type="float" office:value="8.1667">
            <text:p>8.1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12-11T16:00:00">
            <text:p>Mon Dec 11 16:00:00 2023</text:p>
          </table:table-cell>
          <table:table-cell office:value-type="float" office:value="371.3333">
            <text:p>371.3333</text:p>
          </table:table-cell>
          <table:table-cell office:value-type="float" office:value="21.1667">
            <text:p>21.1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2-11T17:00:00">
            <text:p>Mon Dec 11 17:00:00 2023</text:p>
          </table:table-cell>
          <table:table-cell office:value-type="float" office:value="351.0">
            <text:p>351.0</text:p>
          </table:table-cell>
          <table:table-cell office:value-type="float" office:value="27.1667">
            <text:p>27.1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12-12T02:00:00">
            <text:p>Tue Dec 12 02:00:00 2023</text:p>
          </table:table-cell>
          <table:table-cell office:value-type="float" office:value="349.0">
            <text:p>349.0</text:p>
          </table:table-cell>
          <table:table-cell office:value-type="float" office:value="5.3333">
            <text:p>5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12T03:00:00">
            <text:p>Tue Dec 12 03:00:00 2023</text:p>
          </table:table-cell>
          <table:table-cell office:value-type="float" office:value="318.6667">
            <text:p>318.6667</text:p>
          </table:table-cell>
          <table:table-cell office:value-type="float" office:value="0.8333">
            <text:p>0.8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2-12T04:00:00">
            <text:p>Tue Dec 12 04:00:00 2023</text:p>
          </table:table-cell>
          <table:table-cell office:value-type="float" office:value="314.6667">
            <text:p>314.6667</text:p>
          </table:table-cell>
          <table:table-cell office:value-type="float" office:value="1.0">
            <text:p>1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2-12T05:00:00">
            <text:p>Tue Dec 12 05:00:00 2023</text:p>
          </table:table-cell>
          <table:table-cell office:value-type="float" office:value="300.5">
            <text:p>300.5</text:p>
          </table:table-cell>
          <table:table-cell office:value-type="float" office:value="0.3333">
            <text:p>0.3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2-12T06:00:00">
            <text:p>Tue Dec 12 06:00:00 2023</text:p>
          </table:table-cell>
          <table:table-cell office:value-type="float" office:value="339.0">
            <text:p>339.0</text:p>
          </table:table-cell>
          <table:table-cell office:value-type="float" office:value="0.0">
            <text:p/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12T07:00:00">
            <text:p>Tue Dec 12 07:00:00 2023</text:p>
          </table:table-cell>
          <table:table-cell office:value-type="float" office:value="329.1667">
            <text:p>329.1667</text:p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2T08:00:00">
            <text:p>Tue Dec 12 08:00:00 2023</text:p>
          </table:table-cell>
          <table:table-cell office:value-type="float" office:value="352.6667">
            <text:p>352.6667</text:p>
          </table:table-cell>
          <table:table-cell office:value-type="float" office:value="1.6667">
            <text:p>1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3T07:00:00">
            <text:p>Wed Dec 13 07:00:00 2023</text:p>
          </table:table-cell>
          <table:table-cell office:value-type="float" office:value="329.6667">
            <text:p>329.6667</text:p>
          </table:table-cell>
          <table:table-cell office:value-type="float" office:value="2.3333">
            <text:p>2.3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12-13T08:00:00">
            <text:p>Wed Dec 13 08:00:00 2023</text:p>
          </table:table-cell>
          <table:table-cell office:value-type="float" office:value="354.8333">
            <text:p>354.8333</text:p>
          </table:table-cell>
          <table:table-cell office:value-type="float" office:value="7.8333">
            <text:p>7.8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12-13T11:00:00">
            <text:p>Wed Dec 13 11:00:00 2023</text:p>
          </table:table-cell>
          <table:table-cell office:value-type="float" office:value="341.5">
            <text:p>341.5</text:p>
          </table:table-cell>
          <table:table-cell office:value-type="float" office:value="33.1667">
            <text:p>33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12-13T12:00:00">
            <text:p>Wed Dec 13 12:00:00 2023</text:p>
          </table:table-cell>
          <table:table-cell office:value-type="float" office:value="270.8333">
            <text:p>270.8333</text:p>
          </table:table-cell>
          <table:table-cell office:value-type="float" office:value="19.3333">
            <text:p>19.3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2-13T13:00:00">
            <text:p>Wed Dec 13 13:00:00 2023</text:p>
          </table:table-cell>
          <table:table-cell office:value-type="float" office:value="275.3333">
            <text:p>275.3333</text:p>
          </table:table-cell>
          <table:table-cell office:value-type="float" office:value="18.8333">
            <text:p>18.8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12-13T14:00:00">
            <text:p>Wed Dec 13 14:00:00 2023</text:p>
          </table:table-cell>
          <table:table-cell office:value-type="float" office:value="257.3333">
            <text:p>257.3333</text:p>
          </table:table-cell>
          <table:table-cell office:value-type="float" office:value="14.1667">
            <text:p>14.1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12-13T15:00:00">
            <text:p>Wed Dec 13 15:00:00 2023</text:p>
          </table:table-cell>
          <table:table-cell office:value-type="float" office:value="287.5">
            <text:p>287.5</text:p>
          </table:table-cell>
          <table:table-cell office:value-type="float" office:value="15.6667">
            <text:p>15.6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12-13T16:00:00">
            <text:p>Wed Dec 13 16:00:00 2023</text:p>
          </table:table-cell>
          <table:table-cell office:value-type="float" office:value="254.1667">
            <text:p>254.1667</text:p>
          </table:table-cell>
          <table:table-cell office:value-type="float" office:value="8.8333">
            <text:p>8.8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12-14T08:00:00">
            <text:p>Thu Dec 14 08:00:00 2023</text:p>
          </table:table-cell>
          <table:table-cell office:value-type="float" office:value="415.8333">
            <text:p>415.8333</text:p>
          </table:table-cell>
          <table:table-cell office:value-type="float" office:value="51.0">
            <text:p>51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14T09:00:00">
            <text:p>Thu Dec 14 09:00:00 2023</text:p>
          </table:table-cell>
          <table:table-cell office:value-type="float" office:value="642.5">
            <text:p>642.5</text:p>
          </table:table-cell>
          <table:table-cell office:value-type="float" office:value="70.1667">
            <text:p>70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14T10:00:00">
            <text:p>Thu Dec 14 10:00:00 2023</text:p>
          </table:table-cell>
          <table:table-cell office:value-type="float" office:value="638.8333">
            <text:p>638.8333</text:p>
          </table:table-cell>
          <table:table-cell office:value-type="float" office:value="72.3333">
            <text:p>72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14T11:00:00">
            <text:p>Thu Dec 14 11:00:00 2023</text:p>
          </table:table-cell>
          <table:table-cell office:value-type="float" office:value="489.0">
            <text:p>489.0</text:p>
          </table:table-cell>
          <table:table-cell office:value-type="float" office:value="59.3333">
            <text:p>59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2-14T12:00:00">
            <text:p>Thu Dec 14 12:00:00 2023</text:p>
          </table:table-cell>
          <table:table-cell office:value-type="float" office:value="348.8333">
            <text:p>348.8333</text:p>
          </table:table-cell>
          <table:table-cell office:value-type="float" office:value="26.1667">
            <text:p>26.1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12-14T13:00:00">
            <text:p>Thu Dec 14 13:00:00 2023</text:p>
          </table:table-cell>
          <table:table-cell office:value-type="float" office:value="351.3333">
            <text:p>351.3333</text:p>
          </table:table-cell>
          <table:table-cell office:value-type="float" office:value="17.1667">
            <text:p>17.1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12-14T14:00:00">
            <text:p>Thu Dec 14 14:00:00 2023</text:p>
          </table:table-cell>
          <table:table-cell office:value-type="float" office:value="356.3333">
            <text:p>356.3333</text:p>
          </table:table-cell>
          <table:table-cell office:value-type="float" office:value="13.6667">
            <text:p>13.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2-14T15:00:00">
            <text:p>Thu Dec 14 15:00:00 2023</text:p>
          </table:table-cell>
          <table:table-cell office:value-type="float" office:value="308.6667">
            <text:p>308.6667</text:p>
          </table:table-cell>
          <table:table-cell office:value-type="float" office:value="13.3333">
            <text:p>13.3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12-14T16:00:00">
            <text:p>Thu Dec 14 16:00:00 2023</text:p>
          </table:table-cell>
          <table:table-cell office:value-type="float" office:value="295.3333">
            <text:p>295.3333</text:p>
          </table:table-cell>
          <table:table-cell office:value-type="float" office:value="11.8333">
            <text:p>11.8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12-15T05:00:00">
            <text:p>Fri Dec 15 05:00:00 2023</text:p>
          </table:table-cell>
          <table:table-cell office:value-type="float" office:value="371.8333">
            <text:p>371.8333</text:p>
          </table:table-cell>
          <table:table-cell office:value-type="float" office:value="8.3333">
            <text:p>8.3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12-15T06:00:00">
            <text:p>Fri Dec 15 06:00:00 2023</text:p>
          </table:table-cell>
          <table:table-cell office:value-type="float" office:value="421.1667">
            <text:p>421.1667</text:p>
          </table:table-cell>
          <table:table-cell office:value-type="float" office:value="8.8333">
            <text:p>8.8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2-15T07:00:00">
            <text:p>Fri Dec 15 07:00:00 2023</text:p>
          </table:table-cell>
          <table:table-cell office:value-type="float" office:value="456.1667">
            <text:p>456.1667</text:p>
          </table:table-cell>
          <table:table-cell office:value-type="float" office:value="11.5">
            <text:p>11.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2-15T08:00:00">
            <text:p>Fri Dec 15 08:00:00 2023</text:p>
          </table:table-cell>
          <table:table-cell office:value-type="float" office:value="482.6667">
            <text:p>482.6667</text:p>
          </table:table-cell>
          <table:table-cell office:value-type="float" office:value="23.3333">
            <text:p>23.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12-15T09:00:00">
            <text:p>Fri Dec 15 09:00:00 2023</text:p>
          </table:table-cell>
          <table:table-cell office:value-type="float" office:value="500.6667">
            <text:p>500.6667</text:p>
          </table:table-cell>
          <table:table-cell office:value-type="float" office:value="25.5">
            <text:p>25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12-15T10:00:00">
            <text:p>Fri Dec 15 10:00:00 2023</text:p>
          </table:table-cell>
          <table:table-cell office:value-type="float" office:value="545.8333">
            <text:p>545.8333</text:p>
          </table:table-cell>
          <table:table-cell office:value-type="float" office:value="21.6667">
            <text:p>21.6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2-15T11:00:00">
            <text:p>Fri Dec 15 11:00:00 2023</text:p>
          </table:table-cell>
          <table:table-cell office:value-type="float" office:value="499.1667">
            <text:p>499.1667</text:p>
          </table:table-cell>
          <table:table-cell office:value-type="float" office:value="21.0">
            <text:p>21.0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12-15T12:00:00">
            <text:p>Fri Dec 15 12:00:00 2023</text:p>
          </table:table-cell>
          <table:table-cell office:value-type="float" office:value="509.3333">
            <text:p>509.3333</text:p>
          </table:table-cell>
          <table:table-cell office:value-type="float" office:value="13.6667">
            <text:p>13.6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12-15T13:00:00">
            <text:p>Fri Dec 15 13:00:00 2023</text:p>
          </table:table-cell>
          <table:table-cell office:value-type="float" office:value="502.0">
            <text:p>502.0</text:p>
          </table:table-cell>
          <table:table-cell office:value-type="float" office:value="10.6667">
            <text:p>10.6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12-15T14:00:00">
            <text:p>Fri Dec 15 14:00:00 2023</text:p>
          </table:table-cell>
          <table:table-cell office:value-type="float" office:value="508.3333">
            <text:p>508.3333</text:p>
          </table:table-cell>
          <table:table-cell office:value-type="float" office:value="11.0">
            <text:p>11.0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12-15T15:00:00">
            <text:p>Fri Dec 15 15:00:00 2023</text:p>
          </table:table-cell>
          <table:table-cell office:value-type="float" office:value="515.6667">
            <text:p>515.6667</text:p>
          </table:table-cell>
          <table:table-cell office:value-type="float" office:value="12.0">
            <text:p>12.0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12-16T01:00:00">
            <text:p>Sat Dec 16 01:00:00 2023</text:p>
          </table:table-cell>
          <table:table-cell office:value-type="float" office:value="565.8333">
            <text:p>565.8333</text:p>
          </table:table-cell>
          <table:table-cell office:value-type="float" office:value="27.8333">
            <text:p>27.8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12-16T02:00:00">
            <text:p>Sat Dec 16 02:00:00 2023</text:p>
          </table:table-cell>
          <table:table-cell office:value-type="float" office:value="533.0">
            <text:p>533.0</text:p>
          </table:table-cell>
          <table:table-cell office:value-type="float" office:value="21.3333">
            <text:p>21.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12-16T03:00:00">
            <text:p>Sat Dec 16 03:00:00 2023</text:p>
          </table:table-cell>
          <table:table-cell office:value-type="float" office:value="495.0">
            <text:p>495.0</text:p>
          </table:table-cell>
          <table:table-cell office:value-type="float" office:value="13.0">
            <text:p>13.0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12-16T04:00:00">
            <text:p>Sat Dec 16 04:00:00 2023</text:p>
          </table:table-cell>
          <table:table-cell office:value-type="float" office:value="490.5">
            <text:p>490.5</text:p>
          </table:table-cell>
          <table:table-cell office:value-type="float" office:value="13.8333">
            <text:p>13.8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2-16T05:00:00">
            <text:p>Sat Dec 16 05:00:00 2023</text:p>
          </table:table-cell>
          <table:table-cell office:value-type="float" office:value="481.5">
            <text:p>481.5</text:p>
          </table:table-cell>
          <table:table-cell office:value-type="float" office:value="11.0">
            <text:p>11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2-16T06:00:00">
            <text:p>Sat Dec 16 06:00:00 2023</text:p>
          </table:table-cell>
          <table:table-cell office:value-type="float" office:value="472.6667">
            <text:p>472.6667</text:p>
          </table:table-cell>
          <table:table-cell office:value-type="float" office:value="10.0">
            <text:p>10.0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12-16T07:00:00">
            <text:p>Sat Dec 16 07:00:00 2023</text:p>
          </table:table-cell>
          <table:table-cell office:value-type="float" office:value="481.0">
            <text:p>481.0</text:p>
          </table:table-cell>
          <table:table-cell office:value-type="float" office:value="11.1667">
            <text:p>11.1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2-16T08:00:00">
            <text:p>Sat Dec 16 08:00:00 2023</text:p>
          </table:table-cell>
          <table:table-cell office:value-type="float" office:value="478.8333">
            <text:p>478.8333</text:p>
          </table:table-cell>
          <table:table-cell office:value-type="float" office:value="16.6667">
            <text:p>16.6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12-16T09:00:00">
            <text:p>Sat Dec 16 09:00:00 2023</text:p>
          </table:table-cell>
          <table:table-cell office:value-type="float" office:value="489.6667">
            <text:p>489.6667</text:p>
          </table:table-cell>
          <table:table-cell office:value-type="float" office:value="23.6667">
            <text:p>23.6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12-16T10:00:00">
            <text:p>Sat Dec 16 10:00:00 2023</text:p>
          </table:table-cell>
          <table:table-cell office:value-type="float" office:value="518.3333">
            <text:p>518.3333</text:p>
          </table:table-cell>
          <table:table-cell office:value-type="float" office:value="19.8333">
            <text:p>19.8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12-16T11:00:00">
            <text:p>Sat Dec 16 11:00:00 2023</text:p>
          </table:table-cell>
          <table:table-cell office:value-type="float" office:value="516.6667">
            <text:p>516.6667</text:p>
          </table:table-cell>
          <table:table-cell office:value-type="float" office:value="17.1667">
            <text:p>17.1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12-16T12:00:00">
            <text:p>Sat Dec 16 12:00:00 2023</text:p>
          </table:table-cell>
          <table:table-cell office:value-type="float" office:value="548.1667">
            <text:p>548.1667</text:p>
          </table:table-cell>
          <table:table-cell office:value-type="float" office:value="17.1667">
            <text:p>17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12-16T13:00:00">
            <text:p>Sat Dec 16 13:00:00 2023</text:p>
          </table:table-cell>
          <table:table-cell office:value-type="float" office:value="505.3333">
            <text:p>505.3333</text:p>
          </table:table-cell>
          <table:table-cell office:value-type="float" office:value="15.0">
            <text:p>15.0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12-16T14:00:00">
            <text:p>Sat Dec 16 14:00:00 2023</text:p>
          </table:table-cell>
          <table:table-cell office:value-type="float" office:value="502.6667">
            <text:p>502.6667</text:p>
          </table:table-cell>
          <table:table-cell office:value-type="float" office:value="13.1667">
            <text:p>13.1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2-16T15:00:00">
            <text:p>Sat Dec 16 15:00:00 2023</text:p>
          </table:table-cell>
          <table:table-cell office:value-type="float" office:value="508.1667">
            <text:p>508.1667</text:p>
          </table:table-cell>
          <table:table-cell office:value-type="float" office:value="11.3333">
            <text:p>11.3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12-16T16:00:00">
            <text:p>Sat Dec 16 16:00:00 2023</text:p>
          </table:table-cell>
          <table:table-cell office:value-type="float" office:value="485.3333">
            <text:p>485.3333</text:p>
          </table:table-cell>
          <table:table-cell office:value-type="float" office:value="8.1667">
            <text:p>8.1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12-16T17:00:00">
            <text:p>Sat Dec 16 17:00:00 2023</text:p>
          </table:table-cell>
          <table:table-cell office:value-type="float" office:value="495.8333">
            <text:p>495.8333</text:p>
          </table:table-cell>
          <table:table-cell office:value-type="float" office:value="11.8333">
            <text:p>11.8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12-16T18:00:00">
            <text:p>Sat Dec 16 18:00:00 2023</text:p>
          </table:table-cell>
          <table:table-cell office:value-type="float" office:value="508.5">
            <text:p>508.5</text:p>
          </table:table-cell>
          <table:table-cell office:value-type="float" office:value="14.5">
            <text:p>14.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2-16T19:00:00">
            <text:p>Sat Dec 16 19:00:00 2023</text:p>
          </table:table-cell>
          <table:table-cell office:value-type="float" office:value="538.0">
            <text:p>538.0</text:p>
          </table:table-cell>
          <table:table-cell office:value-type="float" office:value="21.3333">
            <text:p>21.3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2-16T20:00:00">
            <text:p>Sat Dec 16 20:00:00 2023</text:p>
          </table:table-cell>
          <table:table-cell office:value-type="float" office:value="555.1667">
            <text:p>555.1667</text:p>
          </table:table-cell>
          <table:table-cell office:value-type="float" office:value="27.8333">
            <text:p>27.8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2-17T01:00:00">
            <text:p>Sun Dec 17 01:00:00 2023</text:p>
          </table:table-cell>
          <table:table-cell office:value-type="float" office:value="551.1667">
            <text:p>551.1667</text:p>
          </table:table-cell>
          <table:table-cell office:value-type="float" office:value="35.0">
            <text:p>35.0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12-17T02:00:00">
            <text:p>Sun Dec 17 02:00:00 2023</text:p>
          </table:table-cell>
          <table:table-cell office:value-type="float" office:value="502.6667">
            <text:p>502.6667</text:p>
          </table:table-cell>
          <table:table-cell office:value-type="float" office:value="20.8333">
            <text:p>20.8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12-17T06:00:00">
            <text:p>Sun Dec 17 06:00:00 2023</text:p>
          </table:table-cell>
          <table:table-cell office:value-type="float" office:value="437.3333">
            <text:p>437.3333</text:p>
          </table:table-cell>
          <table:table-cell office:value-type="float" office:value="10.0">
            <text:p>10.0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12-17T07:00:00">
            <text:p>Sun Dec 17 07:00:00 2023</text:p>
          </table:table-cell>
          <table:table-cell office:value-type="float" office:value="431.5">
            <text:p>431.5</text:p>
          </table:table-cell>
          <table:table-cell office:value-type="float" office:value="9.6667">
            <text:p>9.6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2-17T08:00:00">
            <text:p>Sun Dec 17 08:00:00 2023</text:p>
          </table:table-cell>
          <table:table-cell office:value-type="float" office:value="438.6667">
            <text:p>438.6667</text:p>
          </table:table-cell>
          <table:table-cell office:value-type="float" office:value="14.1667">
            <text:p>14.1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12-17T09:00:00">
            <text:p>Sun Dec 17 09:00:00 2023</text:p>
          </table:table-cell>
          <table:table-cell office:value-type="float" office:value="436.0">
            <text:p>436.0</text:p>
          </table:table-cell>
          <table:table-cell office:value-type="float" office:value="14.8333">
            <text:p>14.8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12-17T10:00:00">
            <text:p>Sun Dec 17 10:00:00 2023</text:p>
          </table:table-cell>
          <table:table-cell office:value-type="float" office:value="454.6667">
            <text:p>454.6667</text:p>
          </table:table-cell>
          <table:table-cell office:value-type="float" office:value="15.3333">
            <text:p>15.3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12-17T11:00:00">
            <text:p>Sun Dec 17 11:00:00 2023</text:p>
          </table:table-cell>
          <table:table-cell office:value-type="float" office:value="487.1667">
            <text:p>487.1667</text:p>
          </table:table-cell>
          <table:table-cell office:value-type="float" office:value="16.1667">
            <text:p>16.1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12-17T12:00:00">
            <text:p>Sun Dec 17 12:00:00 2023</text:p>
          </table:table-cell>
          <table:table-cell office:value-type="float" office:value="529.8333">
            <text:p>529.8333</text:p>
          </table:table-cell>
          <table:table-cell office:value-type="float" office:value="18.0">
            <text:p>18.0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12-17T13:00:00">
            <text:p>Sun Dec 17 13:00:00 2023</text:p>
          </table:table-cell>
          <table:table-cell office:value-type="float" office:value="510.1667">
            <text:p>510.1667</text:p>
          </table:table-cell>
          <table:table-cell office:value-type="float" office:value="17.0">
            <text:p>17.0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2-17T14:00:00">
            <text:p>Sun Dec 17 14:00:00 2023</text:p>
          </table:table-cell>
          <table:table-cell office:value-type="float" office:value="500.0">
            <text:p>500.0</text:p>
          </table:table-cell>
          <table:table-cell office:value-type="float" office:value="19.8333">
            <text:p>19.8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12-17T15:00:00">
            <text:p>Sun Dec 17 15:00:00 2023</text:p>
          </table:table-cell>
          <table:table-cell office:value-type="float" office:value="537.5">
            <text:p>537.5</text:p>
          </table:table-cell>
          <table:table-cell office:value-type="float" office:value="14.5">
            <text:p>14.5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12-17T16:00:00">
            <text:p>Sun Dec 17 16:00:00 2023</text:p>
          </table:table-cell>
          <table:table-cell office:value-type="float" office:value="538.3333">
            <text:p>538.3333</text:p>
          </table:table-cell>
          <table:table-cell office:value-type="float" office:value="11.0">
            <text:p>11.0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12-17T17:00:00">
            <text:p>Sun Dec 17 17:00:00 2023</text:p>
          </table:table-cell>
          <table:table-cell office:value-type="float" office:value="531.1667">
            <text:p>531.1667</text:p>
          </table:table-cell>
          <table:table-cell office:value-type="float" office:value="11.1667">
            <text:p>11.1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12-17T18:00:00">
            <text:p>Sun Dec 17 18:00:00 2023</text:p>
          </table:table-cell>
          <table:table-cell office:value-type="float" office:value="522.1667">
            <text:p>522.1667</text:p>
          </table:table-cell>
          <table:table-cell office:value-type="float" office:value="13.6667">
            <text:p>13.6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12-18T02:00:00">
            <text:p>Mon Dec 18 02:00:00 2023</text:p>
          </table:table-cell>
          <table:table-cell office:value-type="float" office:value="546.6667">
            <text:p>546.6667</text:p>
          </table:table-cell>
          <table:table-cell office:value-type="float" office:value="26.3333">
            <text:p>26.3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12-18T03:00:00">
            <text:p>Mon Dec 18 03:00:00 2023</text:p>
          </table:table-cell>
          <table:table-cell office:value-type="float" office:value="497.1667">
            <text:p>497.1667</text:p>
          </table:table-cell>
          <table:table-cell office:value-type="float" office:value="15.6667">
            <text:p>15.6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12-18T04:00:00">
            <text:p>Mon Dec 18 04:00:00 2023</text:p>
          </table:table-cell>
          <table:table-cell office:value-type="float" office:value="477.1667">
            <text:p>477.1667</text:p>
          </table:table-cell>
          <table:table-cell office:value-type="float" office:value="12.1667">
            <text:p>12.1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12-18T05:00:00">
            <text:p>Mon Dec 18 05:00:00 2023</text:p>
          </table:table-cell>
          <table:table-cell office:value-type="float" office:value="478.8333">
            <text:p>478.8333</text:p>
          </table:table-cell>
          <table:table-cell office:value-type="float" office:value="11.1667">
            <text:p>11.1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2-18T06:00:00">
            <text:p>Mon Dec 18 06:00:00 2023</text:p>
          </table:table-cell>
          <table:table-cell office:value-type="float" office:value="463.1667">
            <text:p>463.1667</text:p>
          </table:table-cell>
          <table:table-cell office:value-type="float" office:value="10.0">
            <text:p>10.0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12-18T07:00:00">
            <text:p>Mon Dec 18 07:00:00 2023</text:p>
          </table:table-cell>
          <table:table-cell office:value-type="float" office:value="453.5">
            <text:p>453.5</text:p>
          </table:table-cell>
          <table:table-cell office:value-type="float" office:value="15.0">
            <text:p>15.0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12-18T08:00:00">
            <text:p>Mon Dec 18 08:00:00 2023</text:p>
          </table:table-cell>
          <table:table-cell office:value-type="float" office:value="524.8333">
            <text:p>524.8333</text:p>
          </table:table-cell>
          <table:table-cell office:value-type="float" office:value="33.1667">
            <text:p>33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2-18T09:00:00">
            <text:p>Mon Dec 18 09:00:00 2023</text:p>
          </table:table-cell>
          <table:table-cell office:value-type="float" office:value="574.6667">
            <text:p>574.6667</text:p>
          </table:table-cell>
          <table:table-cell office:value-type="float" office:value="39.5">
            <text:p>39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18T10:00:00">
            <text:p>Mon Dec 18 10:00:00 2023</text:p>
          </table:table-cell>
          <table:table-cell office:value-type="float" office:value="570.0">
            <text:p>570.0</text:p>
          </table:table-cell>
          <table:table-cell office:value-type="float" office:value="38.0">
            <text:p>38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2-18T11:00:00">
            <text:p>Mon Dec 18 11:00:00 2023</text:p>
          </table:table-cell>
          <table:table-cell office:value-type="float" office:value="549.3333">
            <text:p>549.3333</text:p>
          </table:table-cell>
          <table:table-cell office:value-type="float" office:value="32.6667">
            <text:p>32.6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12-18T12:00:00">
            <text:p>Mon Dec 18 12:00:00 2023</text:p>
          </table:table-cell>
          <table:table-cell office:value-type="float" office:value="537.6667">
            <text:p>537.6667</text:p>
          </table:table-cell>
          <table:table-cell office:value-type="float" office:value="22.3333">
            <text:p>22.3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12-18T13:00:00">
            <text:p>Mon Dec 18 13:00:00 2023</text:p>
          </table:table-cell>
          <table:table-cell office:value-type="float" office:value="515.1667">
            <text:p>515.1667</text:p>
          </table:table-cell>
          <table:table-cell office:value-type="float" office:value="21.8333">
            <text:p>21.8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12-18T14:00:00">
            <text:p>Mon Dec 18 14:00:00 2023</text:p>
          </table:table-cell>
          <table:table-cell office:value-type="float" office:value="514.3333">
            <text:p>514.3333</text:p>
          </table:table-cell>
          <table:table-cell office:value-type="float" office:value="22.0">
            <text:p>22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2-18T15:00:00">
            <text:p>Mon Dec 18 15:00:00 2023</text:p>
          </table:table-cell>
          <table:table-cell office:value-type="float" office:value="543.0">
            <text:p>543.0</text:p>
          </table:table-cell>
          <table:table-cell office:value-type="float" office:value="21.0">
            <text:p>21.0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12-18T16:00:00">
            <text:p>Mon Dec 18 16:00:00 2023</text:p>
          </table:table-cell>
          <table:table-cell office:value-type="float" office:value="554.6667">
            <text:p>554.6667</text:p>
          </table:table-cell>
          <table:table-cell office:value-type="float" office:value="18.3333">
            <text:p>18.3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12-19T04:00:00">
            <text:p>Tue Dec 19 04:00:00 2023</text:p>
          </table:table-cell>
          <table:table-cell office:value-type="float" office:value="457.8333">
            <text:p>457.8333</text:p>
          </table:table-cell>
          <table:table-cell office:value-type="float" office:value="13.1667">
            <text:p>13.1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3-12-19T05:00:00">
            <text:p>Tue Dec 19 05:00:00 2023</text:p>
          </table:table-cell>
          <table:table-cell office:value-type="float" office:value="463.5">
            <text:p>463.5</text:p>
          </table:table-cell>
          <table:table-cell office:value-type="float" office:value="13.8333">
            <text:p>13.8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12-19T06:00:00">
            <text:p>Tue Dec 19 06:00:00 2023</text:p>
          </table:table-cell>
          <table:table-cell office:value-type="float" office:value="460.0">
            <text:p>460.0</text:p>
          </table:table-cell>
          <table:table-cell office:value-type="float" office:value="14.0">
            <text:p>14.0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12-19T07:00:00">
            <text:p>Tue Dec 19 07:00:00 2023</text:p>
          </table:table-cell>
          <table:table-cell office:value-type="float" office:value="456.0">
            <text:p>456.0</text:p>
          </table:table-cell>
          <table:table-cell office:value-type="float" office:value="22.3333">
            <text:p>22.3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2-19T08:00:00">
            <text:p>Tue Dec 19 08:00:00 2023</text:p>
          </table:table-cell>
          <table:table-cell office:value-type="float" office:value="496.3333">
            <text:p>496.3333</text:p>
          </table:table-cell>
          <table:table-cell office:value-type="float" office:value="27.6667">
            <text:p>27.6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19T09:00:00">
            <text:p>Tue Dec 19 09:00:00 2023</text:p>
          </table:table-cell>
          <table:table-cell office:value-type="float" office:value="597.0">
            <text:p>597.0</text:p>
          </table:table-cell>
          <table:table-cell office:value-type="float" office:value="40.6667">
            <text:p>40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2-19T10:00:00">
            <text:p>Tue Dec 19 10:00:00 2023</text:p>
          </table:table-cell>
          <table:table-cell office:value-type="float" office:value="653.5">
            <text:p>653.5</text:p>
          </table:table-cell>
          <table:table-cell office:value-type="float" office:value="38.6667">
            <text:p>38.6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12-19T11:00:00">
            <text:p>Tue Dec 19 11:00:00 2023</text:p>
          </table:table-cell>
          <table:table-cell office:value-type="float" office:value="518.0">
            <text:p>518.0</text:p>
          </table:table-cell>
          <table:table-cell office:value-type="float" office:value="32.8333">
            <text:p>32.8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12-19T12:00:00">
            <text:p>Tue Dec 19 12:00:00 2023</text:p>
          </table:table-cell>
          <table:table-cell office:value-type="float" office:value="530.3333">
            <text:p>530.3333</text:p>
          </table:table-cell>
          <table:table-cell office:value-type="float" office:value="29.8333">
            <text:p>29.8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2-19T13:00:00">
            <text:p>Tue Dec 19 13:00:00 2023</text:p>
          </table:table-cell>
          <table:table-cell office:value-type="float" office:value="520.8333">
            <text:p>520.8333</text:p>
          </table:table-cell>
          <table:table-cell office:value-type="float" office:value="27.1667">
            <text:p>27.1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12-20T10:00:00">
            <text:p>Wed Dec 20 10:00:00 2023</text:p>
          </table:table-cell>
          <table:table-cell office:value-type="float" office:value="673.8333">
            <text:p>673.8333</text:p>
          </table:table-cell>
          <table:table-cell office:value-type="float" office:value="64.6667">
            <text:p>64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20T11:00:00">
            <text:p>Wed Dec 20 11:00:00 2023</text:p>
          </table:table-cell>
          <table:table-cell office:value-type="float" office:value="552.6667">
            <text:p>552.6667</text:p>
          </table:table-cell>
          <table:table-cell office:value-type="float" office:value="53.5">
            <text:p>53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0T12:00:00">
            <text:p>Wed Dec 20 12:00:00 2023</text:p>
          </table:table-cell>
          <table:table-cell office:value-type="float" office:value="578.0">
            <text:p>578.0</text:p>
          </table:table-cell>
          <table:table-cell office:value-type="float" office:value="51.0">
            <text:p>51.0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12-22T05:00:00">
            <text:p>Fri Dec 22 05:00:00 2023</text:p>
          </table:table-cell>
          <table:table-cell office:value-type="float" office:value="487.1667">
            <text:p>487.1667</text:p>
          </table:table-cell>
          <table:table-cell office:value-type="float" office:value="20.5">
            <text:p>20.5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12-22T06:00:00">
            <text:p>Fri Dec 22 06:00:00 2023</text:p>
          </table:table-cell>
          <table:table-cell office:value-type="float" office:value="494.3333">
            <text:p>494.3333</text:p>
          </table:table-cell>
          <table:table-cell office:value-type="float" office:value="22.0">
            <text:p>22.0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12-22T07:00:00">
            <text:p>Fri Dec 22 07:00:00 2023</text:p>
          </table:table-cell>
          <table:table-cell office:value-type="float" office:value="480.1667">
            <text:p>480.1667</text:p>
          </table:table-cell>
          <table:table-cell office:value-type="float" office:value="25.3333">
            <text:p>25.3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12-22T08:00:00">
            <text:p>Fri Dec 22 08:00:00 2023</text:p>
          </table:table-cell>
          <table:table-cell office:value-type="float" office:value="542.6667">
            <text:p>542.6667</text:p>
          </table:table-cell>
          <table:table-cell office:value-type="float" office:value="37.5">
            <text:p>37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2T10:00:00">
            <text:p>Fri Dec 22 10:00:00 2023</text:p>
          </table:table-cell>
          <table:table-cell office:value-type="float" office:value="677.5">
            <text:p>677.5</text:p>
          </table:table-cell>
          <table:table-cell office:value-type="float" office:value="38.5">
            <text:p>38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2T12:00:00">
            <text:p>Fri Dec 22 12:00:00 2023</text:p>
          </table:table-cell>
          <table:table-cell office:value-type="float" office:value="636.0">
            <text:p>636.0</text:p>
          </table:table-cell>
          <table:table-cell office:value-type="float" office:value="44.6667">
            <text:p>44.6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12-22T13:00:00">
            <text:p>Fri Dec 22 13:00:00 2023</text:p>
          </table:table-cell>
          <table:table-cell office:value-type="float" office:value="530.0">
            <text:p>530.0</text:p>
          </table:table-cell>
          <table:table-cell office:value-type="float" office:value="27.0">
            <text:p>27.0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2-22T14:00:00">
            <text:p>Fri Dec 22 14:00:00 2023</text:p>
          </table:table-cell>
          <table:table-cell office:value-type="float" office:value="462.0">
            <text:p>462.0</text:p>
          </table:table-cell>
          <table:table-cell office:value-type="float" office:value="22.3333">
            <text:p>22.3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12-22T15:00:00">
            <text:p>Fri Dec 22 15:00:00 2023</text:p>
          </table:table-cell>
          <table:table-cell office:value-type="float" office:value="556.1667">
            <text:p>556.1667</text:p>
          </table:table-cell>
          <table:table-cell office:value-type="float" office:value="21.5">
            <text:p>21.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12-23T06:00:00">
            <text:p>Sat Dec 23 06:00:00 2023</text:p>
          </table:table-cell>
          <table:table-cell office:value-type="float" office:value="521.8333">
            <text:p>521.8333</text:p>
          </table:table-cell>
          <table:table-cell office:value-type="float" office:value="30.3333">
            <text:p>30.3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12-23T07:00:00">
            <text:p>Sat Dec 23 07:00:00 2023</text:p>
          </table:table-cell>
          <table:table-cell office:value-type="float" office:value="540.8333">
            <text:p>540.8333</text:p>
          </table:table-cell>
          <table:table-cell office:value-type="float" office:value="34.3333">
            <text:p>34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3T08:00:00">
            <text:p>Sat Dec 23 08:00:00 2023</text:p>
          </table:table-cell>
          <table:table-cell office:value-type="float" office:value="612.1667">
            <text:p>612.1667</text:p>
          </table:table-cell>
          <table:table-cell office:value-type="float" office:value="35.1667">
            <text:p>35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3T11:00:00">
            <text:p>Sat Dec 23 11:00:00 2023</text:p>
          </table:table-cell>
          <table:table-cell office:value-type="float" office:value="565.1667">
            <text:p>565.1667</text:p>
          </table:table-cell>
          <table:table-cell office:value-type="float" office:value="29.6667">
            <text:p>29.6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12-23T12:00:00">
            <text:p>Sat Dec 23 12:00:00 2023</text:p>
          </table:table-cell>
          <table:table-cell office:value-type="float" office:value="570.3333">
            <text:p>570.3333</text:p>
          </table:table-cell>
          <table:table-cell office:value-type="float" office:value="25.1667">
            <text:p>25.1667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12-23T13:00:00">
            <text:p>Sat Dec 23 13:00:00 2023</text:p>
          </table:table-cell>
          <table:table-cell office:value-type="float" office:value="536.8333">
            <text:p>536.8333</text:p>
          </table:table-cell>
          <table:table-cell office:value-type="float" office:value="21.5">
            <text:p>21.5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12-23T14:00:00">
            <text:p>Sat Dec 23 14:00:00 2023</text:p>
          </table:table-cell>
          <table:table-cell office:value-type="float" office:value="506.8333">
            <text:p>506.8333</text:p>
          </table:table-cell>
          <table:table-cell office:value-type="float" office:value="19.3333">
            <text:p>19.3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12-24T06:00:00">
            <text:p>Sun Dec 24 06:00:00 2023</text:p>
          </table:table-cell>
          <table:table-cell office:value-type="float" office:value="477.0">
            <text:p>477.0</text:p>
          </table:table-cell>
          <table:table-cell office:value-type="float" office:value="13.5">
            <text:p>13.5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2-24T07:00:00">
            <text:p>Sun Dec 24 07:00:00 2023</text:p>
          </table:table-cell>
          <table:table-cell office:value-type="float" office:value="477.3333">
            <text:p>477.3333</text:p>
          </table:table-cell>
          <table:table-cell office:value-type="float" office:value="14.1667">
            <text:p>14.1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24T08:00:00">
            <text:p>Sun Dec 24 08:00:00 2023</text:p>
          </table:table-cell>
          <table:table-cell office:value-type="float" office:value="480.5">
            <text:p>480.5</text:p>
          </table:table-cell>
          <table:table-cell office:value-type="float" office:value="15.1667">
            <text:p>15.1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2-24T09:00:00">
            <text:p>Sun Dec 24 09:00:00 2023</text:p>
          </table:table-cell>
          <table:table-cell office:value-type="float" office:value="489.6667">
            <text:p>489.6667</text:p>
          </table:table-cell>
          <table:table-cell office:value-type="float" office:value="17.5">
            <text:p>17.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12-24T10:00:00">
            <text:p>Sun Dec 24 10:00:00 2023</text:p>
          </table:table-cell>
          <table:table-cell office:value-type="float" office:value="511.1667">
            <text:p>511.1667</text:p>
          </table:table-cell>
          <table:table-cell office:value-type="float" office:value="19.3333">
            <text:p>19.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12-24T11:00:00">
            <text:p>Sun Dec 24 11:00:00 2023</text:p>
          </table:table-cell>
          <table:table-cell office:value-type="float" office:value="537.3333">
            <text:p>537.3333</text:p>
          </table:table-cell>
          <table:table-cell office:value-type="float" office:value="17.6667">
            <text:p>17.6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2-24T13:00:00">
            <text:p>Sun Dec 24 13:00:00 2023</text:p>
          </table:table-cell>
          <table:table-cell office:value-type="float" office:value="556.0">
            <text:p>556.0</text:p>
          </table:table-cell>
          <table:table-cell office:value-type="float" office:value="18.8333">
            <text:p>18.8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2-25T06:00:00">
            <text:p>Mon Dec 25 06:00:00 2023</text:p>
          </table:table-cell>
          <table:table-cell office:value-type="float" office:value="590.6667">
            <text:p>590.6667</text:p>
          </table:table-cell>
          <table:table-cell office:value-type="float" office:value="18.0">
            <text:p>18.0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12-25T07:00:00">
            <text:p>Mon Dec 25 07:00:00 2023</text:p>
          </table:table-cell>
          <table:table-cell office:value-type="float" office:value="611.6667">
            <text:p>611.6667</text:p>
          </table:table-cell>
          <table:table-cell office:value-type="float" office:value="16.8333">
            <text:p>16.8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12-25T08:00:00">
            <text:p>Mon Dec 25 08:00:00 2023</text:p>
          </table:table-cell>
          <table:table-cell office:value-type="float" office:value="598.1667">
            <text:p>598.1667</text:p>
          </table:table-cell>
          <table:table-cell office:value-type="float" office:value="14.1667">
            <text:p>14.1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2-25T09:00:00">
            <text:p>Mon Dec 25 09:00:00 2023</text:p>
          </table:table-cell>
          <table:table-cell office:value-type="float" office:value="565.1667">
            <text:p>565.1667</text:p>
          </table:table-cell>
          <table:table-cell office:value-type="float" office:value="14.5">
            <text:p>14.5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12-25T10:00:00">
            <text:p>Mon Dec 25 10:00:00 2023</text:p>
          </table:table-cell>
          <table:table-cell office:value-type="float" office:value="483.5">
            <text:p>483.5</text:p>
          </table:table-cell>
          <table:table-cell office:value-type="float" office:value="11.0">
            <text:p>11.0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12-25T11:00:00">
            <text:p>Mon Dec 25 11:00:00 2023</text:p>
          </table:table-cell>
          <table:table-cell office:value-type="float" office:value="495.0">
            <text:p>495.0</text:p>
          </table:table-cell>
          <table:table-cell office:value-type="float" office:value="9.5">
            <text:p>9.5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12-25T12:00:00">
            <text:p>Mon Dec 25 12:00:00 2023</text:p>
          </table:table-cell>
          <table:table-cell office:value-type="float" office:value="507.8333">
            <text:p>507.8333</text:p>
          </table:table-cell>
          <table:table-cell office:value-type="float" office:value="10.8333">
            <text:p>10.8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12-25T13:00:00">
            <text:p>Mon Dec 25 13:00:00 2023</text:p>
          </table:table-cell>
          <table:table-cell office:value-type="float" office:value="487.6667">
            <text:p>487.6667</text:p>
          </table:table-cell>
          <table:table-cell office:value-type="float" office:value="11.6667">
            <text:p>11.6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2-25T14:00:00">
            <text:p>Mon Dec 25 14:00:00 2023</text:p>
          </table:table-cell>
          <table:table-cell office:value-type="float" office:value="504.1667">
            <text:p>504.1667</text:p>
          </table:table-cell>
          <table:table-cell office:value-type="float" office:value="14.5">
            <text:p>14.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12-25T15:00:00">
            <text:p>Mon Dec 25 15:00:00 2023</text:p>
          </table:table-cell>
          <table:table-cell office:value-type="float" office:value="500.1667">
            <text:p>500.1667</text:p>
          </table:table-cell>
          <table:table-cell office:value-type="float" office:value="16.1667">
            <text:p>16.1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12-26T04:00:00">
            <text:p>Tue Dec 26 04:00:00 2023</text:p>
          </table:table-cell>
          <table:table-cell office:value-type="float" office:value="502.8333">
            <text:p>502.8333</text:p>
          </table:table-cell>
          <table:table-cell office:value-type="float" office:value="14.5">
            <text:p>14.5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2-26T05:00:00">
            <text:p>Tue Dec 26 05:00:00 2023</text:p>
          </table:table-cell>
          <table:table-cell office:value-type="float" office:value="498.0">
            <text:p>498.0</text:p>
          </table:table-cell>
          <table:table-cell office:value-type="float" office:value="13.5">
            <text:p>13.5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12-26T06:00:00">
            <text:p>Tue Dec 26 06:00:00 2023</text:p>
          </table:table-cell>
          <table:table-cell office:value-type="float" office:value="521.1667">
            <text:p>521.1667</text:p>
          </table:table-cell>
          <table:table-cell office:value-type="float" office:value="17.3333">
            <text:p>17.3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2-26T07:00:00">
            <text:p>Tue Dec 26 07:00:00 2023</text:p>
          </table:table-cell>
          <table:table-cell office:value-type="float" office:value="493.0">
            <text:p>493.0</text:p>
          </table:table-cell>
          <table:table-cell office:value-type="float" office:value="20.3333">
            <text:p>20.3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2-26T08:00:00">
            <text:p>Tue Dec 26 08:00:00 2023</text:p>
          </table:table-cell>
          <table:table-cell office:value-type="float" office:value="558.3333">
            <text:p>558.3333</text:p>
          </table:table-cell>
          <table:table-cell office:value-type="float" office:value="34.8333">
            <text:p>34.8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2-26T11:00:00">
            <text:p>Tue Dec 26 11:00:00 2023</text:p>
          </table:table-cell>
          <table:table-cell office:value-type="float" office:value="462.0">
            <text:p>462.0</text:p>
          </table:table-cell>
          <table:table-cell office:value-type="float" office:value="30.1667">
            <text:p>30.1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26T12:00:00">
            <text:p>Tue Dec 26 12:00:00 2023</text:p>
          </table:table-cell>
          <table:table-cell office:value-type="float" office:value="463.3333">
            <text:p>463.3333</text:p>
          </table:table-cell>
          <table:table-cell office:value-type="float" office:value="24.5">
            <text:p>24.5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12-26T13:00:00">
            <text:p>Tue Dec 26 13:00:00 2023</text:p>
          </table:table-cell>
          <table:table-cell office:value-type="float" office:value="506.1667">
            <text:p>506.1667</text:p>
          </table:table-cell>
          <table:table-cell office:value-type="float" office:value="18.1667">
            <text:p>18.1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12-26T14:00:00">
            <text:p>Tue Dec 26 14:00:00 2023</text:p>
          </table:table-cell>
          <table:table-cell office:value-type="float" office:value="496.6667">
            <text:p>496.6667</text:p>
          </table:table-cell>
          <table:table-cell office:value-type="float" office:value="20.1667">
            <text:p>20.1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2-26T15:00:00">
            <text:p>Tue Dec 26 15:00:00 2023</text:p>
          </table:table-cell>
          <table:table-cell office:value-type="float" office:value="536.5">
            <text:p>536.5</text:p>
          </table:table-cell>
          <table:table-cell office:value-type="float" office:value="20.1667">
            <text:p>20.1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12-26T16:00:00">
            <text:p>Tue Dec 26 16:00:00 2023</text:p>
          </table:table-cell>
          <table:table-cell office:value-type="float" office:value="506.5">
            <text:p>506.5</text:p>
          </table:table-cell>
          <table:table-cell office:value-type="float" office:value="19.6667">
            <text:p>19.6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2-27T04:00:00">
            <text:p>Wed Dec 27 04:00:00 2023</text:p>
          </table:table-cell>
          <table:table-cell office:value-type="float" office:value="418.6667">
            <text:p>418.6667</text:p>
          </table:table-cell>
          <table:table-cell office:value-type="float" office:value="9.1667">
            <text:p>9.1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12-27T05:00:00">
            <text:p>Wed Dec 27 05:00:00 2023</text:p>
          </table:table-cell>
          <table:table-cell office:value-type="float" office:value="417.3333">
            <text:p>417.3333</text:p>
          </table:table-cell>
          <table:table-cell office:value-type="float" office:value="11.3333">
            <text:p>11.3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12-27T06:00:00">
            <text:p>Wed Dec 27 06:00:00 2023</text:p>
          </table:table-cell>
          <table:table-cell office:value-type="float" office:value="415.8333">
            <text:p>415.8333</text:p>
          </table:table-cell>
          <table:table-cell office:value-type="float" office:value="10.5">
            <text:p>10.5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12-27T07:00:00">
            <text:p>Wed Dec 27 07:00:00 2023</text:p>
          </table:table-cell>
          <table:table-cell office:value-type="float" office:value="424.6667">
            <text:p>424.6667</text:p>
          </table:table-cell>
          <table:table-cell office:value-type="float" office:value="18.5">
            <text:p>18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2-27T08:00:00">
            <text:p>Wed Dec 27 08:00:00 2023</text:p>
          </table:table-cell>
          <table:table-cell office:value-type="float" office:value="472.0">
            <text:p>472.0</text:p>
          </table:table-cell>
          <table:table-cell office:value-type="float" office:value="28.8333">
            <text:p>28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27T09:00:00">
            <text:p>Wed Dec 27 09:00:00 2023</text:p>
          </table:table-cell>
          <table:table-cell office:value-type="float" office:value="564.3333">
            <text:p>564.3333</text:p>
          </table:table-cell>
          <table:table-cell office:value-type="float" office:value="34.5">
            <text:p>34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27T10:00:00">
            <text:p>Wed Dec 27 10:00:00 2023</text:p>
          </table:table-cell>
          <table:table-cell office:value-type="float" office:value="551.3333">
            <text:p>551.3333</text:p>
          </table:table-cell>
          <table:table-cell office:value-type="float" office:value="33.3333">
            <text:p>33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2-27T11:00:00">
            <text:p>Wed Dec 27 11:00:00 2023</text:p>
          </table:table-cell>
          <table:table-cell office:value-type="float" office:value="479.6667">
            <text:p>479.6667</text:p>
          </table:table-cell>
          <table:table-cell office:value-type="float" office:value="25.0">
            <text:p>25.0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2-27T12:00:00">
            <text:p>Wed Dec 27 12:00:00 2023</text:p>
          </table:table-cell>
          <table:table-cell office:value-type="float" office:value="508.0">
            <text:p>508.0</text:p>
          </table:table-cell>
          <table:table-cell office:value-type="float" office:value="21.3333">
            <text:p>21.3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12-27T13:00:00">
            <text:p>Wed Dec 27 13:00:00 2023</text:p>
          </table:table-cell>
          <table:table-cell office:value-type="float" office:value="506.0">
            <text:p>506.0</text:p>
          </table:table-cell>
          <table:table-cell office:value-type="float" office:value="21.0">
            <text:p>21.0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12-27T14:00:00">
            <text:p>Wed Dec 27 14:00:00 2023</text:p>
          </table:table-cell>
          <table:table-cell office:value-type="float" office:value="526.6667">
            <text:p>526.6667</text:p>
          </table:table-cell>
          <table:table-cell office:value-type="float" office:value="23.3333">
            <text:p>23.3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12-28T05:00:00">
            <text:p>Thu Dec 28 05:00:00 2023</text:p>
          </table:table-cell>
          <table:table-cell office:value-type="float" office:value="494.5">
            <text:p>494.5</text:p>
          </table:table-cell>
          <table:table-cell office:value-type="float" office:value="15.1667">
            <text:p>15.1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2-28T06:00:00">
            <text:p>Thu Dec 28 06:00:00 2023</text:p>
          </table:table-cell>
          <table:table-cell office:value-type="float" office:value="478.3333">
            <text:p>478.3333</text:p>
          </table:table-cell>
          <table:table-cell office:value-type="float" office:value="16.8333">
            <text:p>16.8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2-28T07:00:00">
            <text:p>Thu Dec 28 07:00:00 2023</text:p>
          </table:table-cell>
          <table:table-cell office:value-type="float" office:value="454.6667">
            <text:p>454.6667</text:p>
          </table:table-cell>
          <table:table-cell office:value-type="float" office:value="20.8333">
            <text:p>20.8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12-28T08:00:00">
            <text:p>Thu Dec 28 08:00:00 2023</text:p>
          </table:table-cell>
          <table:table-cell office:value-type="float" office:value="510.0">
            <text:p>510.0</text:p>
          </table:table-cell>
          <table:table-cell office:value-type="float" office:value="33.3333">
            <text:p>33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2-28T09:00:00">
            <text:p>Thu Dec 28 09:00:00 2023</text:p>
          </table:table-cell>
          <table:table-cell office:value-type="float" office:value="516.8333">
            <text:p>516.8333</text:p>
          </table:table-cell>
          <table:table-cell office:value-type="float" office:value="38.8333">
            <text:p>38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8T10:00:00">
            <text:p>Thu Dec 28 10:00:00 2023</text:p>
          </table:table-cell>
          <table:table-cell office:value-type="float" office:value="382.6667">
            <text:p>382.6667</text:p>
          </table:table-cell>
          <table:table-cell office:value-type="float" office:value="32.6667">
            <text:p>32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28T11:00:00">
            <text:p>Thu Dec 28 11:00:00 2023</text:p>
          </table:table-cell>
          <table:table-cell office:value-type="float" office:value="350.5">
            <text:p>350.5</text:p>
          </table:table-cell>
          <table:table-cell office:value-type="float" office:value="29.0">
            <text:p>29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2-28T12:00:00">
            <text:p>Thu Dec 28 12:00:00 2023</text:p>
          </table:table-cell>
          <table:table-cell office:value-type="float" office:value="353.6667">
            <text:p>353.6667</text:p>
          </table:table-cell>
          <table:table-cell office:value-type="float" office:value="22.5">
            <text:p>22.5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12-28T13:00:00">
            <text:p>Thu Dec 28 13:00:00 2023</text:p>
          </table:table-cell>
          <table:table-cell office:value-type="float" office:value="492.3333">
            <text:p>492.3333</text:p>
          </table:table-cell>
          <table:table-cell office:value-type="float" office:value="22.0">
            <text:p>22.0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12-29T08:00:00">
            <text:p>Fri Dec 29 08:00:00 2023</text:p>
          </table:table-cell>
          <table:table-cell office:value-type="float" office:value="548.1667">
            <text:p>548.1667</text:p>
          </table:table-cell>
          <table:table-cell office:value-type="float" office:value="34.1667">
            <text:p>34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2-31T07:00:00">
            <text:p>Sun Dec 31 07:00:00 2023</text:p>
          </table:table-cell>
          <table:table-cell office:value-type="float" office:value="598.1667">
            <text:p>598.1667</text:p>
          </table:table-cell>
          <table:table-cell office:value-type="float" office:value="22.8333">
            <text:p>22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31T08:00:00">
            <text:p>Sun Dec 31 08:00:00 2023</text:p>
          </table:table-cell>
          <table:table-cell office:value-type="float" office:value="596.5">
            <text:p>596.5</text:p>
          </table:table-cell>
          <table:table-cell office:value-type="float" office:value="24.8333">
            <text:p>24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31T09:00:00">
            <text:p>Sun Dec 31 09:00:00 2023</text:p>
          </table:table-cell>
          <table:table-cell office:value-type="float" office:value="567.6667">
            <text:p>567.6667</text:p>
          </table:table-cell>
          <table:table-cell office:value-type="float" office:value="24.8333">
            <text:p>24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31T10:00:00">
            <text:p>Sun Dec 31 10:00:00 2023</text:p>
          </table:table-cell>
          <table:table-cell office:value-type="float" office:value="471.3333">
            <text:p>471.3333</text:p>
          </table:table-cell>
          <table:table-cell office:value-type="float" office:value="19.3333">
            <text:p>19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2-31T11:00:00">
            <text:p>Sun Dec 31 11:00:00 2023</text:p>
          </table:table-cell>
          <table:table-cell office:value-type="float" office:value="501.8333">
            <text:p>501.8333</text:p>
          </table:table-cell>
          <table:table-cell office:value-type="float" office:value="20.1667">
            <text:p>20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2-31T12:00:00">
            <text:p>Sun Dec 31 12:00:00 2023</text:p>
          </table:table-cell>
          <table:table-cell office:value-type="float" office:value="486.3333">
            <text:p>486.3333</text:p>
          </table:table-cell>
          <table:table-cell office:value-type="float" office:value="18.5">
            <text:p>18.5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12-31T13:00:00">
            <text:p>Sun Dec 31 13:00:00 2023</text:p>
          </table:table-cell>
          <table:table-cell office:value-type="float" office:value="486.6667">
            <text:p>486.6667</text:p>
          </table:table-cell>
          <table:table-cell office:value-type="float" office:value="23.1667">
            <text:p>23.1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12-31T14:00:00">
            <text:p>Sun Dec 31 14:00:00 2023</text:p>
          </table:table-cell>
          <table:table-cell office:value-type="float" office:value="524.8333">
            <text:p>524.8333</text:p>
          </table:table-cell>
          <table:table-cell office:value-type="float" office:value="29.3333">
            <text:p>29.3333</text:p>
          </table:table-cell>
          <table:table-cell office:value-type="float" office:value="19.3333">
            <text:p>19.33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